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Verdana" svg:font-family="Verdana, Arial, sans-serif"/>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3.533cm" table:align="margins" style:writing-mode="lr-tb"/>
    </style:style>
    <style:style style:name="Table1.A" style:family="table-column">
      <style:table-column-properties style:column-width="13.533cm" style:rel-column-width="65535*"/>
    </style:style>
    <style:style style:name="Table1.1" style:family="table-row">
      <style:table-row-properties style:keep-together="true" fo:keep-together="auto"/>
    </style:style>
    <style:style style:name="Table1.A1" style:family="table-cell">
      <style:table-cell-properties style:vertical-align="top" fo:padding-left="0.203cm" fo:padding-right="0.203cm" fo:padding-top="0.381cm" fo:padding-bottom="0.381cm" fo:border-left="0.035cm solid #808080" fo:border-right="none" fo:border-top="none" fo:border-bottom="none" style:writing-mode="lr-tb"/>
    </style:style>
    <style:style style:name="Table1.A2" style:family="table-cell">
      <style:table-cell-properties style:vertical-align="top" fo:padding-left="0.191cm" fo:padding-right="0.191cm" fo:padding-top="0cm" fo:padding-bottom="0cm" fo:border-left="0.035cm solid #808080" fo:border-right="none" fo:border-top="none" fo:border-bottom="none" style:writing-mode="lr-tb"/>
    </style:style>
    <style:style style:name="Table2" style:family="table">
      <style:table-properties style:width="13.533cm" table:align="margins" style:writing-mode="lr-tb"/>
    </style:style>
    <style:style style:name="Table2.A" style:family="table-column">
      <style:table-column-properties style:column-width="13.533cm" style:rel-column-width="65535*"/>
    </style:style>
    <style:style style:name="Table2.1" style:family="table-row">
      <style:table-row-properties style:keep-together="true" fo:keep-together="auto"/>
    </style:style>
    <style:style style:name="Table2.A1" style:family="table-cell" style:data-style-name="N76">
      <style:table-cell-properties style:vertical-align="top" fo:padding-left="0.203cm" fo:padding-right="0.203cm" fo:padding-top="0.381cm" fo:padding-bottom="0.381cm" fo:border="none" style:writing-mode="lr-tb"/>
    </style:style>
    <style:style style:name="Table7" style:family="table">
      <style:table-properties table:align="margins" style:writing-mode="lr-tb"/>
    </style:style>
    <style:style style:name="Table7.A" style:family="table-column">
      <style:table-column-properties style:rel-column-width="20164*"/>
    </style:style>
    <style:style style:name="Table7.B" style:family="table-column">
      <style:table-column-properties style:rel-column-width="45371*"/>
    </style:style>
    <style:style style:name="Table7.A1" style:family="table-cell">
      <style:table-cell-properties fo:padding="0.097cm" fo:border="none"/>
    </style:style>
    <style:style style:name="Table7.B4" style:family="table-cell" style:data-style-name="N0">
      <style:table-cell-properties fo:padding="0.097cm" fo:border="none"/>
    </style:style>
    <style:style style:name="P1" style:family="paragraph" style:parent-style-name="Header">
      <style:paragraph-properties fo:text-align="end" style:justify-single-word="false" style:snap-to-layout-grid="false"/>
    </style:style>
    <style:style style:name="P2" style:family="paragraph" style:parent-style-name="Header">
      <style:paragraph-properties style:snap-to-layout-grid="false"/>
      <style:text-properties fo:color="#ffffff"/>
    </style:style>
    <style:style style:name="P3" style:family="paragraph" style:parent-style-name="Header">
      <style:paragraph-properties fo:text-align="end" style:justify-single-word="false" style:snap-to-layout-grid="false"/>
      <style:text-properties fo:color="#ffffff"/>
    </style:style>
    <style:style style:name="P4" style:family="paragraph" style:parent-style-name="Header">
      <style:paragraph-properties style:snap-to-layout-grid="false"/>
    </style:style>
    <style:style style:name="P5" style:family="paragraph" style:parent-style-name="Header">
      <style:text-properties fo:color="#4f81bd" style:font-name="Cambria" fo:font-size="12pt" fo:font-weight="bold" style:font-size-asian="12pt" style:font-weight-asian="bold" style:font-name-complex="Calibri" style:font-size-complex="12pt"/>
    </style:style>
    <style:style style:name="P6" style:family="paragraph" style:parent-style-name="Footer">
      <style:paragraph-properties fo:text-align="end" style:justify-single-word="false" style:snap-to-layout-grid="false"/>
      <style:text-properties fo:language="zxx" fo:country="none" style:language-asian="zxx" style:country-asian="none"/>
    </style:style>
    <style:style style:name="P7" style:family="paragraph" style:parent-style-name="Footer">
      <style:paragraph-properties fo:text-align="end" style:justify-single-word="false" style:snap-to-layout-grid="false"/>
    </style:style>
    <style:style style:name="P8" style:family="paragraph" style:parent-style-name="Footer">
      <style:paragraph-properties style:snap-to-layout-grid="false"/>
    </style:style>
    <style:style style:name="P9" style:family="paragraph" style:parent-style-name="Standard">
      <style:text-properties fo:background-color="#ffffff"/>
    </style:style>
    <style:style style:name="P10" style:family="paragraph" style:parent-style-name="Standard">
      <style:paragraph-properties>
        <style:tab-stops>
          <style:tab-stop style:position="16.492cm" style:type="right" style:leader-style="dotted" style:leader-text="."/>
        </style:tab-stops>
      </style:paragraph-properties>
      <style:text-properties fo:color="#000000" fo:language="zxx" fo:country="none" style:text-underline-style="none" fo:font-weight="bold" style:language-asian="zxx" style:country-asian="none" style:font-weight-asian="bold" style:font-weight-complex="bold"/>
    </style:style>
    <style:style style:name="P11" style:family="paragraph" style:parent-style-name="Standard">
      <style:paragraph-properties fo:break-before="page"/>
    </style:style>
    <style:style style:name="P12" style:family="paragraph" style:parent-style-name="Standard">
      <style:paragraph-properties fo:break-before="page"/>
      <style:text-properties fo:color="#17365d" style:font-name="Cambria" fo:font-size="26pt" fo:letter-spacing="0.009cm" style:letter-kerning="true" style:font-name-asian="Times New Roman" style:font-size-asian="26pt" style:font-size-complex="26pt"/>
    </style:style>
    <style:style style:name="P13" style:family="paragraph" style:parent-style-name="Standard">
      <style:paragraph-properties fo:margin-left="1.27cm" fo:margin-right="0cm" fo:text-indent="0cm" style:auto-text-indent="false"/>
    </style:style>
    <style:style style:name="P14" style:family="paragraph" style:parent-style-name="No_20_Spacing">
      <style:paragraph-properties fo:margin-left="1.27cm" fo:margin-right="0cm" fo:text-indent="0cm" style:auto-text-indent="false"/>
    </style:style>
    <style:style style:name="P15" style:family="paragraph" style:parent-style-name="Contents_20_1">
      <style:paragraph-properties fo:margin-left="1.27cm" fo:margin-right="0cm" fo:text-indent="0cm" style:auto-text-indent="false"/>
    </style:style>
    <style:style style:name="P16" style:family="paragraph" style:parent-style-name="List_20_Paragraph">
      <style:paragraph-properties fo:margin-left="1.27cm" fo:margin-right="0cm" fo:text-indent="0cm" style:auto-text-indent="false"/>
      <style:text-properties fo:font-style="italic" style:font-style-asian="italic" style:font-style-complex="italic"/>
    </style:style>
    <style:style style:name="P17" style:family="paragraph" style:parent-style-name="List_20_Paragraph">
      <style:paragraph-properties fo:margin-top="0cm" fo:margin-bottom="0cm"/>
    </style:style>
    <style:style style:name="P18" style:family="paragraph" style:parent-style-name="Table_20_Contents">
      <style:paragraph-properties fo:margin-top="0cm" fo:margin-bottom="0cm"/>
    </style:style>
    <style:style style:name="P19" style:family="paragraph" style:parent-style-name="No_20_Spacing">
      <style:paragraph-properties style:snap-to-layout-grid="false"/>
      <style:text-properties style:font-name="Cambria" style:font-name-asian="Times New Roman"/>
    </style:style>
    <style:style style:name="P20" style:family="paragraph" style:parent-style-name="No_20_Spacing">
      <style:text-properties fo:color="#4f81bd"/>
    </style:style>
    <style:style style:name="P21" style:family="paragraph" style:parent-style-name="No_20_Spacing">
      <style:paragraph-properties style:snap-to-layout-grid="false"/>
      <style:text-properties fo:color="#4f81bd"/>
    </style:style>
    <style:style style:name="P22" style:family="paragraph" style:parent-style-name="No_20_Spacing">
      <style:paragraph-properties style:snap-to-layout-grid="false"/>
      <style:text-properties fo:color="#4f81bd" style:font-name="Cambria" fo:font-size="40pt" style:font-name-asian="Times New Roman" style:font-size-asian="40pt" style:font-size-complex="40pt"/>
    </style:style>
    <style:style style:name="P23" style:family="paragraph" style:parent-style-name="List_20_Paragraph">
      <style:paragraph-properties fo:margin-left="2.54cm" fo:margin-right="0cm" fo:text-indent="-0.635cm" style:auto-text-indent="false"/>
    </style:style>
    <style:style style:name="P24" style:family="paragraph" style:parent-style-name="Index_20_1">
      <style:paragraph-properties>
        <style:tab-stops>
          <style:tab-stop style:position="16.51cm" style:type="right" style:leader-style="dotted" style:leader-text="."/>
        </style:tab-stops>
      </style:paragraph-properties>
    </style:style>
    <style:style style:name="P25" style:family="paragraph" style:parent-style-name="List_20_Paragraph">
      <style:text-properties style:use-window-font-color="true" style:text-underline-style="none"/>
    </style:style>
    <style:style style:name="P26" style:family="paragraph" style:parent-style-name="List_20_Paragraph">
      <style:paragraph-properties text:number-lines="false" text:line-number="0"/>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fo:break-before="page"/>
    </style:style>
    <style:style style:name="P29" style:family="paragraph" style:parent-style-name="List_20_Paragraph">
      <style:paragraph-properties fo:margin-left="0cm" fo:margin-right="0cm" fo:text-indent="0cm" style:auto-text-indent="false" fo:break-before="page"/>
    </style:style>
    <style:style style:name="P30" style:family="paragraph" style:parent-style-name="List_20_Paragraph">
      <style:paragraph-properties fo:margin-left="0cm" fo:margin-right="0cm" fo:text-indent="0cm" style:auto-text-indent="false"/>
    </style:style>
    <style:style style:name="P31" style:family="paragraph" style:parent-style-name="Contents_20_3">
      <style:paragraph-properties>
        <style:tab-stops>
          <style:tab-stop style:position="16.51cm" style:type="right" style:leader-style="dotted" style:leader-text="."/>
        </style:tab-stops>
      </style:paragraph-properties>
    </style:style>
    <style:style style:name="P32" style:family="paragraph" style:parent-style-name="Contents_20_2">
      <style:paragraph-properties>
        <style:tab-stops>
          <style:tab-stop style:position="16.51cm" style:type="right" style:leader-style="dotted" style:leader-text="."/>
        </style:tab-stops>
      </style:paragraph-properties>
    </style:style>
    <style:style style:name="P33" style:family="paragraph" style:parent-style-name="Contents_20_1">
      <style:paragraph-properties>
        <style:tab-stops>
          <style:tab-stop style:position="16.51cm" style:type="right" style:leader-style="dotted" style:leader-text="."/>
        </style:tab-stops>
      </style:paragraph-properties>
    </style:style>
    <style:style style:name="P34" style:family="paragraph" style:parent-style-name="Heading_20_2_20__28_no_20_space_20_before_29_">
      <style:paragraph-properties fo:break-before="page"/>
    </style:style>
    <style:style style:name="P35" style:family="paragraph" style:parent-style-name="Heading_20_2_20__28_no_20_space_20_before_29_">
      <style:paragraph-properties fo:margin-top="0.813cm" fo:margin-bottom="0cm"/>
    </style:style>
    <style:style style:name="P36" style:family="paragraph" style:parent-style-name="List_20_Paragraph" style:list-style-name="L1"/>
    <style:style style:name="P37" style:family="paragraph" style:parent-style-name="List_20_Paragraph" style:list-style-name="L2"/>
    <style:style style:name="P38" style:family="paragraph" style:parent-style-name="List_20_Paragraph" style:list-style-name="L3"/>
    <style:style style:name="P39" style:family="paragraph" style:parent-style-name="List_20_Paragraph" style:list-style-name="L4"/>
    <style:style style:name="P40" style:family="paragraph" style:parent-style-name="List_20_Paragraph" style:list-style-name="L5"/>
    <style:style style:name="P41" style:family="paragraph" style:parent-style-name="List_20_Paragraph" style:list-style-name="L6"/>
    <style:style style:name="P42" style:family="paragraph" style:parent-style-name="List_20_Paragraph" style:list-style-name="L7"/>
    <style:style style:name="P43" style:family="paragraph" style:parent-style-name="List_20_Paragraph" style:list-style-name="L9"/>
    <style:style style:name="P44" style:family="paragraph" style:parent-style-name="List_20_Paragraph" style:list-style-name="L10"/>
    <style:style style:name="P45" style:family="paragraph" style:parent-style-name="List_20_Paragraph" style:list-style-name="L11"/>
    <style:style style:name="P46" style:family="paragraph" style:parent-style-name="List_20_Paragraph" style:list-style-name="L12"/>
    <style:style style:name="P47" style:family="paragraph" style:parent-style-name="List_20_Paragraph" style:list-style-name="L13"/>
    <style:style style:name="P48" style:family="paragraph" style:parent-style-name="List_20_Paragraph" style:list-style-name="L14"/>
    <style:style style:name="P49" style:family="paragraph" style:parent-style-name="List_20_Paragraph" style:list-style-name="L15"/>
    <style:style style:name="P50" style:family="paragraph" style:parent-style-name="List_20_Paragraph" style:list-style-name="L16"/>
    <style:style style:name="P51" style:family="paragraph" style:parent-style-name="List_20_Paragraph" style:list-style-name="L17"/>
    <style:style style:name="P52" style:family="paragraph" style:parent-style-name="List_20_Paragraph" style:list-style-name="L18"/>
    <style:style style:name="P53" style:family="paragraph" style:parent-style-name="List_20_Paragraph" style:list-style-name="L19"/>
    <style:style style:name="P54" style:family="paragraph" style:parent-style-name="List_20_Paragraph" style:list-style-name="L20"/>
    <style:style style:name="P55" style:family="paragraph" style:parent-style-name="List_20_Paragraph" style:list-style-name="L22"/>
    <style:style style:name="P56" style:family="paragraph" style:parent-style-name="List_20_Paragraph" style:list-style-name="L23"/>
    <style:style style:name="P57" style:family="paragraph" style:parent-style-name="List_20_Paragraph" style:list-style-name="L24"/>
    <style:style style:name="P58" style:family="paragraph" style:parent-style-name="List_20_Paragraph" style:list-style-name="L25"/>
    <style:style style:name="P59" style:family="paragraph" style:parent-style-name="List_20_Paragraph" style:list-style-name="L26"/>
    <style:style style:name="P60" style:family="paragraph" style:parent-style-name="List_20_Paragraph" style:list-style-name="L27"/>
    <style:style style:name="P61" style:family="paragraph" style:parent-style-name="List_20_Paragraph" style:list-style-name="L28"/>
    <style:style style:name="P62" style:family="paragraph" style:parent-style-name="List_20_Paragraph" style:list-style-name="L29"/>
    <style:style style:name="P63" style:family="paragraph" style:parent-style-name="List_20_Paragraph" style:list-style-name="L30"/>
    <style:style style:name="P64" style:family="paragraph" style:parent-style-name="List_20_Paragraph" style:list-style-name="L31"/>
    <style:style style:name="P65" style:family="paragraph" style:parent-style-name="List_20_Paragraph" style:list-style-name="L32"/>
    <style:style style:name="P66" style:family="paragraph" style:parent-style-name="List_20_Paragraph" style:list-style-name="L33"/>
    <style:style style:name="P67" style:family="paragraph" style:parent-style-name="List_20_Paragraph" style:list-style-name="L34"/>
    <style:style style:name="P68" style:family="paragraph" style:parent-style-name="List_20_Paragraph" style:list-style-name="L35"/>
    <style:style style:name="P69" style:family="paragraph" style:parent-style-name="List_20_Paragraph" style:list-style-name="L37"/>
    <style:style style:name="P70" style:family="paragraph" style:parent-style-name="List_20_Paragraph" style:list-style-name="L38"/>
    <style:style style:name="P71" style:family="paragraph" style:parent-style-name="List_20_Paragraph" style:list-style-name="L39"/>
    <style:style style:name="P72" style:family="paragraph" style:parent-style-name="List_20_Paragraph" style:list-style-name="L40"/>
    <style:style style:name="P73" style:family="paragraph" style:parent-style-name="List_20_Paragraph" style:list-style-name="L41"/>
    <style:style style:name="P74" style:family="paragraph" style:parent-style-name="List_20_Paragraph" style:list-style-name="L42"/>
    <style:style style:name="P75" style:family="paragraph" style:parent-style-name="List_20_Paragraph" style:list-style-name="L43"/>
    <style:style style:name="P76" style:family="paragraph" style:parent-style-name="List_20_Paragraph" style:list-style-name="L44"/>
    <style:style style:name="P77" style:family="paragraph" style:parent-style-name="List_20_Paragraph" style:list-style-name="L45"/>
    <style:style style:name="P78" style:family="paragraph" style:parent-style-name="List_20_Paragraph" style:list-style-name="L46"/>
    <style:style style:name="P79" style:family="paragraph" style:parent-style-name="List_20_Paragraph" style:list-style-name="L47"/>
    <style:style style:name="P80" style:family="paragraph" style:parent-style-name="List_20_Paragraph" style:list-style-name="L48"/>
    <style:style style:name="P81" style:family="paragraph" style:parent-style-name="List_20_Paragraph" style:list-style-name="L49"/>
    <style:style style:name="P82" style:family="paragraph" style:parent-style-name="List_20_Paragraph" style:list-style-name="L50"/>
    <style:style style:name="P83" style:family="paragraph" style:parent-style-name="List_20_Paragraph" style:list-style-name="L51"/>
    <style:style style:name="P84" style:family="paragraph" style:parent-style-name="List_20_Paragraph" style:list-style-name="L52"/>
    <style:style style:name="P85" style:family="paragraph" style:parent-style-name="List_20_Paragraph" style:list-style-name="L53"/>
    <style:style style:name="P86" style:family="paragraph" style:parent-style-name="List_20_Paragraph" style:list-style-name="L54"/>
    <style:style style:name="P87" style:family="paragraph" style:parent-style-name="List_20_Paragraph" style:list-style-name="L55"/>
    <style:style style:name="P88" style:family="paragraph" style:parent-style-name="List_20_Paragraph" style:list-style-name="L56"/>
    <style:style style:name="P89" style:family="paragraph" style:parent-style-name="List_20_Paragraph" style:list-style-name="L57"/>
    <style:style style:name="P90" style:family="paragraph" style:parent-style-name="List_20_Paragraph" style:list-style-name="L58"/>
    <style:style style:name="P91" style:family="paragraph" style:parent-style-name="List_20_Paragraph" style:list-style-name="L59"/>
    <style:style style:name="P92" style:family="paragraph" style:parent-style-name="List_20_Paragraph" style:list-style-name="L60"/>
    <style:style style:name="P93" style:family="paragraph" style:parent-style-name="List_20_Paragraph" style:list-style-name="L61"/>
    <style:style style:name="P94" style:family="paragraph" style:parent-style-name="List_20_Paragraph" style:list-style-name="L62"/>
    <style:style style:name="P95" style:family="paragraph" style:parent-style-name="List_20_Paragraph" style:list-style-name="L63"/>
    <style:style style:name="P96" style:family="paragraph" style:parent-style-name="List_20_Paragraph" style:list-style-name="L64"/>
    <style:style style:name="P97" style:family="paragraph" style:parent-style-name="List_20_Paragraph" style:list-style-name="L65"/>
    <style:style style:name="P98" style:family="paragraph" style:parent-style-name="List_20_Paragraph" style:list-style-name="L66"/>
    <style:style style:name="P99" style:family="paragraph" style:parent-style-name="List_20_Paragraph" style:list-style-name="L67"/>
    <style:style style:name="P100" style:family="paragraph" style:parent-style-name="List_20_Paragraph" style:list-style-name="L68"/>
    <style:style style:name="P101" style:family="paragraph" style:parent-style-name="List_20_Paragraph" style:list-style-name="L69"/>
    <style:style style:name="P102" style:family="paragraph" style:parent-style-name="List_20_Paragraph" style:list-style-name="L70"/>
    <style:style style:name="P103" style:family="paragraph" style:parent-style-name="List_20_Paragraph" style:list-style-name="L71"/>
    <style:style style:name="P104" style:family="paragraph" style:parent-style-name="List_20_Paragraph" style:list-style-name="L72"/>
    <style:style style:name="P105" style:family="paragraph" style:parent-style-name="List_20_Paragraph" style:list-style-name="L73"/>
    <style:style style:name="P106" style:family="paragraph" style:parent-style-name="List_20_Paragraph" style:list-style-name="L74"/>
    <style:style style:name="P107" style:family="paragraph" style:parent-style-name="List_20_Paragraph" style:list-style-name="L75"/>
    <style:style style:name="P108" style:family="paragraph" style:parent-style-name="List_20_Paragraph" style:list-style-name="L76"/>
    <style:style style:name="P109" style:family="paragraph" style:parent-style-name="List_20_Paragraph" style:list-style-name="L77"/>
    <style:style style:name="P110" style:family="paragraph" style:parent-style-name="List_20_Paragraph" style:list-style-name="L78"/>
    <style:style style:name="P111" style:family="paragraph" style:parent-style-name="List_20_Paragraph" style:list-style-name="L79"/>
    <style:style style:name="P112" style:family="paragraph" style:parent-style-name="List_20_Paragraph" style:list-style-name="WW8Num21"/>
    <style:style style:name="P113" style:family="paragraph" style:parent-style-name="List_20_Paragraph" style:list-style-name="L80"/>
    <style:style style:name="P114" style:family="paragraph" style:parent-style-name="List_20_Paragraph" style:list-style-name="L81"/>
    <style:style style:name="P115" style:family="paragraph" style:parent-style-name="List_20_Paragraph" style:list-style-name="L82"/>
    <style:style style:name="P116" style:family="paragraph" style:parent-style-name="List_20_Paragraph" style:list-style-name="L83"/>
    <style:style style:name="P117" style:family="paragraph" style:parent-style-name="List_20_Paragraph" style:list-style-name="L84"/>
    <style:style style:name="P118" style:family="paragraph" style:parent-style-name="List_20_Paragraph" style:list-style-name="L85"/>
    <style:style style:name="P119" style:family="paragraph" style:parent-style-name="List_20_Paragraph" style:list-style-name="L86"/>
    <style:style style:name="P120" style:family="paragraph" style:parent-style-name="List_20_Paragraph" style:list-style-name="L87"/>
    <style:style style:name="P121" style:family="paragraph" style:parent-style-name="List_20_Paragraph" style:list-style-name="L88"/>
    <style:style style:name="P122" style:family="paragraph" style:parent-style-name="List_20_Paragraph" style:list-style-name="L89"/>
    <style:style style:name="P123" style:family="paragraph" style:parent-style-name="List_20_Paragraph" style:list-style-name="L90"/>
    <style:style style:name="P124" style:family="paragraph" style:parent-style-name="List_20_Paragraph" style:list-style-name="L91"/>
    <style:style style:name="P125" style:family="paragraph" style:parent-style-name="List_20_Paragraph" style:list-style-name="L93"/>
    <style:style style:name="P126" style:family="paragraph" style:parent-style-name="List_20_Paragraph" style:list-style-name="L94"/>
    <style:style style:name="P127" style:family="paragraph" style:parent-style-name="List_20_Paragraph" style:list-style-name="L95"/>
    <style:style style:name="P128" style:family="paragraph" style:parent-style-name="List_20_Paragraph" style:list-style-name="L96"/>
    <style:style style:name="P129" style:family="paragraph" style:parent-style-name="List_20_Paragraph" style:list-style-name="L97"/>
    <style:style style:name="P130" style:family="paragraph" style:parent-style-name="List_20_Paragraph" style:list-style-name="L98"/>
    <style:style style:name="P131" style:family="paragraph" style:parent-style-name="List_20_Paragraph" style:list-style-name="L99"/>
    <style:style style:name="P132" style:family="paragraph" style:parent-style-name="List_20_Paragraph" style:list-style-name="L8">
      <style:paragraph-properties fo:margin-left="2.54cm" fo:margin-right="0cm" fo:text-indent="-0.635cm" style:auto-text-indent="false"/>
    </style:style>
    <style:style style:name="P133" style:family="paragraph" style:parent-style-name="List_20_Paragraph" style:list-style-name="L21">
      <style:paragraph-properties fo:margin-left="2.54cm" fo:margin-right="0cm" fo:text-indent="-0.635cm" style:auto-text-indent="false"/>
    </style:style>
    <style:style style:name="P134" style:family="paragraph" style:parent-style-name="List_20_Paragraph" style:list-style-name="L45">
      <style:paragraph-properties fo:margin-left="2.54cm" fo:margin-right="0cm" fo:text-indent="-0.635cm" style:auto-text-indent="false"/>
    </style:style>
    <style:style style:name="P135" style:family="paragraph" style:parent-style-name="List_20_Paragraph" style:list-style-name="L79">
      <style:paragraph-properties fo:margin-left="2.54cm" fo:margin-right="0cm" fo:text-indent="-0.635cm" style:auto-text-indent="false"/>
    </style:style>
    <style:style style:name="P136" style:family="paragraph" style:parent-style-name="List_20_Paragraph" style:list-style-name="L92">
      <style:paragraph-properties fo:margin-left="2.54cm" fo:margin-right="0cm" fo:text-indent="-0.635cm" style:auto-text-indent="false"/>
    </style:style>
    <style:style style:name="P137" style:family="paragraph" style:parent-style-name="List_20_Paragraph" style:list-style-name="L36" style:master-page-name="">
      <style:paragraph-properties style:page-number="auto" text:number-lines="false" text:line-number="0"/>
    </style:style>
    <style:style style:name="P138" style:family="paragraph" style:parent-style-name="List_20_Paragraph" style:list-style-name="L36">
      <style:paragraph-properties text:number-lines="false" text:line-number="0"/>
    </style:style>
    <style:style style:name="P139" style:family="paragraph" style:parent-style-name="List_20_Paragraph" style:list-style-name="L48">
      <style:paragraph-properties fo:break-before="page"/>
    </style:style>
    <style:style style:name="P140" style:family="paragraph" style:parent-style-name="Heading_20_2">
      <style:text-properties fo:background-color="#ffffff"/>
    </style:style>
    <style:style style:name="P141" style:family="paragraph" style:parent-style-name="Heading_20_2">
      <style:paragraph-properties fo:break-before="page"/>
    </style:style>
    <style:style style:name="P142" style:family="paragraph" style:parent-style-name="Heading_20_2">
      <style:paragraph-properties fo:margin-top="0.406cm" fo:margin-bottom="0cm"/>
    </style:style>
    <style:style style:name="P143" style:family="paragraph" style:parent-style-name="Heading_20_2">
      <style:paragraph-properties fo:margin-top="0cm" fo:margin-bottom="0cm" fo:break-before="page"/>
    </style:style>
    <style:style style:name="P144" style:family="paragraph" style:parent-style-name="Heading_20_2" style:master-page-name="">
      <style:paragraph-properties fo:margin-top="0cm" fo:margin-bottom="0cm" style:page-number="auto" fo:break-before="page" fo:background-color="transparent">
        <style:background-image/>
      </style:paragraph-properties>
    </style:style>
    <style:style style:name="P145" style:family="paragraph" style:parent-style-name="Heading_20_2" style:master-page-name="">
      <style:paragraph-properties fo:margin-top="0cm" fo:margin-bottom="0cm" style:page-number="auto" fo:break-before="page"/>
    </style:style>
    <style:style style:name="P146" style:family="paragraph" style:parent-style-name="Heading_20_2">
      <style:paragraph-properties fo:margin-top="0cm" fo:margin-bottom="0cm"/>
    </style:style>
    <style:style style:name="P147" style:family="paragraph" style:parent-style-name="Heading_20_2">
      <style:paragraph-properties fo:margin-top="0.356cm" fo:margin-bottom="0cm"/>
    </style:style>
    <style:style style:name="P148" style:family="paragraph" style:parent-style-name="Heading_20_2">
      <style:paragraph-properties fo:margin-top="0.508cm" fo:margin-bottom="0cm"/>
    </style:style>
    <style:style style:name="P149" style:family="paragraph" style:parent-style-name="Heading_20_2" style:master-page-name="">
      <style:paragraph-properties fo:margin-top="0.813cm" fo:margin-bottom="0cm" style:page-number="auto"/>
    </style:style>
    <style:style style:name="P150" style:family="paragraph" style:parent-style-name="Heading_20_2" style:master-page-name="">
      <style:paragraph-properties fo:margin-top="0.813cm" fo:margin-bottom="0cm" style:page-number="auto" fo:break-before="auto" fo:break-after="auto"/>
    </style:style>
    <style:style style:name="P151" style:family="paragraph" style:parent-style-name="Heading_20_2">
      <style:paragraph-properties fo:margin-top="0.813cm" fo:margin-bottom="0cm"/>
    </style:style>
    <style:style style:name="P152" style:family="paragraph" style:parent-style-name="Heading_20_2" style:master-page-name="">
      <style:paragraph-properties style:page-number="auto" fo:break-before="page"/>
    </style:style>
    <style:style style:name="P153" style:family="paragraph" style:parent-style-name="Heading_20_3">
      <style:paragraph-properties fo:margin-left="2.54cm" fo:margin-right="0cm" fo:text-indent="-1.27cm" style:auto-text-indent="false"/>
    </style:style>
    <style:style style:name="P154" style:family="paragraph" style:parent-style-name="Heading_20_3">
      <style:paragraph-properties fo:margin-left="1.27cm" fo:margin-right="0cm" fo:text-indent="0cm" style:auto-text-indent="false"/>
    </style:style>
    <style:style style:name="P155" style:family="paragraph" style:parent-style-name="Heading_20_4">
      <style:text-properties fo:color="#17365d" style:font-name="Cambria" fo:font-size="26pt" fo:letter-spacing="0.009cm" style:letter-kerning="true" style:font-name-asian="Times New Roman" style:font-size-asian="26pt" style:font-size-complex="26pt"/>
    </style:style>
    <style:style style:name="P156" style:family="paragraph" style:parent-style-name="Heading_20_4">
      <style:paragraph-properties fo:margin-top="0.305cm" fo:margin-bottom="0cm"/>
    </style:style>
    <style:style style:name="P157" style:family="paragraph" style:parent-style-name="Heading_20_4">
      <style:paragraph-properties fo:margin-left="1.27cm" fo:margin-right="0cm" fo:text-indent="0cm" style:auto-text-indent="false"/>
    </style:style>
    <style:style style:name="P158" style:family="paragraph" style:parent-style-name="Heading_20_4">
      <style:paragraph-properties fo:margin-left="2.54cm" fo:margin-right="0cm" fo:text-indent="-1.524cm" style:auto-text-indent="false"/>
    </style:style>
    <style:style style:name="P159" style:family="paragraph" style:parent-style-name="Heading_20_4">
      <style:paragraph-properties fo:margin-left="0cm" fo:margin-right="0cm" fo:text-indent="-1.524cm" style:auto-text-indent="false"/>
    </style:style>
    <style:style style:name="P160" style:family="paragraph" style:parent-style-name="Heading_20_1">
      <style:paragraph-properties fo:break-before="page"/>
    </style:style>
    <style:style style:name="P161" style:family="paragraph" style:parent-style-name="Standard" style:master-page-name="First_20_Page">
      <style:paragraph-properties style:page-number="auto"/>
    </style:style>
    <style:style style:name="P162" style:family="paragraph" style:parent-style-name="Standard" style:list-style-name="L90"/>
    <style:style style:name="T1" style:family="text">
      <style:text-properties fo:color="#76923c" fo:font-size="12pt" fo:font-weight="bold" style:font-size-asian="12pt" style:font-weight-asian="bold" style:font-size-complex="12pt" style:font-weight-complex="bold"/>
    </style:style>
    <style:style style:name="T2" style:family="text">
      <style:text-properties fo:color="#76923c" fo:font-size="12pt" fo:font-weight="bold" style:font-size-asian="12pt" style:font-weight-asian="bold" style:font-weight-complex="bold"/>
    </style:style>
    <style:style style:name="T3" style:family="text">
      <style:text-properties fo:text-transform="uppercase" fo:font-size="12pt" fo:font-weight="bold" style:font-size-asian="12pt" style:font-weight-asian="bold" style:font-size-complex="12pt" style:font-weight-complex="bold"/>
    </style:style>
    <style:style style:name="T4" style:family="text">
      <style:text-properties fo:text-transform="uppercase" fo:font-size="12pt" fo:font-weight="bold" style:font-size-asian="12pt" style:font-weight-asian="bold" style:font-weight-complex="bold"/>
    </style:style>
    <style:style style:name="T5" style:family="text">
      <style:text-properties fo:language="zxx" fo:country="none" style:language-asian="zxx" style:country-asian="none"/>
    </style:style>
    <style:style style:name="T6" style:family="text">
      <style:text-properties fo:color="#000000" style:font-name="Verdana1" fo:font-size="9pt" style:font-size-asian="9pt" style:font-size-complex="9pt"/>
    </style:style>
    <style:style style:name="T7" style:family="text">
      <style:text-properties fo:color="#000000" style:text-underline-style="none"/>
    </style:style>
    <style:style style:name="T8" style:family="text">
      <style:text-properties fo:color="#000000" style:text-underline-style="none" fo:font-weight="normal" style:font-weight-asian="normal" style:font-weight-complex="normal"/>
    </style:style>
    <style:style style:name="T9" style:family="text">
      <style:text-properties fo:color="#365f91" style:text-underline-style="none"/>
    </style:style>
    <style:style style:name="T10" style:family="text">
      <style:text-properties fo:font-weight="normal" style:font-weight-asian="normal" style:font-weight-complex="normal"/>
    </style:style>
    <style:style style:name="T11" style:family="text">
      <style:text-properties style:font-name-asian="Calibri"/>
    </style:style>
    <style:style style:name="T12" style:family="text">
      <style:text-properties fo:color="#473333" fo:font-size="10pt" style:font-size-asian="10pt" style:font-size-complex="10pt"/>
    </style:style>
    <style:style style:name="T13" style:family="text">
      <style:text-properties fo:font-style="normal" style:font-style-asian="normal" style:font-style-complex="normal"/>
    </style:style>
    <style:style style:name="T14" style:family="text">
      <style:text-properties fo:color="#000080" style:text-underline-style="none"/>
    </style:style>
    <style:style style:name="T15" style:family="text">
      <style:text-properties fo:color="#000080" style:text-underline-style="none" fo:font-weight="normal" style:font-weight-asian="normal" style:font-weight-complex="normal"/>
    </style:style>
    <style:style style:name="T16" style:family="text">
      <style:text-properties style:text-underline-style="none"/>
    </style:style>
    <style:style style:name="T17" style:family="text">
      <style:text-properties fo:font-weight="bold" style:font-weight-asian="bold" style:font-weight-complex="bold"/>
    </style:style>
    <style:style style:name="T18" style:family="text">
      <style:text-properties fo:font-variant="normal" fo:text-transform="none" fo:color="#4f1f06" style:font-name="Verdana" fo:font-size="9pt" fo:letter-spacing="normal" fo:font-style="normal" fo:font-weight="normal"/>
    </style:style>
    <style:style style:name="fr1" style:family="graphic" style:parent-style-name="Frame">
      <style:graphic-properties fo:margin-left="0.33cm" fo:margin-right="0.33cm" style:wrap="dynamic" style:number-wrapped-paragraphs="no-limit"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3cm" fo:margin-right="0.33cm" style:wrap="dynamic" style:number-wrapped-paragraphs="no-limit" style:vertical-pos="bottom" style:vertical-rel="page-content" style:horizontal-pos="center" style:horizontal-rel="page-content"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draw:frame draw:style-name="fr1" draw:name="Frame1" text:anchor-type="paragraph" svg:y="7.622cm" svg:width="13.533cm" draw:z-index="0"><draw:text-box fo:min-height="0.37cm"><table:table table:name="Table1" table:style-name="Table1"><table:table-column table:style-name="Table1.A"/><table:table-row table:style-name="Table1.1"><table:table-cell table:style-name="Table1.A1" office:value-type="string"><text:p text:style-name="P19"/></table:table-cell></table:table-row><table:table-row table:style-name="Table1.1"><table:table-cell table:style-name="Table1.A2" office:value-type="string"><text:p text:style-name="P22">Recipes from the Kitchen of the “Messy Chef”</text:p></table:table-cell></table:table-row><table:table-row table:style-name="Table1.1"><table:table-cell table:style-name="Table1.A1" office:value-type="string"><text:p text:style-name="P19">These recipes include Rodney’s Favorite Barbeque, Classic French, …</text:p></table:table-cell></table:table-row></table:table></draw:text-box></draw:frame></text:p>
      <text:p text:style-name="Standard"/>
      <text:p text:style-name="Standard"><draw:frame draw:style-name="fr2" draw:name="Frame2" text:anchor-type="paragraph" svg:width="13.533cm" draw:z-index="1"><draw:text-box fo:min-height="0.37cm"><table:table table:name="Table2" table:style-name="Table2"><table:table-column table:style-name="Table2.A"/><table:table-row table:style-name="Table2.1"><table:table-cell table:style-name="Table2.A1" office:value-type="date" office:date-value="1899-12-30"><text:p text:style-name="P21">Rodney Shupe</text:p><text:p text:style-name="P20">December 20, 2012</text:p><text:p text:style-name="P20"/></table:table-cell></table:table-row></table:table></draw:text-box></draw:frame></text:p>
      <text:p text:style-name="P11"/>
      <text:h text:style-name="TOC_20_Heading" text:outline-level="1"><text:bookmark-start text:name="__RefHeading__2_1928948128"/>Table of Contents<text:bookmark-end text:name="__RefHeading__2_1928948128"/></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33"><text:a xlink:type="simple" xlink:href="#__RefHeading__2_1928948128" text:style-name="Internet_20_link" text:visited-style-name="Visited_20_Internet_20_Link"><text:span text:style-name="T7">Table of Contents<text:tab/>3</text:span></text:a></text:p>
          <text:p text:style-name="P33"><text:a xlink:type="simple" xlink:href="#__RefHeading__4_1928948128" text:style-name="Internet_20_link" text:visited-style-name="Visited_20_Internet_20_Link"><text:span text:style-name="T7">Appetizers<text:tab/>9</text:span></text:a></text:p>
          <text:p text:style-name="P32"><text:a xlink:type="simple" xlink:href="#__RefHeading__6_1928948128" text:style-name="Internet_20_link" text:visited-style-name="Visited_20_Internet_20_Link"><text:span text:style-name="T7">Baked Brie<text:tab/>9</text:span></text:a></text:p>
          <text:p text:style-name="P32"><text:a xlink:type="simple" xlink:href="#__RefHeading__8_1928948128" text:style-name="Internet_20_link" text:visited-style-name="Visited_20_Internet_20_Link"><text:span text:style-name="T7">Guacamole<text:tab/>10</text:span></text:a></text:p>
          <text:p text:style-name="P32"><text:a xlink:type="simple" xlink:href="#__RefHeading__8030_1822209635" text:style-name="Internet_20_link" text:visited-style-name="Visited_20_Internet_20_Link"><text:span text:style-name="T7">Mango Salsa<text:tab/>11</text:span></text:a></text:p>
          <text:p text:style-name="P32"><text:a xlink:type="simple" xlink:href="#__RefHeading__10_1928948128" text:style-name="Internet_20_link" text:visited-style-name="Visited_20_Internet_20_Link"><text:span text:style-name="T7">Tequila Garlic Prawns<text:tab/>11</text:span></text:a></text:p>
          <text:p text:style-name="P32"><text:a xlink:type="simple" xlink:href="#__RefHeading__11364_329778269" text:style-name="Internet_20_link" text:visited-style-name="Visited_20_Internet_20_Link"><text:span text:style-name="T7">Prosciutto-Wrapped Shrimp with Smoked Paprika<text:tab/>12</text:span></text:a></text:p>
          <text:p text:style-name="P32"><text:a xlink:type="simple" xlink:href="#__RefHeading__7436_765751259" text:style-name="Internet_20_link" text:visited-style-name="Visited_20_Internet_20_Link"><text:span text:style-name="T7">Coquilles St-Jacques<text:tab/>13</text:span></text:a></text:p>
          <text:p text:style-name="P32"><text:a xlink:type="simple" xlink:href="#__RefHeading__7438_765751259" text:style-name="Internet_20_link" text:visited-style-name="Visited_20_Internet_20_Link"><text:span text:style-name="T7">Cheese and Onion Bruschetta<text:tab/>14</text:span></text:a></text:p>
          <text:p text:style-name="P32"><text:a xlink:type="simple" xlink:href="#__RefHeading__11368_329778269" text:style-name="Internet_20_link" text:visited-style-name="Visited_20_Internet_20_Link"><text:span text:style-name="T7">Shrimp Pakoras (Shrimp And Vegetable Dumplings)<text:tab/>14</text:span></text:a></text:p>
          <text:p text:style-name="P32"><text:a xlink:type="simple" xlink:href="#__RefHeading__8032_1822209635" text:style-name="Internet_20_link" text:visited-style-name="Visited_20_Internet_20_Link"><text:span text:style-name="T7">Beer Cheese Dip<text:tab/>15</text:span></text:a></text:p>
          <text:p text:style-name="P33"><text:a xlink:type="simple" xlink:href="#__RefHeading__6642_1577114434" text:style-name="Internet_20_link" text:visited-style-name="Visited_20_Internet_20_Link"><text:span text:style-name="T7">Soups and Stews<text:tab/>17</text:span></text:a></text:p>
          <text:p text:style-name="P32"><text:a xlink:type="simple" xlink:href="#__RefHeading__6644_1577114434" text:style-name="Internet_20_link" text:visited-style-name="Visited_20_Internet_20_Link"><text:span text:style-name="T7">Chili<text:tab/>17</text:span></text:a></text:p>
          <text:p text:style-name="P32"><text:a xlink:type="simple" xlink:href="#__RefHeading__4551_1153429175" text:style-name="Internet_20_link" text:visited-style-name="Visited_20_Internet_20_Link"><text:span text:style-name="T7">Beef Stew<text:tab/>19</text:span></text:a></text:p>
          <text:p text:style-name="P32"><text:a xlink:type="simple" xlink:href="#__RefHeading__7892_1258942964" text:style-name="Internet_20_link" text:visited-style-name="Visited_20_Internet_20_Link"><text:span text:style-name="T7">Chicken Stew<text:tab/>21</text:span></text:a></text:p>
          <text:p text:style-name="P32"><text:a xlink:type="simple" xlink:href="#__RefHeading__6646_1577114434" text:style-name="Internet_20_link" text:visited-style-name="Visited_20_Internet_20_Link"><text:span text:style-name="T7">Coq Au Vin<text:tab/>22</text:span></text:a></text:p>
          <text:p text:style-name="P32"><text:a xlink:type="simple" xlink:href="#__RefHeading__7440_765751259" text:style-name="Internet_20_link" text:visited-style-name="Visited_20_Internet_20_Link"><text:span text:style-name="T7">Carrot Ginger Soup<text:tab/>24</text:span></text:a></text:p>
          <text:p text:style-name="P32"><text:a xlink:type="simple" xlink:href="#__RefHeading__4553_1153429175" text:style-name="Internet_20_link" text:visited-style-name="Visited_20_Internet_20_Link"><text:span text:style-name="T7">Split Pea and Ham Soup<text:tab/>25</text:span></text:a></text:p>
          <text:p text:style-name="P32"><text:a xlink:type="simple" xlink:href="#__RefHeading__5487_1792880867" text:style-name="Internet_20_link" text:visited-style-name="Visited_20_Internet_20_Link"><text:span text:style-name="T7">Leftover Seafood Chowder<text:tab/>26</text:span></text:a></text:p>
          <text:p text:style-name="P32"><text:a xlink:type="simple" xlink:href="#__RefHeading__11370_329778269" text:style-name="Internet_20_link" text:visited-style-name="Visited_20_Internet_20_Link"><text:span text:style-name="T7">Turkey Noodle Soup<text:tab/>27</text:span></text:a></text:p>
          <text:p text:style-name="P31"><text:a xlink:type="simple" xlink:href="#__RefHeading__7231_346628426" text:style-name="Internet_20_link" text:visited-style-name="Visited_20_Internet_20_Link"><text:span text:style-name="T7">Basic Turkey Stock<text:tab/>27</text:span></text:a></text:p>
          <text:p text:style-name="P31"><text:a xlink:type="simple" xlink:href="#__RefHeading__7233_346628426" text:style-name="Internet_20_link" text:visited-style-name="Visited_20_Internet_20_Link"><text:span text:style-name="T7">Soup<text:tab/>27</text:span></text:a></text:p>
          <text:p text:style-name="P32"><text:a xlink:type="simple" xlink:href="#__RefHeading__7235_346628426" text:style-name="Internet_20_link" text:visited-style-name="Visited_20_Internet_20_Link"><text:span text:style-name="T7">Smoked Paprika and Rutabaga Bisque<text:tab/>28</text:span></text:a></text:p>
          <text:p text:style-name="P32"><text:a xlink:type="simple" xlink:href="#__RefHeading__7237_346628426" text:style-name="Internet_20_link" text:visited-style-name="Visited_20_Internet_20_Link"><text:span text:style-name="T7">French Onion Soup<text:tab/>29</text:span></text:a></text:p>
          <text:p text:style-name="P32"><text:a xlink:type="simple" xlink:href="#__RefHeading__7335_843612501" text:style-name="Internet_20_link" text:visited-style-name="Visited_20_Internet_20_Link"><text:span text:style-name="T7">Jar Lunch Soup: Thai Coconut Curry With Shrimp Instant Noodles<text:tab/>31</text:span></text:a></text:p>
          <text:p text:style-name="P32"><text:a xlink:type="simple" xlink:href="#__RefHeading__7239_346628426" text:style-name="Internet_20_link" text:visited-style-name="Visited_20_Internet_20_Link"><text:span text:style-name="T7">Jar Lunch Soup: Chicken and Dill Instant Noodles<text:tab/>32</text:span></text:a></text:p>
          <text:p text:style-name="P33"><text:a xlink:type="simple" xlink:href="#__RefHeading__14_1928948128" text:style-name="Internet_20_link" text:visited-style-name="Visited_20_Internet_20_Link"><text:span text:style-name="T7">Entrées<text:tab/>34</text:span></text:a></text:p>
          <text:p text:style-name="P32"><text:a xlink:type="simple" xlink:href="#__RefHeading__16_1928948128" text:style-name="Internet_20_link" text:visited-style-name="Visited_20_Internet_20_Link"><text:span text:style-name="T7">Steaks with Mushrooms and Tarragon Cream Sauce<text:tab/>34</text:span></text:a></text:p>
          <text:p text:style-name="P32"><text:a xlink:type="simple" xlink:href="#__RefHeading__18_1928948128" text:style-name="Internet_20_link" text:visited-style-name="Visited_20_Internet_20_Link"><text:span text:style-name="T7">Grilled Rack of Lamb<text:tab/>35</text:span></text:a></text:p>
          <text:p text:style-name="P32"><text:soft-page-break/><text:a xlink:type="simple" xlink:href="#__RefHeading__20_1928948128" text:style-name="Internet_20_link" text:visited-style-name="Visited_20_Internet_20_Link"><text:span text:style-name="T7">Braised Short Ribs<text:tab/>36</text:span></text:a></text:p>
          <text:p text:style-name="P32"><text:a xlink:type="simple" xlink:href="#__RefHeading__4297_1442581398" text:style-name="Internet_20_link" text:visited-style-name="Visited_20_Internet_20_Link"><text:span text:style-name="T7">Barbecued Chicken Balls<text:tab/>37</text:span></text:a></text:p>
          <text:p text:style-name="P32"><text:a xlink:type="simple" xlink:href="#__RefHeading__7337_843612501" text:style-name="Internet_20_link" text:visited-style-name="Visited_20_Internet_20_Link"><text:span text:style-name="T7">Barbecue Ribs<text:tab/>38</text:span></text:a></text:p>
          <text:p text:style-name="P32"><text:a xlink:type="simple" xlink:href="#__RefHeading__2995_632073234" text:style-name="Internet_20_link" text:visited-style-name="Visited_20_Internet_20_Link"><text:span text:style-name="T7">Beer Can Chicken<text:tab/>39</text:span></text:a></text:p>
          <text:p text:style-name="P32"><text:a xlink:type="simple" xlink:href="#__RefHeading__4740_607553200" text:style-name="Internet_20_link" text:visited-style-name="Visited_20_Internet_20_Link"><text:span text:style-name="T7">Buffalo Style Chicken Wings<text:tab/>40</text:span></text:a></text:p>
          <text:p text:style-name="P32"><text:a xlink:type="simple" xlink:href="#__RefHeading__4742_607553200" text:style-name="Internet_20_link" text:visited-style-name="Visited_20_Internet_20_Link"><text:span text:style-name="T7">Dave's BBQ Chicken Wings<text:tab/>41</text:span></text:a></text:p>
          <text:p text:style-name="P32"><text:a xlink:type="simple" xlink:href="#__RefHeading__5283_1761263376" text:style-name="Internet_20_link" text:visited-style-name="Visited_20_Internet_20_Link"><text:span text:style-name="T7">Butter Milk Fried Chicken<text:tab/>42</text:span></text:a></text:p>
          <text:p text:style-name="P31"><text:a xlink:type="simple" xlink:href="#__RefHeading__5285_1761263376" text:style-name="Internet_20_link" text:visited-style-name="Visited_20_Internet_20_Link"><text:span text:style-name="T7">Marinade<text:tab/>42</text:span></text:a></text:p>
          <text:p text:style-name="P31"><text:a xlink:type="simple" xlink:href="#__RefHeading__5287_1761263376" text:style-name="Internet_20_link" text:visited-style-name="Visited_20_Internet_20_Link"><text:span text:style-name="T7">Seasoned flour<text:tab/>42</text:span></text:a></text:p>
          <text:p text:style-name="P32"><text:a xlink:type="simple" xlink:href="#__RefHeading__22_1928948128" text:style-name="Internet_20_link" text:visited-style-name="Visited_20_Internet_20_Link"><text:span text:style-name="T7">Indoor Pulled Pork<text:tab/>43</text:span></text:a></text:p>
          <text:p text:style-name="P31"><text:a xlink:type="simple" xlink:href="#__RefHeading__24_1928948128" text:style-name="Internet_20_link" text:visited-style-name="Visited_20_Internet_20_Link"><text:span text:style-name="T7"><text:s/>Pork<text:tab/>43</text:span></text:a></text:p>
          <text:p text:style-name="P31"><text:a xlink:type="simple" xlink:href="#__RefHeading__26_1928948128" text:style-name="Internet_20_link" text:visited-style-name="Visited_20_Internet_20_Link"><text:span text:style-name="T7"><text:s/>Sweet and Tangy Sauce<text:tab/>44</text:span></text:a></text:p>
          <text:p text:style-name="P32"><text:a xlink:type="simple" xlink:href="#__RefHeading__5145_1761263376" text:style-name="Internet_20_link" text:visited-style-name="Visited_20_Internet_20_Link"><text:span text:style-name="T7">Grilled Spanish Mustard Beef<text:tab/>44</text:span></text:a></text:p>
          <text:p text:style-name="P31"><text:a xlink:type="simple" xlink:href="#__RefHeading__5147_1761263376" text:style-name="Internet_20_link" text:visited-style-name="Visited_20_Internet_20_Link"><text:span text:style-name="T7">Marinade<text:tab/>44</text:span></text:a></text:p>
          <text:p text:style-name="P31"><text:a xlink:type="simple" xlink:href="#__RefHeading__5161_1761263376" text:style-name="Internet_20_link" text:visited-style-name="Visited_20_Internet_20_Link"><text:span text:style-name="T7">Steak<text:tab/>44</text:span></text:a></text:p>
          <text:p text:style-name="P32"><text:a xlink:type="simple" xlink:href="#__RefHeading__28_1928948128" text:style-name="Internet_20_link" text:visited-style-name="Visited_20_Internet_20_Link"><text:span text:style-name="T7">Paella on the Grill<text:tab/>45</text:span></text:a></text:p>
          <text:p text:style-name="P32"><text:a xlink:type="simple" xlink:href="#__RefHeading__8034_1822209635" text:style-name="Internet_20_link" text:visited-style-name="Visited_20_Internet_20_Link"><text:span text:style-name="T7">Classic Risotto<text:tab/>47</text:span></text:a></text:p>
          <text:p text:style-name="P32"><text:a xlink:type="simple" xlink:href="#__RefHeading__30_1928948128" text:style-name="Internet_20_link" text:visited-style-name="Visited_20_Internet_20_Link"><text:span text:style-name="T7">Bacon Explosion<text:tab/>48</text:span></text:a></text:p>
          <text:p text:style-name="P32"><text:a xlink:type="simple" xlink:href="#__RefHeading__32_1928948128" text:style-name="Internet_20_link" text:visited-style-name="Visited_20_Internet_20_Link"><text:span text:style-name="T7">Macadamia Nut Crusted Rack of Lamb with a Merlot Demi-glace<text:tab/>49</text:span></text:a></text:p>
          <text:p text:style-name="P32"><text:a xlink:type="simple" xlink:href="#__RefHeading__7592_1577114434" text:style-name="Internet_20_link" text:visited-style-name="Visited_20_Internet_20_Link"><text:span text:style-name="T7">Thai Green Curry with Prawns and Salmon<text:tab/>50</text:span></text:a></text:p>
          <text:p text:style-name="P32"><text:a xlink:type="simple" xlink:href="#__RefHeading__2510_1551064577" text:style-name="Internet_20_link" text:visited-style-name="Visited_20_Internet_20_Link"><text:span text:style-name="T7">Indoor Clam Bake<text:tab/>51</text:span></text:a></text:p>
          <text:p text:style-name="P32"><text:a xlink:type="simple" xlink:href="#__RefHeading__4744_607553200" text:style-name="Internet_20_link" text:visited-style-name="Visited_20_Internet_20_Link"><text:span text:style-name="T7">Mussels Steamed in White Wine<text:tab/>52</text:span></text:a></text:p>
          <text:p text:style-name="P32"><text:a xlink:type="simple" xlink:href="#__RefHeading__4748_607553200" text:style-name="Internet_20_link" text:visited-style-name="Visited_20_Internet_20_Link"><text:span text:style-name="T7">Oven-Steamed Mussels<text:tab/>53</text:span></text:a></text:p>
          <text:p text:style-name="P32"><text:a xlink:type="simple" xlink:href="#__RefHeading__5501_1315433637" text:style-name="Internet_20_link" text:visited-style-name="Visited_20_Internet_20_Link"><text:span text:style-name="T7">Grilled Pork Loin Roast<text:tab/>54</text:span></text:a></text:p>
          <text:p text:style-name="P32"><text:a xlink:type="simple" xlink:href="#__RefHeading__4558_607553200" text:style-name="Internet_20_link" text:visited-style-name="Visited_20_Internet_20_Link"><text:span text:style-name="T7">Breaded Pork Cutlets (Pork Schnitzel)<text:tab/>55</text:span></text:a></text:p>
          <text:p text:style-name="P32"><text:a xlink:type="simple" xlink:href="#__RefHeading__4299_1442581398" text:style-name="Internet_20_link" text:visited-style-name="Visited_20_Internet_20_Link"><text:span text:style-name="T7">Lamb Curry<text:tab/>56</text:span></text:a></text:p>
          <text:p text:style-name="P32"><text:a xlink:type="simple" xlink:href="#__RefHeading__5023_1504883349" text:style-name="Internet_20_link" text:visited-style-name="Visited_20_Internet_20_Link"><text:span text:style-name="T7">Roast Fresh Ham<text:tab/>57</text:span></text:a></text:p>
          <text:p text:style-name="P31"><text:a xlink:type="simple" xlink:href="#__RefHeading__5067_1504883349" text:style-name="Internet_20_link" text:visited-style-name="Visited_20_Internet_20_Link"><text:span text:style-name="T7">Orange, Cinnamon, and Star Anise Glaze<text:tab/>57</text:span></text:a></text:p>
          <text:p text:style-name="P31"><text:a xlink:type="simple" xlink:href="#__RefHeading__5069_1504883349" text:style-name="Internet_20_link" text:visited-style-name="Visited_20_Internet_20_Link"><text:span text:style-name="T7">Spicy Pineapple-Ginger Glaze<text:tab/>57</text:span></text:a></text:p>
          <text:p text:style-name="P31"><text:a xlink:type="simple" xlink:href="#__RefHeading__5029_1504883349" text:style-name="Internet_20_link" text:visited-style-name="Visited_20_Internet_20_Link"><text:span text:style-name="T7">Apple Cider and Brown Sugar Glaze<text:tab/>57</text:span></text:a></text:p>
          <text:p text:style-name="P31"><text:a xlink:type="simple" xlink:href="#__RefHeading__5071_1504883349" text:style-name="Internet_20_link" text:visited-style-name="Visited_20_Internet_20_Link"><text:span text:style-name="T7">Coca Cola Brine<text:tab/>58</text:span></text:a></text:p>
          <text:p text:style-name="P32"><text:a xlink:type="simple" xlink:href="#__RefHeading__5978_314455496" text:style-name="Internet_20_link" text:visited-style-name="Visited_20_Internet_20_Link"><text:span text:style-name="T7">Old-Fashioned Stuffed Turkey<text:tab/>59</text:span></text:a></text:p>
          <text:p text:style-name="P31"><text:soft-page-break/><text:a xlink:type="simple" xlink:href="#__RefHeading__11372_329778269" text:style-name="Internet_20_link" text:visited-style-name="Visited_20_Internet_20_Link"><text:span text:style-name="T7">Turkey<text:tab/>59</text:span></text:a></text:p>
          <text:p text:style-name="P31"><text:a xlink:type="simple" xlink:href="#__RefHeading__11374_329778269" text:style-name="Internet_20_link" text:visited-style-name="Visited_20_Internet_20_Link"><text:span text:style-name="T7">Stuffing<text:tab/>59</text:span></text:a></text:p>
          <text:p text:style-name="P32"><text:a xlink:type="simple" xlink:href="#__RefHeading__5980_314455496" text:style-name="Internet_20_link" text:visited-style-name="Visited_20_Internet_20_Link"><text:span text:style-name="T7">Turkey Gravy<text:tab/>61</text:span></text:a></text:p>
          <text:p text:style-name="P33"><text:a xlink:type="simple" xlink:href="#__RefHeading__38_1928948128" text:style-name="Internet_20_link" text:visited-style-name="Visited_20_Internet_20_Link"><text:span text:style-name="T7">Sides<text:tab/>62</text:span></text:a></text:p>
          <text:p text:style-name="P32"><text:a xlink:type="simple" xlink:href="#__RefHeading__7598_1577114434" text:style-name="Internet_20_link" text:visited-style-name="Visited_20_Internet_20_Link"><text:span text:style-name="T7">Roasted Potatoes (on the Grill)<text:tab/>62</text:span></text:a></text:p>
          <text:p text:style-name="P32"><text:a xlink:type="simple" xlink:href="#__RefHeading__7600_1577114434" text:style-name="Internet_20_link" text:visited-style-name="Visited_20_Internet_20_Link"><text:span text:style-name="T7">Roasted Potatoes<text:tab/>62</text:span></text:a></text:p>
          <text:p text:style-name="P32"><text:a xlink:type="simple" xlink:href="#__RefHeading__7606_1577114434" text:style-name="Internet_20_link" text:visited-style-name="Visited_20_Internet_20_Link"><text:span text:style-name="T7">Scalloped Potatoes<text:tab/>63</text:span></text:a></text:p>
          <text:p text:style-name="P32"><text:a xlink:type="simple" xlink:href="#__RefHeading__7612_1577114434" text:style-name="Internet_20_link" text:visited-style-name="Visited_20_Internet_20_Link"><text:span text:style-name="T7">Mashed Potatoes<text:tab/>64</text:span></text:a></text:p>
          <text:p text:style-name="P32"><text:a xlink:type="simple" xlink:href="#__RefHeading__5982_314455496" text:style-name="Internet_20_link" text:visited-style-name="Visited_20_Internet_20_Link"><text:span text:style-name="T7">Austrian Potato Salad<text:tab/>65</text:span></text:a></text:p>
          <text:p text:style-name="P32"><text:a xlink:type="simple" xlink:href="#__RefHeading__4631_607553200" text:style-name="Internet_20_link" text:visited-style-name="Visited_20_Internet_20_Link"><text:span text:style-name="T7">French Fries<text:tab/>66</text:span></text:a></text:p>
          <text:p text:style-name="P32"><text:a xlink:type="simple" xlink:href="#__RefHeading__4633_607553200" text:style-name="Internet_20_link" text:visited-style-name="Visited_20_Internet_20_Link"><text:span text:style-name="T7">Potato Latkes<text:tab/>67</text:span></text:a></text:p>
          <text:p text:style-name="P32"><text:a xlink:type="simple" xlink:href="#__RefHeading__4852_594482776" text:style-name="Internet_20_link" text:visited-style-name="Visited_20_Internet_20_Link"><text:span text:style-name="T7">Buttered Spaetzle<text:tab/>68</text:span></text:a></text:p>
          <text:p text:style-name="P32"><text:a xlink:type="simple" xlink:href="#__RefHeading__5223_1761263376" text:style-name="Internet_20_link" text:visited-style-name="Visited_20_Internet_20_Link"><text:span text:style-name="T7">Braised Red Cabbage<text:tab/>69</text:span></text:a></text:p>
          <text:p text:style-name="P32"><text:a xlink:type="simple" xlink:href="#__RefHeading__8036_1822209635" text:style-name="Internet_20_link" text:visited-style-name="Visited_20_Internet_20_Link"><text:span text:style-name="T7">Braised Cabbage with Bacon and Apples <text:tab/>70</text:span></text:a></text:p>
          <text:p text:style-name="P32"><text:a xlink:type="simple" xlink:href="#__RefHeading__5225_1761263376" text:style-name="Internet_20_link" text:visited-style-name="Visited_20_Internet_20_Link"><text:span text:style-name="T7">Green Beans with Sauteed Shallots and Vermouth<text:tab/>71</text:span></text:a></text:p>
          <text:p text:style-name="P32"><text:a xlink:type="simple" xlink:href="#__RefHeading__11398_329778269" text:style-name="Internet_20_link" text:visited-style-name="Visited_20_Internet_20_Link"><text:span text:style-name="T7">Honey Glazed Roasted Sweet Potatoes<text:tab/>72</text:span></text:a></text:p>
          <text:p text:style-name="P32"><text:a xlink:type="simple" xlink:href="#__RefHeading__5183_1761263376" text:style-name="Internet_20_link" text:visited-style-name="Visited_20_Internet_20_Link"><text:span text:style-name="T7">Flour Tortillas<text:tab/>73</text:span></text:a></text:p>
          <text:p text:style-name="P32"><text:a xlink:type="simple" xlink:href="#__RefHeading__7624_1577114434" text:style-name="Internet_20_link" text:visited-style-name="Visited_20_Internet_20_Link"><text:span text:style-name="T7">Grilled Vegetables<text:tab/>73</text:span></text:a></text:p>
          <text:p text:style-name="P32"><text:a xlink:type="simple" xlink:href="#__RefHeading__6652_1577114434" text:style-name="Internet_20_link" text:visited-style-name="Visited_20_Internet_20_Link"><text:span text:style-name="T7">Grilled Asparagus<text:tab/>74</text:span></text:a></text:p>
          <text:p text:style-name="P32"><text:a xlink:type="simple" xlink:href="#__RefHeading__5451_264089694" text:style-name="Internet_20_link" text:visited-style-name="Visited_20_Internet_20_Link"><text:span text:style-name="T7">Roasted Beets and Carrots<text:tab/>74</text:span></text:a></text:p>
          <text:p text:style-name="P32"><text:a xlink:type="simple" xlink:href="#__RefHeading__7894_1258942964" text:style-name="Internet_20_link" text:visited-style-name="Visited_20_Internet_20_Link"><text:span text:style-name="T7">Cuban Black Beans<text:tab/>75</text:span></text:a></text:p>
          <text:p text:style-name="P32"><text:a xlink:type="simple" xlink:href="#__RefHeading__7241_346628426" text:style-name="Internet_20_link" text:visited-style-name="Visited_20_Internet_20_Link"><text:span text:style-name="T7">Barbecued Baked Beans<text:tab/>76</text:span></text:a></text:p>
          <text:p text:style-name="P32"><text:a xlink:type="simple" xlink:href="#__RefHeading__7243_346628426" text:style-name="Internet_20_link" text:visited-style-name="Visited_20_Internet_20_Link"><text:span text:style-name="T7">Southern-Style Cornbread<text:tab/>77</text:span></text:a></text:p>
          <text:p text:style-name="P33"><text:a xlink:type="simple" xlink:href="#__RefHeading__6658_1577114434" text:style-name="Internet_20_link" text:visited-style-name="Visited_20_Internet_20_Link"><text:span text:style-name="T7">Smoked and/or Cured<text:tab/>78</text:span></text:a></text:p>
          <text:p text:style-name="P32"><text:a xlink:type="simple" xlink:href="#__RefHeading__2733_319359579" text:style-name="Internet_20_link" text:visited-style-name="Visited_20_Internet_20_Link"><text:span text:style-name="T7">Smoked Chicken Cordon Bleu wrapped in Bacon<text:tab/>78</text:span></text:a></text:p>
          <text:p text:style-name="P32"><text:a xlink:type="simple" xlink:href="#__RefHeading__2735_319359579" text:style-name="Internet_20_link" text:visited-style-name="Visited_20_Internet_20_Link"><text:span text:style-name="T7">Smoked Salmon<text:tab/>79</text:span></text:a></text:p>
          <text:p text:style-name="P32"><text:a xlink:type="simple" xlink:href="#__RefHeading__2737_319359579" text:style-name="Internet_20_link" text:visited-style-name="Visited_20_Internet_20_Link"><text:span text:style-name="T7">Smoked Indian Candy<text:tab/>80</text:span></text:a></text:p>
          <text:p text:style-name="P32"><text:a xlink:type="simple" xlink:href="#__RefHeading__2739_319359579" text:style-name="Internet_20_link" text:visited-style-name="Visited_20_Internet_20_Link"><text:span text:style-name="T7">Homemade Bacon<text:tab/>81</text:span></text:a></text:p>
          <text:p text:style-name="P33"><text:a xlink:type="simple" xlink:href="#__RefHeading__2741_319359579" text:style-name="Internet_20_link" text:visited-style-name="Visited_20_Internet_20_Link"><text:span text:style-name="T7">Dessert<text:tab/>82</text:span></text:a></text:p>
          <text:p text:style-name="P32"><text:a xlink:type="simple" xlink:href="#__RefHeading__40_1928948128" text:style-name="Internet_20_link" text:visited-style-name="Visited_20_Internet_20_Link"><text:span text:style-name="T7">Bananas Foster<text:tab/>82</text:span></text:a></text:p>
          <text:p text:style-name="P32"><text:a xlink:type="simple" xlink:href="#__RefHeading__42_1928948128" text:style-name="Internet_20_link" text:visited-style-name="Visited_20_Internet_20_Link"><text:span text:style-name="T7">Chocolate Truffle Cheese Cake<text:tab/>83</text:span></text:a></text:p>
          <text:p text:style-name="P31"><text:a xlink:type="simple" xlink:href="#__RefHeading__44_1928948128" text:style-name="Internet_20_link" text:visited-style-name="Visited_20_Internet_20_Link"><text:span text:style-name="T7">Crust<text:tab/>83</text:span></text:a></text:p>
          <text:p text:style-name="P31"><text:soft-page-break/><text:a xlink:type="simple" xlink:href="#__RefHeading__46_1928948128" text:style-name="Internet_20_link" text:visited-style-name="Visited_20_Internet_20_Link"><text:span text:style-name="T7">Cheese Cake Filling<text:tab/>83</text:span></text:a></text:p>
          <text:p text:style-name="P31"><text:a xlink:type="simple" xlink:href="#__RefHeading__48_1928948128" text:style-name="Internet_20_link" text:visited-style-name="Visited_20_Internet_20_Link"><text:span text:style-name="T7">Chocolate Ganache Topping<text:tab/>84</text:span></text:a></text:p>
          <text:p text:style-name="P32"><text:a xlink:type="simple" xlink:href="#__RefHeading__2743_319359579" text:style-name="Internet_20_link" text:visited-style-name="Visited_20_Internet_20_Link"><text:span text:style-name="T7">Lemon Curd<text:tab/>84</text:span></text:a></text:p>
          <text:p text:style-name="P32"><text:a xlink:type="simple" xlink:href="#__RefHeading__2922_1577114434" text:style-name="Internet_20_link" text:visited-style-name="Visited_20_Internet_20_Link"><text:span text:style-name="T7">Semifreddo<text:tab/>85</text:span></text:a></text:p>
          <text:p text:style-name="P32"><text:a xlink:type="simple" xlink:href="#__RefHeading__4391_1652608700" text:style-name="Internet_20_link" text:visited-style-name="Visited_20_Internet_20_Link"><text:span text:style-name="T7">6 Minute Brownies<text:tab/>86</text:span></text:a></text:p>
          <text:p text:style-name="P33"><text:a xlink:type="simple" xlink:href="#__RefHeading__50_1928948128" text:style-name="Internet_20_link" text:visited-style-name="Visited_20_Internet_20_Link"><text:span text:style-name="T7">Pickles &amp; Preserves<text:tab/>88</text:span></text:a></text:p>
          <text:p text:style-name="P32"><text:a xlink:type="simple" xlink:href="#__RefHeading__52_1928948128" text:style-name="Internet_20_link" text:visited-style-name="Visited_20_Internet_20_Link"><text:span text:style-name="T7">Preserved Lemons<text:tab/>88</text:span></text:a></text:p>
          <text:p text:style-name="P32"><text:a xlink:type="simple" xlink:href="#__RefHeading__54_1928948128" text:style-name="Internet_20_link" text:visited-style-name="Visited_20_Internet_20_Link"><text:span text:style-name="T7">Mustard Pickles<text:tab/>89</text:span></text:a></text:p>
          <text:p text:style-name="P32"><text:a xlink:type="simple" xlink:href="#__RefHeading__2399_275466000" text:style-name="Internet_20_link" text:visited-style-name="Visited_20_Internet_20_Link"><text:span text:style-name="T7">Pectin (from Green Apples)<text:tab/>90</text:span></text:a></text:p>
          <text:p text:style-name="P31"><text:a xlink:type="simple" xlink:href="#__RefHeading__2401_275466000" text:style-name="Internet_20_link" text:visited-style-name="Visited_20_Internet_20_Link"><text:span text:style-name="T7">Variation: Pectin from Oranges or Lemons<text:tab/>90</text:span></text:a></text:p>
          <text:p text:style-name="P33"><text:a xlink:type="simple" xlink:href="#__RefHeading__56_1928948128" text:style-name="Internet_20_link" text:visited-style-name="Visited_20_Internet_20_Link"><text:span text:style-name="T7">Barbecue Spice Rub Recipes<text:tab/>92</text:span></text:a></text:p>
          <text:p text:style-name="P32"><text:a xlink:type="simple" xlink:href="#__RefHeading__58_1928948128" text:style-name="Internet_20_link" text:visited-style-name="Visited_20_Internet_20_Link"><text:span text:style-name="T7">Basic Barbecue Rub<text:tab/>92</text:span></text:a></text:p>
          <text:p text:style-name="P32"><text:a xlink:type="simple" xlink:href="#__RefHeading__2997_632073234" text:style-name="Internet_20_link" text:visited-style-name="Visited_20_Internet_20_Link"><text:span text:style-name="T7">Cajun Spice Mix<text:tab/>92</text:span></text:a></text:p>
          <text:p text:style-name="P32"><text:a xlink:type="simple" xlink:href="#__RefHeading__60_1928948128" text:style-name="Internet_20_link" text:visited-style-name="Visited_20_Internet_20_Link"><text:span text:style-name="T7">Basic Pork Rub<text:tab/>93</text:span></text:a></text:p>
          <text:p text:style-name="P32"><text:a xlink:type="simple" xlink:href="#__RefHeading__2403_275466000" text:style-name="Internet_20_link" text:visited-style-name="Visited_20_Internet_20_Link"><text:span text:style-name="T7">Bone Dust<text:tab/>93</text:span></text:a></text:p>
          <text:p text:style-name="P32"><text:a xlink:type="simple" xlink:href="#__RefHeading__2405_275466000" text:style-name="Internet_20_link" text:visited-style-name="Visited_20_Internet_20_Link"><text:span text:style-name="T7">Award Winning Dry Rub<text:tab/>94</text:span></text:a></text:p>
          <text:p text:style-name="P32"><text:a xlink:type="simple" xlink:href="#__RefHeading__64_1928948128" text:style-name="Internet_20_link" text:visited-style-name="Visited_20_Internet_20_Link"><text:span text:style-name="T7">Pulled Pork Rub<text:tab/>95</text:span></text:a></text:p>
          <text:p text:style-name="P32"><text:a xlink:type="simple" xlink:href="#__RefHeading__66_1928948128" text:style-name="Internet_20_link" text:visited-style-name="Visited_20_Internet_20_Link"><text:span text:style-name="T7">Brown Sugar Rub<text:tab/>95</text:span></text:a></text:p>
          <text:p text:style-name="P32"><text:a xlink:type="simple" xlink:href="#__RefHeading__68_1928948128" text:style-name="Internet_20_link" text:visited-style-name="Visited_20_Internet_20_Link"><text:span text:style-name="T7">Simple Sweet Rub<text:tab/>96</text:span></text:a></text:p>
          <text:p text:style-name="P32"><text:a xlink:type="simple" xlink:href="#__RefHeading__70_1928948128" text:style-name="Internet_20_link" text:visited-style-name="Visited_20_Internet_20_Link"><text:span text:style-name="T7">Mr. Brown Smoke &amp; Spice<text:tab/>96</text:span></text:a></text:p>
          <text:p text:style-name="P32"><text:a xlink:type="simple" xlink:href="#__RefHeading__72_1928948128" text:style-name="Internet_20_link" text:visited-style-name="Visited_20_Internet_20_Link"><text:span text:style-name="T7">Brisket Rub<text:tab/>97</text:span></text:a></text:p>
          <text:p text:style-name="P32"><text:a xlink:type="simple" xlink:href="#__RefHeading__74_1928948128" text:style-name="Internet_20_link" text:visited-style-name="Visited_20_Internet_20_Link"><text:span text:style-name="T7">Willingham's Rub<text:tab/>97</text:span></text:a></text:p>
          <text:p text:style-name="P32"><text:a xlink:type="simple" xlink:href="#__RefHeading__76_1928948128" text:style-name="Internet_20_link" text:visited-style-name="Visited_20_Internet_20_Link"><text:span text:style-name="T7">Brown Sugar and Spice Rib Rub Recipe<text:tab/>98</text:span></text:a></text:p>
          <text:p text:style-name="P32"><text:a xlink:type="simple" xlink:href="#__RefHeading__78_1928948128" text:style-name="Internet_20_link" text:visited-style-name="Visited_20_Internet_20_Link"><text:span text:style-name="T7">Spicy Cumin Rib Rub Recipe<text:tab/>98</text:span></text:a></text:p>
          <text:p text:style-name="P32"><text:a xlink:type="simple" xlink:href="#__RefHeading__80_1928948128" text:style-name="Internet_20_link" text:visited-style-name="Visited_20_Internet_20_Link"><text:span text:style-name="T7">Sugar-Cayenne Rib Rub Recipe<text:tab/>99</text:span></text:a></text:p>
          <text:p text:style-name="P32"><text:a xlink:type="simple" xlink:href="#__RefHeading__82_1928948128" text:style-name="Internet_20_link" text:visited-style-name="Visited_20_Internet_20_Link"><text:span text:style-name="T7">Memphis Style Rib Rub Recipe<text:tab/>99</text:span></text:a></text:p>
          <text:p text:style-name="P32"><text:a xlink:type="simple" xlink:href="#__RefHeading__84_1928948128" text:style-name="Internet_20_link" text:visited-style-name="Visited_20_Internet_20_Link"><text:span text:style-name="T7">Rub Recipe for Babyback Ribs<text:tab/>100</text:span></text:a></text:p>
          <text:p text:style-name="P33"><text:a xlink:type="simple" xlink:href="#__RefHeading__4555_1153429175" text:style-name="Internet_20_link" text:visited-style-name="Visited_20_Internet_20_Link"><text:span text:style-name="T7">Barbecue Sauces<text:tab/>102</text:span></text:a></text:p>
          <text:p text:style-name="P32"><text:a xlink:type="simple" xlink:href="#__RefHeading__4557_1153429175" text:style-name="Internet_20_link" text:visited-style-name="Visited_20_Internet_20_Link"><text:span text:style-name="T7">South Carolina Style Mustard Barbecue Sauce<text:tab/>102</text:span></text:a></text:p>
          <text:p text:style-name="P32"><text:a xlink:type="simple" xlink:href="#__RefHeading__4393_1652608700" text:style-name="Internet_20_link" text:visited-style-name="Visited_20_Internet_20_Link"><text:span text:style-name="T7">Kansas City Style Sweet and Smoky Barbecue Sauce<text:tab/>103</text:span></text:a></text:p>
          <text:p text:style-name="P32"><text:a xlink:type="simple" xlink:href="#__RefHeading__4559_1153429175" text:style-name="Internet_20_link" text:visited-style-name="Visited_20_Internet_20_Link"><text:span text:style-name="T7">Memphis Style Barbecue Sauce<text:tab/>104</text:span></text:a></text:p>
          <text:p text:style-name="P32"><text:a xlink:type="simple" xlink:href="#__RefHeading__4561_1153429175" text:style-name="Internet_20_link" text:visited-style-name="Visited_20_Internet_20_Link"><text:span text:style-name="T7">Peri Peri Sauce<text:tab/>105</text:span></text:a></text:p>
          <text:p text:style-name="P32"><text:soft-page-break/><text:a xlink:type="simple" xlink:href="#__RefHeading__92_1928948128" text:style-name="Internet_20_link" text:visited-style-name="Visited_20_Internet_20_Link"><text:span text:style-name="T7">Garlic Peri-Peri sauce<text:tab/>106</text:span></text:a></text:p>
          <text:p text:style-name="P33"><text:a xlink:type="simple" xlink:href="#__RefHeading__8038_1822209635" text:style-name="Internet_20_link" text:visited-style-name="Visited_20_Internet_20_Link"><text:span text:style-name="T7">Jerky Recipes<text:tab/>108</text:span></text:a></text:p>
          <text:p text:style-name="P32"><text:a xlink:type="simple" xlink:href="#__RefHeading__8040_1822209635" text:style-name="Internet_20_link" text:visited-style-name="Visited_20_Internet_20_Link"><text:span text:style-name="T7">Homemade Jerky<text:tab/>108</text:span></text:a></text:p>
          <text:p text:style-name="P32"><text:a xlink:type="simple" xlink:href="#__RefHeading__8042_1822209635" text:style-name="Internet_20_link" text:visited-style-name="Visited_20_Internet_20_Link"><text:span text:style-name="T7">Old West Jerky Marinade<text:tab/>109</text:span></text:a></text:p>
          <text:p text:style-name="P32"><text:a xlink:type="simple" xlink:href="#__RefHeading__8044_1822209635" text:style-name="Internet_20_link" text:visited-style-name="Visited_20_Internet_20_Link"><text:span text:style-name="T7">Hot and Spicy Marinade<text:tab/>109</text:span></text:a></text:p>
          <text:p text:style-name="P32"><text:a xlink:type="simple" xlink:href="#__RefHeading__8046_1822209635" text:style-name="Internet_20_link" text:visited-style-name="Visited_20_Internet_20_Link"><text:span text:style-name="T7">Spicy Olé Jerky<text:tab/>110</text:span></text:a></text:p>
          <text:p text:style-name="P32"><text:a xlink:type="simple" xlink:href="#__RefHeading__8048_1822209635" text:style-name="Internet_20_link" text:visited-style-name="Visited_20_Internet_20_Link"><text:span text:style-name="T7">Sweet Chipotle Beef Jerky Marinade<text:tab/>110</text:span></text:a></text:p>
          <text:p text:style-name="P32"><text:a xlink:type="simple" xlink:href="#__RefHeading__2514_1551064577" text:style-name="Internet_20_link" text:visited-style-name="Visited_20_Internet_20_Link"><text:span text:style-name="T7">Sweet &amp; Spicy Beef Jerky Marinade<text:tab/>111</text:span></text:a></text:p>
          <text:p text:style-name="P32"><text:a xlink:type="simple" xlink:href="#__RefHeading__100_19289481281" text:style-name="Internet_20_link" text:visited-style-name="Visited_20_Internet_20_Link"><text:span text:style-name="T7">Ground Teriyaki Venison Jerky<text:tab/>111</text:span></text:a></text:p>
          <text:p text:style-name="P33"><text:a xlink:type="simple" xlink:href="#__RefHeading__108_1928948128" text:style-name="Internet_20_link" text:visited-style-name="Visited_20_Internet_20_Link"><text:span text:style-name="T7">Drinks &amp; Cocktails<text:tab/>112</text:span></text:a></text:p>
          <text:p text:style-name="P32"><text:a xlink:type="simple" xlink:href="#__RefHeading__2924_1577114434" text:style-name="Internet_20_link" text:visited-style-name="Visited_20_Internet_20_Link"><text:span text:style-name="T7">Ceasar<text:tab/>112</text:span></text:a></text:p>
          <text:p text:style-name="P32"><text:a xlink:type="simple" xlink:href="#__RefHeading__6127_2143456298" text:style-name="Internet_20_link" text:visited-style-name="Visited_20_Internet_20_Link"><text:span text:style-name="T7">Bloody Mary<text:tab/>113</text:span></text:a></text:p>
          <text:p text:style-name="P32"><text:a xlink:type="simple" xlink:href="#__RefHeading__2409_275466000" text:style-name="Internet_20_link" text:visited-style-name="Visited_20_Internet_20_Link"><text:span text:style-name="T7">Old Fashioned<text:tab/>114</text:span></text:a></text:p>
          <text:p text:style-name="P32"><text:a xlink:type="simple" xlink:href="#__RefHeading__6129_2143456298" text:style-name="Internet_20_link" text:visited-style-name="Visited_20_Internet_20_Link"><text:span text:style-name="T7">Manhattan<text:tab/>114</text:span></text:a></text:p>
          <text:p text:style-name="P32"><text:a xlink:type="simple" xlink:href="#__RefHeading__6131_2143456298" text:style-name="Internet_20_link" text:visited-style-name="Visited_20_Internet_20_Link"><text:span text:style-name="T7">The Brooklyn Cocktail<text:tab/>114</text:span></text:a></text:p>
          <text:p text:style-name="P32"><text:a xlink:type="simple" xlink:href="#__RefHeading__11400_329778269" text:style-name="Internet_20_link" text:visited-style-name="Visited_20_Internet_20_Link"><text:span text:style-name="T7">Tequila and Sangrita<text:tab/>115</text:span></text:a></text:p>
          <text:p text:style-name="P32"><text:a xlink:type="simple" xlink:href="#__RefHeading__6133_2143456298" text:style-name="Internet_20_link" text:visited-style-name="Visited_20_Internet_20_Link"><text:span text:style-name="T7">Beergarita<text:tab/>115</text:span></text:a></text:p>
          <text:p text:style-name="P32"><text:a xlink:type="simple" xlink:href="#__RefHeading__6135_2143456298" text:style-name="Internet_20_link" text:visited-style-name="Visited_20_Internet_20_Link"><text:span text:style-name="T7">Marjarita<text:tab/>116</text:span></text:a></text:p>
          <text:p text:style-name="P32"><text:a xlink:type="simple" xlink:href="#__RefHeading__6137_2143456298" text:style-name="Internet_20_link" text:visited-style-name="Visited_20_Internet_20_Link"><text:span text:style-name="T7">Daiquiri<text:tab/>116</text:span></text:a></text:p>
          <text:p text:style-name="P32"><text:a xlink:type="simple" xlink:href="#__RefHeading__6139_2143456298" text:style-name="Internet_20_link" text:visited-style-name="Visited_20_Internet_20_Link"><text:span text:style-name="T7">Emerald City Martini<text:tab/>117</text:span></text:a></text:p>
          <text:p text:style-name="P32"><text:a xlink:type="simple" xlink:href="#__RefHeading__6141_2143456298" text:style-name="Internet_20_link" text:visited-style-name="Visited_20_Internet_20_Link"><text:span text:style-name="T7">Mai Tai<text:tab/>117</text:span></text:a></text:p>
          <text:p text:style-name="P32"><text:a xlink:type="simple" xlink:href="#__RefHeading__6143_2143456298" text:style-name="Internet_20_link" text:visited-style-name="Visited_20_Internet_20_Link"><text:span text:style-name="T7">Mojito<text:tab/>118</text:span></text:a></text:p>
          <text:p text:style-name="P32"><text:a xlink:type="simple" xlink:href="#__RefHeading__6145_2143456298" text:style-name="Internet_20_link" text:visited-style-name="Visited_20_Internet_20_Link"><text:span text:style-name="T7">Mint Julep<text:tab/>118</text:span></text:a></text:p>
          <text:p text:style-name="P32"><text:a xlink:type="simple" xlink:href="#__RefHeading__6147_2143456298" text:style-name="Internet_20_link" text:visited-style-name="Visited_20_Internet_20_Link"><text:span text:style-name="T7">Sidecar<text:tab/>119</text:span></text:a></text:p>
          <text:p text:style-name="P32"><text:a xlink:type="simple" xlink:href="#__RefHeading__6149_2143456298" text:style-name="Internet_20_link" text:visited-style-name="Visited_20_Internet_20_Link"><text:span text:style-name="T7">Whiskey Sour<text:tab/>119</text:span></text:a></text:p>
          <text:p text:style-name="P32"><text:a xlink:type="simple" xlink:href="#__RefHeading__6151_2143456298" text:style-name="Internet_20_link" text:visited-style-name="Visited_20_Internet_20_Link"><text:span text:style-name="T7">Tom Collins<text:tab/>120</text:span></text:a></text:p>
          <text:p text:style-name="P32"><text:a xlink:type="simple" xlink:href="#__RefHeading__6153_2143456298" text:style-name="Internet_20_link" text:visited-style-name="Visited_20_Internet_20_Link"><text:span text:style-name="T7">Cosmopolitan<text:tab/>120</text:span></text:a></text:p>
          <text:p text:style-name="P32"><text:a xlink:type="simple" xlink:href="#__RefHeading__6155_2143456298" text:style-name="Internet_20_link" text:visited-style-name="Visited_20_Internet_20_Link"><text:span text:style-name="T7">Planter's Punch<text:tab/>120</text:span></text:a></text:p>
          <text:p text:style-name="P32"><text:a xlink:type="simple" xlink:href="#__RefHeading__6157_2143456298" text:style-name="Internet_20_link" text:visited-style-name="Visited_20_Internet_20_Link"><text:span text:style-name="T7">Pisco Sour<text:tab/>121</text:span></text:a></text:p>
          <text:p text:style-name="P32"><text:a xlink:type="simple" xlink:href="#__RefHeading__6159_2143456298" text:style-name="Internet_20_link" text:visited-style-name="Visited_20_Internet_20_Link"><text:span text:style-name="T7">French 75<text:tab/>121</text:span></text:a></text:p>
          <text:p text:style-name="P32"><text:a xlink:type="simple" xlink:href="#__RefHeading__6161_2143456298" text:style-name="Internet_20_link" text:visited-style-name="Visited_20_Internet_20_Link"><text:span text:style-name="T7">Negroni<text:tab/>122</text:span></text:a></text:p>
          <text:p text:style-name="P32"><text:a xlink:type="simple" xlink:href="#__RefHeading__6163_2143456298" text:style-name="Internet_20_link" text:visited-style-name="Visited_20_Internet_20_Link"><text:span text:style-name="T7">Boulevardier<text:tab/>122</text:span></text:a></text:p>
          <text:p text:style-name="P32"><text:soft-page-break/><text:a xlink:type="simple" xlink:href="#__RefHeading__5091_1531325055" text:style-name="Internet_20_link" text:visited-style-name="Visited_20_Internet_20_Link"><text:span text:style-name="T7">Hot Rummy Lemonade<text:tab/>123</text:span></text:a></text:p>
          <text:p text:style-name="P32"><text:a xlink:type="simple" xlink:href="#__RefHeading__6165_2143456298" text:style-name="Internet_20_link" text:visited-style-name="Visited_20_Internet_20_Link"><text:span text:style-name="T7">Irish Coffee<text:tab/>123</text:span></text:a></text:p>
          <text:p text:style-name="P32"><text:a xlink:type="simple" xlink:href="#__RefHeading__6401_1577114434" text:style-name="Internet_20_link" text:visited-style-name="Visited_20_Internet_20_Link"><text:span text:style-name="T7">Hot Chocolate<text:tab/>124</text:span></text:a></text:p>
          <text:p text:style-name="P32"><text:a xlink:type="simple" xlink:href="#__RefHeading__5093_1531325055" text:style-name="Internet_20_link" text:visited-style-name="Visited_20_Internet_20_Link"><text:span text:style-name="T7">Hot Chocolate Mix<text:tab/>124</text:span></text:a></text:p>
          <text:p text:style-name="P32"><text:a xlink:type="simple" xlink:href="#__RefHeading__2926_1577114434" text:style-name="Internet_20_link" text:visited-style-name="Visited_20_Internet_20_Link"><text:span text:style-name="T7">Mulled Wine<text:tab/>125</text:span></text:a></text:p>
          <text:p text:style-name="P33"><text:a xlink:type="simple" xlink:href="#__RefHeading__112_1928948128" text:style-name="Internet_20_link" text:visited-style-name="Visited_20_Internet_20_Link"><text:span text:style-name="T7">Appendix A: Conversions<text:tab/>126</text:span></text:a></text:p>
          <text:p text:style-name="P33"><text:a xlink:type="simple" xlink:href="#__RefHeading__114_1928948128" text:style-name="Internet_20_link" text:visited-style-name="Visited_20_Internet_20_Link"><text:span text:style-name="T7">Appendix B: Maintenance<text:tab/>128</text:span></text:a></text:p>
          <text:p text:style-name="P32"><text:a xlink:type="simple" xlink:href="#__RefHeading__116_1928948128" text:style-name="Internet_20_link" text:visited-style-name="Visited_20_Internet_20_Link"><text:span text:style-name="T7">Seasoning Cast Iron<text:tab/>128</text:span></text:a></text:p>
          <text:p text:style-name="P33"><text:a xlink:type="simple" xlink:href="#__RefHeading__8050_1822209635" text:style-name="Internet_20_link" text:visited-style-name="Visited_20_Internet_20_Link"><text:span text:style-name="T7">Appendix C: Meat and Poultry Temperature Guide<text:tab/>130</text:span></text:a></text:p>
          <text:p text:style-name="P32"><text:a xlink:type="simple" xlink:href="#__RefHeading__8052_1822209635" text:style-name="Internet_20_link" text:visited-style-name="Visited_20_Internet_20_Link"><text:span text:style-name="T7">Poultry<text:tab/>130</text:span></text:a></text:p>
          <text:p text:style-name="P32"><text:a xlink:type="simple" xlink:href="#__RefHeading__8054_1822209635" text:style-name="Internet_20_link" text:visited-style-name="Visited_20_Internet_20_Link"><text:span text:style-name="T7">Beef &amp; Lamb<text:tab/>130</text:span></text:a></text:p>
          <text:p text:style-name="P32"><text:a xlink:type="simple" xlink:href="#__RefHeading__8056_1822209635" text:style-name="Internet_20_link" text:visited-style-name="Visited_20_Internet_20_Link"><text:span text:style-name="T7">Pork<text:tab/>130</text:span></text:a></text:p>
          <text:p text:style-name="P33"><text:a xlink:type="simple" xlink:href="#__RefHeading__118_1928948128" text:style-name="Internet_20_link" text:visited-style-name="Visited_20_Internet_20_Link"><text:span text:style-name="T7">Index<text:tab/>131</text:span></text:a></text:p>
        </text:index-body>
      </text:table-of-content>
      <text:p text:style-name="P10"/>
      <text:h text:style-name="Heading_20_1" text:outline-level="1"><text:bookmark-start text:name="_Ref315173914"/><text:bookmark-start text:name="__RefHeading__4_1928948128"/>Appetizers<text:bookmark-end text:name="__RefHeading__4_1928948128"/></text:h>
      <text:h text:style-name="P140" text:outline-level="2"><text:bookmark-start text:name="__RefHeading__6_1928948128"/>Baked Brie<text:bookmark-end text:name="__RefHeading__6_1928948128"/></text:h>
      <text:h text:style-name="Heading_20_4" text:outline-level="4">Ingredients:</text:h>
      <text:p text:style-name="List_20_Paragraph">1 small wheel brie</text:p>
      <text:p text:style-name="List_20_Paragraph">1 medium clove garlic , minced</text:p>
      <text:p text:style-name="List_20_Paragraph">1/4 teaspoon table salt</text:p>
      <text:p text:style-name="List_20_Paragraph">2-3 sun-dried tomatoes (in oil) , minced</text:p>
      <text:p text:style-name="List_20_Paragraph">2 tablespoons minced fresh cilantro leaves</text:p>
      <text:h text:style-name="Heading_20_4" text:outline-level="4">Directions:</text:h>
      <text:list xml:id="list5789399189857928108" text:style-name="L1">
        <text:list-item>
          <text:p text:style-name="P36">Preheat oven to 350 degrees.</text:p>
        </text:list-item>
        <text:list-item>
          <text:p text:style-name="P36">Place garlic and salt into a small bowl. Mash garlic into a paste using the back of a spoon. Add sun-dried tomatoes <text:s/>and cilantro. Mix until combined.</text:p>
        </text:list-item>
        <text:list-item>
          <text:p text:style-name="P36">Unwrap cheese wheel and score the rind with a fork. <text:s/>Place cheese wheel on a foil lined cooking sheet.</text:p>
        </text:list-item>
        <text:list-item>
          <text:p text:style-name="P36">Top cheese <text:s/>wheel with sun-dried tomato mixture and place in oven for 10 minutes.</text:p>
        </text:list-item>
      </text:list>
      <text:p text:style-name="Standard"/>
      <text:h text:style-name="P34" text:outline-level="2"><text:bookmark-start text:name="__RefHeading__8_1928948128"/>Guacamole<text:bookmark-end text:name="__RefHeading__8_1928948128"/></text:h>
      <text:p text:style-name="P9">I got this recipe from my friend Scott. According to him…</text:p>
      <text:p text:style-name="P13"><text:span text:style-name="Quote_20_Char">This recipe is the best guacamole ever.</text:span></text:p>
      <text:h text:style-name="Heading_20_4" text:outline-level="4">Ingredients:</text:h>
      <text:p text:style-name="List_20_Paragraph">3 medium avocados , ripe</text:p>
      <text:p text:style-name="List_20_Paragraph">2 tablespoons minced onion</text:p>
      <text:p text:style-name="List_20_Paragraph">1 medium clove garlic , minced</text:p>
      <text:p text:style-name="List_20_Paragraph">1 small jalapeno chili , minced (1 to 1 1/2 teaspoons)</text:p>
      <text:p text:style-name="List_20_Paragraph">1/4 cup minced fresh cilantro leaves</text:p>
      <text:p text:style-name="List_20_Paragraph">1/4 teaspoon table salt</text:p>
      <text:p text:style-name="List_20_Paragraph">1/2 - 3/4 teaspoon ground cumin</text:p>
      <text:p text:style-name="List_20_Paragraph">2 tablespoons lime juice</text:p>
      <text:h text:style-name="Heading_20_4" text:outline-level="4">Directions:</text:h>
      <text:list xml:id="list1749545464418015811" text:style-name="L2">
        <text:list-item>
          <text:p text:style-name="P37">Halve one avocado, remove pit, and scoop flesh into medium bowl. Mash flesh lightly with onion, garlic, jalapeno, cilantro, salt, and cumin (if using) with tines of a fork until just combined.<text:span text:style-name="apple-converted-space"><text:span text:style-name="T6"> </text:span></text:span><text:span text:style-name="Emphasis"><text:span text:style-name="T6">To minimize the risk of discoloration, prepare the minced ingredients first so they are ready to mix with the avocados as soon as they are cut.</text:span></text:span></text:p>
        </text:list-item>
        <text:list-item>
          <text:p text:style-name="P37">Halve and pit remaining two avocados, and prepare. Gently scoop out avocado into bowl with mashed avocado mixture.</text:p>
        </text:list-item>
        <text:list-item>
          <text:p text:style-name="P37">Sprinkle lime juice over diced avocado and mix entire contents of bowl lightly with fork until combined but still chunky. Adjust seasoning with salt, if necessary, and serve. (Can be covered with plastic wrap, pressed directly onto surface of mixture, and refrigerated up to one day. Return guacamole to room temperature, removing plastic wrap at the last moment, before serving).</text:p>
        </text:list-item>
      </text:list>
      <text:h text:style-name="P34" text:outline-level="2"><text:bookmark-start text:name="__RefHeading__8030_1822209635"/>Mango Salsa<text:bookmark-end text:name="__RefHeading__8030_1822209635"/></text:h>
      <text:h text:style-name="Heading_20_4" text:outline-level="4">Ingredients:</text:h>
      <text:p text:style-name="List_20_Paragraph">2 ripe mangos</text:p>
      <text:p text:style-name="List_20_Paragraph">1/4 - 1/2 red onion</text:p>
      <text:p text:style-name="List_20_Paragraph">1-2 jalapeno or serrano peppers</text:p>
      <text:p text:style-name="List_20_Paragraph">fresh lemon or lime juice</text:p>
      <text:p text:style-name="List_20_Paragraph">salt</text:p>
      <text:p text:style-name="List_20_Paragraph">fresh cilantro to taste</text:p>
      <text:p text:style-name="List_20_Paragraph">cayenne pepper to taste (optional but awesome)</text:p>
      <text:h text:style-name="Heading_20_4" text:outline-level="4">Directions:</text:h>
      <text:list xml:id="list2377013068694157145" text:style-name="L3">
        <text:list-item>
          <text:p text:style-name="P38">Fine Dice a whole jalapeno and a little less than 1/2 an onion.</text:p>
        </text:list-item>
        <text:list-item>
          <text:p text:style-name="P38">For the mangos, cut off the mango cheeks and cut the mango while it's still in the skin. Get as close to the skin as possible with the tip of the knife! Then use a spoon to scoop out the cut mango. If the mango is coming out still attached at the base, don't go as deep with the spoon.</text:p>
        </text:list-item>
        <text:list-item>
          <text:p text:style-name="P38">Put all the diced ingredients into a bowl.</text:p>
        </text:list-item>
        <text:list-item>
          <text:p text:style-name="P38">Add a handful of chopped cilantro leafs (no stems!) and a good pinch of salt. Then squeeze the juice of half a lemon on top.</text:p>
        </text:list-item>
        <text:list-item>
          <text:p text:style-name="P38">Mix this all together.</text:p>
        </text:list-item>
      </text:list>
      <text:h text:style-name="P35" text:outline-level="2"><text:bookmark-start text:name="__RefHeading__10_1928948128"/><text:span text:style-name="Internet_20_link"><text:span text:style-name="T9">Tequila Garlic Prawns</text:span></text:span><text:bookmark-end text:name="__RefHeading__10_1928948128"/></text:h>
      <text:h text:style-name="Heading_20_4" text:outline-level="4">Ingredients:</text:h>
      <text:p text:style-name="List_20_Paragraph">1 – 2 lbs <text:s/>raw prawns peeled and deveined</text:p>
      <text:p text:style-name="List_20_Paragraph">2 cloves garlic, minced</text:p>
      <text:p text:style-name="List_20_Paragraph">1 teaspoon, fresh oregano</text:p>
      <text:p text:style-name="List_20_Paragraph">2 tablespoons tequila</text:p>
      <text:p text:style-name="List_20_Paragraph">2 tablespoons + 1 teaspoon olive oil</text:p>
      <text:p text:style-name="List_20_Paragraph">½ tablespoon unsalted butter</text:p>
      <text:p text:style-name="List_20_Paragraph">salt and pepper to taste</text:p>
      <text:h text:style-name="Heading_20_4" text:outline-level="4">Directions:</text:h>
      <text:list xml:id="list1937553932631374264" text:style-name="L4">
        <text:list-item>
          <text:p text:style-name="P39">In a large bowl, mix together the prawns, 2 tablespoons of olive oil, oregano, salt and pepper. <text:s/>Let sit for 10 minutes.</text:p>
        </text:list-item>
        <text:list-item>
          <text:p text:style-name="P39">In a frying pan add olive oil and butter over medium heat. <text:s/>Once butter is melted add garlic. Saute till garlic is fragrant, 1-2 minutes.</text:p>
        </text:list-item>
        <text:list-item>
          <text:p text:style-name="P39">Add prawns to the pan and cook on each side till prawns are pink (1-2 min per side)</text:p>
        </text:list-item>
        <text:list-item>
          <text:p text:style-name="P39">Add tequila to pan and flambe</text:p>
        </text:list-item>
      </text:list>
      <text:p text:style-name="Standard"><text:span text:style-name="Internet_20_link"><text:span text:style-name="T9"/></text:span></text:p>
      <text:h text:style-name="P34" text:outline-level="2"><text:bookmark-start text:name="__RefHeading__11364_329778269"/><text:span text:style-name="Internet_20_link"><text:span text:style-name="T9">Prosciutto-Wrapped Shrimp with Smoked Paprika</text:span></text:span><text:bookmark-end text:name="__RefHeading__11364_329778269"/></text:h>
      <text:p text:style-name="P13">The combination of cured pork and paprika gives these shrimp bites a flavor reminiscent of Spanish chorizo: a little spicy and very savory. Once the shrimp are tossed and coated with the paprika, putting them on the skewers makes wrapping them up easier, plus it keeps your guests from getting their fingers dirty. Broil for a few minutes and the shrimp are ready to serve. They can be completely prepped ahead of time, so they make a perfect party snack. Serve these savory bites with a slightly sweet cocktail.</text:p>
      <text:h text:style-name="Heading_20_4" text:outline-level="4">Ingredients:</text:h>
      <text:p text:style-name="List_20_Paragraph">35 to 40 (6-inch) wooden skewers</text:p>
      <text:p text:style-name="List_20_Paragraph">1 tablespoon olive oil</text:p>
      <text:p text:style-name="List_20_Paragraph">2 teaspoons smoked paprika</text:p>
      <text:p text:style-name="List_20_Paragraph">1 1/2 teaspoons freshly ground black pepper</text:p>
      <text:p text:style-name="List_20_Paragraph">1 pound peeled and deveined shrimp (about 35 to 40 large shrimp) (26-30 per lb sized shrimp will also work well)</text:p>
      <text:p text:style-name="List_20_Paragraph">6 ounces very thinly sliced prosciutto or pancetta</text:p>
      <text:h text:style-name="Heading_20_4" text:outline-level="4">Directions:</text:h>
      <text:list xml:id="list8310674044687448602" text:style-name="L5">
        <text:list-item>
          <text:p text:style-name="P40">Place the skewers in water and let them soak for at least 30 minutes. Heat the broiler to high and arrange a rack at the top (about 3 inches from the heat source).</text:p>
        </text:list-item>
        <text:list-item>
          <text:p text:style-name="P40">Combine the oil, paprika, and pepper in a medium bowl. Add the shrimp and toss until evenly coated.</text:p>
        </text:list-item>
        <text:list-item>
          <text:p text:style-name="P40">Starting at the thicker (head) end, skewer each shrimp through its center until the skewer emerges at the thinner (tail) end. Tearing the prosciutto (or pancetta) as needed, wrap each shrimp in a piece large enough to just cover its surface. Place on a baking sheet.</text:p>
        </text:list-item>
        <text:list-item>
          <text:p text:style-name="P40">Broil until the shrimp are opaque and the prosciutto (or pancetta) is crisp, about 3 to 4 minutes.</text:p>
        </text:list-item>
      </text:list>
      <text:h text:style-name="Heading_20_4" text:outline-level="4">Notes:</text:h>
      <text:p text:style-name="P13">The shrimp can be made through step 3 and refrigerated uncovered for up to 6 hours.</text:p>
      <text:h text:style-name="Heading_20_4" text:outline-level="4">Variation:</text:h>
      <text:p text:style-name="P13">Try the prawn or shrimp just using smoked paprika, pepper, 1/2 teaspoon salt and 1 1/2 teaspoons onion powder. The onion powder enhances the prawn with a dash of sweetness, but does not overdo the prawn or shrimp in saltiness.</text:p>
      <text:p text:style-name="Standard"/>
      <text:h text:style-name="P141" text:outline-level="2"><text:bookmark-start text:name="__RefHeading__7436_765751259"/>Coquilles St-Jacques<text:bookmark-end text:name="__RefHeading__7436_765751259"/></text:h>
      <text:p text:style-name="Standard">Although coquilles St-Jacques simply means "scallops" in French, the term is synonymous with the old French dish of scallops poached in white wine, placed atop a purée of mushrooms in a scallop shell, covered with a sauce made of the scallop poaching liquid, and gratinéed under a broiler.</text:p>
      <text:h text:style-name="P156" text:outline-level="4">Ingredients:</text:h>
      <text:p text:style-name="List_20_Paragraph">2 tbsp unsalted butter</text:p>
      <text:p text:style-name="List_20_Paragraph">1/2 cup diced shallots</text:p>
      <text:p text:style-name="List_20_Paragraph">8 oz button mushrooms, sliced</text:p>
      <text:p text:style-name="List_20_Paragraph">salt and pepper to taste</text:p>
      <text:p text:style-name="List_20_Paragraph">1 cup white wine (sauvignon blanc works well and is a good pairing)</text:p>
      <text:p text:style-name="List_20_Paragraph">1 pound sea scallops (about 12 scallops or 3 per person)</text:p>
      <text:p text:style-name="List_20_Paragraph">1/2 cup heavy cream</text:p>
      <text:p text:style-name="List_20_Paragraph">1 egg yolk</text:p>
      <text:p text:style-name="List_20_Paragraph">cayenne to taste </text:p>
      <text:p text:style-name="List_20_Paragraph">2 tsp minced tarragon</text:p>
      <text:p text:style-name="List_20_Paragraph">1 tsp lemon zest</text:p>
      <text:p text:style-name="List_20_Paragraph">1/4 cup grated Gruyère cheese</text:p>
      <text:h text:style-name="P156" text:outline-level="4">Directions:</text:h>
      <text:list xml:id="list508954242842401134" text:style-name="L6">
        <text:list-item>
          <text:p text:style-name="P41">Heat 2 tablespoons butter in small skillet over medium heat until foaming; add shallots and cook, stirring frequently, until translucent and a little bit golden. <text:s/>Add mushrooms and season with salt and pepper. Turn heat up to med-high and saute until they have released their liquid and are golden brown. <text:s/>Add Wine and bring to a simmer. <text:s/>Add Scallops to mixture and cook for 2 minutes per side. <text:s/>Remove Scallops and set aside.</text:p>
        </text:list-item>
        <text:list-item>
          <text:p text:style-name="P41">Pour remaining mixture through a strainer to separate the liquids from the solids. <text:s/>And then return the liquid back to the pan along with any juices accumulated from the scallops. <text:s/>Bring mixture to a simmer over med-high heat. <text:s/>Add heavy cream and reduce by about half stirring frequently.</text:p>
        </text:list-item>
        <text:list-item>
          <text:p text:style-name="P41">Once the sauce has reduced remove from heat and let cool for 1 minute exactly. <text:s/>Add egg yolk and whisk quickly(it is important that you whisk and shake the pan to do this quickly as you are not trying to cook the egg here.) <text:s/>Add the tarragon and lemon zest and a pinch of cayenne.</text:p>
        </text:list-item>
        <text:list-item>
          <text:p text:style-name="P41">Divide out mushroom mixture between serving dishes (If you can get then Sea Scallop Shells work great. <text:s/>If not you can use a shallow gratin dish). <text:s/>Add an even amount of scallops to each dish. <text:s/>Spoon sauce evenly over the scallops. <text:s/>Top with Gruyere.</text:p>
        </text:list-item>
        <text:list-item>
          <text:p text:style-name="P41">Broil on high, about 8-10 inches under the flame, until the scallops are hot, and the cheese is browned and bubbling. The edges will brûlée or burn. <text:s/>This is not a problem, and actually how it’s supposed to look.</text:p>
        </text:list-item>
      </text:list>
      <text:h text:style-name="P156" text:outline-level="4">Yield:</text:h>
      <text:p text:style-name="List_20_Paragraph">4 Servings</text:p>
      <text:h text:style-name="Heading_20_4" text:outline-level="4"><text:soft-page-break/>Note:</text:h>
      <text:p text:style-name="List_20_Paragraph">You can make these ahead, and refrigerate until needed. <text:s/>To bring back to temperature before you broil them, preheat oven to 350 F. and bake for about 12-15 minutes , or until the centers are just warm. Switch oven to broil, and broil on high as described.</text:p>
      <text:h text:style-name="P142" text:outline-level="2"><text:bookmark-start text:name="__RefHeading__7438_765751259"/><text:a xlink:type="simple" xlink:href="http://www.shupe.ca/recipe/appetizer/1494" text:style-name="Internet_20_link" text:visited-style-name="Visited_20_Internet_20_Link"><text:span text:style-name="Internet_20_link"><text:span text:style-name="T9">Cheese and Onion Bruschetta</text:span></text:span></text:a><text:bookmark-end text:name="__RefHeading__7438_765751259"/></text:h>
      <text:h text:style-name="P156" text:outline-level="4">Ingredients:</text:h>
      <text:p text:style-name="List_20_Paragraph">3/4 cups grated Parmesan cheese</text:p>
      <text:p text:style-name="List_20_Paragraph">1/2 cup minced green onion</text:p>
      <text:p text:style-name="List_20_Paragraph">1/2 cup light mayonnaise</text:p>
      <text:p text:style-name="List_20_Paragraph">1/4 teaspoon paprika</text:p>
      <text:p text:style-name="List_20_Paragraph">black pepper</text:p>
      <text:p text:style-name="List_20_Paragraph">1 baguette, sliced</text:p>
      <text:h text:style-name="P156" text:outline-level="4">Directions:</text:h>
      <text:list xml:id="list7106641654701468872" text:style-name="L7">
        <text:list-item>
          <text:p text:style-name="P42">In a medium bowl, mix together all the ingredients except for the baguette.</text:p>
        </text:list-item>
        <text:list-item>
          <text:p text:style-name="P42">Spread on baguette slices</text:p>
        </text:list-item>
        <text:list-item>
          <text:p text:style-name="P42">Broil in oven until mixture begins to melt (approx 5-10 min.)</text:p>
        </text:list-item>
      </text:list>
      <text:h text:style-name="P142" text:outline-level="2"><text:bookmark-start text:name="__RefHeading__11368_329778269"/><text:a xlink:type="simple" xlink:href="http://www.shupe.ca/recipe/appetizer/1494" text:style-name="Internet_20_link" text:visited-style-name="Visited_20_Internet_20_Link"><text:span text:style-name="Internet_20_link"><text:span text:style-name="T9">Shrimp Pakoras (Shrimp And Vegetable Dumplings)</text:span></text:span></text:a><text:bookmark-end text:name="__RefHeading__11368_329778269"/></text:h>
      <text:h text:style-name="P156" text:outline-level="4">Ingredients:</text:h>
      <text:p text:style-name="List_20_Paragraph">2 1/2 cups gram flour (sifted)</text:p>
      <text:p text:style-name="List_20_Paragraph">1/2 bunch spinach, chopped</text:p>
      <text:p text:style-name="List_20_Paragraph">1 tablespoon Cilantro, chopped</text:p>
      <text:p text:style-name="List_20_Paragraph">1 med. Potato. Diced</text:p>
      <text:p text:style-name="List_20_Paragraph">1 med. Onion, diced</text:p>
      <text:p text:style-name="List_20_Paragraph">few pieces cauliflower</text:p>
      <text:p text:style-name="List_20_Paragraph">1/4 teaspoon Coriander seeds</text:p>
      <text:p text:style-name="List_20_Paragraph">sea salt</text:p>
      <text:p text:style-name="List_20_Paragraph">1/4 teaspoon Chilli powder</text:p>
      <text:p text:style-name="List_20_Paragraph">1/2 lb. Baby shrimp</text:p>
      <text:p text:style-name="List_20_Paragraph">1 teaspoon Garlic, crushed</text:p>
      <text:p text:style-name="List_20_Paragraph">3-4 cups vegetable oil (frying)</text:p>
      <text:h text:style-name="P156" text:outline-level="4">Directions:</text:h>
      <text:list xml:id="list4887437616873508163" text:style-name="L8">
        <text:list-item>
          <text:p text:style-name="P132">In a large bowl, mix together the flour, spinach, cilantro, potato, onion, cauliflower, shrimp, coriander seeds, salt, chilli powder, and garlic</text:p>
        </text:list-item>
        <text:list-item>
          <text:p text:style-name="P132">Use a tablespoon to add water little by little to form a thick paste</text:p>
        </text:list-item>
        <text:list-item>
          <text:p text:style-name="P132">Heat the oil in a large pot</text:p>
        </text:list-item>
        <text:list-item>
          <text:p text:style-name="P132">Form the paste into balls and slowly deep-fry them.</text:p>
        </text:list-item>
        <text:list-item>
          <text:p text:style-name="P132">Serve with a chutney of your choice</text:p>
        </text:list-item>
      </text:list>
      <text:h text:style-name="Heading_20_2" text:outline-level="2"><text:bookmark-start text:name="__RefHeading__8032_1822209635"/><text:soft-page-break/>Beer Cheese Dip<text:bookmark-end text:name="__RefHeading__8032_1822209635"/></text:h>
      <text:h text:style-name="Heading_20_4" text:outline-level="4">Ingredients</text:h>
      <text:p text:style-name="List_20_Paragraph">1/2 bottle of beer (lager)</text:p>
      <text:p text:style-name="List_20_Paragraph">8oz of cream cheese</text:p>
      <text:p text:style-name="List_20_Paragraph">8oz cheddar cheese <text:s/>shredded</text:p>
      <text:p text:style-name="List_20_Paragraph">green onion, sliced for garnish (optional)</text:p>
      <text:h text:style-name="Heading_20_4" text:outline-level="4">Directions</text:h>
      <text:list xml:id="list7198004541501995732" text:style-name="L9">
        <text:list-item>
          <text:p text:style-name="P43">Pour half a bottle of beer into a saucepan and simmer for 2-3 minutes.</text:p>
        </text:list-item>
        <text:list-item>
          <text:p text:style-name="P43">Add cream cheese and stir until combined.</text:p>
        </text:list-item>
        <text:list-item>
          <text:p text:style-name="P43">Add an 8-oz package of shredded cheese and stir until combined.</text:p>
        </text:list-item>
        <text:list-item>
          <text:p text:style-name="P43">Garnish with sliced green onions if desired.</text:p>
        </text:list-item>
      </text:list>
      <text:p text:style-name="Standard"/>
      <text:p text:style-name="P11"/>
      <text:h text:style-name="P160" text:outline-level="1"><text:bookmark-start text:name="__RefHeading__6642_1577114434"/>Soups and Stews<text:bookmark-end text:name="__RefHeading__6642_1577114434"/></text:h>
      <text:h text:style-name="Heading_20_2" text:outline-level="2"><text:bookmark-start text:name="__RefHeading__6644_1577114434"/>Chili<text:bookmark-end text:name="__RefHeading__6644_1577114434"/></text:h>
      <text:h text:style-name="Heading_20_4" text:outline-level="4">Prep Time: 30 minutes <text:tab/><text:tab/>Cooking Time: 3 hours</text:h>
      <text:h text:style-name="Heading_20_4" text:outline-level="4">Ingredients:</text:h>
      <text:p text:style-name="List_20_Paragraph">kosher salt</text:p>
      <text:p text:style-name="List_20_Paragraph">1/2 pound, dried pinto beans (about 1 cup) – rinsed and picked over </text:p>
      <text:p text:style-name="List_20_Paragraph">6 dried ancho chiles (about 1 3/4 ounces) – stems and seeds removed, and flesh torn into 1-inch pieces</text:p>
      <text:p text:style-name="List_20_Paragraph">2-4 dried àrbol chiles – stems removed, pods split, seeds removed</text:p>
      <text:p text:style-name="List_20_Paragraph">3 tablespoons, cornmeal</text:p>
      <text:p text:style-name="List_20_Paragraph">2 teaspoons, dried oregano</text:p>
      <text:p text:style-name="List_20_Paragraph">2 teaspoons, ground cumin</text:p>
      <text:p text:style-name="List_20_Paragraph">2 teaspoons, unsweetened cocoa powder </text:p>
      <text:p text:style-name="List_20_Paragraph">2 1/2 cups, chicken broth (divided use)</text:p>
      <text:p text:style-name="List_20_Paragraph">2 medium onions – cut into 3/4-inch pieces (about 2 cups)</text:p>
      <text:p text:style-name="List_20_Paragraph">3 small jalapeño chiles – stems and seeds removed and discarded, flesh cut into 1/2-inch pieces</text:p>
      <text:p text:style-name="List_20_Paragraph">3 tablespoons, vegetable oil</text:p>
      <text:p text:style-name="List_20_Paragraph">4 medium garlic cloves – minced or pressed through garlic press (about 4 teaspoons)</text:p>
      <text:p text:style-name="List_20_Paragraph">1 (14.5 ounce) can, diced tomatoes</text:p>
      <text:p text:style-name="List_20_Paragraph">2 teaspoons, light molasses</text:p>
      <text:p text:style-name="List_20_Paragraph">3 1/2 pounds, blade steak, 3/4 inch thick – trimmed of gristle and fat and cut into 3/4-inch pieces</text:p>
      <text:p text:style-name="List_20_Paragraph">1 (12-ounce) bottle, mild lager beer (such as Budweiser)</text:p>
      <text:h text:style-name="Heading_20_4" text:outline-level="4">Directions:</text:h>
      <text:list xml:id="list4797143188598315225" text:style-name="L10">
        <text:list-item>
          <text:p text:style-name="P44">In a large Dutch oven, combine 4 tablespoons of salt, 4 quarts of water, and the beans and bring to boil over high heat. Remove the pot from heat, cover, and allow the beans to stand for 1 hour. Drain and rinse the beans well.</text:p>
        </text:list-item>
        <text:list-item>
          <text:p text:style-name="P44">Adjust an oven rack to the lower-middle position and pre-heat the oven to 300degrees.</text:p>
        </text:list-item>
        <text:list-item>
          <text:p text:style-name="P44">Place the ancho chiles in 12-inch skillet set over medium-high heat; toast them,stirring frequently, until flesh is fragrant, 4 to 6 minutes - reducing the heat if chiles begin to smoke. Transfer the toasted chiles to the bowl of food processor and allow them to cool. Do not wash out the skillet.</text:p>
        </text:list-item>
        <text:list-item>
          <text:p text:style-name="P44">To the food processor containing the toasted ancho chiles, add the àrbol chiles,cornmeal, oregano, cumin, cocoa, and 3/4 teaspoon salt. Process until finely ground - about 2 minutes. With the processor running, very slowly add 1/2 cup of the broth through the feed tube, until a smooth paste forms - about 45 seconds,scraping down the sides of the bowl as necessary. Transfer the paste to a small bowl and set <text:soft-page-break/>aside. Place the onions in the now-empty processor bowl and pulse until roughly chopped - about four 1-second pulses. Add the jalapeños and pulse until the mixture has the consistency of chunky salsa - about four 1-second pulses - scraping down the bowl as necessary.</text:p>
        </text:list-item>
        <text:list-item>
          <text:p text:style-name="P44">In a large Dutch oven, heat 1 tablespoon oil over medium-high heat. Add the onion mixture and cook, stirring occasionally, until moisture has evaporated and vegetables are softened - 7 to 9 minutes. Add the garlic and cook until fragrant -about 1 minute. Add the reserved chili paste, the tomatoes, and the molasses. Stir until the chili paste is thoroughly combined with the other ingredients. Add the remaining 2 cups broth and the drained beans; bring to a boil, then reduce the heat to simmer.</text:p>
        </text:list-item>
        <text:list-item>
          <text:p text:style-name="P44">Meanwhile, in the 12-inch skillet over medium-high heat, heat 1 tablespoon oil until it is shimmering. Pat the pieces of beef dry with paper towels and sprinkle them with 11/2 teaspoons of salt.</text:p>
        </text:list-item>
        <text:list-item>
          <text:p text:style-name="P44">To the skillet, add half of the beef and cook until browned on all sides - about10 minutes. Transfer the meat to the Dutch oven. Add 1/2 of the bottle of lager to the skillet, scraping bottom of pan to loosen any browned bits, and bring to a simmer. <text:s/>Transfer the lager to the Dutch oven. Repeat with the remaining tablespoon oil, beef pieces, and lager. (Heat the oil, brown the beef, transfer the beef to the Dutch oven, add lager to the skillet, bring it to a simmer, and add the simmering beer to the Dutch oven.) Once the last addition of lager has been added to the Dutch oven, stir to combine the ingredients and return the mixture to a simmer.</text:p>
        </text:list-item>
        <text:list-item>
          <text:p text:style-name="P44">Cover the pot and transfer to the preheated oven. Cook until the meat and beans are fully tender - 1 1/2 to 2 hours. Allow the chili to stand uncovered for 10minutes. Stir well and season to taste with salt before serving.</text:p>
        </text:list-item>
      </text:list>
      <text:h text:style-name="Heading_20_4" text:outline-level="4">Notes: </text:h>
      <text:list xml:id="list6159994902263481043" text:style-name="L11">
        <text:list-item>
          <text:p text:style-name="P45">A 4-pound chuck-eye roast, well trimmed of fat, can be substituted for the steak.</text:p>
        </text:list-item>
        <text:list-item>
          <text:p text:style-name="P45">Because much of the chili flavor is held in the fat of this dish, refrain from skimming fat from the surface.</text:p>
        </text:list-item>
        <text:list-item>
          <text:p text:style-name="P45">Wear gloves when working with both dried and fresh chiles.</text:p>
        </text:list-item>
        <text:list-item>
          <text:p text:style-name="P45">Dried New Mexican or guajillo chiles make a good substitute for the anchos; each dried arbol may be substituted with 1/8 teaspoon cayenne. If you prefer not to work with any whole dried chiles, the anchos and àrbols can be replaced with 1/2 cup commercial chili powder and 1/4 to 1/2 teaspoon cayenne pepper, though the texture of the chili will be slightly compromised.</text:p>
        </text:list-item>
        <text:list-item>
          <text:p text:style-name="P45">Good choices for condiments include diced avocado, chopped red onion, chopped cilantro leaves, lime wedges, sour cream, and shredded Monterey Jack or cheddar cheese.</text:p>
        </text:list-item>
        <text:list-item>
          <text:p text:style-name="P45">The chili can be made up to 3 days in advance.</text:p>
        </text:list-item>
      </text:list>
      <text:h text:style-name="Heading_20_4" text:outline-level="4">Yield:</text:h>
      <text:p text:style-name="List_20_Paragraph">6-8 servings</text:p>
      <text:h text:style-name="Heading_20_2" text:outline-level="2"><text:bookmark-start text:name="__RefHeading__4551_1153429175"/><text:soft-page-break/>Beef Stew<text:bookmark-end text:name="__RefHeading__4551_1153429175"/></text:h>
      <text:h text:style-name="Heading_20_4" text:outline-level="4">Prep Time: 30 minutes <text:tab/><text:tab/>Cooking Time: 2½ hours</text:h>
      <text:h text:style-name="Heading_20_4" text:outline-level="4">Ingredients:</text:h>
      <text:p text:style-name="List_20_Paragraph">1 (3 1/2-4 pound) boneless beef chuck eye roast, trimmed and cut into 1 1/2 inch pieces</text:p>
      <text:p text:style-name="List_20_Paragraph">salt and ground black pepper</text:p>
      <text:p text:style-name="List_20_Paragraph">3 tablespoons vegetable oil</text:p>
      <text:p text:style-name="List_20_Paragraph">2 medium onions, minced</text:p>
      <text:p text:style-name="List_20_Paragraph">3 medium garlic cloves, minced or pressed through a garlic press (about 1 tablespoon)</text:p>
      <text:p text:style-name="List_20_Paragraph">1 tablespoon minced fresh thyme leaves, or 1 teaspoon dried</text:p>
      <text:p text:style-name="List_20_Paragraph">3 tablespoons unbleached all-purpose flour</text:p>
      <text:p text:style-name="List_20_Paragraph">1 tablespoon tomato paste</text:p>
      <text:p text:style-name="List_20_Paragraph">1 cup dry red wine</text:p>
      <text:p text:style-name="List_20_Paragraph">1 1/4 cups low sodium chicken broth</text:p>
      <text:p text:style-name="List_20_Paragraph">1 1/4 cups low sodium beef broth</text:p>
      <text:p text:style-name="List_20_Paragraph">2 bay leaves</text:p>
      <text:p text:style-name="List_20_Paragraph">1 1/2 pounds red potatoes (about 5 medium), scrubbed and cut into 1 inch pieces</text:p>
      <text:p text:style-name="List_20_Paragraph">1 pound carrots (about 6 medium), peeled and sliced 1 inch thick</text:p>
      <text:p text:style-name="List_20_Paragraph">1 cup frozen peas, thawed</text:p>
      <text:p text:style-name="List_20_Paragraph">1/4 cup minced fresh parsley leaves</text:p>
      <text:h text:style-name="Heading_20_4" text:outline-level="4">Directions:</text:h>
      <text:list xml:id="list3026614849692925723" text:style-name="L12">
        <text:list-item>
          <text:p text:style-name="P46">Adjust an oven rack to the lower-middle position and heat the oven to 325 degrees. </text:p>
        </text:list-item>
        <text:list-item>
          <text:p text:style-name="P46">Pat the beef dry with paper towels and season with salt and pepper. <text:s/>Heat 1 tablespoon of the oil in a large Dutch oven over medium-high heat until just smoking. <text:s/>Add half of the meat and cook, stirring occasionally, until well browned, 7 to 10 minutes, reducing the heat if the pot begins to scorch.</text:p>
        </text:list-item>
        <text:list-item>
          <text:p text:style-name="P46">Transfer the browned beef to a medium bowl. <text:s/>Repeat with 1 tablespoon more oil and the remaining beef; transfer to the bowl.</text:p>
        </text:list-item>
        <text:list-item>
          <text:p text:style-name="P46">Add the remaining 1 tablespoon oil to the pot and place over medium-low heat until shimmering. <text:s/>add the onions and 1/4 teaspoon salt and cook, stirring often, until softened, 5 to 7 minutes. <text:s/>Stir in the garlic and thyme and cook until fragrant, about 30 seconds. <text:s/>Stir in the flour and tomato paste and cook, stirring constantly, for 1 minutes. <text:s/>Slowly whisk in the wine, scraping up any browned bits. <text:s/>Gradually whisk in the broths until smooth and bring to a simmer.</text:p>
        </text:list-item>
        <text:list-item>
          <text:p text:style-name="P46">Stir in the browned meat with any accumulated juices and the bay leaves and bring to a simmer. <text:s/>Cover, place the pot in the oven, and cook for one hour. <text:s/>Stir in the potatoes and carrots and continue to cook in the oven, covered, until the meat is tender, 1 to 1 1/2 hours longer.</text:p>
        </text:list-item>
        <text:list-item>
          <text:p text:style-name="P46"><text:soft-page-break/>Remove the stew from the oven and remove the bay leaves. <text:s/>Stir in the peas, cover, and let stand for 5 minutes. <text:s/>Stir in the parsley and season with salt and pepper to taste before serving.</text:p>
        </text:list-item>
      </text:list>
      <text:h text:style-name="P34" text:outline-level="2"><text:bookmark-start text:name="__RefHeading__7892_1258942964"/>Chicken Stew<text:bookmark-end text:name="__RefHeading__7892_1258942964"/></text:h>
      <text:h text:style-name="Heading_20_4" text:outline-level="4">Prep Time: 30 minutes <text:tab/><text:tab/>Cooking Time: 2 hours</text:h>
      <text:h text:style-name="Heading_20_4" text:outline-level="4">Ingredients:</text:h>
      <text:p text:style-name="List_20_Paragraph">2 pounds boneless, skinless chicken thighs, halved crosswise and trimmed </text:p>
      <text:p text:style-name="List_20_Paragraph">Kosher salt and pepper </text:p>
      <text:p text:style-name="List_20_Paragraph">3 slices bacon, chopped </text:p>
      <text:p text:style-name="List_20_Paragraph">1 pound chicken wings, halved at joint </text:p>
      <text:p text:style-name="List_20_Paragraph">1 onion, chopped fine </text:p>
      <text:p text:style-name="List_20_Paragraph">1 celery rib, minced </text:p>
      <text:p text:style-name="List_20_Paragraph">2 garlic cloves, minced </text:p>
      <text:p text:style-name="List_20_Paragraph">2 teaspoons anchovy paste </text:p>
      <text:p text:style-name="List_20_Paragraph">1 teaspoon minced fresh thyme </text:p>
      <text:p text:style-name="List_20_Paragraph">5 cups chicken broth </text:p>
      <text:p text:style-name="List_20_Paragraph">1 cup dry white wine, plus extra for seasoning </text:p>
      <text:p text:style-name="List_20_Paragraph">1 tablespoon soy sauce </text:p>
      <text:p text:style-name="List_20_Paragraph">3 tablespoons unsalted butter, cut into 3 pieces </text:p>
      <text:p text:style-name="List_20_Paragraph">⅓ cup all-purpose flour </text:p>
      <text:p text:style-name="List_20_Paragraph">1 pound small red potatoes, unpeeled, quartered </text:p>
      <text:p text:style-name="List_20_Paragraph">4 carrots, peeled and cut into ½-inch pieces </text:p>
      <text:p text:style-name="List_20_Paragraph">2 tablespoons chopped fresh parsley</text:p>
      <text:h text:style-name="Heading_20_4" text:outline-level="4">Directions:</text:h>
      <text:list xml:id="list6129053515579227092" text:style-name="L13">
        <text:list-item>
          <text:p text:style-name="P47">Adjust oven rack to lower-middle position and heat oven to 325 degrees. Arrange chicken thighs on baking sheet and lightly season both sides with salt and pepper; cover with plastic wrap and set aside. </text:p>
        </text:list-item>
        <text:list-item>
          <text:p text:style-name="P47">Cook bacon in large Dutch oven over medium low heat, stirring occasionally, until fat renders and bacon browns, 6 to 8 minutes. Using slotted spoon, transfer bacon to medium bowl. Add chicken wings to pot, increase heat to medium, and cook until well browned on both sides, 10 to 12 minutes; transfer wings to bowl with bacon. </text:p>
        </text:list-item>
        <text:list-item>
          <text:p text:style-name="P47">Add onion, celery, garlic, anchovy paste, and thyme to fat in pot; cook, stirring occasionally, until dark fond forms on pan bottom, 2 to 4 minutes. Increase heat to high; stir in 1 cup broth, wine, and soy sauce, scraping up any browned bits; and bring to boil. Cook, stirring occasionally, until liquid evaporates and vegetables begin to sizzle again, 12 to 15 minutes. Add butter and stir to melt; sprinkle flour over vegetables and stir to combine. Gradually whisk in remaining 4 cups broth until smooth. Stir in wings and bacon, potatoes, and carrots; bring to simmer. Transfer to oven and cook, uncovered, for 30 minutes, stirring once halfway through cooking. </text:p>
        </text:list-item>
        <text:list-item>
          <text:p text:style-name="P47">Remove pot from oven. Use wooden spoon to draw gravy up sides of pot and scrape browned fond into stew. Place over high heat, add thighs, and bring to simmer. Return pot to oven, uncovered, and continue to cook, stirring occasionally, until chicken offers <text:soft-page-break/>no resistance when poked with fork and vegetables are tender, about 45 minutes longer. (Stew can be refrigerated for up to 2 days.) </text:p>
        </text:list-item>
        <text:list-item>
          <text:p text:style-name="P47">Discard wings and season stew with up to 2 tablespoons extra wine. Season with salt and pepper to taste, sprinkle with parsley, and serve. </text:p>
        </text:list-item>
      </text:list>
      <text:h text:style-name="Heading_20_4" text:outline-level="4">Yield:</text:h>
      <text:p text:style-name="List_20_Paragraph">Serves 4-6</text:p>
      <text:p text:style-name="List_20_Paragraph"/>
      <text:h text:style-name="Heading_20_2" text:outline-level="2"><text:bookmark-start text:name="__RefHeading__6646_1577114434"/>Coq Au Vin<text:bookmark-end text:name="__RefHeading__6646_1577114434"/></text:h>
      <text:h text:style-name="Heading_20_4" text:outline-level="4">Prep Time: 30 minutes <text:tab/><text:tab/>Cooking Time: 90 minutes</text:h>
      <text:h text:style-name="Heading_20_4" text:outline-level="4">Ingredients:</text:h>
      <text:p text:style-name="List_20_Paragraph">1 bottle fruity, smooth, medium-bodied red wine (see note below)</text:p>
      <text:p text:style-name="List_20_Paragraph">2 cups low-sodium chicken broth</text:p>
      <text:p text:style-name="List_20_Paragraph">10 sprigs fresh parsley leaves</text:p>
      <text:p text:style-name="List_20_Paragraph">2 tablespoons minced fresh parsley leaves</text:p>
      <text:p text:style-name="List_20_Paragraph">2 sprigs fresh thyme</text:p>
      <text:p text:style-name="List_20_Paragraph">1 bay leaf</text:p>
      <text:p text:style-name="List_20_Paragraph">4 ounces bacon, preferably thick-cut, cut crosswise into 1/4-inch pieces</text:p>
      <text:p text:style-name="List_20_Paragraph">2 1/2 pounds boneless, skinless chicken thighs, trimmed of excess fat and cut in half crosswise</text:p>
      <text:p text:style-name="List_20_Paragraph">Salt and ground black pepper</text:p>
      <text:p text:style-name="List_20_Paragraph">5 tablespoons unsalted butter</text:p>
      <text:p text:style-name="List_20_Paragraph">24 frozen pearl onions, thawed, drained, and patted dry (about 1 cup) (see note below)</text:p>
      <text:p text:style-name="List_20_Paragraph">8 ounces cremini mushrooms, wiped clean, stems trimmed, quartered (halved if small)</text:p>
      <text:p text:style-name="List_20_Paragraph">2 medium cloves garlic, minced or pressed through garlic press (about 2 teaspoons)</text:p>
      <text:p text:style-name="List_20_Paragraph">1 tablespoon tomato paste</text:p>
      <text:p text:style-name="List_20_Paragraph">2 tablespoons all-purpose flour</text:p>
      <text:h text:style-name="Heading_20_4" text:outline-level="4">Directions:</text:h>
      <text:list xml:id="list7126603233524283014" text:style-name="L14">
        <text:list-item>
          <text:p text:style-name="P48">Bring all but 1 tablespoon wine (reserve for later use), broth, parsley sprigs, thyme, and bay to simmer in large saucepan over medium-high heat. Cook until reduced to 3 cups, about 25 minutes. Discard herbs.</text:p>
        </text:list-item>
        <text:list-item>
          <text:p text:style-name="P48">Meanwhile, cook bacon in large Dutch oven over medium heat until browned, 7 to 8 minutes. Using slotted spoon, transfer bacon to paper-towel-lined plate. Reserve 2 tablespoons fat in small bowl; discard remaining fat.</text:p>
        </text:list-item>
        <text:list-item>
          <text:p text:style-name="P48">Lightly season chicken with salt and pepper. Heat 1 tablespoon reserved bacon fat in Dutch oven over medium-high heat until just smoking. Add half of chicken in single layer and cook until lightly browned, about 2 minutes per side. Transfer to plate and repeat with remaining chicken and 1 tablespoon bacon fat.</text:p>
        </text:list-item>
        <text:list-item>
          <text:p text:style-name="P48">Melt 3 tablespoons butter in now-empty Dutch oven over medium-high heat. When foaming subsides, add pearl onions and mushrooms; cook, stirring occasionally, until <text:soft-page-break/>lightly browned, 5 to 8 minutes. Reduce heat to medium, add garlic, and cook until fragrant, about 30 seconds. Add tomato paste and flour; cook, stirring frequently, until well combined, about 1 minute.</text:p>
        </text:list-item>
        <text:list-item>
          <text:p text:style-name="P48">Add reduced wine mixture, scraping bottom of pot with wooden spoon to loosen browned bits; add 1/4 teaspoon pepper. Return chicken, any accumulated juices, and reserved bacon to pot; increase heat to high and bring to boil. Reduce heat to medium-low, cover pot, and simmer until chicken is tender, about 25 minutes, stirring halfway through cooking time.</text:p>
        </text:list-item>
        <text:list-item>
          <text:p text:style-name="P48">Using slotted spoon, transfer chicken to large bowl; tent with foil to keep warm. Increase heat to medium-high and simmer sauce until thick and glossy and measures 3 cups, about 5 minutes. Off heat, stir in remaining 2 tablespoons butter and reserved 1 tablespoon wine. Season to taste with salt. Return chicken to pot and top with minced parsley. Serve immediately with egg noodles or mashed potatoes.</text:p>
        </text:list-item>
      </text:list>
      <text:h text:style-name="Heading_20_4" text:outline-level="4">Yield:</text:h>
      <text:p text:style-name="List_20_Paragraph">Serves 4-6</text:p>
      <text:h text:style-name="Heading_20_4" text:outline-level="4">Notes:</text:h>
      <text:p text:style-name="List_20_Paragraph">A medium-bodied, fruity red wine such as Pinot Noir or Rhône Valley Grenache is best for this recipe. Avoid bold, heavily oaked red wine s like Cabernet and light-bodied wines like Beaujolais.</text:p>
      <text:p text:style-name="List_20_Paragraph"/>
      <text:p text:style-name="List_20_Paragraph">To use fresh pearl onions, trim the root and stem end of each onion and discard. Boil for 1 minute, shock in ice water, then peel a thin strip from root to stem. Remove any remaining outer skin (it's like peeling off a jacket). If neither frozen nor fresh pearl onions are available, substitute one large onion cut into 1/2-inch pieces. (Do not use jarred pearl onions, which will turn mushy and disintegrate into the sauce.)</text:p>
      <text:p text:style-name="Standard"/>
      <text:h text:style-name="P143" text:outline-level="2"><text:bookmark-start text:name="__RefHeading__7440_765751259"/>Carrot Ginger Soup<text:bookmark-end text:name="__RefHeading__7440_765751259"/></text:h>
      <text:h text:style-name="Heading_20_4" text:outline-level="4"><text:bookmark-start text:name="__RefHeading__7586_1577114434"/>Prep Time: 15 minutes <text:tab/><text:tab/>Cooking Time: 75 minutes<text:bookmark-end text:name="__RefHeading__7586_1577114434"/></text:h>
      <text:h text:style-name="Heading_20_4" text:outline-level="4">Ingredients:</text:h>
      <text:p text:style-name="List_20_Paragraph">2 tablespoons olive oil</text:p>
      <text:p text:style-name="List_20_Paragraph">1 brown onion, finely chopped</text:p>
      <text:p text:style-name="List_20_Paragraph">2in piece ginger, peeled, finely chopped</text:p>
      <text:p text:style-name="List_20_Paragraph">2 garlic cloves, finely chopped</text:p>
      <text:p text:style-name="List_20_Paragraph">6 (2lb) carrots, peeled, chopped</text:p>
      <text:p text:style-name="List_20_Paragraph">4 cups chicken stock</text:p>
      <text:p text:style-name="List_20_Paragraph">sour cream and chopped dill leaves, to serve</text:p>
      <text:h text:style-name="Heading_20_4" text:outline-level="4"><text:bookmark-start text:name="__RefHeading__7588_1577114434"/>Directions:<text:bookmark-end text:name="__RefHeading__7588_1577114434"/></text:h>
      <text:list xml:id="list975868005555885739" text:style-name="L15">
        <text:list-item>
          <text:p text:style-name="P49">Heat oil in a saucepan over medium heat. Add onion, ginger and garlic. Reduce heat to medium-low. Cook, stirring occasionally, for 8 to 10 minutes or until onion is soft.</text:p>
        </text:list-item>
        <text:list-item>
          <text:p text:style-name="P49">Add carrots, stock and 2 cups water to saucepan. Simmer, partially covered, for 35 to 40 minutes or until carrots are very tender. Remove from heat and set aside.</text:p>
        </text:list-item>
        <text:list-item>
          <text:p text:style-name="P49">Using a food processor or blender, process soup, in batches, until smooth. Return soup to saucepan and stir over low heat until warmed through.</text:p>
        </text:list-item>
        <text:list-item>
          <text:p text:style-name="P49">Ladle soup into bowls. Top with sour cream and dill. Serve.</text:p>
        </text:list-item>
      </text:list>
      <text:h text:style-name="Heading_20_4" text:outline-level="4"><text:bookmark-start text:name="__RefHeading__7590_1577114434"/>Variation:<text:bookmark-end text:name="__RefHeading__7590_1577114434"/></text:h>
      <text:p text:style-name="P13">Add 2 cups shredded chicken towards the end of step 3, when returning pureed soup to the pan to reheat. <text:s/>For shedding the chicken; boil in water for 10-12 minutes, then shred with 2 forks.</text:p>
      <text:p text:style-name="Standard"/>
      <text:h text:style-name="P34" text:outline-level="2"><text:bookmark-start text:name="__RefHeading__4553_1153429175"/>Split Pea and Ham Soup<text:bookmark-end text:name="__RefHeading__4553_1153429175"/></text:h>
      <text:h text:style-name="Heading_20_4" text:outline-level="4">Prep Time: 15 minutes + Over night <text:s/><text:tab/>Cooking Time: 2 hours</text:h>
      <text:h text:style-name="Heading_20_4" text:outline-level="4">Ingredients:</text:h>
      <text:p text:style-name="List_20_Paragraph">2 1/4 cups dried split peas</text:p>
      <text:p text:style-name="List_20_Paragraph">2 quarts cold water</text:p>
      <text:p text:style-name="List_20_Paragraph">1 1/2 - 2 pounds ham bone with meat</text:p>
      <text:p text:style-name="List_20_Paragraph">2 onions, thinly sliced</text:p>
      <text:p text:style-name="List_20_Paragraph">1/2 teaspoon salt</text:p>
      <text:p text:style-name="List_20_Paragraph">1/4 teaspoon ground black pepper</text:p>
      <text:p text:style-name="List_20_Paragraph">1 pinch dried marjoram</text:p>
      <text:p text:style-name="List_20_Paragraph">3 stalks celery, chopped</text:p>
      <text:p text:style-name="List_20_Paragraph">3 carrots, chopped</text:p>
      <text:p text:style-name="List_20_Paragraph">1 potato, diced</text:p>
      <text:h text:style-name="Heading_20_4" text:outline-level="4">Directions:</text:h>
      <text:list xml:id="list2071652392678962597" text:style-name="L16">
        <text:list-item>
          <text:p text:style-name="P50">In a large stock pot, cover peas with 2 quarts cold water and soak overnight. If you need a faster method, simmer the peas gently for 2 minutes, and then soak for l hour.</text:p>
        </text:list-item>
        <text:list-item>
          <text:p text:style-name="P50">Once peas are soaked, add ham bone, onion, salt, pepper and marjoram. Cover, bring to boil and then simmer for 1 1/2 hours, stirring occasionally.</text:p>
        </text:list-item>
        <text:list-item>
          <text:p text:style-name="P50">Remove bone; cut off meat, dice and return meat to soup. Add celery, carrots and potatoes. Cook slowly, uncovered for 30 to 40 minutes, or until vegetables are tender.</text:p>
        </text:list-item>
      </text:list>
      <text:h text:style-name="P34" text:outline-level="2"><text:bookmark-start text:name="__RefHeading__5487_1792880867"/>Leftover Seafood Chowder<text:bookmark-end text:name="__RefHeading__5487_1792880867"/></text:h>
      <text:h text:style-name="Heading_20_4" text:outline-level="4">Prep Time: 10 minutes <text:tab/><text:tab/>Cooking Time: 30 minutes</text:h>
      <text:h text:style-name="Heading_20_4" text:outline-level="4">Ingredients:</text:h>
      <text:p text:style-name="List_20_Paragraph">4 rashers of thick cut bacon, cut into ¼ inch pieces</text:p>
      <text:p text:style-name="List_20_Paragraph">1 medium onion, minced</text:p>
      <text:p text:style-name="List_20_Paragraph">2 cloves garlic</text:p>
      <text:p text:style-name="List_20_Paragraph">1 ½ tablespoons flour</text:p>
      <text:p text:style-name="List_20_Paragraph">2 cups clam/seafood juices</text:p>
      <text:p text:style-name="List_20_Paragraph">1 cup vegetable broth (or water)</text:p>
      <text:p text:style-name="List_20_Paragraph">½ pound potatoes (can be left overs)</text:p>
      <text:p text:style-name="List_20_Paragraph">1 medium ears corn cooked</text:p>
      <text:p text:style-name="List_20_Paragraph">1 cup heavy cream</text:p>
      <text:p text:style-name="List_20_Paragraph">1½ pounds left over mussels, clams, prawns, and/or crab shells removed</text:p>
      <text:h text:style-name="Heading_20_4" text:outline-level="4">Directions:</text:h>
      <text:list xml:id="list7970435367716641516" text:style-name="L17">
        <text:list-item>
          <text:p text:style-name="P51">Place bacon in stock pot and saute until almost crisp (3 minutes) Add onion and saute until soft 3 minutes. <text:s/>Add garlic and cook till fragrant 30 seconds.</text:p>
        </text:list-item>
        <text:list-item>
          <text:p text:style-name="P51">Stir in flour and cook for 30 seconds. <text:s/>Add some of the seafood juices into the pot and scrap up any of the bits from the bottom of the pan. Add remaining juices and broth. Simmer for 15 minutes. </text:p>
        </text:list-item>
        <text:list-item>
          <text:p text:style-name="P51">Add potatoes corn and simmer for an additional 5 minutes. (If potatoes are not cooked add them prior to simmering in previous step.)</text:p>
        </text:list-item>
        <text:list-item>
          <text:p text:style-name="P51">Add cream and cooked seafood and simmer for 5 more minutes.</text:p>
        </text:list-item>
        <text:list-item>
          <text:p text:style-name="P51"><text:span text:style-name="T18">Serve with crusty bread or oyster crackers</text:span> </text:p>
        </text:list-item>
      </text:list>
      <text:h text:style-name="Heading_20_4" text:outline-level="4">Yield:</text:h>
      <text:p text:style-name="Contents_20_3"><text:bookmark-start text:name="__RefHeading__6650_1577114434"/>Serves 4<text:bookmark-end text:name="__RefHeading__6650_1577114434"/></text:p>
      <text:h text:style-name="P34" text:outline-level="2"><text:bookmark-start text:name="__RefHeading__11370_329778269"/>Turkey Noodle Soup<text:bookmark-end text:name="__RefHeading__11370_329778269"/></text:h>
      <text:h text:style-name="Heading_20_4" text:outline-level="4">Ingredients:</text:h>
      <text:h text:style-name="Heading_20_3" text:outline-level="3"><text:bookmark-start text:name="__RefHeading__7231_346628426"/>Basic Turkey Stock<text:bookmark-end text:name="__RefHeading__7231_346628426"/></text:h>
      <text:p text:style-name="List_20_Paragraph">1 turkey carcass from 12- to 14-pound turkey, cut into 4 or 5 rough pieces to fit into pot</text:p>
      <text:p text:style-name="List_20_Paragraph">1 large onion, peeled and halved</text:p>
      <text:p text:style-name="List_20_Paragraph">1 large carrot, peeled and chopped coarse</text:p>
      <text:p text:style-name="List_20_Paragraph">3 medium cloves garlic, unpeeled and smashed</text:p>
      <text:p text:style-name="List_20_Paragraph">1 large rib celery, about 4 ounces, chopped coarse</text:p>
      <text:p text:style-name="List_20_Paragraph">2 cups dry white wine</text:p>
      <text:p text:style-name="List_20_Paragraph">1 bay leaf</text:p>
      <text:p text:style-name="List_20_Paragraph">5 sprigs fresh parsley leaves</text:p>
      <text:p text:style-name="List_20_Paragraph">3 sprigs fresh thyme</text:p>
      <text:h text:style-name="Heading_20_3" text:outline-level="3"><text:bookmark-start text:name="__RefHeading__7233_346628426"/>Soup<text:bookmark-end text:name="__RefHeading__7233_346628426"/></text:h>
      <text:p text:style-name="List_20_Paragraph">1 medium onion, diced medium</text:p>
      <text:p text:style-name="List_20_Paragraph">2 medium carrots, peeled and cut into 1/4-inch-thick rounds</text:p>
      <text:p text:style-name="List_20_Paragraph">1 large rib celery, sliced 1/4 inch thick</text:p>
      <text:p text:style-name="List_20_Paragraph">1 tablespoon minced fresh thyme leaves</text:p>
      <text:p text:style-name="List_20_Paragraph">Salt and ground black pepper</text:p>
      <text:p text:style-name="List_20_Paragraph">2 - 3 cups pasta shells (medium), or other medium-sized pasta shape</text:p>
      <text:p text:style-name="List_20_Paragraph">2 tablespoons minced fresh parsley leaves</text:p>
      <text:h text:style-name="Heading_20_4" text:outline-level="4">Directions:</text:h>
      <text:list xml:id="list7276196942876264567" text:style-name="L18">
        <text:list-item>
          <text:p text:style-name="P52">For Stock: Bring turkey carcass, onion, carrot, celery, garlic, wine, bay leaf, and 4 1/2 quarts water to boil in 12-quart stockpot over medium-high heat, skimming fat or foam that rises to surface. Reduce heat to low and simmer, uncovered, 2 hours, continuing to skim surface as necessary. Add parsley and thyme; continue to simmer until stock is rich and flavorful, about 2 hours longer, continuing to skim surface as necessary.</text:p>
        </text:list-item>
        <text:list-item>
          <text:p text:style-name="P52">Strain stock through large-mesh strainer into large bowl or container; remove meat from strained solids, shred into bite-sized pieces, and set aside; discard solids in strainer. Cool stock slightly, about 20 minutes; spoon fat from surface. Use stock immediately or cool to room temperature, cover, and refrigerate up to 2 days.</text:p>
        </text:list-item>
        <text:list-item>
          <text:p text:style-name="P52">For Soup: Bring turkey stock to simmer in large stockpot or Dutch oven over medium-high heat. Add onion, carrot, celery, thyme, and 1 teaspoon salt; cover and simmer until vegetables are just tender, about 10 minutes. Add pasta and reserved shredded turkey meat from stock; simmer until pasta is al dente, 10 to 12 minutes. Stir in parsley, adjust seasonings with salt and pepper; serve.</text:p>
        </text:list-item>
      </text:list>
      <text:h text:style-name="Heading_20_4" text:outline-level="4">Yield:</text:h>
      <text:p text:style-name="P13">8 – 10 Servings</text:p>
      <text:h text:style-name="Heading_20_2" text:outline-level="2"><text:bookmark-start text:name="__RefHeading__7235_346628426"/><text:soft-page-break/>Smoked Paprika and Rutabaga Bisque<text:bookmark-end text:name="__RefHeading__7235_346628426"/></text:h>
      <text:h text:style-name="Heading_20_4" text:outline-level="4">Ingredients:</text:h>
      <text:p text:style-name="List_20_Paragraph">3 tablespoons unsalted butter</text:p>
      <text:p text:style-name="List_20_Paragraph">1 medium yellow onion, coarsely chopped</text:p>
      <text:p text:style-name="List_20_Paragraph">2 medium celery stalks, coarsely chopped</text:p>
      <text:p text:style-name="List_20_Paragraph">1 1/2 pounds rutabaga, peeled and coarsely chopped (about 4 1/4 cups)</text:p>
      <text:p text:style-name="List_20_Paragraph">4 cups (1 quart) low-sodium vegetable broth</text:p>
      <text:p text:style-name="List_20_Paragraph">2 cups half-and-half</text:p>
      <text:p text:style-name="List_20_Paragraph">2 1/2 teaspoons high-quality smoked paprika</text:p>
      <text:p text:style-name="List_20_Paragraph">1 teaspoon ground white pepper</text:p>
      <text:h text:style-name="Heading_20_4" text:outline-level="4">Directions:</text:h>
      <text:list xml:id="list1327682835" text:continue-numbering="true" text:style-name="L18">
        <text:list-item>
          <text:p text:style-name="P52">Melt butter in a large pot over medium heat. Once butter foams, add onion and celery, and season generously with salt. Cook, stirring occasionally, until vegetables are tender but not browned, about 5 minutes.</text:p>
        </text:list-item>
        <text:list-item>
          <text:p text:style-name="P52">Add rutabaga and broth, bring to a boil, then reduce heat to low and simmer until rutabaga is tender when pierced with a fork, about 30 minutes. Add half-and-half, paprika, and white pepper and stir to combine.</text:p>
        </text:list-item>
        <text:list-item>
          <text:p text:style-name="P52">Allow soup to cool slightly, then purée in a blender until smooth. (You will have to do this in batches.) Taste and season with more salt and white pepper as needed.</text:p>
        </text:list-item>
      </text:list>
      <text:h text:style-name="Heading_20_4" text:outline-level="4">Yield:</text:h>
      <text:p text:style-name="P13">6 – 8 Servings</text:p>
      <text:p text:style-name="Standard"/>
      <text:h text:style-name="P141" text:outline-level="2"><text:bookmark-start text:name="__RefHeading__7237_346628426"/>French Onion Soup<text:bookmark-end text:name="__RefHeading__7237_346628426"/></text:h>
      <text:p text:style-name="Standard">For the best flavor, make the soup a day or 2 in advance. Alternatively, the onions can be prepared through step 1, cooled in the pot, and refrigerated for up to 3 days before proceeding with the recipe.</text:p>
      <text:h text:style-name="Heading_20_4" text:outline-level="4">Prep Time: 15 minutes <text:tab/><text:tab/>Cooking Time: 4½ hours</text:h>
      <text:h text:style-name="Heading_20_4" text:outline-level="4">Ingredients</text:h>
      <text:p text:style-name="List_20_Paragraph">3 tablespoons unsalted butter, cut into 3 pieces</text:p>
      <text:p text:style-name="List_20_Paragraph">6 large yellow onions (about 4 pounds), halved and cut pole to pole into 1/4-inch-thick slices </text:p>
      <text:p text:style-name="List_20_Paragraph">Table salt</text:p>
      <text:p text:style-name="List_20_Paragraph">2 cups water, plus extra for deglazing</text:p>
      <text:p text:style-name="List_20_Paragraph">1/2 cup dry sherry</text:p>
      <text:p text:style-name="List_20_Paragraph">4 cups low-sodium chicken broth (see note)</text:p>
      <text:p text:style-name="List_20_Paragraph">2 cups beef broth (see note)</text:p>
      <text:p text:style-name="List_20_Paragraph">6 sprigs fresh thyme, tied with kitchen twine</text:p>
      <text:p text:style-name="List_20_Paragraph">1 bay leaf</text:p>
      <text:p text:style-name="List_20_Paragraph">Ground black pepper</text:p>
      <text:p text:style-name="List_20_Paragraph">1 small baguette, cut into 1/2-inch slices</text:p>
      <text:p text:style-name="List_20_Paragraph">8 ounces shredded Gruyère cheese (about 2 1/2 cups)</text:p>
      <text:h text:style-name="Heading_20_4" text:outline-level="4">Directions</text:h>
      <text:list xml:id="list9168937865225038701" text:style-name="L19">
        <text:list-item>
          <text:p text:style-name="P53">For the soup: Adjust oven rack to lower-middle position and heat oven to 400 degrees. Generously spray inside of heavy-bottomed large (at least 7-quart) Dutch oven with nonstick cooking spray. Place butter in pot and add onions and 1 teaspoon salt. Cook, covered, 1 hour (onions will be moist and slightly reduced in volume). Remove pot from oven and stir onions, scraping bottom and sides of pot. Return pot to oven with lid slightly ajar and continue to cook until onions are very soft and golden brown, 1 1/2 to 1 3/4 hours longer, stirring onions and scraping bottom and sides of pot after 1 hour.</text:p>
        </text:list-item>
        <text:list-item>
          <text:p text:style-name="P53">Carefully remove pot from oven and place over medium-high heat. Using oven mitts to handle pot, cook onions, stirring frequently and scraping bottom and sides of pot, until liquid evaporates and onions brown, 15 to 20 minutes, reducing heat to medium if onions are browning too quickly. Continue to cook, stirring frequently, until pot bottom is coated with dark crust, 6 to 8 minutes, adjusting heat as necessary. (Scrape any fond that collects on spoon back into onions.) Stir in 1/4 cup water, scraping pot bottom to loosen crust, and cook until water evaporates and pot bottom has formed another dark crust, 6 to 8 minutes. Repeat process of deglazing 2 or 3 more times, until onions are very dark brown. Stir in sherry and cook, stirring frequently, until sherry evaporates, about 5 minutes.</text:p>
        </text:list-item>
        <text:list-item>
          <text:p text:style-name="P53">Stir in broths, 2 cups water, thyme, bay leaf, and 1/2 teaspoon salt, scraping up any final bits of browned crust on bottom and sides of pot. Increase heat to high and bring to simmer. Reduce heat to low, cover, and simmer 30 minutes. Remove and discard herbs, then season with salt and pepper.</text:p>
        </text:list-item>
        <text:list-item>
          <text:p text:style-name="P53"><text:soft-page-break/>For the croutons: While soup simmers, arrange baguette slices in single layer on baking sheet and bake in 400-degree oven until bread is dry, crisp, and golden at edges, about 10 minutes. Set aside.</text:p>
        </text:list-item>
        <text:list-item>
          <text:p text:style-name="P53">To serve: Adjust oven rack 6 inches from broiler element and heat broiler. Set individual broiler-safe crocks on baking sheet and fill each with about 1 3/4 cups soup. Top each bowl with 1 or 2 baguette slices (do not overlap slices) and sprinkle evenly with Gruyère. Broil until cheese is melted and bubbly around edges, 3 to 5 minutes. Let cool 5 minutes before serving.</text:p>
        </text:list-item>
      </text:list>
      <text:h text:style-name="Heading_20_4" text:outline-level="4">Notes</text:h>
      <text:p text:style-name="List_20_Paragraph">To speed up the process you can use this short cut for step #1. Combine onions and 1 teaspoon salt in large microwave-safe bowl and cover with large microwave-safe plate (plate should completely cover bowl and not rest on onions). Microwave on high power for 20 to 25 minutes until onions are soft and wilted, stirring halfway through cooking. (Use oven mitts to remove bowl from microwave and remove plate away from you to avoid steam burn.) Drain onions (about 1/2 cup liquid should drain off). <text:s/>Place Dutch oven over medium-high heat and melt butter before adding wilted onions. Proceed with step #2. <text:s/>The soup's flavor, however, will not be quite as deep as with the stove-top method. If you don't have a microwave-safe bowl large enough to accommodate all of the onions, cook in a smaller bowl in 2 batches.</text:p>
      <text:p text:style-name="List_20_Paragraph"/>
      <text:p text:style-name="List_20_Paragraph">If using ordinary soup bowls, sprinkle the toasted bread slices with Gruyère and return them to the broiler until the cheese melts, then float them on top of the soup.</text:p>
      <text:p text:style-name="Standard"/>
      <text:h text:style-name="P141" text:outline-level="2"><text:bookmark-start text:name="__RefHeading__7335_843612501"/>Jar Lunch Soup: Thai Coconut Curry With Shrimp Instant Noodles<text:bookmark-end text:name="__RefHeading__7335_843612501"/></text:h>
      <text:p text:style-name="P13">This pot of noodles with Thai coconut curry and fresh shrimp can be made ahead and taken to work. Just add boiling water, seal it up for three minutes, add the contents of the fresh herb packet, and you've got a hot lunch ready. </text:p>
      <text:p text:style-name="P13">Source: <text:s/>http://www.seriouseats.com/2014/09/diy-instant-noodle-cups-food-lab.html</text:p>
      <text:h text:style-name="Heading_20_4" text:outline-level="4">Ingredients</text:h>
      <text:p text:style-name="List_20_Paragraph">8 teaspoons high quality chicken base such as Better Than Bouillon</text:p>
      <text:p text:style-name="List_20_Paragraph">4 teaspoons brown sugar</text:p>
      <text:p text:style-name="List_20_Paragraph">8 teaspoons red curry paste</text:p>
      <text:p text:style-name="List_20_Paragraph">4 teaspoons chili-garlic sauce (more or less to taste)</text:p>
      <text:p text:style-name="List_20_Paragraph">4 teaspoons fish sauce</text:p>
      <text:p text:style-name="List_20_Paragraph">16 to 20 medium cooked shrimp</text:p>
      <text:p text:style-name="List_20_Paragraph">1 cup thinly sliced button or shiitake mushrooms</text:p>
      <text:p text:style-name="List_20_Paragraph">1 cup coconut milk</text:p>
      <text:p text:style-name="List_20_Paragraph">4 small nests rice noodles or pre-cooked ramen or Italian pasta (see note above)</text:p>
      <text:p text:style-name="List_20_Paragraph">1 cup thinly sliced scallions</text:p>
      <text:p text:style-name="List_20_Paragraph">1 lime, cut into 4 wedges</text:p>
      <text:p text:style-name="List_20_Paragraph">4 Resealable 16oz Jars </text:p>
      <text:p text:style-name="List_20_Paragraph">4 small ziplock bags</text:p>
      <text:h text:style-name="Heading_20_4" text:outline-level="4">Directions</text:h>
      <text:list xml:id="list3639316894469774450" text:style-name="L20">
        <text:list-item>
          <text:p text:style-name="P54">Divide chicken base, sugar, curry paste, chili-garlic sauce, fish sauce, shrimp, mushrooms, coconut milk, and noodles between 4 resealable glass jars. Divide scallions and lime wedges between 4 small zipper-lock bags and seal bags, squeezing out all of the air. Tuck bags into jars and seal. Refrigerate for up to 4 days.</text:p>
        </text:list-item>
        <text:list-item>
          <text:p text:style-name="P54">When ready to serve, remove scallion packet and add boiling water to the top of the jar. Seal jar and let sit 2 minutes. Open jar, stir in scallions, squeeze with lime, and serve.</text:p>
        </text:list-item>
      </text:list>
      <text:h text:style-name="Heading_20_4" text:outline-level="4">Note:</text:h>
      <text:p text:style-name="P13">Dry Thai or Vietnamese rice noodles can be used with no prep. Alternatively, use pre-cooked and chilled ramen-style noodles or fresh Italian pasta. Cook the fresh noodles in boiling water for 1 minute, shock in cold water, drain well, toss with 2 teaspoons of oil until coated, then proceed with step 1.</text:p>
      <text:p text:style-name="Standard"/>
      <text:h text:style-name="P141" text:outline-level="2"><text:bookmark-start text:name="__RefHeading__7239_346628426"/>Jar Lunch Soup: Chicken and Dill Instant Noodles<text:bookmark-end text:name="__RefHeading__7239_346628426"/></text:h>
      <text:p text:style-name="P13">This pot of noodles with roast chicken, peas, and onions can be made ahead and taken to work. Just add boiling water, seal it up for three minutes, add the contents of the fresh herb packet, and you've got a hot lunch ready.</text:p>
      <text:h text:style-name="Heading_20_4" text:outline-level="4">Ingredients</text:h>
      <text:p text:style-name="List_20_Paragraph">4 tablespoons high quality chicken base such as Better Than Bouillon</text:p>
      <text:p text:style-name="List_20_Paragraph">1 cup frozen peas</text:p>
      <text:p text:style-name="List_20_Paragraph">1 small onion, thinly sliced</text:p>
      <text:p text:style-name="List_20_Paragraph">12 ounces shredded chicken meat from 1 rotisserie chicken</text:p>
      <text:p text:style-name="List_20_Paragraph">4 small nests rice noodles or pre-cooked ramen or Italian pasta (see note above)</text:p>
      <text:p text:style-name="List_20_Paragraph">Kosher salt and freshly ground black pepper</text:p>
      <text:p text:style-name="List_20_Paragraph">1/2 cup minced fresh dill leaves</text:p>
      <text:p text:style-name="List_20_Paragraph">4 Resealable 16oz Jars </text:p>
      <text:p text:style-name="List_20_Paragraph">4 small ziplock bags</text:p>
      <text:p text:style-name="List_20_Paragraph"/>
      <text:h text:style-name="Heading_20_4" text:outline-level="4">Directions</text:h>
      <text:list xml:id="list4620765821611096782" text:style-name="L21">
        <text:list-item>
          <text:p text:style-name="P133">Divide chicken base, peas, onion, chicken, and noodles evenly between 4 resealable glass jars. Season lightly with salt and pepper. Divide dill between 4 small zip-lock bags and seal bags, squeezing out all of the air. Tuck bags into jars and seal. Refrigerate for up to 4 days.</text:p>
        </text:list-item>
        <text:list-item>
          <text:p text:style-name="P133">When ready to serve, remove dill packet and add boiling water to the top of the jar. Seal jar and let sit 2 minutes. Open jar, stir in dill, and serve.</text:p>
        </text:list-item>
      </text:list>
      <text:p text:style-name="P27"/>
      <text:p text:style-name="P28"/>
      <text:h text:style-name="Heading_20_1" text:outline-level="1"><text:bookmark-start text:name="__RefHeading__14_1928948128"/>Entrées<text:bookmark-end text:name="__RefHeading__14_1928948128"/></text:h>
      <text:h text:style-name="Heading_20_2" text:outline-level="2"><text:bookmark-start text:name="__RefHeading__16_1928948128"/>Steaks with Mushrooms and Tarragon Cream Sauce<text:bookmark-end text:name="__RefHeading__16_1928948128"/></text:h>
      <text:h text:style-name="Heading_20_4" text:outline-level="4">Prep Time: 5 minutes <text:tab/><text:tab/>Cooking Time: 20 minutes</text:h>
      <text:h text:style-name="Heading_20_4" text:outline-level="4">Equipment:</text:h>
      <text:p text:style-name="List_20_Paragraph">12” frying pan (use stainless or cast iron, not Teflon or other non-stick)</text:p>
      <text:p text:style-name="List_20_Paragraph">Grill (if this is unavailable use the alternate method utilizing the frying pan.)</text:p>
      <text:h text:style-name="Heading_20_4" text:outline-level="4">Ingredients:</text:h>
      <text:p text:style-name="P17">4 steaks 8oz ea.</text:p>
      <text:p text:style-name="P17">2 tablespoon extra virgin olive oil</text:p>
      <text:p text:style-name="P17">2 cloves garlic, minced</text:p>
      <text:p text:style-name="P17">1 medium shallot, finely chopped</text:p>
      <text:p text:style-name="List_20_Paragraph">2 cups chanterelle mushrooms (you may substitute shiitake or crimini mushrooms) leave whole if possible.</text:p>
      <text:p text:style-name="List_20_Paragraph">Coarse salt (kosher or sea) and freshly ground black pepper</text:p>
      <text:p text:style-name="List_20_Paragraph">¼ cup dry sherry</text:p>
      <text:p text:style-name="List_20_Paragraph">¼ cup heavy cream</text:p>
      <text:p text:style-name="List_20_Paragraph">1 teaspoon dijon mustard</text:p>
      <text:p text:style-name="List_20_Paragraph">2 tablespoons finely chopped tarragon</text:p>
      <text:h text:style-name="Heading_20_4" text:outline-level="4">Directions:</text:h>
      <text:list xml:id="list3968171403860901357" text:style-name="L22">
        <text:list-item>
          <text:p text:style-name="P55">In a frying pan, add 1 tablespoon of olive oil to the pan and heat to medium. Add the shallots and sauté until slightly translucent, 1 to 2 minutes. Add the garlic half way through.</text:p>
        </text:list-item>
        <text:list-item>
          <text:p text:style-name="P55">Add mushrooms and remaining olive oil and sauté until they start to release their liquid.</text:p>
        </text:list-item>
        <text:list-item>
          <text:p text:style-name="P55">Add sherry and reduce by half. 5-8 minutes.</text:p>
        </text:list-item>
        <text:list-item>
          <text:p text:style-name="P55">Add cream and reduce by half. 3-5 minutes.</text:p>
        </text:list-item>
        <text:list-item>
          <text:p text:style-name="P55">Whisk in mustard and reduce heat to low.</text:p>
        </text:list-item>
        <text:list-item>
          <text:p text:style-name="P55">On the grill cook steaks on high till desired doneness approximately 3 minutes per side for medium rare. <text:s/>(Alternate method use the frying pan at high heat until almost done, then transfer to a rack and keep warm in the oven, do not wash pan as this will add extra flavor.)</text:p>
        </text:list-item>
        <text:list-item>
          <text:p text:style-name="P55">Add tarragon to sauce and spoon over steaks and serve immediately.</text:p>
        </text:list-item>
      </text:list>
      <text:h text:style-name="Heading_20_4" text:outline-level="4">Yield:</text:h>
      <text:p text:style-name="List_20_Paragraph">4 servings</text:p>
      <text:h text:style-name="Heading_20_2" text:outline-level="2"><text:bookmark-start text:name="__RefHeading__18_1928948128"/><text:soft-page-break/>Grilled Rack of Lamb<text:bookmark-end text:name="__RefHeading__18_1928948128"/></text:h>
      <text:h text:style-name="Heading_20_4" text:outline-level="4">Prep Time: 5 minutes <text:tab/><text:tab/>Cooking Time: 8 minutes</text:h>
      <text:h text:style-name="Heading_20_4" text:outline-level="4">Ingredients:</text:h>
      <text:p text:style-name="List_20_Paragraph">1 rack lamb separated into individual chops</text:p>
      <text:p text:style-name="List_20_Paragraph">4 cloves garlic, crushed</text:p>
      <text:p text:style-name="List_20_Paragraph">1 teaspoon salt</text:p>
      <text:p text:style-name="List_20_Paragraph">1/4 cup dijon mustard</text:p>
      <text:p text:style-name="List_20_Paragraph">2 tablespoons red wine vinegar</text:p>
      <text:p text:style-name="List_20_Paragraph">3 teaspoons fresh rosemary, chopped</text:p>
      <text:p text:style-name="List_20_Paragraph">2 tablespoons lemon juice</text:p>
      <text:p text:style-name="List_20_Paragraph">2 teaspoons sugar</text:p>
      <text:p text:style-name="List_20_Paragraph">1/3 cup olive oil</text:p>
      <text:h text:style-name="Heading_20_4" text:outline-level="4">Directions:</text:h>
      <text:list xml:id="list6646347404350220410" text:style-name="L23">
        <text:list-item>
          <text:p text:style-name="P56">Press the garlic into a small bowl, and mash to a paste with the salt. <text:s/>Stir in the mustard, vinegar, rosemary, lemon juice and sugar. <text:s/>Whisk in oil in a slow, steady stream.</text:p>
        </text:list-item>
        <text:list-item>
          <text:p text:style-name="P56">Place the individual lamb chops in a heavy duty resealable bag, and add the marinade. <text:s/>Refrigerate at least 6 hours, but preferably overnight.</text:p>
        </text:list-item>
        <text:list-item>
          <text:p text:style-name="P56">Preheat barbecue on High. <text:s/>Reduce heat to Medium and lightly brush the cooking grids with vegetable or olive oil. <text:s/>Place the lamb chops on the grill 2 minutes. <text:s/>Give the lamb a quarter turn on the same side (for great grill marks) and cook for another 2 minutes. <text:s/>Flip the lamb racks over and repeat. <text:s/>Let rest tented with foil for 5 minutes before carving into individual chops.</text:p>
        </text:list-item>
        <text:list-item>
          <text:p text:style-name="P56">Garnish with sprigs of fresh rosemary and serve.</text:p>
        </text:list-item>
      </text:list>
      <text:h text:style-name="Heading_20_4" text:outline-level="4">Yield:</text:h>
      <text:p text:style-name="List_20_Paragraph">2 servings</text:p>
      <text:p text:style-name="Title"/>
      <text:h text:style-name="P34" text:outline-level="2"><text:bookmark-start text:name="__RefHeading__20_1928948128"/>Braised Short Ribs<text:bookmark-end text:name="__RefHeading__20_1928948128"/></text:h>
      <text:p text:style-name="Standard">This creates incredibly tender and flavorful short ribs.</text:p>
      <text:h text:style-name="Heading_20_4" text:outline-level="4">Prep Time: 5 minutes <text:tab/><text:tab/>Cooking Time: 75 minutes</text:h>
      <text:h text:style-name="Heading_20_4" text:outline-level="4">Equipment:</text:h>
      <text:p text:style-name="List_20_Paragraph">8qt Pressure Cooker</text:p>
      <text:h text:style-name="Heading_20_4" text:outline-level="4">Ingredients:</text:h>
      <text:p text:style-name="List_20_Paragraph"><text:span text:style-name="Strong_20_Emphasis"><text:span text:style-name="T10">3 lbs beef chuck beef short ribs</text:span></text:span></text:p>
      <text:p text:style-name="List_20_Paragraph"><text:span text:style-name="Strong_20_Emphasis"><text:span text:style-name="T10">1 tablespoon light olive oil</text:span></text:span></text:p>
      <text:p text:style-name="List_20_Paragraph"><text:span text:style-name="Strong_20_Emphasis"><text:span text:style-name="T10">1 3/4 cups beef broth or 1 3/4 cups stock</text:span></text:span></text:p>
      <text:p text:style-name="List_20_Paragraph"><text:span text:style-name="Strong_20_Emphasis"><text:span text:style-name="T10">1/4 cup red wine</text:span></text:span></text:p>
      <text:p text:style-name="List_20_Paragraph"><text:span text:style-name="Strong_20_Emphasis"><text:span text:style-name="T10">1 sweet onion</text:span></text:span></text:p>
      <text:p text:style-name="List_20_Paragraph"><text:span text:style-name="Strong_20_Emphasis"><text:span text:style-name="T10">4 garlic cloves</text:span></text:span></text:p>
      <text:p text:style-name="List_20_Paragraph"><text:span text:style-name="Strong_20_Emphasis"><text:span text:style-name="T10">2 tablespoons honey</text:span></text:span></text:p>
      <text:p text:style-name="List_20_Paragraph"><text:span text:style-name="Strong_20_Emphasis"><text:span text:style-name="T10">2 tablespoons brown sugar</text:span></text:span></text:p>
      <text:p text:style-name="List_20_Paragraph"><text:span text:style-name="Strong_20_Emphasis"><text:span text:style-name="T10">1/2 teaspoon coarse salt</text:span></text:span></text:p>
      <text:p text:style-name="List_20_Paragraph"><text:span text:style-name="Strong_20_Emphasis"><text:span text:style-name="T10">1/2 teaspoon black pepper</text:span></text:span></text:p>
      <text:h text:style-name="Heading_20_4" text:outline-level="4">Directions:</text:h>
      <text:list xml:id="list8706143199041732822" text:style-name="L24">
        <text:list-item>
          <text:p text:style-name="P57">Heat oil in heavy pan then brown short ribs ( cut up ) in the oil.</text:p>
        </text:list-item>
        <text:list-item>
          <text:p text:style-name="P57">Put short ribs in pressure cooker.</text:p>
        </text:list-item>
        <text:list-item>
          <text:p text:style-name="P57">Put in pressure cooker red wine, beef broth, onion (sliced thick),</text:p>
        </text:list-item>
        <text:list-item>
          <text:p text:style-name="P57">garlic (chopped), honey, brown sugar, salt and pepper.</text:p>
        </text:list-item>
        <text:list-item>
          <text:p text:style-name="P57">Bring to high pressure, then reduce heat to low.</text:p>
        </text:list-item>
        <text:list-item>
          <text:p text:style-name="P57">Cook at high pressure for one hour.</text:p>
        </text:list-item>
        <text:list-item>
          <text:p text:style-name="P57">Remove from heat and let pressure come down naturally -- do not manually release steam and never open cooker until pressure is released.</text:p>
        </text:list-item>
      </text:list>
      <text:h text:style-name="Heading_20_4" text:outline-level="4">Yield:</text:h>
      <text:p text:style-name="List_20_Paragraph">3 servings</text:p>
      <text:p text:style-name="Standard"/>
      <text:h text:style-name="P34" text:outline-level="2"><text:bookmark-start text:name="__RefHeading__4297_1442581398"/>Barbecued Chicken Balls<text:bookmark-end text:name="__RefHeading__4297_1442581398"/></text:h>
      <text:p text:style-name="Standard">This is a great chicken recipes and creates the most tender and flavorful pieces of chicken.</text:p>
      <text:h text:style-name="Heading_20_4" text:outline-level="4">Prep Time: 5 minutes <text:tab/><text:tab/>Cooking Time: 20 minutes</text:h>
      <text:h text:style-name="Heading_20_4" text:outline-level="4">Equipment:</text:h>
      <text:p text:style-name="List_20_Paragraph">Disposable muffin tin</text:p>
      <text:h text:style-name="Heading_20_4" text:outline-level="4">Ingredients:</text:h>
      <text:p text:style-name="List_20_Paragraph"><text:span text:style-name="Strong_20_Emphasis"><text:span text:style-name="T10">6 chicken thighs</text:span></text:span></text:p>
      <text:p text:style-name="List_20_Paragraph"><text:span text:style-name="Strong_20_Emphasis"><text:span text:style-name="T10">¼ cup </text:span></text:span><text:a xlink:type="simple" xlink:href="#7.1.Basic Barbecue Rub|outline" text:style-name="Internet_20_link" text:visited-style-name="Visited_20_Internet_20_Link"><text:span text:style-name="Strong_20_Emphasis"><text:span text:style-name="T15">Basic Barbecue Rub</text:span></text:span></text:a><text:span text:style-name="Strong_20_Emphasis"><text:span text:style-name="T8"> (page </text:span></text:span><text:span text:style-name="Strong_20_Emphasis"><text:span text:style-name="T8"><text:bookmark-ref text:reference-format="page" text:ref-name="__RefHeading__58_1928948128">92</text:bookmark-ref></text:span></text:span><text:span text:style-name="Strong_20_Emphasis"><text:span text:style-name="T8">)</text:span></text:span></text:p>
      <text:p text:style-name="List_20_Paragraph"><text:span text:style-name="Strong_20_Emphasis"><text:span text:style-name="T10">6 tablespoons unsalted butter</text:span></text:span><text:line-break/>½ cup <text:bookmark-ref text:reference-format="chapter" text:ref-name="__RefHeading__4393_1652608700"/><text:bookmark-ref text:reference-format="text" text:ref-name="__RefHeading__4393_1652608700">Kansas City Style Sweet and Smoky Barbecue Sauce</text:bookmark-ref><text:span text:style-name="Strong_20_Emphasis"><text:span text:style-name="T10"> (page </text:span></text:span><text:span text:style-name="Strong_20_Emphasis"><text:span text:style-name="T10"><text:bookmark-ref text:reference-format="page" text:ref-name="__RefHeading__4393_1652608700">103</text:bookmark-ref></text:span></text:span><text:span text:style-name="Strong_20_Emphasis"><text:span text:style-name="T10">)</text:span></text:span></text:p>
      <text:h text:style-name="Heading_20_4" text:outline-level="4">Directions:</text:h>
      <text:list xml:id="list147324728358388320" text:style-name="L25">
        <text:list-item>
          <text:p text:style-name="P58">Season both sides of the chicken thighs generously with Rub. <text:s/>Set aside for 15 minutes.</text:p>
        </text:list-item>
        <text:list-item>
          <text:p text:style-name="P58">Take a disposable muffin tin and add 1 table spoon of butter to each muffin cup. <text:s/>Roll each thigh into a ball and place on top of the butter in each cup.</text:p>
        </text:list-item>
        <text:list-item>
          <text:p text:style-name="P58">Place on grill <text:s/>with indirect heat with some (preferably apple) wood chips in a foil pack. <text:s/>Cook for approximately 12 minutes basting with melted butter every 3 minutes.</text:p>
        </text:list-item>
        <text:list-item>
          <text:p text:style-name="P58">Remove from muffin tin and place thighs on high heat for 1 minute per side. Toss with 1 cup sauce and season with salt and pepper. Serve, passing remaining sauce separately.</text:p>
        </text:list-item>
        <text:list-item>
          <text:p text:style-name="P58">Move back to indirect heat and baste with barbecue sauce. Cook till sauce begins to caramelize, (approximately 2 minutes per side)</text:p>
        </text:list-item>
      </text:list>
      <text:h text:style-name="Heading_20_4" text:outline-level="4">Yield:</text:h>
      <text:p text:style-name="List_20_Paragraph">2 servings</text:p>
      <text:p text:style-name="Title"/>
      <text:h text:style-name="P141" text:outline-level="2"><text:bookmark-start text:name="__RefHeading__7337_843612501"/>Barbecue Ribs<text:bookmark-end text:name="__RefHeading__7337_843612501"/></text:h>
      <text:h text:style-name="Heading_20_4" text:outline-level="4">Ingredients</text:h>
      <text:p text:style-name="List_20_Paragraph">2 racks pork ribs (I prefer to use side ribs)</text:p>
      <text:p text:style-name="List_20_Paragraph">1 cup <text:a xlink:type="simple" xlink:href="#8.1.Basic Barbecue Rub|outline" text:style-name="Internet_20_link" text:visited-style-name="Visited_20_Internet_20_Link">Basic Barbecue Rub</text:a></text:p>
      <text:p text:style-name="List_20_Paragraph">1 cup <text:a xlink:type="simple" xlink:href="#Kansas City Style Sweet and Smoky Barbecue Sauce|outline" text:style-name="Internet_20_link" text:visited-style-name="Visited_20_Internet_20_Link">Kansas City Style Sweet and Smoky Barbecue Sauce</text:a></text:p>
      <text:p text:style-name="List_20_Paragraph">2 cups wood chips, preferably apple wood, soaked in 2 cups apple cider for 1 hour then drained</text:p>
      <text:h text:style-name="Heading_20_4" text:outline-level="4">Directions:</text:h>
      <text:list xml:id="list2433993317078807703" text:style-name="L26">
        <text:list-item>
          <text:p text:style-name="P59">Remove the papery skin on the back of each rack of ribs by pulling it off in a sheet with your fingers or a pair of pliers.</text:p>
        </text:list-item>
        <text:list-item>
          <text:p text:style-name="P59">Sprinkle the ribs on both sides with two thirds of the rub patting it in with your fingers. Cover and marinate in the refrigerator for 1 – 4 hours.</text:p>
        </text:list-item>
        <text:list-item>
          <text:p text:style-name="P59">Set up the grill for indirect grilling. If using a charcoal grill, toss the wood chips on the coals. If using a gas grill, place the chips in a smoker box. Don’t grill until you see smoke.</text:p>
        </text:list-item>
        <text:list-item>
          <text:p text:style-name="P59">Place the ribs in the center of the grill away from the fire. Indirect Grill for about 1 hour. The temperature should be around 325 F.</text:p>
        </text:list-item>
        <text:list-item>
          <text:p text:style-name="P59">Brush ribs with half of the cup of Barbecue sauce. (Set aside the other half for serving on the side at the table.)</text:p>
        </text:list-item>
        <text:list-item>
          <text:p text:style-name="P59">Increase the heat and continue indirect grilling until the ribs are done 15-30 minutes. When done the meat will be very tender and will have pulled back from the ends of the bones.</text:p>
        </text:list-item>
        <text:list-item>
          <text:p text:style-name="P59">Transfer the ribs to a platter. Sprinkle with the remaining rub and serve with the other half cup of barbecue sauce.</text:p>
        </text:list-item>
      </text:list>
      <text:p text:style-name="Standard"/>
      <text:h text:style-name="P34" text:outline-level="2"><text:bookmark-start text:name="__RefHeading__2995_632073234"/>Beer Can Chicken<text:bookmark-end text:name="__RefHeading__2995_632073234"/></text:h>
      <text:p text:style-name="Standard">This odd recipe makes some of the most moist, succulent, flavorful barbecued chicken I've ever tasted. The secret: an open can of beer is inserted into the cavity of the bird, which is cooked upright on the grill. Besides being incredibly tender, the bird makes a great conversation piece. The recipe was inspired by the Bryce Boar Blazers, a barbecue team from Texas I met at the Memphis in May World Championship Barbecue Cooking Contest. The proper beverage? Beer, of course.</text:p>
      <text:h text:style-name="Heading_20_4" text:outline-level="4">Ingredients:</text:h>
      <text:p text:style-name="List_20_Paragraph">1 large whole chicken (4 to 5 pounds)</text:p>
      <text:p text:style-name="List_20_Paragraph">3 tablespoons <text:s/><text:a xlink:type="simple" xlink:href="#7.1.Basic Barbecue Rub|outline" text:style-name="Internet_20_link" text:visited-style-name="Visited_20_Internet_20_Link"><text:span text:style-name="T14">Basic Barbecue Rub</text:span></text:a><text:span text:style-name="Strong_20_Emphasis"><text:span text:style-name="T8"> (page </text:span></text:span><text:span text:style-name="Strong_20_Emphasis"><text:span text:style-name="T8"><text:bookmark-ref text:reference-format="page" text:ref-name="__RefHeading__58_1928948128">92</text:bookmark-ref></text:span></text:span><text:span text:style-name="Strong_20_Emphasis"><text:span text:style-name="T8">)</text:span></text:span></text:p>
      <text:p text:style-name="List_20_Paragraph">1 can (12 ounces) beer</text:p>
      <text:h text:style-name="Heading_20_4" text:outline-level="4">Directions:</text:h>
      <text:list xml:id="list1949316294061900392" text:style-name="L27">
        <text:list-item>
          <text:p text:style-name="P60">Remove and discard the fat just inside the body cavities of the chicken. Remove the package of giblets, and set aside for another use. Rinse the chicken, inside and out, under cold running water, then drain and blot dry, inside and out, with paper towels. Sprinkle 1 tablespoon of the rub inside the body and neck cavities, the rub another 1 tablespoon all over the skin of the bird. If you wish, rub another 1/2 tablespoon of the mixture between the flesh and the skin. Cover and refrigerate the chicken while you preheat the grill.</text:p>
        </text:list-item>
        <text:list-item>
          <text:p text:style-name="P60">Set up the grill for indirect grilling placing a drip pan in the center. If using a charcoal grill, preheat it to medium. <text:s/>If using a gas grill, place all the wood chips in the smoker box and preheat the grill to high; then, when smoke appears, lower the heat to medium.</text:p>
        </text:list-item>
        <text:list-item>
          <text:p text:style-name="P60">Pop the tab on the beer can. Using a "church key" style can opener, make 6 or 7 holes in the top of the can. Pour out the top inch of beer, then spoon the remaining dry rub through the holes into the beer. Holding the chicken upright, with the opening of the body cavity down, insert the beer can into the cavity.</text:p>
        </text:list-item>
        <text:list-item>
          <text:p text:style-name="P60">When ready to cook, if using charcoal, toss half the wood chips on the coals. Oil the grill grate. Stand the chicken up in the center of the hot grate, over the drip pan. Spread out the legs to form a sort of tripod, to support the bird.</text:p>
        </text:list-item>
        <text:list-item>
          <text:p text:style-name="P60">Cover the grill and cook the chicken until fall-off-the-bone tender, 2 hours. If using charcoal, add 10 to 12 fresh coals per side and the remaining wood chips after 1 hour.</text:p>
        </text:list-item>
        <text:list-item>
          <text:p text:style-name="P60">Using tongs, lift the bird to a cutting board or platter, holding the metal spatula underneath the beer can for support. (Have the board or platter right next to the bird to make the move shorter. Be careful not to spill hot beer on yourself.) Let stand for 5 minutes before carving the meat off the upright carcass. (Toss the beer can out along with the carcass.)</text:p>
        </text:list-item>
      </text:list>
      <text:p text:style-name="Standard"/>
      <text:h text:style-name="P141" text:outline-level="2"><text:bookmark-start text:name="__RefHeading__4740_607553200"/>Buffalo Style Chicken Wings<text:bookmark-end text:name="__RefHeading__4740_607553200"/></text:h>
      <text:h text:style-name="Heading_20_4" text:outline-level="4">Ingredients:</text:h>
      <text:p text:style-name="List_20_Paragraph"><text:span text:style-name="Strong_20_Emphasis"><text:span text:style-name="T10">6 tablespoons table salt (or 12 tablespoons kosher salt)</text:span></text:span><text:line-break/>6<text:span text:style-name="Strong_20_Emphasis"><text:span text:style-name="T10"> tablespoons sugar</text:span></text:span><text:line-break/><text:span text:style-name="Strong_20_Emphasis"><text:span text:style-name="T10">12 whole chicken wings (about 2 1/2 pounds) separated into sections following illustrations below, wingtips discarded</text:span></text:span><text:line-break/><text:span text:style-name="T14">Ground black pepper</text:span></text:p>
      <text:p text:style-name="P25">1 ½ tablespoons unsalted butter</text:p>
      <text:p text:style-name="P25">1 ½ tablespoons Sriracha sauce (you can use Tabasco or Frank's Hot Sauce as well)</text:p>
      <text:h text:style-name="Heading_20_4" text:outline-level="4">Directions:</text:h>
      <text:list xml:id="list6882111565763780421" text:style-name="L28">
        <text:list-item>
          <text:p text:style-name="P61">In gallon-sized zipper-lock plastic bag, dissolve salt and sugar in 1 quart water. Add chicken; press out as much air as possible from bag and seal; refrigerate until fully seasoned, 30 minutes. Remove from brine, rinse well under running water, dry thoroughly with paper towels, and season with pepper.</text:p>
        </text:list-item>
        <text:list-item>
          <text:p text:style-name="P61">Turn all burners on grill to high, close lid, and heat grill until hot, 10 to 15 minutes. Adjust one burner to medium and grill chicken pieces over it, turning once, until color is light spotty brown, skin has thinned, and fat has rendered, 15 to 20 minutes. Using tongs, move chicken pieces over burner still set on high, turning constantly to prevent charring, until wings are dark spotty brown and skin has crisped, 5 to 7 minutes longer. </text:p>
        </text:list-item>
        <text:list-item>
          <text:p text:style-name="P61">Combine butter and Tabasco sauce and toss with finished wings.</text:p>
        </text:list-item>
      </text:list>
      <text:h text:style-name="Heading_20_4" text:outline-level="4">Variations: </text:h>
      <text:p text:style-name="Contents_20_3">For plain wings, serve with a squeeze of lemon or lime, or with an accompanying dipping sauce, if desired. <text:s/>If you want BBQ style, in step two brush with your favorite BBQ Sauce.</text:p>
      <text:p text:style-name="Standard"/>
      <text:h text:style-name="P34" text:outline-level="2"><text:bookmark-start text:name="__RefHeading__4742_607553200"/>Dave's BBQ Chicken Wings<text:bookmark-end text:name="__RefHeading__4742_607553200"/></text:h>
      <text:h text:style-name="Heading_20_4" text:outline-level="4">Ingredients:</text:h>
      <text:p text:style-name="List_20_Paragraph"><text:span text:style-name="Strong_20_Emphasis"><text:span text:style-name="T10">6 tablespoons table salt (or 12 tablespoons kosher salt)</text:span></text:span><text:line-break/>6<text:span text:style-name="Strong_20_Emphasis"><text:span text:style-name="T10"> tablespoons sugar</text:span></text:span><text:line-break/><text:span text:style-name="Strong_20_Emphasis"><text:span text:style-name="T10">12 whole chicken wings</text:span></text:span><text:line-break/><text:a xlink:type="simple" xlink:href="#7.1.Basic Barbecue Rub|outline" text:style-name="Internet_20_link" text:visited-style-name="Visited_20_Internet_20_Link"><text:span text:style-name="T14">Basic Barbecue Rub</text:span></text:a><text:span text:style-name="Strong_20_Emphasis"><text:span text:style-name="T8"> (page </text:span></text:span><text:span text:style-name="Strong_20_Emphasis"><text:span text:style-name="T8"><text:bookmark-ref text:reference-format="page" text:ref-name="__RefHeading__58_1928948128">92</text:bookmark-ref></text:span></text:span><text:span text:style-name="Strong_20_Emphasis"><text:span text:style-name="T8">)</text:span></text:span></text:p>
      <text:p text:style-name="List_20_Paragraph"><text:a xlink:type="simple" xlink:href="#7.2.Cajun Spice Mix|outline" text:style-name="Internet_20_link" text:visited-style-name="Visited_20_Internet_20_Link"><text:span text:style-name="T14">Cajun Spice Mix</text:span></text:a></text:p>
      <text:p text:style-name="P25">Bacon Fat</text:p>
      <text:h text:style-name="Heading_20_4" text:outline-level="4">Directions:</text:h>
      <text:list xml:id="list7192175045711212449" text:style-name="L29">
        <text:list-item>
          <text:p text:style-name="P62">Dissolve sugar and salt in 4 cups of water in a one gallon-size zip lock freezer bag. <text:s/>Add chicken and press out as much air as possible from the bag and seal. <text:s/>Place in refrigerator for 30 minutes.</text:p>
        </text:list-item>
        <text:list-item>
          <text:p text:style-name="P62">Remove chicken from brine and pat dry with paper towel. <text:s/>Apply equal amounts of Basic Barbecue Rub and Cajun Spice Mix or to taste, lay out in a cookie sheet with a wire rack so they are not overlapping and let sit in the fridge for at least 3-4 hours to dry.</text:p>
        </text:list-item>
        <text:list-item>
          <text:p text:style-name="P62">When ready get the smoke going (or not) and put the wings on one side of the grill, that side on the lowest setting. The smoking side low to medium heat. Flip wings over after 15 minutes or more frequently if the heat is high, you are looking to get them smokey and dry. After about 30 minutes baste wings with melted bacon fat, flip and baste again you can do this a couple of times if you like. There should be no flare ups or little on the wing side but the low heat is to apply extra cooking/drying and prevents the worst of the fat build up.</text:p>
        </text:list-item>
        <text:list-item>
          <text:p text:style-name="P62">Keep smoking and cooking until the skin is getting crispy. It should be greyish from the spices and smoke. At this point you can raise the heat and switch them to the smoking side to crisp up more, if you do it on the wings side get ready for lots of flames. When done to your liking take them off and pour on as much room temperature BBQ sauce as you like, we coated about half of each wing drizzling with a table spoon. <text:s/>Overall don’t cook them too long, <text:s/>40-50 minutes total time from when they went on the grill.</text:p>
        </text:list-item>
      </text:list>
      <text:h text:style-name="Heading_20_4" text:outline-level="4">Variation: </text:h>
      <text:p text:style-name="List_20_Paragraph">Alternate brine: Substitute sugar with ¼ cup Worcestershire sauce.</text:p>
      <text:p text:style-name="Standard"/>
      <text:h text:style-name="P34" text:outline-level="2"><text:bookmark-start text:name="__RefHeading__5283_1761263376"/>Butter Milk Fried Chicken<text:bookmark-end text:name="__RefHeading__5283_1761263376"/></text:h>
      <text:h text:style-name="Heading_20_4" text:outline-level="4">Ingredients</text:h>
      <text:h text:style-name="Heading_20_3" text:outline-level="3"><text:bookmark-start text:name="__RefHeading__5285_1761263376"/>Marinade<text:bookmark-end text:name="__RefHeading__5285_1761263376"/></text:h>
      <text:p text:style-name="List_20_Paragraph">3 1/2 pound chicken, cut in 8 pieces</text:p>
      <text:p text:style-name="List_20_Paragraph">1 tsp salt</text:p>
      <text:p text:style-name="List_20_Paragraph">1 tsp black pepper</text:p>
      <text:p text:style-name="List_20_Paragraph">1 tsp paprika</text:p>
      <text:p text:style-name="List_20_Paragraph">1/4 tsp cayenne</text:p>
      <text:p text:style-name="List_20_Paragraph">1/2 tsp white pepper</text:p>
      <text:p text:style-name="List_20_Paragraph">1 tsp ground dried herbs (oregano, thyme, rosemary, sage)</text:p>
      <text:p text:style-name="List_20_Paragraph">2 cups buttermilk</text:p>
      <text:h text:style-name="Heading_20_3" text:outline-level="3"><text:bookmark-start text:name="__RefHeading__5287_1761263376"/>Seasoned flour<text:bookmark-end text:name="__RefHeading__5287_1761263376"/></text:h>
      <text:p text:style-name="List_20_Paragraph">2 cups flour</text:p>
      <text:p text:style-name="List_20_Paragraph">1 tsp salt</text:p>
      <text:p text:style-name="List_20_Paragraph">1/2 tsp paprika</text:p>
      <text:p text:style-name="List_20_Paragraph">1/4 tsp cayenne</text:p>
      <text:p text:style-name="List_20_Paragraph">1/2 tsp white pepper</text:p>
      <text:p text:style-name="List_20_Paragraph">1/2 tsp garlic powder</text:p>
      <text:p text:style-name="List_20_Paragraph">1/2 tsp onion powder</text:p>
      <text:h text:style-name="Heading_20_4" text:outline-level="4">Directions</text:h>
      <text:list xml:id="list7421644888515533818" text:style-name="L30">
        <text:list-item>
          <text:p text:style-name="P63">Toss together chicken pieces, black pepper, salt, paprika, rosemary, thyme, oregano, sage, white pepper, and cayenne in a large bowl to coat.</text:p>
        </text:list-item>
        <text:list-item>
          <text:p text:style-name="P63">Stir in buttermilk until chicken is coated. Refrigerate for 6 hours.</text:p>
        </text:list-item>
        <text:list-item>
          <text:p text:style-name="P63">Combine flour, salt, paprika, cayenne, garlic powder, white pepper, and onion powder in a large shallow dish.</text:p>
        </text:list-item>
        <text:list-item>
          <text:p text:style-name="P63">Remove chicken from the buttermilk and dredge each piece in the seasoned flour. Shake off any excess and transfer to a plate.</text:p>
        </text:list-item>
        <text:list-item>
          <text:p text:style-name="P63">Heat oil (preferably peanut oil) in a large Dutch oven to 350 degrees F (175 degrees C). Add all the chicken to the pan and cook for 10 minutes.</text:p>
        </text:list-item>
        <text:list-item>
          <text:p text:style-name="P63">Turn chicken pieces and cook for another 10-15 minutes.</text:p>
        </text:list-item>
        <text:list-item>
          <text:p text:style-name="P63">Remove chicken from the oil and transfer to a cooling rack set over a paper towel lined baking sheet. Let sit for 10 minutes before serving. Goes well with homemade <text:a xlink:type="simple" xlink:href="#4.5.French Fries|outline" text:style-name="Internet_20_link" text:visited-style-name="Visited_20_Internet_20_Link">French Fries</text:a>.</text:p>
        </text:list-item>
      </text:list>
      <text:h text:style-name="Heading_20_2_20__28_no_20_space_20_before_29_" text:outline-level="2"><text:bookmark-start text:name="__RefHeading__22_1928948128"/><text:soft-page-break/>Indoor Pulled Pork<text:bookmark-end text:name="__RefHeading__22_1928948128"/></text:h>
      <text:h text:style-name="Heading_20_4" text:outline-level="4">Ingredients:</text:h>
      <text:h text:style-name="Heading_20_4" text:outline-level="4"><text:tab/>Pork</text:h>
      <text:p text:style-name="List_20_Paragraph"><text:span text:style-name="Strong_20_Emphasis"><text:span text:style-name="T10">1 cup plus 2 teaspoons table salt</text:span></text:span><text:line-break/><text:span text:style-name="Strong_20_Emphasis"><text:span text:style-name="T10">½ cup plus 2 tablespoons sugar</text:span></text:span><text:line-break/><text:span text:style-name="Strong_20_Emphasis"><text:span text:style-name="T10">3 tablespoons plus 2 teaspoons liquid smoke</text:span></text:span><text:line-break/><text:span text:style-name="Strong_20_Emphasis"><text:span text:style-name="T10">1 boneless</text:span></text:span><text:span text:style-name="apple-converted-space"> </text:span><text:span text:style-name="il">pork</text:span><text:span text:style-name="apple-converted-space"> </text:span><text:span text:style-name="Strong_20_Emphasis"><text:span text:style-name="T10">butt (about 5 pounds), cut in half horizontally (see step by step below)</text:span></text:span><text:line-break/><text:span text:style-name="Strong_20_Emphasis"><text:span text:style-name="T10">¼ cup yellow mustard</text:span></text:span><text:line-break/><text:span text:style-name="Strong_20_Emphasis"><text:span text:style-name="T10">2 tablespoons ground black pepper</text:span></text:span><text:line-break/><text:span text:style-name="Strong_20_Emphasis"><text:span text:style-name="T10">2 tablespoons smoked paprika (see note)</text:span></text:span><text:line-break/><text:span text:style-name="Strong_20_Emphasis"><text:span text:style-name="T10">1 teaspoon cayenne pepper</text:span></text:span></text:p>
      <text:p text:style-name="List_20_Paragraph"><text:span text:style-name="Heading_20_3_20_Char"><text:span text:style-name="T11"/></text:span></text:p>
      <text:p text:style-name="List_20_Paragraph"><text:span text:style-name="Heading_20_4_20_Char"><text:span text:style-name="T11">Sweet and Tangy Barbecue Sauce</text:span></text:span> <text:line-break/><text:span text:style-name="Strong_20_Emphasis"><text:span text:style-name="T10">1 ½ cups ketchup</text:span></text:span><text:line-break/><text:span text:style-name="Strong_20_Emphasis"><text:span text:style-name="T10">¼ cup light or mild molasses</text:span></text:span><text:line-break/><text:span text:style-name="Strong_20_Emphasis"><text:span text:style-name="T10">2 tablespoons Worcestershire sauce</text:span></text:span><text:line-break/><text:span text:style-name="Strong_20_Emphasis"><text:span text:style-name="T10">1 tablespoon hot sauce</text:span></text:span><text:line-break/><text:span text:style-name="Strong_20_Emphasis"><text:span text:style-name="T10">½ teaspoon table salt</text:span></text:span><text:line-break/><text:span text:style-name="Strong_20_Emphasis"><text:span text:style-name="T10">½ teaspoon ground black pepper</text:span></text:span></text:p>
      <text:h text:style-name="Heading_20_4" text:outline-level="4">Directions:</text:h>
      <text:h text:style-name="Heading_20_3" text:outline-level="3"><text:bookmark-start text:name="__RefHeading__24_1928948128"/><text:tab/>Pork<text:bookmark-end text:name="__RefHeading__24_1928948128"/></text:h>
      <text:list xml:id="list3644027398372578695" text:style-name="L31">
        <text:list-item>
          <text:p text:style-name="P64">For the<text:span text:style-name="apple-converted-space"><text:span text:style-name="T12"> </text:span></text:span>pork: Dissolve 1 cup salt, 1/2 cup sugar, and 3 tablespoons liquid smoke in 4 quarts cold water in large container. Submerge pork in brine, cover with plastic wrap, and refrigerate for 2 hours.</text:p>
        </text:list-item>
        <text:list-item>
          <text:p text:style-name="P64">While<text:span text:style-name="apple-converted-space"><text:span text:style-name="T12"> </text:span></text:span>pork brines, combine mustard and remaining 2 teaspoons liquid smoke in small bowl; set aside. Combine black pepper, paprika, remaining 2 tablespoons sugar, remaining 2 teaspoons salt, and cayenne in second small bowl; set aside. Adjust oven rack to lower-middle position and heat oven to 325 degrees.</text:p>
        </text:list-item>
        <text:list-item>
          <text:p text:style-name="P64">Remove<text:span text:style-name="apple-converted-space"><text:span text:style-name="T12"> </text:span></text:span>pork from brine and dry thoroughly with paper towels. Rub mustard mixture over entire surface of each piece of<text:span text:style-name="apple-converted-space"><text:span text:style-name="T12"> </text:span></text:span>pork. Sprinkle entire surface of each piece with spice mixture. Place<text:span text:style-name="apple-converted-space"><text:span text:style-name="T12"> </text:span></text:span>pork<text:span text:style-name="apple-converted-space"><text:span text:style-name="T12"> </text:span></text:span>on wire rack set inside foil-lined rimmed baking sheet. Place piece of parchment paper over<text:span text:style-name="apple-converted-space"><text:span text:style-name="T12"> </text:span></text:span>pork, then cover with sheet of aluminum foil, sealing edges to prevent moisture from escaping. Roast<text:span text:style-name="apple-converted-space"><text:span text:style-name="T12"> </text:span></text:span>pork<text:span text:style-name="apple-converted-space"><text:span text:style-name="T12"> </text:span></text:span>for 3 hours.</text:p>
        </text:list-item>
        <text:list-item>
          <text:p text:style-name="P64">Remove<text:span text:style-name="apple-converted-space"><text:span text:style-name="T12"> </text:span></text:span>pork<text:span text:style-name="apple-converted-space"><text:span text:style-name="T12"> </text:span></text:span>from oven; remove and discard foil and parchment. Carefully pour off liquid in bottom of baking sheet into fat separator and reserve for sauce. Return<text:span text:style-name="apple-converted-space"><text:span text:style-name="T12"> </text:span></text:span>pork<text:span text:style-name="apple-converted-space"><text:span text:style-name="T12"> </text:span></text:span>to oven and cook, uncovered, until well browned, tender, and internal temperature registers 200 degrees on instant-read thermometer, about 1½ hours. Transfer<text:span text:style-name="apple-converted-space"><text:span text:style-name="T12"> </text:span></text:span>pork<text:span text:style-name="apple-converted-space"><text:span text:style-name="T12"> </text:span></text:span>to serving dish, tent loosely with foil, and let rest for 20 minutes.</text:p>
        </text:list-item>
        <text:list-item>
          <text:p text:style-name="P64"><text:soft-page-break/>To serve: Using 2 forks, shred pork<text:span text:style-name="apple-converted-space"><text:span text:style-name="T12"> </text:span></text:span>into bite-sized pieces. Toss with 1 cup sauce and season with salt and pepper. Serve, passing remaining sauce separately.</text:p>
        </text:list-item>
      </text:list>
      <text:h text:style-name="Heading_20_3" text:outline-level="3"><text:bookmark-start text:name="__RefHeading__26_1928948128"/><text:tab/><text:span text:style-name="Heading_20_4_20_Char"><text:span text:style-name="T17">Sweet and Tangy </text:span></text:span>Sauce<text:bookmark-end text:name="__RefHeading__26_1928948128"/></text:h>
      <text:list xml:id="list1608069713597282494" text:style-name="L32">
        <text:list-item>
          <text:p text:style-name="P65">While<text:span text:style-name="apple-converted-space"><text:span text:style-name="T12"> </text:span></text:span>pork<text:span text:style-name="apple-converted-space"><text:span text:style-name="T12"> </text:span></text:span>rests, pour 1/2 cup of defatted cooking liquid from fat separator into medium bowl; whisk in sauce ingredients.</text:p>
        </text:list-item>
      </text:list>
      <text:h text:style-name="Heading_20_4" text:outline-level="4">Notes: </text:h>
      <text:p text:style-name="List_20_Paragraph">Sweet <text:span text:style-name="Emphasis"><text:span text:style-name="T13">paprika</text:span></text:span> may be substituted for smoked paprika. Covering the<text:span text:style-name="apple-converted-space"> </text:span>pork with parchment and then foil prevents the acidic mustard from eating holes in the foil. Serve the<text:span text:style-name="apple-converted-space"> </text:span>pork on hamburger rolls with pickle chips and thinly sliced onion. As an alternative to the Sweet and Tangy Barbecue Sauce, use 2 cups of your favorite barbecue sauce thinned with ½ cup of the defatted<text:span text:style-name="apple-converted-space"> </text:span>pork<text:span text:style-name="apple-converted-space"> </text:span>cooking liquid in step 5. The shredded and sauced<text:span text:style-name="apple-converted-space"> </text:span>pork<text:span text:style-name="apple-converted-space"> </text:span>can be cooled, tightly covered, and refrigerated for up to 2 days. Reheat it gently before serving.</text:p>
      <text:h text:style-name="P147" text:outline-level="2"><text:bookmark-start text:name="__RefHeading__5145_1761263376"/>Grilled Spanish Mustard Beef<text:bookmark-end text:name="__RefHeading__5145_1761263376"/></text:h>
      <text:h text:style-name="Heading_20_4" text:outline-level="4">Ingredients:</text:h>
      <text:h text:style-name="Heading_20_3" text:outline-level="3"><text:bookmark-start text:name="__RefHeading__5147_1761263376"/>Marinade<text:bookmark-end text:name="__RefHeading__5147_1761263376"/></text:h>
      <text:p text:style-name="List_20_Paragraph">2 tablespoons Dijon Mustard</text:p>
      <text:p text:style-name="List_20_Paragraph">2 tablespoons Smoked Paprika</text:p>
      <text:p text:style-name="List_20_Paragraph">4 cloves minced, crushed garlic, optional</text:p>
      <text:p text:style-name="List_20_Paragraph">1/4 cup Sherry Vinegar</text:p>
      <text:p text:style-name="List_20_Paragraph">1/4 cup light olive oil</text:p>
      <text:p text:style-name="List_20_Paragraph">salt and freshly ground black pepper to tastes</text:p>
      <text:h text:style-name="Heading_20_3" text:outline-level="3"><text:bookmark-start text:name="__RefHeading__5161_1761263376"/>Steak<text:bookmark-end text:name="__RefHeading__5161_1761263376"/></text:h>
      <text:p text:style-name="List_20_Paragraph">2 pounds thin sliced beef (any thin flap meat, skirt steak, flank steak, round steak, etc.)</text:p>
      <text:p text:style-name="List_20_Paragraph">8 <text:a xlink:type="simple" xlink:href="#4.6.Flour Tortillas|outline" text:style-name="Internet_20_link" text:visited-style-name="Visited_20_Internet_20_Link"><text:span text:style-name="T16">Flour Tortillas</text:span></text:a></text:p>
      <text:p text:style-name="List_20_Paragraph">1/4 cup chopped cilantro</text:p>
      <text:p text:style-name="List_20_Paragraph">hot sauce to taste</text:p>
      <text:p text:style-name="List_20_Paragraph">1 avocado sliced (optional)</text:p>
      <text:h text:style-name="Heading_20_4" text:outline-level="4">Directions</text:h>
      <text:list xml:id="list1396577506927059513" text:style-name="L33">
        <text:list-item>
          <text:p text:style-name="P66">Combine all ingredients for the marinade in a non-reactive bowl.</text:p>
        </text:list-item>
        <text:list-item>
          <text:p text:style-name="P66">Add meat and mix together unlit meat is fully coated. <text:s/>Let marinade for 30 minutes at room temperature.</text:p>
        </text:list-item>
        <text:list-item>
          <text:p text:style-name="P66">Cook for 2 minutes per side.</text:p>
        </text:list-item>
        <text:list-item>
          <text:p text:style-name="P66">Let rest for 5 minutes and then slice against the grain.</text:p>
        </text:list-item>
        <text:list-item>
          <text:p text:style-name="P66">Serve on tortillas with some hot sauce and cilantro and optionally sliced avocado.</text:p>
        </text:list-item>
      </text:list>
      <text:h text:style-name="P34" text:outline-level="2"><text:bookmark-start text:name="__RefHeading__28_1928948128"/>Paella on the Grill<text:bookmark-end text:name="__RefHeading__28_1928948128"/></text:h>
      <text:p text:style-name="Standard">Paella (pronounced 'pah-eh-ya') is a rice dish, originally from Valencia, where it is eaten especially on Sundays and during the Falles. There are many variations of it with different ingredients.</text:p>
      <text:p text:style-name="Standard">The name paella is the word for “frying pan” in Valencian (from Latin patella). However, the dish has become so popular in Spanish that the word paellera is now usually used for the pan and paella almost exclusively for the dish. In the Valencia area, nevertheless, the name paella is commonly used for both, the pan and the dish.</text:p>
      <text:p text:style-name="Standard">This is a variant of a recipe from Steven Raichlen’s Barbecue University curriculum.</text:p>
      <text:h text:style-name="Heading_20_4" text:outline-level="4">Ingredients:</text:h>
      <text:p text:style-name="List_20_Paragraph">2 tablespoons extra virgin olive oil</text:p>
      <text:p text:style-name="List_20_Paragraph">2 chorizo sausages</text:p>
      <text:p text:style-name="List_20_Paragraph">4 boneless/skinless chicken thighs</text:p>
      <text:p text:style-name="List_20_Paragraph">1 full boneless/skinless chicken breast cut into 4 pieces</text:p>
      <text:p text:style-name="List_20_Paragraph">Coarse salt (kosher or sea) and freshly ground black pepper</text:p>
      <text:p text:style-name="List_20_Paragraph">1 medium onion, finely chopped</text:p>
      <text:p text:style-name="List_20_Paragraph">1 red bell pepper, cut into 1/4 inch strips</text:p>
      <text:p text:style-name="List_20_Paragraph">2 cloves garlic, minced</text:p>
      <text:p text:style-name="List_20_Paragraph">1 ripe tomato, seeded and cut into 1/4 inch dice</text:p>
      <text:p text:style-name="List_20_Paragraph">¼ cup finely chopped flat-leaf parsley</text:p>
      <text:p text:style-name="List_20_Paragraph">3 cups Valencia style rice (I used Italian Arborio rice)</text:p>
      <text:p text:style-name="List_20_Paragraph">½ cup dry white wine</text:p>
      <text:p text:style-name="List_20_Paragraph">½ teaspoon saffron threads, soaked in 1 tablespoon hot water for 15 minutes</text:p>
      <text:p text:style-name="List_20_Paragraph">5 to 6 cups hot chicken stock</text:p>
      <text:p text:style-name="List_20_Paragraph">12 little neck clams, scrubbed</text:p>
      <text:p text:style-name="List_20_Paragraph">12 mussels, scrubbed</text:p>
      <text:p text:style-name="List_20_Paragraph">1 pound shrimp, peeled and deveined</text:p>
      <text:p text:style-name="List_20_Paragraph">¼ cup cooked green peas</text:p>
      <text:h text:style-name="Heading_20_4" text:outline-level="4">Directions:</text:h>
      <text:list xml:id="list4901466628769225844" text:style-name="L34">
        <text:list-item>
          <text:p text:style-name="P67">On the grill place a large Paella Pan (I used a large sauté pan that is about 14 inch in diameter with 3 inch sides) This would be set done on a wood fire.</text:p>
        </text:list-item>
        <text:list-item>
          <text:p text:style-name="P67">Add olive oil to the pan. Add the onions and bell peppers and sauté until lightly browned, 3 to 5 minutes. Add the garlic half way through.</text:p>
        </text:list-item>
        <text:list-item>
          <text:p text:style-name="P67">Add the tomatoes and half the parsley and cook for 1 minute.</text:p>
        </text:list-item>
        <text:list-item>
          <text:p text:style-name="P67">Add the rice and sauté until the grains are shiny, 1 minute.</text:p>
        </text:list-item>
        <text:list-item>
          <text:p text:style-name="P67">Add the wine and bring to a boil. Add the stock and saffron and bring to a boil. Simmer the rice, uncovered, for 15 minutes, adding stock as needed to keep them moist.</text:p>
        </text:list-item>
        <text:list-item>
          <text:p text:style-name="P67"><text:soft-page-break/>Chop chorizo length wise and place on grill directly over the flame for about 3 minutes. Remove chorizo and chop into bite size pieces. Add the chorizo to the pan this can be done while the rice is simmering.</text:p>
        </text:list-item>
        <text:list-item>
          <text:p text:style-name="P67">Season chicken pieces with Salt and Pepper then grill over the flame (until almost completely cooked) for about 5 - 10 minutes. Add the chicken to the pan this can be done while the rice is simmering.</text:p>
        </text:list-item>
        <text:list-item>
          <text:p text:style-name="P67">Grill Clams and Mussels until shells pop open. Add to the pan.</text:p>
        </text:list-item>
        <text:list-item>
          <text:p text:style-name="P67">Grill prawns until just starting to turn pink (1 minute per side.) Add to the pan.</text:p>
        </text:list-item>
        <text:list-item>
          <text:p text:style-name="P67">Cook the paella until the rice is tender, and all the ingredients are completely cooked. Correct the seasoning, adding salt and pepper to taste.</text:p>
        </text:list-item>
        <text:list-item>
          <text:p text:style-name="P67">Just before serving, sprinkle the paella with the cooked peas and remaining parsley. Serve at once.</text:p>
        </text:list-item>
      </text:list>
      <text:h text:style-name="Heading_20_4" text:outline-level="4">Yield:</text:h>
      <text:p text:style-name="List_20_Paragraph">6 servings</text:p>
      <text:p text:style-name="Standard"/>
      <text:h text:style-name="P34" text:outline-level="2"><text:bookmark-start text:name="__RefHeading__8034_1822209635"/>Classic Risotto<text:bookmark-end text:name="__RefHeading__8034_1822209635"/></text:h>
      <text:h text:style-name="Heading_20_4" text:outline-level="4">Ingredients</text:h>
      <text:p text:style-name="List_20_Paragraph">2 Tbsp extra virgin olive oil</text:p>
      <text:p text:style-name="List_20_Paragraph">1 onion, chopped</text:p>
      <text:p text:style-name="List_20_Paragraph">4 clove garlic, minced</text:p>
      <text:p text:style-name="List_20_Paragraph">2 cup Arborio rice</text:p>
      <text:p text:style-name="List_20_Paragraph">1 cup Italian white wine</text:p>
      <text:p text:style-name="List_20_Paragraph">8 cup real chicken broth, simmering hot</text:p>
      <text:p text:style-name="List_20_Paragraph">1 cup good quality Parmigiano-Reggiano cheese, shredded</text:p>
      <text:p text:style-name="List_20_Paragraph">1 Tbsp (or so) of butter</text:p>
      <text:p text:style-name="List_20_Paragraph">a few sprigs of fresh thyme or any fresh herb, minced</text:p>
      <text:h text:style-name="Heading_20_4" text:outline-level="4">Directions</text:h>
      <text:list xml:id="list5461011896102773812" text:style-name="L35">
        <text:list-item>
          <text:p text:style-name="P68">Lightly simmer the chicken broth in one pot as you make the risotto in another pot.</text:p>
        </text:list-item>
        <text:list-item>
          <text:p text:style-name="P68">Heat oil in a medium saucepan over medium-high heat, then add in the onions and garlic. Sauté until golden and fragrant, a few minutes. Add the rice and continue to cook and stir over medium high heat, coating the grains evenly with the oil, until the rice grains give off a toasty aroma and transform from pure white to almost entirely opaque.</text:p>
        </text:list-item>
        <text:list-item>
          <text:p text:style-name="P68">Add in the white wine and stir frequently as the rice absorbs the liquid. Reduce your heat to low. Start adding the hot chicken stock in several additions, stirring frequently after each one and allowing the rice to absorb the broth. Continue to cook and stir the risotto until the rice is just tender or al dente (soft with an ever so slight bite to the center) and creamy. The Arborio rice will gradually release its starch and thicken the extra liquid into creaminess. Creamy is important if you’re going for authenticity! This will take about 20 minutes from when you start adding the liquid.</text:p>
        </text:list-item>
        <text:list-item>
          <text:p text:style-name="P68">To finish stir in the Parmesan, butter and minced fresh herbs. Spoon into dishes piping hot and share.</text:p>
        </text:list-item>
      </text:list>
      <text:h text:style-name="Heading_20_4" text:outline-level="4">Variations</text:h>
      <text:list xml:id="list8497158551932388638" text:style-name="L36">
        <text:list-item>
          <text:p text:style-name="P137">Cook 1 diced chorizo <text:s/>before step 2 in the pan. <text:s/>Remove choizo and set aside. <text:s/>In step 2 use rendered fat in place of some of the olive oil. <text:s/>Re-add chorico <text:s/>when adding last batch of liquid in step 3. <text:s/>Add 1 cup of cooked peas in step 4 instead of herbs.</text:p>
        </text:list-item>
        <text:list-item>
          <text:p text:style-name="P138">Add chopped meat from 1 lobster tail to risotto mixture <text:s/>in step 3 half way through adding the liquids.</text:p>
        </text:list-item>
      </text:list>
      <text:p text:style-name="P26"/>
      <text:h text:style-name="P34" text:outline-level="2"><text:bookmark-start text:name="__RefHeading__30_1928948128"/>Bacon Explosion<text:bookmark-end text:name="__RefHeading__30_1928948128"/></text:h>
      <text:h text:style-name="Heading_20_4" text:outline-level="4">Ingredients:</text:h>
      <text:p text:style-name="List_20_Paragraph">2 pounds thick-cut sliced bacon<text:line-break/>1 1/2 pounds Italian sausage, casings removed<text:line-break/>3 tablespoons barbecue rub<text:line-break/>3/4 cup barbecue sauce.</text:p>
      <text:h text:style-name="Heading_20_4" text:outline-level="4">Directions:</text:h>
      <text:list xml:id="list8577520677398843492" text:style-name="L37">
        <text:list-item>
          <text:p text:style-name="P69">Using 10 slices of bacon, weave a square lattice like that on top of a pie: first, place 5 bacon slices side by side on a large sheet of aluminum foil, parallel to one another, sides touching. Place another strip of bacon on one end, perpendicular to the other strips. Fold first, third and fifth bacon strips back over this new strip, then place another strip next to it, parallel to it. Unfold first, third and fifth strips; fold back second and fourth strips. Repeat with remaining bacon until all 10 strips are tightly woven.</text:p>
        </text:list-item>
        <text:list-item>
          <text:p text:style-name="P69">Preheat oven to 225 degrees or light a fire in an outdoor smoker. Place remaining bacon in a frying pan and cook until crisp. As it cooks, sprinkle bacon weave with 1 tablespoon barbecue rub. Evenly spread sausage on top of bacon lattice, pressing to outer edges.</text:p>
        </text:list-item>
        <text:list-item>
          <text:p text:style-name="P69">Crumble fried bacon into bite-size pieces. Sprinkle on top of sausage. Drizzle with 1/2 cup barbecue sauce and sprinkle with another tablespoon barbecue rub.</text:p>
        </text:list-item>
        <text:list-item>
          <text:p text:style-name="P69">Very carefully separate front edge of sausage layer from bacon weave and begin rolling sausage away from you. Bacon weave should stay where it was, flat. Press sausage roll to remove any air pockets and pinch together seams and ends.</text:p>
        </text:list-item>
        <text:list-item>
          <text:p text:style-name="P69">Roll sausage toward you, this time with bacon weave, until it is completely wrapped. Turn it so seam faces down. Roll should be about 2 to 3 inches thick. Sprinkle with remaining barbecue rub.</text:p>
        </text:list-item>
        <text:list-item>
          <text:p text:style-name="P69">Place roll on a baking sheet in oven or in smoker. Cook until internal temperature reaches 165 degrees on a meat thermometer, about 1 hour for each inch of thickness. When done, glaze roll with more sauce. To serve, slice into 1/4 to 1/2-inch rounds.</text:p>
        </text:list-item>
      </text:list>
      <text:h text:style-name="Heading_20_4" text:outline-level="4">Yield:</text:h>
      <text:p text:style-name="List_20_Paragraph">10 servings</text:p>
      <text:h text:style-name="P34" text:outline-level="2"><text:bookmark-start text:name="__RefHeading__32_1928948128"/>Macadamia Nut Crusted Rack of Lamb with a Merlot Demi-glace<text:bookmark-end text:name="__RefHeading__32_1928948128"/></text:h>
      <text:h text:style-name="Heading_20_4" text:outline-level="4">Ingredients:</text:h>
      <text:h text:style-name="P157" text:outline-level="4">Lamb</text:h>
      <text:p text:style-name="List_20_Paragraph">2 lamb racks</text:p>
      <text:p text:style-name="List_20_Paragraph">2 whole head of garlic</text:p>
      <text:p text:style-name="List_20_Paragraph">4 tablespoons extra virgin olive oil</text:p>
      <text:p text:style-name="List_20_Paragraph">25 ml parsley, chopped</text:p>
      <text:p text:style-name="List_20_Paragraph">2 cloves garlic, minced</text:p>
      <text:p text:style-name="List_20_Paragraph">Salt/ fresh cracked pepper</text:p>
      <text:p text:style-name="List_20_Paragraph">150g fresh white breadcrumbs</text:p>
      <text:p text:style-name="List_20_Paragraph">100g macadamia nuts, roughly chopped</text:p>
      <text:h text:style-name="P157" text:outline-level="4">Merlot Demi- glace sauce</text:h>
      <text:p text:style-name="List_20_Paragraph">2 tbsp. extra virgin olive oil</text:p>
      <text:p text:style-name="List_20_Paragraph">2 tbsp. flat leaf parsley, chopped</text:p>
      <text:p text:style-name="List_20_Paragraph">500 ml demi-glace sauce</text:p>
      <text:p text:style-name="List_20_Paragraph">50 ml merlot wine</text:p>
      <text:p text:style-name="List_20_Paragraph">1 tbsp. Shallots, minced</text:p>
      <text:p text:style-name="List_20_Paragraph">1 tbsp. Butter</text:p>
      <text:h text:style-name="Heading_20_4" text:outline-level="4">Directions:</text:h>
      <text:h text:style-name="P158" text:outline-level="4"><text:bookmark-start text:name="__RefHeading__34_1928948128"/>Lamb<text:bookmark-end text:name="__RefHeading__34_1928948128"/></text:h>
      <text:list xml:id="list4977834636983076949" text:style-name="L38">
        <text:list-item>
          <text:p text:style-name="P70">Preheat oven to 425”f</text:p>
        </text:list-item>
        <text:list-item>
          <text:p text:style-name="P70">Remove the outer papery covering of the garlic. Slice off the top of the head so most of the cloves are exposed.</text:p>
        </text:list-item>
        <text:list-item>
          <text:p text:style-name="P70">Place the garlic heads on a baking sheet and drizzle with olive oil. Roast in the oven for 45 minutes or until the cloves are completely soft and begin to caramelize.</text:p>
        </text:list-item>
        <text:list-item>
          <text:p text:style-name="P70">Let the garlic cool and then squeeze each clove out of the head. With a fork mash the garlic into a paste.</text:p>
        </text:list-item>
        <text:list-item>
          <text:p text:style-name="P70">Place the lamb on a plate. Season the lamb all over.</text:p>
        </text:list-item>
        <text:list-item>
          <text:p text:style-name="P70">Heat a skillet, add 2 tbsp extra virgin olive oil. Sear the lamb racks fatty side first. Remove from the skillet.</text:p>
        </text:list-item>
        <text:list-item>
          <text:p text:style-name="P70">Spread the garlic paste on the fatty side of the racks of lamb.</text:p>
        </text:list-item>
        <text:list-item>
          <text:p text:style-name="P70">Combine chopped nuts and bread crumbs and pack onto lamb pressing firmly. (Tip: Combine the nuts and bread crumbs in a food processor and chop.)</text:p>
        </text:list-item>
        <text:list-item>
          <text:p text:style-name="P70">Reduce oven to 375”f</text:p>
        </text:list-item>
        <text:list-item>
          <text:p text:style-name="P70">Place lamb on baking sheet and bake in oven for approx. 25minutes or until lamb is rose”</text:p>
        </text:list-item>
        <text:list-item>
          <text:p text:style-name="P70">Let lamb rest once out of oven for 5 minutes</text:p>
        </text:list-item>
        <text:list-item>
          <text:p text:style-name="P70"><text:soft-page-break/>Slice lamb racks and drizzle sauce over top</text:p>
        </text:list-item>
      </text:list>
      <text:h text:style-name="P158" text:outline-level="4"><text:bookmark-start text:name="__RefHeading__36_1928948128"/>Merlot Demi-glace sauce<text:bookmark-end text:name="__RefHeading__36_1928948128"/></text:h>
      <text:list xml:id="list2418728637130227146" text:style-name="L39">
        <text:list-item>
          <text:p text:style-name="P71">Heat a sauce pan (or use the skillet from above) add olive oil, add shallots, season, and sear for 2 minutes.</text:p>
        </text:list-item>
        <text:list-item>
          <text:p text:style-name="P71">Add wine and reduce until almost all the liquid is gone.</text:p>
        </text:list-item>
        <text:list-item>
          <text:p text:style-name="P71">Add the demi- glace and simmer.</text:p>
        </text:list-item>
        <text:list-item>
          <text:p text:style-name="P71">Just before plating whisk in whole butter and chopped parsley.</text:p>
        </text:list-item>
      </text:list>
      <text:h text:style-name="P147" text:outline-level="2"><text:bookmark-start text:name="__RefHeading__7592_1577114434"/>Thai Green Curry with Prawns and Salmon<text:bookmark-end text:name="__RefHeading__7592_1577114434"/></text:h>
      <text:p text:style-name="Standard">This is a recipe that is defiantly a favorite of of Jeaniene and I. If combines the west coast seafood with a nice Thai curry sauce and makes a great entree.</text:p>
      <text:h text:style-name="Heading_20_4" text:outline-level="4"><text:bookmark-start text:name="__RefHeading__7594_1577114434"/>Ingredients:<text:bookmark-end text:name="__RefHeading__7594_1577114434"/></text:h>
      <text:p text:style-name="List_20_Paragraph">1 can unsweetened coconut milk</text:p>
      <text:p text:style-name="List_20_Paragraph">1/4 cup shallot minced</text:p>
      <text:p text:style-name="List_20_Paragraph">1 teaspoon Ginger fresh, minced</text:p>
      <text:p text:style-name="List_20_Paragraph">1 teaspoon garlic</text:p>
      <text:p text:style-name="List_20_Paragraph">2-3 teaspoons Thai green curry paste (or to taste)</text:p>
      <text:p text:style-name="List_20_Paragraph">2 tablespoons fish sauce</text:p>
      <text:p text:style-name="List_20_Paragraph">1 tablespoon Lime Juice</text:p>
      <text:p text:style-name="List_20_Paragraph">1/2 lb salmon fillet, cubed</text:p>
      <text:p text:style-name="List_20_Paragraph">1/2 lb prawns (or large shrimp) shelled and de-veined</text:p>
      <text:p text:style-name="List_20_Paragraph">4 ozes snow peas (small) cut in half on the diagonal</text:p>
      <text:p text:style-name="List_20_Paragraph">2 tablespoons coriander fresh chopped</text:p>
      <text:p text:style-name="List_20_Paragraph">2 tablespoons basil chopped</text:p>
      <text:p text:style-name="List_20_Paragraph">4 cups jasmine rice cooked</text:p>
      <text:h text:style-name="Heading_20_4" text:outline-level="4"><text:bookmark-start text:name="__RefHeading__7596_1577114434"/>Directions:<text:bookmark-end text:name="__RefHeading__7596_1577114434"/></text:h>
      <text:list xml:id="list5691588483880349951" text:style-name="L40">
        <text:list-item>
          <text:p text:style-name="P72">In large skillet, bring 1/2 cup of the coconut milk to gentle boil.</text:p>
        </text:list-item>
        <text:list-item>
          <text:p text:style-name="P72">Add shallots, garlic and ginger; cook, stirring, for 2 minutes.</text:p>
        </text:list-item>
        <text:list-item>
          <text:p text:style-name="P72">Add green curry paste (it’s fiery hot, so start with a small amount); cook stirring, until it dissolves.</text:p>
        </text:list-item>
        <text:list-item>
          <text:p text:style-name="P72">Add remaining coconut milk, fish sauce (very salty, add to taste) and lime juice; boil gently for about 3 minutes or until thickened a little.</text:p>
        </text:list-item>
        <text:list-item>
          <text:p text:style-name="P72">Add salmon; simmer for 2 minutes; add shrimp and snow peas; simmer for about 3 minutes longer or until shrimp are pink and salmon is cooked through.</text:p>
        </text:list-item>
        <text:list-item>
          <text:p text:style-name="P72">Stir in coriander and basil.</text:p>
        </text:list-item>
        <text:list-item>
          <text:p text:style-name="P72">Serve over rice.</text:p>
        </text:list-item>
      </text:list>
      <text:h text:style-name="P34" text:outline-level="2"><text:bookmark-start text:name="__RefHeading__2510_1551064577"/>Indoor Clam Bake<text:bookmark-end text:name="__RefHeading__2510_1551064577"/></text:h>
      <text:h text:style-name="Heading_20_4" text:outline-level="4">Ingredients:</text:h>
      <text:p text:style-name="List_20_Paragraph">2 pounds live spot prawns</text:p>
      <text:p text:style-name="List_20_Paragraph">2 dungeness crabs (1 pound each) (or 1 two pound)</text:p>
      <text:p text:style-name="List_20_Paragraph">2 pounds small littleneck or cherry stone clams, scrubbed</text:p>
      <text:p text:style-name="List_20_Paragraph">2 pounds mussels, scrubbed and beards removed</text:p>
      <text:p text:style-name="List_20_Paragraph">1 pound chorizo or kielbasa, sliced into ½ inch-thick rounds</text:p>
      <text:p text:style-name="List_20_Paragraph">1 pound small new or red potatoes, cut into 1-inch pieces</text:p>
      <text:p text:style-name="List_20_Paragraph">4 medium ears corn, silk and all but the last layer of husk removed</text:p>
      <text:p text:style-name="List_20_Paragraph">8 tablespoons (1 stick) salted butter, melted</text:p>
      <text:h text:style-name="Heading_20_4" text:outline-level="4">Directions:</text:h>
      <text:list xml:id="list6489288715073004641" text:style-name="L41">
        <text:list-item>
          <text:p text:style-name="P73">Place clams and mussels on large piece of cheesecloth and tie ends together to secure; set aside. In heavy-bottomed 12-quart stockpot, layer sliced kielbasa, sack of clams-mussels, potatoes, corn, and prawns and crab on top of one another. Cover with lid and place over high heat. Cook until potatoes are tender (paring knife can be slipped into and out of potato centers with little resistance), and crabs are bright red, 17 to 20 minutes.</text:p>
        </text:list-item>
        <text:list-item>
          <text:p text:style-name="P73">Remove pot from heat and remove lid (watch out for scalding steam). Remove prawns and crab and set aside until cool enough to handle. Remove corn from pot and peel off husks; arrange ears on large platter. Using slotted spoon, remove potatoes and arrange them on platter with corn. Transfer clams and mussels to large bowl and cut open cheesecloth with scissors. Using slotted spoon, remove kielbasa from pot and arrange on platter with potatoes and corn. Pour remaining steaming liquid in pot over clams and mussels. Arrange crab parts and prawns on platter. Serve immediately with melted butter.</text:p>
        </text:list-item>
      </text:list>
      <text:h text:style-name="Heading_20_4" text:outline-level="4">Variation:</text:h>
      <text:p text:style-name="Contents_20_3">Substitute spot prawns and crab with 2 live lobsters (about 1½ pounds each). <text:s/>Freeze lobsters for 10 to 15 minutes to sedate them (do not over freeze), before killing. <text:s text:c="2"/>Once cooked, using a kitchen towel to protect your hand, twist and remove lobster tails, claws, and legs (if desired). </text:p>
      <text:h text:style-name="Heading_20_4" text:outline-level="4">Notes:</text:h>
      <text:p text:style-name="Contents_20_3">Choose a large, narrow stockpot in which you can easily layer the ingredients. The recipe can be cut in half and layered in an 8-quart Dutch oven, but it should cook for the same amount of time. </text:p>
      <text:h text:style-name="Heading_20_4" text:outline-level="4">Notes:</text:h>
      <text:p text:style-name="Contents_20_3">Use left overs for <text:bookmark-ref text:reference-format="text" text:ref-name="__RefHeading__5487_1792880867">Leftover Seafood Chowder</text:bookmark-ref>.</text:p>
      <text:h text:style-name="Heading_20_4" text:outline-level="4">Yield:</text:h>
      <text:p text:style-name="Contents_20_3">Serves 4 -6</text:p>
      <text:h text:style-name="P34" text:outline-level="2"><text:bookmark-start text:name="__RefHeading__4744_607553200"/>Mussels Steamed in White Wine<text:bookmark-end text:name="__RefHeading__4744_607553200"/></text:h>
      <text:h text:style-name="Heading_20_4" text:outline-level="4">Ingredients</text:h>
      <text:p text:style-name="List_20_Paragraph">2 cups white wine</text:p>
      <text:p text:style-name="List_20_Paragraph">1/2 cup minced shallots</text:p>
      <text:p text:style-name="List_20_Paragraph">4 medium cloves garlic, minced</text:p>
      <text:p text:style-name="List_20_Paragraph">1/2 cup chopped fresh parsley leaves</text:p>
      <text:p text:style-name="List_20_Paragraph">1 bay leaf</text:p>
      <text:p text:style-name="List_20_Paragraph">4 pounds mussels, cleaned and debearded</text:p>
      <text:p text:style-name="List_20_Paragraph">4 tablespoons unsalted butter</text:p>
      <text:h text:style-name="Heading_20_4" text:outline-level="4"><text:bookmark-start text:name="__RefHeading__4746_607553200"/>Directions<text:bookmark-end text:name="__RefHeading__4746_607553200"/></text:h>
      <text:list xml:id="list4435088389678465412" text:style-name="L42">
        <text:list-item>
          <text:p text:style-name="P74">Bring wine, shallots, garlic, parsley, and bay leaf to simmer in large pot; continue to simmer to blend flavors, about 3 minutes. Increase heat to high. Add mussels; cover and cook, stirring twice, until mussels open, 4 to 8 minutes, depending on pot and mussel size.</text:p>
        </text:list-item>
        <text:list-item>
          <text:p text:style-name="P74">Remove mussels from liquid, twist off and discard top shells, and put in large serving bowl. Meanwhile, swirl butter into pan liquid to make emulsified sauce. Pour broth over mussels and serve immediately with warm bread or rice.</text:p>
        </text:list-item>
      </text:list>
      <text:h text:style-name="Heading_20_4" text:outline-level="4">Yield:</text:h>
      <text:p text:style-name="Contents_20_3">Serves 4</text:p>
      <text:h text:style-name="Heading_20_4" text:outline-level="4">Variations:</text:h>
      <text:p text:style-name="Contents_20_3"><text:span text:style-name="T17">With Curry and Basil<text:line-break/></text:span>For Step 1, reduce parsley to 2 tablespoons, and add 1 teaspoon curry powder (preferably Madras). <text:s/>In Step 2 when adding butter also add 2 tablespoons, each of chopped cilantro leaves and basil.</text:p>
      <text:p text:style-name="Contents_20_3"><text:span text:style-name="T17">With Lemon<text:line-break/></text:span>For Step 1, reduce parsley to 2 tablespoons, and add 1/2 teaspoon red pepper flakes. <text:s/>In Step 2 when adding butter also add 1 medium lemon, zest grated to yield 1 teaspoon zest, juiced to yield 2 tablespoons juice.</text:p>
      <text:p text:style-name="Standard"/>
      <text:h text:style-name="P34" text:outline-level="2"><text:bookmark-start text:name="__RefHeading__4748_607553200"/>Oven-Steamed Mussels<text:bookmark-end text:name="__RefHeading__4748_607553200"/></text:h>
      <text:h text:style-name="Heading_20_4" text:outline-level="4">Ingredients</text:h>
      <text:p text:style-name="List_20_Paragraph">1 tablespoon extra-virgin olive oil</text:p>
      <text:p text:style-name="List_20_Paragraph">3 garlic cloves, minced</text:p>
      <text:p text:style-name="List_20_Paragraph">Pinch red pepper flakes</text:p>
      <text:p text:style-name="List_20_Paragraph">1 cup dry white wine</text:p>
      <text:p text:style-name="List_20_Paragraph">3 sprigs fresh thyme</text:p>
      <text:p text:style-name="List_20_Paragraph">2 bay leaves</text:p>
      <text:p text:style-name="List_20_Paragraph">4 pounds mussels, scrubbed and debearded</text:p>
      <text:p text:style-name="List_20_Paragraph">1/4 teaspoon salt</text:p>
      <text:p text:style-name="List_20_Paragraph">2 tablespoons unsalted butter, cut into 4 pieces</text:p>
      <text:p text:style-name="List_20_Paragraph">2 tablespoons minced fresh parsley</text:p>
      <text:h text:style-name="Heading_20_4" text:outline-level="4">Directions</text:h>
      <text:list xml:id="list9157385059986426598" text:style-name="L43">
        <text:list-item>
          <text:p text:style-name="P75">Adjust oven rack to lowest position and heat oven to 500 degrees. Heat oil, garlic, and pepper flakes in large roasting pan over medium heat; cook, stirring constantly, until fragrant, about 30 seconds. Add wine, thyme sprigs, and bay leaves and bring to boil. Cook until wine is slightly reduced, about 1 minute. Add mussels and salt. Cover pan tightly with aluminum foil and transfer to oven. Cook until most mussels have opened (a few may remain closed), 15 to 18 minutes.</text:p>
        </text:list-item>
        <text:list-item>
          <text:p text:style-name="P75">Remove pan from oven. Push mussels to sides of pan. Add butter to center and whisk until melted. Discard thyme sprigs and bay leaves, sprinkle parsley over mussels, and toss to combine. Serve immediately.</text:p>
        </text:list-item>
      </text:list>
      <text:h text:style-name="Heading_20_4" text:outline-level="4">Yield:</text:h>
      <text:p text:style-name="Contents_20_3">Serves 2 - 4</text:p>
      <text:h text:style-name="Heading_20_4" text:outline-level="4">Variations:</text:h>
      <text:p text:style-name="Contents_20_3"><text:span text:style-name="T17">With Tomato and Chorizo</text:span><text:line-break/>Before adding garlic, add 12 ounces Spanish-style chorizo sausage, cut into 1/2-inch pieces in large roasting pan over medium heat; cook, stirring occasionally, until chorizo starts to brown, about 5 minutes, do not add red pepper flakes. <text:s/>Replace wine and thyme with 1 (28-ounce) can crushed tomatoes and bring to boil. <text:s/>Bump butter up to 3 table spoons.</text:p>
      <text:p text:style-name="Contents_20_3"><text:span text:style-name="T17">With Hard Cider and Bacon</text:span><text:line-break/>Replace garlic and red pepper flakes with 4 slices thick-cut bacon (cut into 1/2-inch pieces), wine with 1/2 cup Pernod and 1/4 cup water, and butter with 1/4 cup heavy cream.</text:p>
      <text:p text:style-name="Contents_20_3"><text:span text:style-name="T17">With Leeks and Pernod</text:span><text:line-break/>Replace red pepper flakes with 1 pound leeks (white and light green parts only, halved lengthwise, sliced thin, and washed thoroughly), wine with 1 cup dry hard cider, butter with 1/4 cup crème fraîche, and parsley with 2 tablespoons minced fresh chives.</text:p>
      <text:h text:style-name="P34" text:outline-level="2"><text:bookmark-start text:name="__RefHeading__5501_1315433637"/>Grilled Pork Loin Roast<text:bookmark-end text:name="__RefHeading__5501_1315433637"/></text:h>
      <text:h text:style-name="Heading_20_4" text:outline-level="4">Ingredients:</text:h>
      <text:p text:style-name="List_20_Paragraph">1 3lb Pork Loin</text:p>
      <text:p text:style-name="List_20_Paragraph">¼ cup Pesto (can use premade from a jar)</text:p>
      <text:p text:style-name="List_20_Paragraph">8-10 rashers Bacon</text:p>
      <text:h text:style-name="Heading_20_4" text:outline-level="4">Directions:</text:h>
      <text:list xml:id="list4237720607215239901" text:style-name="L44">
        <text:list-item>
          <text:p text:style-name="P76">Butterfly the roast</text:p>
        </text:list-item>
        <text:list-item>
          <text:p text:style-name="P76">spread pesto sauce over one side.</text:p>
        </text:list-item>
        <text:list-item>
          <text:p text:style-name="P76">Roll roast back together.</text:p>
        </text:list-item>
        <text:list-item>
          <text:p text:style-name="P76">Wrap with Bacon and tie with butcher twine.</text:p>
        </text:list-item>
        <text:list-item>
          <text:p text:style-name="P76">Roast on indirect heat with a pan under nether to catch the drippings till it reaches 160F (approx 1 hour)</text:p>
        </text:list-item>
      </text:list>
      <text:p text:style-name="Standard"/>
      <text:h text:style-name="P143" text:outline-level="2"><text:bookmark-start text:name="__RefHeading__4558_607553200"/>Breaded Pork Cutlets (Pork Schnitzel)<text:bookmark-end text:name="__RefHeading__4558_607553200"/></text:h>
      <text:h text:style-name="Heading_20_4" text:outline-level="4">Ingredients:</text:h>
      <text:p text:style-name="List_20_Paragraph">7 large high-quality sandwich bread, crusts removed, cut into 3/4-inch cubes (about 4 cups)</text:p>
      <text:p text:style-name="List_20_Paragraph">1/2 cup unbleached all-purpose flour</text:p>
      <text:p text:style-name="List_20_Paragraph">2 large eggs</text:p>
      <text:p text:style-name="List_20_Paragraph">2 cups plus 1 tablespoon vegetable oil</text:p>
      <text:p text:style-name="List_20_Paragraph">1 pork tenderloin (1¼ lb). trimmed of fat and silver skin and cut on angle into 4 equal pieces </text:p>
      <text:p text:style-name="List_20_Paragraph">Salt and ground black pepper</text:p>
      <text:h text:style-name="Heading_20_4" text:outline-level="4">Garnishes:</text:h>
      <text:p text:style-name="List_20_Paragraph">1 lemon, cut into wedges</text:p>
      <text:p text:style-name="List_20_Paragraph">2 tablespoon chopped fresh parsley leaves</text:p>
      <text:p text:style-name="List_20_Paragraph">2 tablespoons capers, rinsed</text:p>
      <text:h text:style-name="Heading_20_4" text:outline-level="4">Directions:</text:h>
      <text:list xml:id="list7494043644609665507" text:style-name="L45">
        <text:list-item>
          <text:p text:style-name="P134">Place bread cubes on large microwave-safe plate. Microwave on high power for 4 minutes, stirring well halfway through cooking time. Microwave on medium power until bread is dry and few pieces start to lightly brown, 3 to 5 minutes longer, stirring every minute. Process dry bread in food processor to very fine crumbs, about 45 seconds. Transfer bread crumbs to shallow dish (you should have about 11/4 cups crumbs). Spread flour in second shallow dish. Beat eggs with 1 tablespoon oil in third <text:s/>dish.</text:p>
        </text:list-item>
        <text:list-item>
          <text:p text:style-name="P134">Place pork, with 1 cut-side down, between 2 sheets of parchment paper or plastic wrap and pound to even thickness between 1/8 and 1/4 inch. Season cutlets with salt and pepper. Working with 1 cutlet at a time, dredge cutlets thoroughly in flour, shaking off excess, then coat with egg mixture, allowing excess to drip back into dish to ensure very thin coating, and coat evenly with bread crumbs, pressing on crumbs to adhere. Place breaded cutlets in single layer on wire rack set over baking sheet; let coating dry 5 minutes.</text:p>
        </text:list-item>
        <text:list-item>
          <text:p text:style-name="P134">Heat remaining 2 cups oil in large Dutch oven over medium-high heat until it registers 375 degrees on instant-read thermometer. Lay 2 cutlets, without overlapping, in pan and cook, shaking pan continuously and gently, until cutlets are wrinkled and light golden brown on both sides, 1 to 2 minutes per side. Transfer cutlets to paper towel-lined plate and flip cutlets several times to blot excess oil. Repeat with remaining cutlets. Serve immediately with garnishes.</text:p>
        </text:list-item>
      </text:list>
      <text:h text:style-name="Heading_20_4" text:outline-level="4">Notes:</text:h>
      <text:p text:style-name="Contents_20_3">In lieu of an instant-read thermometer to gauge the oil’s temperature, place a fresh (not dry) bread cube in the oil and start heating; when the bread is deep golden brown, the oil is ready.</text:p>
      <text:h text:style-name="Heading_20_4" text:outline-level="4">Yield:</text:h>
      <text:p text:style-name="Contents_20_3">Serves 4</text:p>
      <text:h text:style-name="Heading_20_2" text:outline-level="2"><text:bookmark-start text:name="__RefHeading__4299_1442581398"/><text:soft-page-break/>Lamb Curry<text:bookmark-end text:name="__RefHeading__4299_1442581398"/></text:h>
      <text:h text:style-name="Heading_20_4" text:outline-level="4">Ingredients:</text:h>
      <text:p text:style-name="List_20_Paragraph">2 1/2 pounds boneless lamb roast, trimmed and cut into 3/4 inch pieces</text:p>
      <text:p text:style-name="List_20_Paragraph">salt and ground black pepper</text:p>
      <text:p text:style-name="List_20_Paragraph">3 tablespoons vegetable oil</text:p>
      <text:p text:style-name="List_20_Paragraph">1 medium onion, chopped</text:p>
      <text:p text:style-name="List_20_Paragraph">4 medium garlic cloves, minced or pressed through a garlic press (about 1 1/2 tablespoons)</text:p>
      <text:p text:style-name="List_20_Paragraph">1 tablespoon ginger, minced</text:p>
      <text:p text:style-name="List_20_Paragraph">1 teaspoon Turmeric powder </text:p>
      <text:p text:style-name="List_20_Paragraph">2 tablespoon Garam Masala</text:p>
      <text:p text:style-name="List_20_Paragraph">1 teaspoon chilly powder</text:p>
      <text:p text:style-name="List_20_Paragraph">cilantro chopped</text:p>
      <text:p text:style-name="List_20_Paragraph">2 cups water</text:p>
      <text:h text:style-name="Heading_20_4" text:outline-level="4">Directions:</text:h>
      <text:list xml:id="list5176117818498969099" text:style-name="L46">
        <text:list-item>
          <text:p text:style-name="P78">Adjust an oven rack to the lower-middle position and heat the oven to 325 degrees. </text:p>
        </text:list-item>
        <text:list-item>
          <text:p text:style-name="P78">Pat the lamb dry with paper towels and season with salt and pepper. <text:s/>Heat 1 tablespoon of the oil in a large Dutch oven over medium-high heat until just smoking. <text:s/>Add half of the meat and cook, stirring occasionally, until well browned, 7 to 10 minutes, reducing the heat if the pot begins to scorch.</text:p>
        </text:list-item>
        <text:list-item>
          <text:p text:style-name="P78">Transfer the browned beef to a medium bowl. <text:s/>Repeat with 1 tablespoon more oil and the remaining beef; transfer to the bowl.</text:p>
        </text:list-item>
        <text:list-item>
          <text:p text:style-name="P78">Add the remaining 1 tablespoon oil to the pot and place over medium-low heat until shimmering. <text:s/>add the onions and 1/4 teaspoon salt and cook, stirring often, until softened, 5 to 7 minutes. <text:s/>Stir in the garlic and ginger and cook until fragrant, about 30 seconds. <text:s/>Stir in the Turmeric powder, Garam Masala, chilly powder and cook, stirring constantly, for 30 seconds. </text:p>
        </text:list-item>
        <text:list-item>
          <text:p text:style-name="P78">Stir in the browned meat with any accumulated juices coating meat with paste.</text:p>
        </text:list-item>
        <text:list-item>
          <text:p text:style-name="P78">Slowly whisk in the 1/2 cup of water, scraping up any browned bits. <text:s/>Add remaining water and bring to a simmer. <text:s/>Cover, place the pot in the oven, and cook in the oven, covered, until the meat is tender, 2 to 2 1/2 hours.</text:p>
        </text:list-item>
        <text:list-item>
          <text:p text:style-name="P78">Remove the stew from the oven and let stand for 5 minutes. <text:s/>Stir in the cilantro and season with salt and pepper to taste before serving.</text:p>
        </text:list-item>
      </text:list>
      <text:h text:style-name="Heading_20_4" text:outline-level="4">Variations:</text:h>
      <text:p text:style-name="List_20_Paragraph">Add 1 can of chickpeas and 1 additional cup of water 1 1/2 hours into cooking process.</text:p>
      <text:h text:style-name="Heading_20_2" text:outline-level="2"><text:bookmark-start text:name="__RefHeading__5023_1504883349"/><text:soft-page-break/>Roast Fresh Ham<text:bookmark-end text:name="__RefHeading__5023_1504883349"/></text:h>
      <text:h text:style-name="Heading_20_4" text:outline-level="4">Ingredients:</text:h>
      <text:h text:style-name="P158" text:outline-level="4">Roast</text:h>
      <text:p text:style-name="List_20_Paragraph">1 ham bone-in with skin, 6 to 8 pounds, preferably shank end, rinsed</text:p>
      <text:h text:style-name="P158" text:outline-level="4">Brine</text:h>
      <text:p text:style-name="List_20_Paragraph">4 cups kosher salt or 2 cups table salt</text:p>
      <text:p text:style-name="List_20_Paragraph">3 cups packed brown sugar (dark or light)</text:p>
      <text:p text:style-name="List_20_Paragraph">2 heads garlic, cloves separated, lightly crushed and peeled</text:p>
      <text:p text:style-name="List_20_Paragraph">10 bay leaves</text:p>
      <text:p text:style-name="List_20_Paragraph">1/2 cup whole black peppercorns, crushed</text:p>
      <text:h text:style-name="P158" text:outline-level="4">Garlic and Herb Rub</text:h>
      <text:p text:style-name="List_20_Paragraph">1 cup fresh sage leaves from 1 large bunch, packed lightly</text:p>
      <text:p text:style-name="List_20_Paragraph">1/2 cup fresh parsley leaves from 1 bunch</text:p>
      <text:p text:style-name="List_20_Paragraph">8 medium cloves garlic, peeled</text:p>
      <text:p text:style-name="List_20_Paragraph">1 tablespoon kosher salt or 1 1/2 teaspoons table salt</text:p>
      <text:p text:style-name="List_20_Paragraph">1/2 tablespoon ground black pepper</text:p>
      <text:p text:style-name="List_20_Paragraph">1/4 cup olive oil</text:p>
      <text:h text:style-name="P158" text:outline-level="4">Glaze</text:h>
      <text:p text:style-name="List_20_Paragraph">1 Glaze (see glaze ingredients)</text:p>
      <text:h text:style-name="P153" text:outline-level="3"><text:bookmark-start text:name="__RefHeading__5067_1504883349"/>Orange, Cinnamon, and Star Anise Glaze<text:bookmark-end text:name="__RefHeading__5067_1504883349"/></text:h>
      <text:p text:style-name="List_20_Paragraph">1 cup orange juice</text:p>
      <text:p text:style-name="List_20_Paragraph">1 tablespoon grated orange zest</text:p>
      <text:p text:style-name="List_20_Paragraph">2 cups packed brown sugar (dark or light)</text:p>
      <text:p text:style-name="List_20_Paragraph">4 star anise (pods)</text:p>
      <text:p text:style-name="List_20_Paragraph">1 cinnamon stick (3-inches)</text:p>
      <text:h text:style-name="P153" text:outline-level="3"><text:bookmark-start text:name="__RefHeading__5069_1504883349"/>Spicy Pineapple-Ginger Glaze<text:bookmark-end text:name="__RefHeading__5069_1504883349"/></text:h>
      <text:p text:style-name="List_20_Paragraph">1 cup pineapple juice</text:p>
      <text:p text:style-name="List_20_Paragraph">2 cups packed brown sugar (dark or light)</text:p>
      <text:p text:style-name="List_20_Paragraph">1 inch piece fresh ginger, grated (about 1 tablespoon)</text:p>
      <text:p text:style-name="List_20_Paragraph">1 tablespoon red pepper flakes</text:p>
      <text:h text:style-name="P153" text:outline-level="3"><text:bookmark-start text:name="__RefHeading__5029_1504883349"/>Apple Cider and Brown Sugar Glaze<text:bookmark-end text:name="__RefHeading__5029_1504883349"/></text:h>
      <text:p text:style-name="List_20_Paragraph">1 cup apple cider</text:p>
      <text:p text:style-name="List_20_Paragraph"><text:bookmark-start text:name="__RefHeading__5025_1504883349"/>2 cups packed brown sugar (dark or light)<text:bookmark-end text:name="__RefHeading__5025_1504883349"/></text:p>
      <text:p text:style-name="List_20_Paragraph">5 whole cloves</text:p>
      <text:h text:style-name="Heading_20_4" text:outline-level="4"><text:soft-page-break/>Directions:</text:h>
      <text:list xml:id="list327131464622618695" text:style-name="L47">
        <text:list-item>
          <text:p text:style-name="P79">Carefully slice through skin and fat with serrated knife, making 1-inch diamond pattern. Be careful not to cut into meat.</text:p>
        </text:list-item>
        <text:list-item>
          <text:p text:style-name="P79">In large (about 16-quart) bucket or stockpot, dissolve salt and brown sugar in 1 gallon hot tap water. Add garlic, bay leaves, black pepper, and 1 gallon cold water. Submerge ham in brine and refrigerate 8 to 24 hours.</text:p>
        </text:list-item>
        <text:list-item>
          <text:p text:style-name="P79">Set large disposable roasting pan on baking sheet for extra support; place flat wire rack in roasting pan. Remove ham from brine; rinse under cold water and dry thoroughly with paper towels. Place ham, wide cut-side down, on rack. (If using sirloin end, place ham skin-side up.) Let ham stand, uncovered, at room temperature 1 hour.</text:p>
        </text:list-item>
        <text:list-item>
          <text:p text:style-name="P79">Meanwhile, adjust oven rack to lowest position and heat oven to 500 degrees. In work bowl of food processor fitted with steel blade, process sage, parsley, garlic, salt, pepper, and oil until mixture forms smooth paste, about 30 seconds. Rub all sides of ham with paste.</text:p>
        </text:list-item>
        <text:list-item>
          <text:p text:style-name="P79">Roast ham at 500 degrees for 20 minutes. <text:s/>While ham is roasting make the glaze. Bring all glaze ingredients to boil in small nonreactive saucepan over high heat; reduce heat to medium-low and simmer until syrupy and reduced to about 1 1/3 cups, 5 to 7 minutes. (Glaze will thicken as it cools between bastings; cook over medium heat about 1 minute, stirring once or twice, before using.)</text:p>
        </text:list-item>
        <text:list-item>
          <text:p text:style-name="P79">Reduce oven temperature to 350 degrees and continue to roast, brushing ham with glaze every 45 minutes, until center of ham registers 145 to 150 degrees on instant-read thermometer (see illustration below for thermometer placement), about 2 1/2 hours longer. Tent ham loosely with foil and let stand until center of ham registers 155 to 160 degrees on thermometer, 30 to 40 minutes. Carve, following instructions below, and serve.</text:p>
        </text:list-item>
      </text:list>
      <text:h text:style-name="Heading_20_4" text:outline-level="4">Variations:</text:h>
      <text:h text:style-name="P153" text:outline-level="3"><text:bookmark-start text:name="__RefHeading__5071_1504883349"/>Coca Cola Brine<text:bookmark-end text:name="__RefHeading__5071_1504883349"/></text:h>
      <text:p text:style-name="List_20_Paragraph">3 cups kosher salt or 1 1/2 cups table salt</text:p>
      <text:p text:style-name="List_20_Paragraph">6 liters Coca-Cola</text:p>
      <text:p text:style-name="List_20_Paragraph">2 heads garlic, cloves separated, lightly crushed and peeled</text:p>
      <text:p text:style-name="List_20_Paragraph">10 bay leaves</text:p>
      <text:p text:style-name="List_20_Paragraph">1/2 cup whole black peppercorns, crushed</text:p>
      <text:p text:style-name="List_20_Paragraph">Dissolve salt and coca-cola. Add garlic, bay leaves and black pepper. Use Apple Cider and Brown Sugar Glaze.</text:p>
      <text:p text:style-name="Standard"/>
      <text:p text:style-name="Standard"/>
      <text:h text:style-name="P141" text:outline-level="2"><text:bookmark-start text:name="__RefHeading__5978_314455496"/>Old-Fashioned Stuffed Turkey<text:bookmark-end text:name="__RefHeading__5978_314455496"/></text:h>
      <text:h text:style-name="Heading_20_4" text:outline-level="4">Ingredients</text:h>
      <text:h text:style-name="Heading_20_3" text:outline-level="3"><text:bookmark-start text:name="__RefHeading__11372_329778269"/>Turkey<text:bookmark-end text:name="__RefHeading__11372_329778269"/></text:h>
      <text:p text:style-name="List_20_Paragraph">1 turkey (12 to 15 pounds), giblets and neck reserved for gravy, if making</text:p>
      <text:p text:style-name="List_20_Paragraph">3 tablespoons plus 2 teaspoons kosher salt </text:p>
      <text:p text:style-name="List_20_Paragraph">2 teaspoons baking powder</text:p>
      <text:p text:style-name="List_20_Paragraph">12 ounces salt pork, cut into 1/4-inch-thick slices and rinsed</text:p>
      <text:h text:style-name="Heading_20_3" text:outline-level="3"><text:bookmark-start text:name="__RefHeading__11374_329778269"/>Stuffing<text:bookmark-end text:name="__RefHeading__11374_329778269"/></text:h>
      <text:p text:style-name="List_20_Paragraph">1 1/2 pounds white sandwich bread (about 15 slices), cut into 1/2-inch cubes (about 12 cups)</text:p>
      <text:p text:style-name="List_20_Paragraph">4 tablespoons unsalted butter, plus extra for baking dish</text:p>
      <text:p text:style-name="List_20_Paragraph">1 medium onion, chopped fine (about 1 cup)</text:p>
      <text:p text:style-name="List_20_Paragraph">2 celery ribs, chopped fine (about 1 cup)</text:p>
      <text:p text:style-name="List_20_Paragraph">Kosher salt and ground black pepper</text:p>
      <text:p text:style-name="List_20_Paragraph">2 tablespoons minced fresh thyme leaves</text:p>
      <text:p text:style-name="List_20_Paragraph">1 tablespoon minced fresh marjoram leaves</text:p>
      <text:p text:style-name="List_20_Paragraph">1 tablespoon minced fresh sage leaves</text:p>
      <text:p text:style-name="List_20_Paragraph">1 1/2 cups low-sodium chicken broth</text:p>
      <text:p text:style-name="List_20_Paragraph">1 36-inch square cheesecloth, folded in quarters</text:p>
      <text:p text:style-name="List_20_Paragraph">2 large eggs</text:p>
      <text:h text:style-name="Heading_20_4" text:outline-level="4">Directions</text:h>
      <text:list xml:id="list6971252771975304847" text:style-name="L48">
        <text:list-item>
          <text:p text:style-name="P80">FOR THE TURKEY: Using fingers or handle of wooden spoon, separate turkey skin from meat on breast, legs, thighs, and back; avoid breaking skin. Rub 1 tablespoon salt evenly inside cavity of turkey, 1 1/2 teaspoons salt under skin of each breast, and 1 1/2 teaspoons salt under skin of each leg. Wrap turkey tightly with plastic wrap; refrigerate 24 to 48 hours.</text:p>
        </text:list-item>
        <text:list-item>
          <text:p text:style-name="P80">FOR THE STUFFING: Adjust oven rack to lowest position and heat oven to 250 degrees. Spread bread cubes in single layer on baking sheet; bake until edges have dried but centers are slightly moist (cubes should yield to pressure), about 45 minutes, stirring several times during baking. Transfer to large bowl and increase oven temperature to 325 degrees.</text:p>
        </text:list-item>
        <text:list-item>
          <text:p text:style-name="P80">While bread dries, heat 4 tablespoons butter in 12-inch skillet over medium-high heat; when foaming subsides, add onion, celery, 2 teaspoons salt, and 1 teaspoon pepper; cook, stirring occasionally, until vegetables begin to soften and brown slightly, 7 to 10 minutes. Stir in herbs; cook until fragrant, about 1 minute. Add vegetables to bowl with dried bread; add 1 cup broth and toss until evenly moistened.</text:p>
        </text:list-item>
      </text:list>
      <text:p text:style-name="Standard"/>
      <text:list xml:id="list1606689888" text:continue-numbering="true" text:style-name="L48">
        <text:list-item>
          <text:p text:style-name="P139">TO ROAST THE TURKEY: Combine remaining 2 teaspoons kosher salt and baking powder in small bowl. Remove turkey from refrigerator and unwrap. Thoroughly dry inside and out with paper towels. Using skewer, poke 15 to 20 holes in fat deposits on top of breast halves and thighs, 4 to 5 holes in each deposit. Sprinkle surface of turkey with salt-baking powder mixture and rub in mixture with hands, coating skin evenly. Tuck wings underneath turkey. Line turkey cavity with cheesecloth, pack with 4 to 5 cups stuffing, tie ends of cheesecloth together. Cover remaining stuffing with plastic wrap and refrigerate. Using twine, loosely tie turkey legs together. Place turkey breast-side down in V-rack set in roasting pan and drape salt pork slices over back.</text:p>
        </text:list-item>
        <text:list-item>
          <text:p text:style-name="P80">Roast turkey breast-side down until thickest part of breast registers 130 degrees on instant-read thermometer, 2 to 2 1/2 hours. Remove roasting pan from oven (close oven door) and increase oven temperature to 450 degrees. Transfer turkey in V-rack to rimmed baking sheet. Remove and discard salt pork. Using clean potholders or kitchen towels, rotate turkey breast-side up. Cut twine binding legs and remove stuffing bag; empty into reserved stuffing in bowl. Pour drippings from roasting pan into fat separator and reserve for gravy, if making.</text:p>
        </text:list-item>
        <text:list-item>
          <text:p text:style-name="P80">Once oven has come to temperature, return turkey in V-rack to roasting pan and roast until skin is golden brown and crisp, thickest part of breast registers 160 degrees, and thickest part of thigh registers 175 degrees, about 45 minutes, rotating pan halfway through. Transfer turkey to carving board and let rest, uncovered, 30 minutes.</text:p>
        </text:list-item>
        <text:list-item>
          <text:p text:style-name="P80">While turkey rests, reduce oven temperature to 400 degrees. Whisk eggs and remaining 1/2 cup broth together in small bowl. Pour egg mixture over stuffing and toss to combine, breaking up any large chunks; spread in buttered 13- by 9-inch baking dish. Bake until stuffing registers 165 degrees and top is golden brown, about 15 minutes. Carve turkey and serve with stuffing.</text:p>
        </text:list-item>
      </text:list>
      <text:h text:style-name="Heading_20_4" text:outline-level="4">Note</text:h>
      <text:p text:style-name="P13">To roast a kosher or self-basting turkey (such as a frozen Butterball), do not salt it in step 1.</text:p>
      <text:p text:style-name="Standard"/>
      <text:h text:style-name="P141" text:outline-level="2"><text:bookmark-start text:name="__RefHeading__5980_314455496"/>Turkey Gravy<text:bookmark-end text:name="__RefHeading__5980_314455496"/></text:h>
      <text:h text:style-name="Heading_20_4" text:outline-level="4">Ingredients</text:h>
      <text:p text:style-name="List_20_Paragraph">1 tablespoon vegetable oil</text:p>
      <text:p text:style-name="List_20_Paragraph">Reserved turkey giblets and neck</text:p>
      <text:p text:style-name="List_20_Paragraph">1 onion, unpeeled and chopped</text:p>
      <text:p text:style-name="List_20_Paragraph">4 cups low-sodium chicken broth</text:p>
      <text:p text:style-name="List_20_Paragraph">2 cups water</text:p>
      <text:p text:style-name="List_20_Paragraph">2 sprigs fresh thyme</text:p>
      <text:p text:style-name="List_20_Paragraph">8 parsley stems</text:p>
      <text:p text:style-name="List_20_Paragraph">3 tablespoons unsalted butter</text:p>
      <text:p text:style-name="List_20_Paragraph">1/4 cup all-purpose flour</text:p>
      <text:p text:style-name="List_20_Paragraph">1 cup dry white wine</text:p>
      <text:h text:style-name="Heading_20_4" text:outline-level="4">Directions</text:h>
      <text:list xml:id="list4051838189618977870" text:style-name="L49">
        <text:list-item>
          <text:p text:style-name="P81">Make the Broth: Heat oil in large saucepan over medium-high heat. Brown turkey giblets and neck for 5 minutes. Cook onion for 3 minutes. Cover and cook over low heat for 20 minutes.</text:p>
        </text:list-item>
        <text:list-item>
          <text:p text:style-name="P81">Add chicken broth and water, scrape pan bottom, and bring to boil. Add herbs and simmer, skimming foam from surface, for 30 minutes.</text:p>
        </text:list-item>
        <text:list-item>
          <text:p text:style-name="P81">Pour broth through fine-mesh strainer. Reserve and dice heart and gizzard. Refrigerate broth and diced giblets until ready to use.</text:p>
        </text:list-item>
        <text:list-item>
          <text:p text:style-name="P81">Make the Roux and Thicken the Broth: Melt butter in large saucepan over medium-low heat. Whisk in flour. Cook, stirring constantly, until nutty brown and fragrant, 10 to 15 minutes. Bring reserved turkey broth to simmer.</text:p>
        </text:list-item>
        <text:list-item>
          <text:p text:style-name="P81">Gradually add hot turkey broth to roux. Vigorous and constant whisking at this point is key to avoiding lumps. Reserve 1 cup of broth for deglazing roasting pan (see #9).</text:p>
        </text:list-item>
        <text:list-item>
          <text:p text:style-name="P81">Simmer gravy, stirring occasionally and skimming scum from surface with spoon, until thickened, about 30 minutes. Set aside, covered, until turkey is done.</text:p>
        </text:list-item>
        <text:list-item>
          <text:p text:style-name="P81">Deglaze the Pan and Add the Drippings To the Gravy: Pour drippings through mesh strainer set over measuring cup. Let liquid settle until fat rises to top. Return vegetables in strainer to roasting pan.</text:p>
        </text:list-item>
        <text:list-item>
          <text:p text:style-name="P81">Tilt measuring cup and use wide, shallow soup spoon to skim fat off surface. Reserve defatted drippings. Return gravy in saucepan to simmer.</text:p>
        </text:list-item>
        <text:list-item>
          <text:p text:style-name="P81">Place roasting pan over two burners at medium-high heat. Add wine and reserved 1 cup broth and scrape up browned bits in pan. Boil until liquid reduces by half, 5 minutes.</text:p>
        </text:list-item>
        <text:list-item>
          <text:p text:style-name="P81">Strain roasting pan liquid into gravy, pressing on solids to extract all liquid. Add defatted drippings to taste. Stir in giblets and serve.</text:p>
        </text:list-item>
      </text:list>
      <text:p text:style-name="Standard"/>
      <text:h text:style-name="Heading_20_1" text:outline-level="1"><text:bookmark-start text:name="__RefHeading__38_1928948128"/>Sides<text:bookmark-end text:name="__RefHeading__38_1928948128"/></text:h>
      <text:h text:style-name="Heading_20_2" text:outline-level="2"><text:bookmark-start text:name="__RefHeading__7598_1577114434"/>Roasted Potatoes (on the Grill)<text:bookmark-end text:name="__RefHeading__7598_1577114434"/></text:h>
      <text:p text:style-name="Standard">TODO</text:p>
      <text:h text:style-name="Heading_20_2" text:outline-level="2"><text:bookmark-start text:name="__RefHeading__7600_1577114434"/>Roasted Potatoes<text:bookmark-end text:name="__RefHeading__7600_1577114434"/></text:h>
      <text:h text:style-name="Heading_20_4" text:outline-level="4"><text:bookmark-start text:name="__RefHeading__7602_1577114434"/>Ingredients:<text:bookmark-end text:name="__RefHeading__7602_1577114434"/></text:h>
      <text:p text:style-name="List_20_Paragraph"><text:span text:style-name="Internet_20_link"><text:span text:style-name="T7">1.5kg Maris Piper potatoes, peeled</text:span></text:span></text:p>
      <text:p text:style-name="List_20_Paragraph"><text:span text:style-name="Internet_20_link"><text:span text:style-name="T7">Sea salt and freshly ground black pepper</text:span></text:span></text:p>
      <text:p text:style-name="List_20_Paragraph"><text:span text:style-name="Internet_20_link"><text:span text:style-name="T7">Olive oil</text:span></text:span></text:p>
      <text:p text:style-name="List_20_Paragraph"><text:span text:style-name="Internet_20_link"><text:span text:style-name="T7">1 bulb of garlic, broken into cloves</text:span></text:span></text:p>
      <text:p text:style-name="List_20_Paragraph"><text:span text:style-name="Internet_20_link"><text:span text:style-name="T7">Red wine vinegar</text:span></text:span></text:p>
      <text:h text:style-name="P158" text:outline-level="4">Flavor Combo1:</text:h>
      <text:p text:style-name="List_20_Paragraph"><text:span text:style-name="Internet_20_link"><text:span text:style-name="T7">A good couple of lugs of olive oil</text:span></text:span></text:p>
      <text:p text:style-name="List_20_Paragraph"><text:span text:style-name="Internet_20_link"><text:span text:style-name="T7">A bunch of fresh rosemary, leaves picked</text:span></text:span></text:p>
      <text:h text:style-name="P158" text:outline-level="4">Flavor Combo 2:</text:h>
      <text:p text:style-name="List_20_Paragraph"><text:span text:style-name="Internet_20_link"><text:span text:style-name="T7">50g butter, cut into little cubes</text:span></text:span></text:p>
      <text:p text:style-name="List_20_Paragraph"><text:span text:style-name="Internet_20_link"><text:span text:style-name="T7">A bunch of fresh sage, roughly torn</text:span></text:span></text:p>
      <text:p text:style-name="List_20_Paragraph"><text:span text:style-name="Internet_20_link"><text:span text:style-name="T7">1 clementine</text:span></text:span></text:p>
      <text:h text:style-name="P158" text:outline-level="4">Flavor Combo 3:</text:h>
      <text:p text:style-name="List_20_Paragraph"><text:span text:style-name="Internet_20_link"><text:span text:style-name="T7">2 tablespoons goose fat</text:span></text:span></text:p>
      <text:p text:style-name="List_20_Paragraph"><text:span text:style-name="Internet_20_link"><text:span text:style-name="T7">A bunch of fresh thyme, leaves picked</text:span></text:span></text:p>
      <text:p text:style-name="List_20_Paragraph"><text:span text:style-name="Internet_20_link"><text:span text:style-name="T7">A couple of fresh bay leaves</text:span></text:span></text:p>
      <text:h text:style-name="Heading_20_4" text:outline-level="4"><text:bookmark-start text:name="__RefHeading__7604_1577114434"/>Directions:<text:bookmark-end text:name="__RefHeading__7604_1577114434"/></text:h>
      <text:list xml:id="list1268734400752625775" text:style-name="L50">
        <text:list-item>
          <text:p text:style-name="P82"><text:span text:style-name="Internet_20_link"><text:span text:style-name="T7">Preheat your oven to 375ºF. Peel your potatoes with a knife or speed peeler and cut any larger ones so they're all an even-size - twice the size of a squash ball is about right. Wash your potatoes in cold water to get rid of any extra starch then tip into a large pot, cover with cold water and season well. Bring to the boil and cook for about 6 to 7 minutes, so that they're parboiled, then drain in a colander and leave to steam dry for 3 minutes. Give the colander a bit of a shake to help chuff up the potatoes - this will help to make them super crisp later on.</text:span></text:span></text:p>
        </text:list-item>
        <text:list-item>
          <text:p text:style-name="P82"><text:span text:style-name="Internet_20_link"><text:span text:style-name="T7">At this point, you need to decide which flavour combo to go with. Tip your potatoes into a tray or pan in one layer, and add your fat - olive oil, butter or goose fat - then season really well with salt and pepper. At this stage, I'm not going to add any more flavour. Toss your potatoes in the fat, or use a spoon or fish slice to mix it all up. You could get </text:span></text:span><text:span text:style-name="Internet_20_link"><text:span text:style-name="T7">the potatoes up to this stage the day before, simply cover them with cling film or tin foil and pop in the bottom of your fridge or in a cool place until you need them. Put your </text:span></text:span><text:soft-page-break/><text:span text:style-name="Internet_20_link"><text:span text:style-name="T7">potatoes in the hot oven to cook for 30 minutes until lightly golden and three quarters cooked.</text:span></text:span></text:p>
        </text:list-item>
        <text:list-item>
          <text:p text:style-name="P82"><text:span text:style-name="Internet_20_link"><text:span text:style-name="T7">Now's the time for my new trick. Gently squash each potato with a potato masher to increase the surface area - the more of your potato that's in contact with the pan, the crispier it will be. Whichever fat you're using, you now want to prepare the rest of the flavourings. Add a good lug of olive oil to a small bowl and add the herbs, garlic and a splash of red wine vinegar, then scrunch and mix it up a bit. If you're using butter, peel in a good few strips of clementine zest with a speed peeler - you won't eat these but they'll add amazing flavour. Add the flavour to your potatoes and give the pan a good shake, then pop back in the hot oven for 40 to 45 minutes until perfect for your liking. You're looking for gnarly, crispy, bubbly and delicious.</text:span></text:span></text:p>
        </text:list-item>
        <text:list-item>
          <text:p text:style-name="P82"><text:span text:style-name="Internet_20_link"><text:span text:style-name="T7">Transfer to a plate lined with kitchen paper to drain off some of the excess fat, then tuck in! I'd be happy with any of these flavour combos, but this year I'll be going for butter, but maybe with the rosemary and garlic. So you really can mix it up however you like.</text:span></text:span></text:p>
        </text:list-item>
      </text:list>
      <text:h text:style-name="P148" text:outline-level="2"><text:bookmark-start text:name="__RefHeading__7606_1577114434"/>Scalloped Potatoes<text:bookmark-end text:name="__RefHeading__7606_1577114434"/></text:h>
      <text:h text:style-name="Heading_20_4" text:outline-level="4"><text:bookmark-start text:name="__RefHeading__7608_1577114434"/>Ingredients:<text:bookmark-end text:name="__RefHeading__7608_1577114434"/></text:h>
      <text:p text:style-name="List_20_Paragraph"><text:span text:style-name="Internet_20_link"><text:span text:style-name="T7">6 Yukon Gold potatoes, (about 2 lb/1 kg)</text:span></text:span></text:p>
      <text:p text:style-name="List_20_Paragraph"><text:span text:style-name="Internet_20_link"><text:span text:style-name="T7">1 small onion, sliced</text:span></text:span></text:p>
      <text:p text:style-name="List_20_Paragraph"><text:span text:style-name="Internet_20_link"><text:span text:style-name="T7">1/4 cup (60 mL) butter</text:span></text:span></text:p>
      <text:p text:style-name="List_20_Paragraph"><text:span text:style-name="Internet_20_link"><text:span text:style-name="T7">1/4 cup (60 mL) all-purpose flour</text:span></text:span></text:p>
      <text:p text:style-name="List_20_Paragraph"><text:span text:style-name="Internet_20_link"><text:span text:style-name="T7">1 tsp (5 mL) salt</text:span></text:span></text:p>
      <text:p text:style-name="List_20_Paragraph"><text:span text:style-name="Internet_20_link"><text:span text:style-name="T7">1/2 tsp (2 mL) pepper</text:span></text:span></text:p>
      <text:p text:style-name="List_20_Paragraph"><text:span text:style-name="Internet_20_link"><text:span text:style-name="T7">1/2 tsp (2 mL) dried thyme or dried marjoram</text:span></text:span></text:p>
      <text:p text:style-name="List_20_Paragraph"><text:span text:style-name="Internet_20_link"><text:span text:style-name="T7">2-1/2 cups (625 mL) milk</text:span></text:span></text:p>
      <text:h text:style-name="Heading_20_4" text:outline-level="4"><text:bookmark-start text:name="__RefHeading__7610_1577114434"/>Directions:<text:bookmark-end text:name="__RefHeading__7610_1577114434"/></text:h>
      <text:list xml:id="list7438420847077484884" text:style-name="L51">
        <text:list-item>
          <text:p text:style-name="P83"><text:span text:style-name="Internet_20_link"><text:span text:style-name="T7">In saucepan, melt butter over medium heat. Add flour, salt, pepper and thyme; cook, stirring, for 1 minute. Gradually whisk in milk; cook, whisking constantly, until boiling and thickened, 5 to 8 minutes. Set aside. </text:span></text:span></text:p>
        </text:list-item>
        <text:list-item>
          <text:p text:style-name="P83"><text:span text:style-name="Internet_20_link"><text:span text:style-name="T7">Peel and thinly slice potatoes. Layer one-third in greased 8-inch (2 L) square glass baking dish or casserole; spread half of the onions over top. Repeat layers. Arrange remaining potatoes over top. Pour sauce over top, using tip of knife to ease sauce between layers. </text:span></text:span></text:p>
        </text:list-item>
        <text:list-item>
          <text:p text:style-name="P83"><text:span text:style-name="Internet_20_link"><text:span text:style-name="T7">Cover and bake in 350 F (180 C) oven for 1 hour. Uncover and bake until lightly browned and potatoes are tender, about 30 minutes longer. Let stand for 5 minutes before serving. </text:span></text:span></text:p>
        </text:list-item>
      </text:list>
      <text:p text:style-name="Standard"/>
      <text:h text:style-name="P141" text:outline-level="2"><text:bookmark-start text:name="__RefHeading__7612_1577114434"/>Mashed Potatoes<text:bookmark-end text:name="__RefHeading__7612_1577114434"/></text:h>
      <text:h text:style-name="Heading_20_4" text:outline-level="4">Ingredients</text:h>
      <text:p text:style-name="List_20_Paragraph">2 pounds Yukon Gold potatoes (4 to 6 medium), peeled, cut into 1-inch chunks, rinsed well, and drained (may substitute Russets or White potatoes, do not use red potatoes)</text:p>
      <text:p text:style-name="List_20_Paragraph">4 tablespoons unsalted butter, melted</text:p>
      <text:p text:style-name="List_20_Paragraph">Table salt</text:p>
      <text:p text:style-name="List_20_Paragraph">2/3 cup whole milk, warm</text:p>
      <text:p text:style-name="List_20_Paragraph">Ground black pepper</text:p>
      <text:h text:style-name="Heading_20_4" text:outline-level="4">Directions</text:h>
      <text:list xml:id="list7741003186397487068" text:style-name="L52">
        <text:list-item>
          <text:p text:style-name="P84">Place metal colander or steamer insert in large pot or Dutch oven. Add enough water for it to barely reach bottom of colander. Turn heat to high and bring water to boil. Add potatoes, cover, and reduce heat to medium-high. Cook potatoes 10 minutes. Transfer colander to sink and rinse potatoes under cold water until no longer hot, 1 to 2 minutes. Return colander and potatoes to pot, cover, and continue to cook until potatoes are soft and tip of paring knife inserted into potato meets no resistance, 10 to 15 minutes longer. Pour off water from Dutch oven.</text:p>
        </text:list-item>
        <text:list-item>
          <text:p text:style-name="P84">Set ricer or food mill over now-empty pot. Working in batches, transfer potatoes to hopper of ricer or food mill and process, removing any potatoes stuck to bottom. Using rubber spatula, stir in melted butter and 1/2 teaspoon salt until incorporated. Stir in warm milk until incorporated. Season to taste with salt and pepper; serve immediately.</text:p>
        </text:list-item>
      </text:list>
      <text:h text:style-name="Heading_20_4" text:outline-level="4">Yield:</text:h>
      <text:p text:style-name="Contents_20_3">Serves 4 - 6</text:p>
      <text:h text:style-name="P143" text:outline-level="2"><text:bookmark-start text:name="__RefHeading__5982_314455496"/>Austrian Potato Salad<text:bookmark-end text:name="__RefHeading__5982_314455496"/></text:h>
      <text:p text:style-name="Standard">For a creamy and light potato salad recipe, do as the Austrians do: Ditch the mayo and look to the soup pot. The finished salad should be creamy and loose, with chunks of potato that keep their shape but are very tender.</text:p>
      <text:h text:style-name="Heading_20_4" text:outline-level="4">Ingredients:</text:h>
      <text:p text:style-name="List_20_Paragraph">2 pounds Yukon Gold potatoes (about 4 large), peeled, quartered lengthwise, and cut into 1/2-inch-thick slices</text:p>
      <text:p text:style-name="List_20_Paragraph">1 cup low-sodium chicken broth</text:p>
      <text:p text:style-name="List_20_Paragraph">1 cup water</text:p>
      <text:p text:style-name="List_20_Paragraph">Table salt</text:p>
      <text:p text:style-name="List_20_Paragraph">1 tablespoon sugar</text:p>
      <text:p text:style-name="List_20_Paragraph">2 tablespoons white wine vinegar</text:p>
      <text:p text:style-name="List_20_Paragraph">1 tablespoon Dijon mustard</text:p>
      <text:p text:style-name="List_20_Paragraph">1/4 cup vegetable oil</text:p>
      <text:p text:style-name="List_20_Paragraph">1 small red onion, chopped fine (about 3/4 cup)</text:p>
      <text:p text:style-name="List_20_Paragraph">6 cornichons, minced (about 2 tablespoons) (you can also use 6 baby dill pickles)</text:p>
      <text:p text:style-name="List_20_Paragraph">2 tablespoons minced fresh chives</text:p>
      <text:p text:style-name="List_20_Paragraph">Ground black pepper</text:p>
      <text:h text:style-name="Heading_20_4" text:outline-level="4">Directions:</text:h>
      <text:list xml:id="list773944611" text:continue-list="list7494043644609665507" text:style-name="L45">
        <text:list-item>
          <text:p text:style-name="P77">Bring potatoes, broth, water, 1 teaspoon salt, sugar, and 1 tablespoon vinegar to boil in 12-inch heavy-bottomed skillet over high heat. Reduce heat to medium-low, cover, and cook until potatoes offer no resistance when pierced with paring knife, 15 to 17 minutes. Remove cover, increase heat to high (so cooking liquid will reduce), and cook 2 minutes.</text:p>
        </text:list-item>
        <text:list-item>
          <text:p text:style-name="P77">Drain potatoes in colander set over large bowl, reserving cooking liquid. Set drained potatoes aside. Pour off and discard all but ½ cup cooking liquid (if ½ cup liquid does not remain, add water to make ½ cup). Whisk remaining tablespoon vinegar, mustard, and oil into cooking liquid.</text:p>
        </text:list-item>
        <text:list-item>
          <text:p text:style-name="P77">Add ½ cup cooked potatoes to bowl with cooking liquid mixture and mash with potato masher or fork until thick sauce forms (mixture will be slightly chunky). Add remaining potatoes, onion, cornichons, and chives, folding gently with rubber spatula to combine. Season to taste with salt and black pepper. Serve warm or at room temperature.</text:p>
        </text:list-item>
      </text:list>
      <text:h text:style-name="Heading_20_4" text:outline-level="4">Notes:</text:h>
      <text:p text:style-name="List_20_Paragraph">If you can’t find cornichons, chopped kosher dill pickles can be used in their place. </text:p>
      <text:p text:style-name="List_20_Paragraph">To maintain its consistency, don’t refrigerate the salad; it should be served within 4 hours of preparation.</text:p>
      <text:h text:style-name="Heading_20_4" text:outline-level="4">Yield:</text:h>
      <text:p text:style-name="Contents_20_3">Serves 4 -6</text:p>
      <text:h text:style-name="Heading_20_2" text:outline-level="2"><text:bookmark-start text:name="__RefHeading__4631_607553200"/><text:soft-page-break/>French Fries<text:bookmark-end text:name="__RefHeading__4631_607553200"/></text:h>
      <text:h text:style-name="Heading_20_4" text:outline-level="4"><text:bookmark-start text:name="__RefHeading__7614_15771144341"/>Ingredients:<text:bookmark-end text:name="__RefHeading__7614_15771144341"/></text:h>
      <text:p text:style-name="List_20_Paragraph">2 1/2 pounds Yukon Gold potatoes (about 6 medium), scrubbed, dried, sides squared off, and cut lengthwise into 1/4-inch by 1/4-inch batons</text:p>
      <text:p text:style-name="List_20_Paragraph">6 cups peanut oil</text:p>
      <text:p text:style-name="List_20_Paragraph">1/4 cup bacon fat, strained (optional)</text:p>
      <text:p text:style-name="List_20_Paragraph">Kosher salt</text:p>
      <text:h text:style-name="Heading_20_4" text:outline-level="4"><text:bookmark-start text:name="__RefHeading__7616_15771144341"/>Directions:<text:bookmark-end text:name="__RefHeading__7616_15771144341"/></text:h>
      <text:list xml:id="list7737714897999707479" text:style-name="L53">
        <text:list-item>
          <text:p text:style-name="P85">Combine potatoes, oil, and bacon fat (if using) in large Dutch oven. Cook over high heat until oil has reached rolling boil, about 5 minutes. Continue to cook, without stirring, until potatoes are limp but exteriors are beginning to firm, about 15 minutes.</text:p>
        </text:list-item>
        <text:list-item>
          <text:p text:style-name="P85">Using tongs, stir potatoes, gently scraping up any that stick, and continue to cook, stirring occasionally, until golden and crisp, 5 to 10 minutes longer. Using skimmer or slotted spoon, transfer fries to thick paper bag or paper towels. Season with salt and serve immediately.</text:p>
          <text:p text:style-name="P85"/>
        </text:list-item>
      </text:list>
      <text:h text:style-name="Heading_20_4" text:outline-level="4">Notes:</text:h>
      <text:p text:style-name="Contents_20_3">Flavoring the oil with bacon fat (optional) gives the fries a mild meaty flavor. It is best to use peanut oil for frying, but vegetable or canola oil can be substituted.</text:p>
      <text:p text:style-name="Standard"/>
      <text:h text:style-name="P34" text:outline-level="2"><text:bookmark-start text:name="__RefHeading__4633_607553200"/>Potato Latkes<text:bookmark-end text:name="__RefHeading__4633_607553200"/></text:h>
      <text:h text:style-name="Heading_20_4" text:outline-level="4"><text:bookmark-start text:name="__RefHeading__7614_1577114434"/>Ingredients:<text:bookmark-end text:name="__RefHeading__7614_1577114434"/></text:h>
      <text:p text:style-name="List_20_Paragraph">1 pound potatoes</text:p>
      <text:p text:style-name="List_20_Paragraph">1/2 cup finely chopped onion</text:p>
      <text:p text:style-name="List_20_Paragraph">1 large egg, lightly beaten</text:p>
      <text:p text:style-name="List_20_Paragraph">1/2 teaspoon salt</text:p>
      <text:p text:style-name="List_20_Paragraph">1/2 to 3/4 cup olive oil</text:p>
      <text:h text:style-name="Heading_20_4" text:outline-level="4"><text:bookmark-start text:name="__RefHeading__7616_1577114434"/>Directions:<text:bookmark-end text:name="__RefHeading__7616_1577114434"/></text:h>
      <text:list xml:id="list2122485218" text:continue-numbering="true" text:style-name="L53">
        <text:list-item>
          <text:p text:style-name="P85">Preheat oven to 250°F.</text:p>
        </text:list-item>
        <text:list-item>
          <text:p text:style-name="P85">Peel potatoes and coarsely grate by hand, transferring to a large bowl of cold water as grated. Soak potatoes 1 to 2 minutes after last batch is added to water, then drain well in a colander.</text:p>
        </text:list-item>
        <text:list-item>
          <text:p text:style-name="P85">Spread grated potatoes and onion on a kitchen towel and roll up jelly-roll style. Twist towel tightly to wring out as much liquid as possible. Transfer potato mixture to a bowl and stir in egg and salt.</text:p>
        </text:list-item>
        <text:list-item>
          <text:p text:style-name="P85">Heat 1/4 cup oil in a 12-inch nonstick skillet over moderately high heat until hot but not smoking. Working in batches of 4 latkes, spoon 2 tablespoons potato mixture per latke into skillet, spreading into 3-inch rounds with a fork. Reduce heat to moderate and cook until undersides are browned, about 5 minutes. Turn latkes over and cook until undersides are browned, about 5 minutes more. Transfer to paper towels to drain and season with salt. Add more oil to skillet as needed. Keep latkes warm on a wire rack set in a shallow baking pan in oven.</text:p>
        </text:list-item>
      </text:list>
      <text:p text:style-name="Standard"/>
      <text:h text:style-name="P34" text:outline-level="2"><text:bookmark-start text:name="__RefHeading__4852_594482776"/>Buttered Spaetzle<text:bookmark-end text:name="__RefHeading__4852_594482776"/></text:h>
      <text:h text:style-name="Heading_20_4" text:outline-level="4">Ingredients:</text:h>
      <text:p text:style-name="List_20_Paragraph"><text:bookmark-start text:name="__RefHeading__4854_594482776"/>2 large eggs, beaten<text:bookmark-end text:name="__RefHeading__4854_594482776"/></text:p>
      <text:p text:style-name="List_20_Paragraph"><text:bookmark-start text:name="__RefHeading__4856_594482776"/>1/3 cup milk or water<text:bookmark-end text:name="__RefHeading__4856_594482776"/></text:p>
      <text:p text:style-name="List_20_Paragraph"><text:bookmark-start text:name="__RefHeading__4858_594482776"/>1/2 teaspoon table salt<text:bookmark-end text:name="__RefHeading__4858_594482776"/></text:p>
      <text:p text:style-name="List_20_Paragraph"><text:bookmark-start text:name="__RefHeading__4860_594482776"/>1/4 teaspoon ground white pepper<text:bookmark-end text:name="__RefHeading__4860_594482776"/></text:p>
      <text:p text:style-name="List_20_Paragraph"><text:bookmark-start text:name="__RefHeading__4862_594482776"/>1/8 teaspoon ground nutmeg<text:bookmark-end text:name="__RefHeading__4862_594482776"/></text:p>
      <text:p text:style-name="List_20_Paragraph"><text:bookmark-start text:name="__RefHeading__4864_594482776"/>1 1/2 cups unbleached all-purpose flour<text:bookmark-end text:name="__RefHeading__4864_594482776"/></text:p>
      <text:p text:style-name="List_20_Paragraph"><text:bookmark-start text:name="__RefHeading__4866_594482776"/>4 tablespoons unsalted butter, room temperature, cut into 6 pieces<text:bookmark-end text:name="__RefHeading__4866_594482776"/></text:p>
      <text:h text:style-name="Heading_20_4" text:outline-level="4">Directions:</text:h>
      <text:list xml:id="list8718945729047129217" text:style-name="L54">
        <text:list-item>
          <text:p text:style-name="P86"><text:bookmark-start text:name="__RefHeading__4868_594482776"/>Beat eggs, milk, and seasonings in a medium bowl. Stir in flour to form a smooth but thick batter; let batter rest for 10 minutes.<text:bookmark-end text:name="__RefHeading__4868_594482776"/></text:p>
        </text:list-item>
        <text:list-item>
          <text:p text:style-name="P86"><text:bookmark-start text:name="__RefHeading__4870_594482776"/>Meanwhile place 1 tablespoon butter into a bowl that has been rinsed in hot water and dried. Heat water to boil in a kettle or saucepan small enough so that the short ends of the spaetzle machine can rest on its rim.<text:bookmark-end text:name="__RefHeading__4870_594482776"/></text:p>
        </text:list-item>
        <text:list-item>
          <text:p text:style-name="P86"><text:bookmark-start text:name="__RefHeading__4872_594482776"/>Salt boiling water, then spoon a portion of the batter into the the square container that runs along the grater track. With the machine resting on the pan rim, move the metal container quickly back and forth along the grater until about 1/6 of the dough is pressed through the grater into the boiling water.<text:bookmark-end text:name="__RefHeading__4872_594482776"/></text:p>
        </text:list-item>
        <text:list-item>
          <text:p text:style-name="P86"><text:bookmark-start text:name="__RefHeading__4874_594482776"/>With a slotted spoon transfer spaetzle that have floated to the water's surface to the warm bowl. Repeat cooking in batches with remaining batter, adding butter to each batch of cooked spaeztle. Toss and serve.<text:bookmark-end text:name="__RefHeading__4874_594482776"/></text:p>
        </text:list-item>
      </text:list>
      <text:h text:style-name="Heading_20_4" text:outline-level="4">Yield:</text:h>
      <text:p text:style-name="Contents_20_3"><text:bookmark-start text:name="__RefHeading__4876_594482776"/>Serves 4<text:bookmark-end text:name="__RefHeading__4876_594482776"/></text:p>
      <text:h text:style-name="Heading_20_4" text:outline-level="4">Note:</text:h>
      <text:p text:style-name="Contents_20_3"><text:bookmark-start text:name="__RefHeading__4878_594482776"/>Instead for a spaetzle machine you can use a ricer or metal colander.<text:bookmark-end text:name="__RefHeading__4878_594482776"/></text:p>
      <text:p text:style-name="Standard"/>
      <text:h text:style-name="P34" text:outline-level="2"><text:bookmark-start text:name="__RefHeading__5223_1761263376"/>Braised Red Cabbage<text:bookmark-end text:name="__RefHeading__5223_1761263376"/></text:h>
      <text:h text:style-name="Heading_20_4" text:outline-level="4">Ingredients</text:h>
      <text:p text:style-name="List_20_Paragraph">2 tbsp butter</text:p>
      <text:p text:style-name="List_20_Paragraph">1 small Red cabbage, sliced thin, about a 1 1/4 pounds</text:p>
      <text:p text:style-name="List_20_Paragraph">1/3 cup water</text:p>
      <text:p text:style-name="List_20_Paragraph">1/4 cup red wine</text:p>
      <text:p text:style-name="List_20_Paragraph">2 tbsp red wine vinegar, or to taste</text:p>
      <text:p text:style-name="List_20_Paragraph">2 tbsp white sugar</text:p>
      <text:p text:style-name="List_20_Paragraph">pinch of caraway seeds</text:p>
      <text:p text:style-name="List_20_Paragraph">salt and pepper to taste</text:p>
      <text:h text:style-name="Heading_20_4" text:outline-level="4">Directions</text:h>
      <text:list xml:id="list7829305174719657319" text:style-name="L55">
        <text:list-item>
          <text:p text:style-name="P87">Melt butter in a large skillet over medium heat; cook cabbage in the hot butter until it begins to soften, 1 to 2 minutes. Season with salt. Pour in water, red wine, and red wine vinegar. Stir to combine. Mix in sugar and caraway seeds.</text:p>
        </text:list-item>
        <text:list-item>
          <text:p text:style-name="P87">Continue to cook and stir until liquid has evaporated and cabbage is tender, about 5 minutes. If cabbage isn't quite tender, add a splash of water and continue cooking a few more minutes.</text:p>
        </text:list-item>
      </text:list>
      <text:h text:style-name="Heading_20_4" text:outline-level="4">Yield</text:h>
      <text:p text:style-name="P13">4 – 6 portions</text:p>
      <text:h text:style-name="Heading_20_4" text:outline-level="4">Note</text:h>
      <text:p text:style-name="P13">There are many ways to tweak this recipe! Raisins, currants, shallots, onions, leeks, apples, and pears are just a few things that rock in this recipe.</text:p>
      <text:p text:style-name="Standard"/>
      <text:h text:style-name="P141" text:outline-level="2"><text:bookmark-start text:name="__RefHeading__8036_1822209635"/>Braised Cabbage with Bacon and Apples <text:bookmark-end text:name="__RefHeading__8036_1822209635"/></text:h>
      <text:h text:style-name="Heading_20_4" text:outline-level="4">Ingredients</text:h>
      <text:p text:style-name="List_20_Paragraph">8 slices thick sliced bacon, cut into 1/2 inch pieces</text:p>
      <text:p text:style-name="List_20_Paragraph">3 tablespoons olive oil</text:p>
      <text:p text:style-name="List_20_Paragraph">1 onion thinly sliced</text:p>
      <text:p text:style-name="List_20_Paragraph">2 cloves garlic minced</text:p>
      <text:p text:style-name="List_20_Paragraph">1 small Red cabbage, sliced thin, about a 1 1/4 pounds</text:p>
      <text:p text:style-name="List_20_Paragraph">2 apples, cut around the core and thinly sliced</text:p>
      <text:p text:style-name="List_20_Paragraph">1/2 cup apple cider vinegar</text:p>
      <text:p text:style-name="List_20_Paragraph">2 sprigs thyme</text:p>
      <text:h text:style-name="Heading_20_4" text:outline-level="4">Directions</text:h>
      <text:list xml:id="list3654784889184203318" text:style-name="L56">
        <text:list-item>
          <text:p text:style-name="P88">Heat a large lidded frying pan or pot over medium heat. Cook the bacon until crisp. Drain off bacon.</text:p>
        </text:list-item>
        <text:list-item>
          <text:p text:style-name="P88">Add olive oil, onion to bacon. <text:s/>Cook until onions are soft. Add the garlic, and cook until fragrant. Add cabbage, apple, vinegar, thyme and a healthy pinch of salt.</text:p>
        </text:list-item>
        <text:list-item>
          <text:p text:style-name="P88">Stir and cover. Reduce heat to low and simmer for 30-45 minutes until the cabbage is melting tender. Season with salt and pepper to taste.</text:p>
        </text:list-item>
      </text:list>
      <text:h text:style-name="Heading_20_4" text:outline-level="4">Yield</text:h>
      <text:p text:style-name="P13">4 <text:s/>portions</text:p>
      <text:p text:style-name="Standard"/>
      <text:h text:style-name="P34" text:outline-level="2"><text:bookmark-start text:name="__RefHeading__5225_1761263376"/>Green Beans with Sauteed Shallots and Vermouth<text:bookmark-end text:name="__RefHeading__5225_1761263376"/></text:h>
      <text:h text:style-name="Heading_20_4" text:outline-level="4">Ingredients</text:h>
      <text:p text:style-name="List_20_Paragraph"><text:bookmark-start text:name="__RefHeading__11376_329778269"/>1 teaspoon table salt<text:bookmark-end text:name="__RefHeading__11376_329778269"/></text:p>
      <text:p text:style-name="List_20_Paragraph"><text:bookmark-start text:name="__RefHeading__11378_329778269"/>1 pound green beans, stem ends snapped off<text:bookmark-end text:name="__RefHeading__11378_329778269"/></text:p>
      <text:p text:style-name="List_20_Paragraph"><text:bookmark-start text:name="__RefHeading__11380_329778269"/>4 tablespoons unsalted butter<text:bookmark-end text:name="__RefHeading__11380_329778269"/></text:p>
      <text:p text:style-name="List_20_Paragraph"><text:bookmark-start text:name="__RefHeading__11382_329778269"/>4 large shallots, sliced thin (about 2 cups)<text:bookmark-end text:name="__RefHeading__11382_329778269"/></text:p>
      <text:p text:style-name="List_20_Paragraph"><text:bookmark-start text:name="__RefHeading__11384_329778269"/>Salt and ground black pepper<text:bookmark-end text:name="__RefHeading__11384_329778269"/></text:p>
      <text:p text:style-name="List_20_Paragraph"><text:bookmark-start text:name="__RefHeading__11386_329778269"/>2 tablespoons dry vermouth<text:bookmark-end text:name="__RefHeading__11386_329778269"/></text:p>
      <text:h text:style-name="Heading_20_4" text:outline-level="4">Directions</text:h>
      <text:list xml:id="list7025547521635104577" text:style-name="L57">
        <text:list-item>
          <text:p text:style-name="P89"><text:bookmark-start text:name="__RefHeading__11388_329778269"/>Bring 2 1/2 quarts water to boil in large saucepan over high heat; add salt and green beans, return to boil, and cook until beans are bright green and crisp-tender, 3 to 4 minutes. Meanwhile, fill large bowl with ice water. Drain beans in colander and transfer beans immediately to ice water. When beans no longer feel warm to touch, drain in colander again and dry thoroughly with paper towels.<text:bookmark-end text:name="__RefHeading__11388_329778269"/></text:p>
        </text:list-item>
        <text:list-item>
          <text:p text:style-name="P89"><text:bookmark-start text:name="__RefHeading__11390_329778269"/>Heat 2 tablespoons butter in small skillet over medium heat until foaming; add shallots and cook, stirring frequently, until golden brown, fragrant, and just crisp around the edges, about 10 minutes. Set skillet aside.<text:bookmark-end text:name="__RefHeading__11390_329778269"/></text:p>
        </text:list-item>
        <text:list-item>
          <text:p text:style-name="P89"><text:bookmark-start text:name="__RefHeading__11392_329778269"/>Heat 1/4 cup water and beans in 12-inch skillet over high heat; cook, tossing frequently, until beans are warmed through, 1 to 2 minutes. Season with salt and pepper to taste and arrange neatly on warm serving platter.<text:bookmark-end text:name="__RefHeading__11392_329778269"/></text:p>
        </text:list-item>
        <text:list-item>
          <text:p text:style-name="P89"><text:bookmark-start text:name="__RefHeading__11394_329778269"/>Meanwhile, return skillet with shallots to high heat, stir in vermouth, and bring to simmer. Whisk in remaining 2 tablespoons butter, 1 tablespoon at a time; season with salt and pepper to taste. Top beans with shallots and sauce and serve immediately.<text:bookmark-end text:name="__RefHeading__11394_329778269"/></text:p>
        </text:list-item>
      </text:list>
      <text:h text:style-name="Heading_20_4" text:outline-level="4">Yield</text:h>
      <text:p text:style-name="List_20_Paragraph"><text:bookmark-start text:name="__RefHeading__11396_329778269"/>Serves 4 to 6<text:bookmark-end text:name="__RefHeading__11396_329778269"/></text:p>
      <text:p text:style-name="Heading_20_2_20__28_no_20_space_20_before_29_"/>
      <text:h text:style-name="P143" text:outline-level="2"><text:bookmark-start text:name="__RefHeading__11398_329778269"/>Honey Glazed Roasted Sweet Potatoes<text:bookmark-end text:name="__RefHeading__11398_329778269"/></text:h>
      <text:h text:style-name="Heading_20_4" text:outline-level="4"><text:bookmark-start text:name="__RefHeading__7620_1577114434"/>Ingredients:<text:bookmark-end text:name="__RefHeading__7620_1577114434"/></text:h>
      <text:p text:style-name="List_20_Paragraph">2 lbs. sweet potatoes</text:p>
      <text:p text:style-name="List_20_Paragraph">2 tablespoons butter</text:p>
      <text:p text:style-name="List_20_Paragraph">sea salt</text:p>
      <text:p text:style-name="List_20_Paragraph">fresh cracked pepper</text:p>
      <text:p text:style-name="List_20_Paragraph">2 tablespoons flat leaf parsley, chopped</text:p>
      <text:p text:style-name="List_20_Paragraph">4 tablespoons pure honey</text:p>
      <text:p text:style-name="List_20_Paragraph">1-2 limes, juiced</text:p>
      <text:p text:style-name="List_20_Paragraph">1 tablespoons ginger, minced</text:p>
      <text:h text:style-name="Heading_20_4" text:outline-level="4"><text:bookmark-start text:name="__RefHeading__7622_1577114434"/>Directions:<text:bookmark-end text:name="__RefHeading__7622_1577114434"/></text:h>
      <text:list xml:id="list2973980710970814656" text:style-name="L58">
        <text:list-item>
          <text:p text:style-name="P90">Preheat oven to 375F</text:p>
        </text:list-item>
        <text:list-item>
          <text:p text:style-name="P90">Place sweet potatoes on a baking sheet. Cook until fork tender</text:p>
        </text:list-item>
        <text:list-item>
          <text:p text:style-name="P90">Split the potatoes with a knife and remove the “meat”</text:p>
        </text:list-item>
        <text:list-item>
          <text:p text:style-name="P90">Place the meat in a bowl. Add lime juice, ginger, honey, butter, and seasoning, blend</text:p>
        </text:list-item>
        <text:list-item>
          <text:p text:style-name="P90">Place in the oven for 10 minutes. Garnish with chopped parsley.</text:p>
        </text:list-item>
      </text:list>
      <text:p text:style-name="Standard"/>
      <text:h text:style-name="P143" text:outline-level="2"><text:bookmark-start text:name="__RefHeading__5183_1761263376"/>Flour Tortillas<text:bookmark-end text:name="__RefHeading__5183_1761263376"/></text:h>
      <text:h text:style-name="Heading_20_4" text:outline-level="4">Ingredients</text:h>
      <text:p text:style-name="List_20_Paragraph">1 3/4 cups all-purpose flour</text:p>
      <text:p text:style-name="List_20_Paragraph">3/4 teaspoon salt</text:p>
      <text:p text:style-name="List_20_Paragraph">1/4 teaspoon baking powder</text:p>
      <text:p text:style-name="List_20_Paragraph">1/4 cup vegetable shortening</text:p>
      <text:p text:style-name="List_20_Paragraph">1/2 cup hot water</text:p>
      <text:p text:style-name="List_20_Paragraph">1/4 cup all-purpose flour for dusting</text:p>
      <text:h text:style-name="Heading_20_4" text:outline-level="4">Directions</text:h>
      <text:list xml:id="list5066000256132907374" text:style-name="L59">
        <text:list-item>
          <text:p text:style-name="P91">Whisk flour, salt, and baking powder together in a large bowl. Add vegetable shortening and work into flour mixture using a pastry cutter until it resembles coarse crumbs.</text:p>
        </text:list-item>
        <text:list-item>
          <text:p text:style-name="P91">Form a well in the middle of flour mixture and mix in hot water. Work flour and water mixture together with a fork and transfer to a cutting board.</text:p>
        </text:list-item>
        <text:list-item>
          <text:p text:style-name="P91">Knead until a smooth, soft dough is formed, about 3 minutes. Add more flour if dough is too sticky.</text:p>
        </text:list-item>
        <text:list-item>
          <text:p text:style-name="P91">Place more flour on cutting board, cover dough with bowl, and let rest for 15 minutes.</text:p>
        </text:list-item>
        <text:list-item>
          <text:p text:style-name="P91">Cut ball of dough into eight equal parts and cover until needed.</text:p>
        </text:list-item>
        <text:list-item>
          <text:p text:style-name="P91">Roll out balls of dough either by hand or with a tortilla press.</text:p>
        </text:list-item>
        <text:list-item>
          <text:p text:style-name="P91">Heat a large skillet over medium-high heat. Place flattened tortilla in skillet and cook until it begins to bubble, about 1 minute. Flip tortilla over and cook for an additional minute. Flip again and cook for 1 more minute. Repeat with remaining dough.</text:p>
        </text:list-item>
      </text:list>
      <text:h text:style-name="P149" text:outline-level="2"><text:bookmark-start text:name="__RefHeading__7624_1577114434"/>Grilled Vegetables<text:bookmark-end text:name="__RefHeading__7624_1577114434"/></text:h>
      <text:h text:style-name="Heading_20_4" text:outline-level="4"><text:bookmark-start text:name="__RefHeading__4301_1442581398"/>Ingredients:<text:bookmark-end text:name="__RefHeading__4301_1442581398"/></text:h>
      <text:p text:style-name="List_20_Paragraph">1 red bell pepper (roughly chopped)</text:p>
      <text:p text:style-name="List_20_Paragraph">1 yellow bell pepper (roughly chopped)</text:p>
      <text:p text:style-name="List_20_Paragraph">1 green bell pepper (roughly chopped)</text:p>
      <text:p text:style-name="List_20_Paragraph">1 red onion (roughly chopped)</text:p>
      <text:p text:style-name="List_20_Paragraph">6 stalks of asparagus (trimmed)</text:p>
      <text:p text:style-name="List_20_Paragraph">3 tablespoons olive oil</text:p>
      <text:p text:style-name="List_20_Paragraph">fresh cracked pepper</text:p>
      <text:p text:style-name="List_20_Paragraph">salt</text:p>
      <text:h text:style-name="Heading_20_4" text:outline-level="4"><text:bookmark-start text:name="__RefHeading__7622_15771144341"/>Directions:<text:bookmark-end text:name="__RefHeading__7622_15771144341"/></text:h>
      <text:list xml:id="list6450092268187038395" text:style-name="L60">
        <text:list-item>
          <text:p text:style-name="P92">Combine ingredients in a bowl and mix.</text:p>
        </text:list-item>
        <text:list-item>
          <text:p text:style-name="P92">Place mixture into a grill pan and grill on indirect heat until peppers are tender (7-8 minutes.)</text:p>
        </text:list-item>
      </text:list>
      <text:p text:style-name="Standard"/>
      <text:h text:style-name="P34" text:outline-level="2"><text:bookmark-start text:name="__RefHeading__6652_1577114434"/>Grilled Asparagus<text:bookmark-end text:name="__RefHeading__6652_1577114434"/></text:h>
      <text:h text:style-name="Heading_20_4" text:outline-level="4"><text:bookmark-start text:name="__RefHeading__6654_1577114434"/>Ingredients:<text:bookmark-end text:name="__RefHeading__6654_1577114434"/></text:h>
      <text:p text:style-name="List_20_Paragraph">1 pound asparagus (the stalks shouldn’t be too thin)</text:p>
      <text:p text:style-name="List_20_Paragraph">2 tablespoons Asian (dark) sesame oil</text:p>
      <text:p text:style-name="List_20_Paragraph">1 tablespoon soy sauce</text:p>
      <text:p text:style-name="List_20_Paragraph">1 clove garlic, minced</text:p>
      <text:p text:style-name="List_20_Paragraph">Coarse (kosher or sea) salt and freshly ground black pepper</text:p>
      <text:p text:style-name="List_20_Paragraph">2 tablespoons sesame seeds </text:p>
      <text:h text:style-name="Heading_20_4" text:outline-level="4"><text:bookmark-start text:name="__RefHeading__6656_1577114434"/>Directions: <text:bookmark-end text:name="__RefHeading__6656_1577114434"/></text:h>
      <text:list xml:id="list6994466297354240157" text:style-name="L61">
        <text:list-item>
          <text:p text:style-name="P93">Set up the grill for direct grilling and preheat to high.</text:p>
        </text:list-item>
        <text:list-item>
          <text:p text:style-name="P93">Snap off the woody bases of the asparagus and discard. Trim the ends with a knife so the stalks are a uniform length. Skewer 4 or 5 asparagus spears together, using toothpicks or bamboo skewers. (Think of a Huck Finn-type raft!)</text:p>
        </text:list-item>
        <text:list-item>
          <text:p text:style-name="P93">In a small bowl, combine the sesame oil, soy sauce, and garlic and stir with a fork to mix. Brush this mixture on the asparagus rafts on both sides. Season the rafts with a little salt and lots of pepper.</text:p>
        </text:list-item>
        <text:list-item>
          <text:p text:style-name="P93">When ready to cook, place the rafts on the hot grate and grill until nicely browned on both sides, 2 to 4 minutes per side. Sprinkle the asparagus rafts with the sesame seeds as they grill. You can serve the asparagus as rafts, or unskewered.</text:p>
        </text:list-item>
      </text:list>
      <text:h text:style-name="Heading_20_2" text:outline-level="2"><text:bookmark-start text:name="__RefHeading__5451_264089694"/>Roasted Beets and Carrots<text:bookmark-end text:name="__RefHeading__5451_264089694"/></text:h>
      <text:h text:style-name="Heading_20_4" text:outline-level="4"><text:bookmark-start text:name="__RefHeading__6654_15771144341"/>Ingredients:<text:bookmark-end text:name="__RefHeading__6654_15771144341"/></text:h>
      <text:p text:style-name="List_20_Paragraph">6 medium beats</text:p>
      <text:p text:style-name="List_20_Paragraph">2 ½ pounds carrots, cut diagonally into ¾ inch thick slices</text:p>
      <text:p text:style-name="List_20_Paragraph">2 tablespoons olive oil</text:p>
      <text:p text:style-name="List_20_Paragraph">Coarse (kosher or sea) salt and freshly ground black pepper</text:p>
      <text:h text:style-name="Heading_20_4" text:outline-level="4"><text:bookmark-start text:name="__RefHeading__6656_15771144341"/>Directions: <text:bookmark-end text:name="__RefHeading__6656_15771144341"/></text:h>
      <text:list xml:id="list1245895139178512523" text:style-name="L62">
        <text:list-item>
          <text:p text:style-name="P94">Preheat oven to 425F. Wrap beets tightly in foil making 2 packages and roast in middle of oven until tender, about 1 ¼ hours.</text:p>
        </text:list-item>
        <text:list-item>
          <text:p text:style-name="P94">Toss carrots with oil and salt and pepper to taste in a shallow baking pan.</text:p>
        </text:list-item>
        <text:list-item>
          <text:p text:style-name="P94">Remove beets from oven <text:s/>and roast carrots in middle of oven until tender, about 20 minutes.</text:p>
        </text:list-item>
        <text:list-item>
          <text:p text:style-name="P94">While carrots are roasting, unwrap beets, and when just cool enough to handle, slip off skins and remove stems. <text:s/>Cut each beet into 6 wedges.</text:p>
        </text:list-item>
        <text:list-item>
          <text:p text:style-name="P94">Add beets to carrots, tossing to combine and roast until beets are hot and carrots are very tender, about 15 minutes more.</text:p>
        </text:list-item>
      </text:list>
      <text:h text:style-name="Heading_20_2" text:outline-level="2"><text:bookmark-start text:name="__RefHeading__7894_1258942964"/><text:soft-page-break/>Cuban Black Beans<text:bookmark-end text:name="__RefHeading__7894_1258942964"/></text:h>
      <text:h text:style-name="Heading_20_4" text:outline-level="4">Ingredients:</text:h>
      <text:p text:style-name="List_20_Paragraph"><text:line-break/>1 pound dried black beans picked over and rinsed</text:p>
      <text:p text:style-name="List_20_Paragraph">1 green bell pepper quartered lengthwise</text:p>
      <text:p text:style-name="List_20_Paragraph">2 Bay Leaves<text:line-break/>1/2 cup plus 2 tablespoons olive oil<text:line-break/>1 red, 1 green and 1 yellow pepper minced<text:line-break/>1 large white onion minced<text:line-break/>1 tablespoon ground cumin<text:line-break/>1 tablespoon oregano<text:line-break/>1/2 cup minced garlic<text:line-break/>1/4 cup tomato paste<text:line-break/>Salt</text:p>
      <text:h text:style-name="P159" text:outline-level="4"><text:line-break/>Directions:</text:h>
      <text:list xml:id="list7696732390179741764" text:style-name="L63">
        <text:list-item>
          <text:p text:style-name="P95">Put the black beans, quartered green pepper and bay leaves in a large saucepan add 8 cups of water. Bring to a boil over moderately high heat. Reduce the heat to low, partially cover the saucepan and cook, stirring occasionally, until the beans are tender, about 2 1/2 hours. Remove and discard the green pieces and bay leaves.</text:p>
        </text:list-item>
        <text:list-item>
          <text:p text:style-name="P95">Meanwhile, heat 2 tablespoons of the olive oil in a large skillet. Add the minced bell peppers and onion and cook over moderate heat until softened. Stir in the cumin and oregano. In a small saucepan, cook the garlic in the remaining 1/2 cup of olive oil over moderately low heat until golden brown.</text:p>
        </text:list-item>
        <text:list-item>
          <text:p text:style-name="P95">When the beans are tender, add the sautéed pepper mixture, the garlic in its oil and the tomato paste. Season with salt and simmer gently for 5 minutes to blend the flavours. Cover and refrigerate overnight or for up to 3 days. Reheat gently before serving.<text:line-break/></text:p>
        </text:list-item>
      </text:list>
      <text:h text:style-name="Heading_20_4" text:outline-level="4">Note:</text:h>
      <text:p text:style-name="List_20_Paragraph">In a pinch you can substitute 3 19oz cans of black beans and don't add the water. <text:s/>Still simmer with the green onion to infuse the flavour.</text:p>
      <text:h text:style-name="P141" text:outline-level="2"><text:bookmark-start text:name="__RefHeading__7241_346628426"/>Barbecued Baked Beans<text:bookmark-end text:name="__RefHeading__7241_346628426"/></text:h>
      <text:h text:style-name="Heading_20_4" text:outline-level="4">Ingredients</text:h>
      <text:p text:style-name="List_20_Paragraph">4 ounces bacon (4 slices), chopped fine</text:p>
      <text:p text:style-name="List_20_Paragraph">1 onion, minced</text:p>
      <text:p text:style-name="List_20_Paragraph">4 cloves garlic, minced</text:p>
      <text:p text:style-name="List_20_Paragraph">1 pound dried small white beans (2 cups), rinsed and picked over</text:p>
      <text:p text:style-name="List_20_Paragraph">8 cups water</text:p>
      <text:p text:style-name="List_20_Paragraph">1 cup strong coffee (black)</text:p>
      <text:p text:style-name="List_20_Paragraph">1/2 cup barbecue sauce, plus extra for seasoning</text:p>
      <text:p text:style-name="List_20_Paragraph">1/4 cup packed dark brown sugar</text:p>
      <text:p text:style-name="List_20_Paragraph">4 1/2 teaspoons brown mustard (prepared)</text:p>
      <text:p text:style-name="List_20_Paragraph">1 tablespoon mild molasses</text:p>
      <text:p text:style-name="List_20_Paragraph">Tabasco sauce (or something similar)</text:p>
      <text:h text:style-name="Heading_20_4" text:outline-level="4">Directions</text:h>
      <text:list xml:id="list7315569693989851459" text:style-name="L64">
        <text:list-item>
          <text:p text:style-name="P96">Adjust an oven rack to the lower-middle position and heat the oven to 300 degrees. Cook the bacon in a large Dutch oven over medium heat until beginning to crisp, about 5 minutes. Stir in the onion and cook until the onion is softened, about 5 minutes.</text:p>
        </text:list-item>
        <text:list-item>
          <text:p text:style-name="P96">Stir in the garlic and cook until fragrant, about 15 seconds. Stir in the beans, water, coffee, barbecue sauce, brown sugar, mustard, molasses, 1/2 teaspoon Tabasco, and 1 1/4 teaspoons salt. Bring to a boil, scraping up any browned bits. Cover and transfer to the oven. Bake, stirring every hour, until the beans are tender, about 4 hours.</text:p>
        </text:list-item>
        <text:list-item>
          <text:p text:style-name="P96">Remove the lid and continue to bake, uncovered, until the liquid has thickened to a syrupy consistency, 1 to 1 1/2 hours. Season the beans with additional barbecue sauce, Tabasco, and salt and pepper to taste.</text:p>
        </text:list-item>
      </text:list>
      <text:h text:style-name="Heading_20_4" text:outline-level="4">Note:</text:h>
      <text:p text:style-name="List_20_Paragraph">To Make Ahead: After cooking, the beans can be cooled to room temperature and refrigerated, wrapping tightly in plastic wrap, for up to 4 days. Reheat over medium-low heat before serving.</text:p>
      <text:p text:style-name="Standard"/>
      <text:h text:style-name="P141" text:outline-level="2"><text:bookmark-start text:name="__RefHeading__7243_346628426"/>Southern-Style Cornbread<text:bookmark-end text:name="__RefHeading__7243_346628426"/></text:h>
      <text:h text:style-name="Heading_20_4" text:outline-level="4">Ingredients</text:h>
      <text:p text:style-name="List_20_Paragraph">1 1/2 cups stone-ground cornmeal</text:p>
      <text:p text:style-name="List_20_Paragraph">1 cup all-purpose flour</text:p>
      <text:p text:style-name="List_20_Paragraph">2 tablespoons sugar</text:p>
      <text:p text:style-name="List_20_Paragraph">1 1/2 teaspoons baking powder</text:p>
      <text:p text:style-name="List_20_Paragraph">1/4 teaspoon baking soda</text:p>
      <text:p text:style-name="List_20_Paragraph">1 1/4 teaspoons salt</text:p>
      <text:p text:style-name="List_20_Paragraph">3 ears corn, kernels cut from cobs (2 ¼ cups) (can substitute 14oz can of corn niblets)</text:p>
      <text:p text:style-name="List_20_Paragraph">6 tablespoons unsalted butter, cut into 6 pieces</text:p>
      <text:p text:style-name="List_20_Paragraph">1 cup buttermilk (substitute 1 cup less 1 tablespoon milk and 1 tablespoon lemon juice or white vinegar)</text:p>
      <text:p text:style-name="List_20_Paragraph">2 large eggs plus 1 large yolk</text:p>
      <text:h text:style-name="Heading_20_4" text:outline-level="4">Directions</text:h>
      <text:list xml:id="list763396134482877542" text:style-name="L65">
        <text:list-item>
          <text:p text:style-name="P97">Adjust oven rack to middle position and heat oven to 400 degrees. Whisk cornmeal, flour, sugar, baking powder, baking soda, and salt together in large bowl.</text:p>
        </text:list-item>
        <text:list-item>
          <text:p text:style-name="P97">Process corn kernels in blender until very smooth, about 2 minutes. Transfer puree to medium saucepan (you should have about 1½ cups). Cook puree over medium heat, stirring constantly, until very thick and deep yellow and it measures 3/4 cup, 5 to 8 minutes.</text:p>
        </text:list-item>
        <text:list-item>
          <text:p text:style-name="P97">Remove pan from heat. Add 5 tablespoons butter and whisk until melted and incorporated. Add buttermilk and whisk until incorporated. Add eggs and yolk and whisk until incorporated. Transfer corn mixture to bowl with cornmeal mixture and, using rubber spatula, fold together until just combined.</text:p>
        </text:list-item>
        <text:list-item>
          <text:p text:style-name="P97">Melt remaining 1 tablespoon butter in 10-inch cast-iron skillet over medium heat. Scrape batter into skillet and spread into even layer. Bake until top is golden brown and toothpick inserted in center comes out clean, 23 to 28 minutes. Let cool on wire rack for 5 minutes. Remove cornbread from skillet and let cool for 20 minutes before cutting into wedges and serving.</text:p>
        </text:list-item>
      </text:list>
      <text:p text:style-name="P30"/>
      <text:h text:style-name="Heading_20_1" text:outline-level="1"><text:bookmark-start text:name="__RefHeading__6658_1577114434"/>Smoked and/or Cured<text:bookmark-end text:name="__RefHeading__6658_1577114434"/></text:h>
      <text:h text:style-name="Heading_20_2" text:outline-level="2"><text:bookmark-start text:name="__RefHeading__2733_319359579"/>Smoked Chicken Cordon Bleu wrapped in Bacon<text:bookmark-end text:name="__RefHeading__2733_319359579"/></text:h>
      <text:h text:style-name="Heading_20_4" text:outline-level="4">Ingredients:</text:h>
      <text:p text:style-name="List_20_Paragraph">(per cordon blue)</text:p>
      <text:p text:style-name="List_20_Paragraph">1 boneless/skinless chicken breast, sliced in half and pounded flat.</text:p>
      <text:p text:style-name="List_20_Paragraph">5 pieces of bacon</text:p>
      <text:p text:style-name="List_20_Paragraph">2 slices of ham</text:p>
      <text:p text:style-name="List_20_Paragraph">2 slices of provolone cheese</text:p>
      <text:h text:style-name="Heading_20_4" text:outline-level="4">Directions:</text:h>
      <text:list xml:id="list7635314049558478776" text:style-name="L66">
        <text:list-item>
          <text:p text:style-name="P98">Layout 4 slices of bacon side by side. <text:s/>Then lay 1 slice across the middle of the 4 slices.</text:p>
        </text:list-item>
        <text:list-item>
          <text:p text:style-name="P98">Lay 1 slice of chick on the bacon. Next lay down slice of ham, then cheese. Finally add second slice of chicken, ham and cheese.</text:p>
        </text:list-item>
        <text:list-item>
          <text:p text:style-name="P98">Roll chicken, ham and cheese into a tight roll.</text:p>
        </text:list-item>
        <text:list-item>
          <text:p text:style-name="P98">Wrap 4 bacon slices around the roll then close off end with the single bacon slice. Pin with tooth picks.</text:p>
        </text:list-item>
        <text:list-item>
          <text:p text:style-name="P98">Preheat smoker to 250F and smoke for 2 hours with Hickory.</text:p>
        </text:list-item>
      </text:list>
      <text:h text:style-name="Heading_20_4" text:outline-level="4">Note:</text:h>
      <text:p text:style-name="Contents_20_3">Can also be enjoyed served cold, sliced with salad or makes a delicious sandwich.</text:p>
      <text:p text:style-name="Contents_20_3">Can be <text:s/>prepared in advance (and frozen even frozen) then re-heated in a 200F oven for 30 minutes.</text:p>
      <text:p text:style-name="Standard"/>
      <text:h text:style-name="P34" text:outline-level="2"><text:bookmark-start text:name="__RefHeading__2735_319359579"/>Smoked Salmon<text:bookmark-end text:name="__RefHeading__2735_319359579"/></text:h>
      <text:h text:style-name="Heading_20_4" text:outline-level="4">Ingredients:</text:h>
      <text:p text:style-name="List_20_Paragraph">1/3 cups coarse salt</text:p>
      <text:p text:style-name="List_20_Paragraph">2/3 cup brown (demerara) sugar</text:p>
      <text:p text:style-name="List_20_Paragraph">4 wild pacific salmon fillets cut into 2"-2 1/2" strips, pin bones removed.</text:p>
      <text:h text:style-name="Heading_20_4" text:outline-level="4">Directions:</text:h>
      <text:list xml:id="list2438844786079938366" text:style-name="L67">
        <text:list-item>
          <text:p text:style-name="P99">Create cure mixture by combining salt and sugar</text:p>
        </text:list-item>
        <text:list-item>
          <text:p text:style-name="P99">Place fish into a glass container</text:p>
        </text:list-item>
        <text:list-item>
          <text:p text:style-name="P99">Cover both sides in cure mixture and cover and place in fridge.</text:p>
        </text:list-item>
        <text:list-item>
          <text:p text:style-name="P99">Flip fish after 3 hours and let brine in refrigerator for and additional 9 hours.</text:p>
        </text:list-item>
        <text:list-item>
          <text:p text:style-name="P99">Remove from brine and rinse with cold water.</text:p>
        </text:list-item>
        <text:list-item>
          <text:p text:style-name="P99">Place on a rack and return to the refrigerator to air dry in fridge for approx 8-18 hours.</text:p>
        </text:list-item>
        <text:list-item>
          <text:p text:style-name="P99">Smoke at 200 F for 2 hours with Maple (or Apple)</text:p>
        </text:list-item>
      </text:list>
      <text:p text:style-name="Standard"/>
      <text:h text:style-name="P34" text:outline-level="2"><text:bookmark-start text:name="__RefHeading__2737_319359579"/>Smoked Indian Candy<text:bookmark-end text:name="__RefHeading__2737_319359579"/></text:h>
      <text:h text:style-name="Heading_20_4" text:outline-level="4">Ingredients:</text:h>
      <text:p text:style-name="List_20_Paragraph">2 cups pure maple syrup</text:p>
      <text:p text:style-name="List_20_Paragraph">4 cups pure honey</text:p>
      <text:p text:style-name="List_20_Paragraph">6 tablespoons coarse salt</text:p>
      <text:p text:style-name="List_20_Paragraph">5 cups demerara sugar (1kg bag)</text:p>
      <text:p text:style-name="List_20_Paragraph">4 cups of water</text:p>
      <text:p text:style-name="List_20_Paragraph">3 pounds of fillets <text:s/>wild pacific sockeye salmon fillets.</text:p>
      <text:h text:style-name="Heading_20_4" text:outline-level="4">Directions:</text:h>
      <text:list xml:id="list3165413945483150534" text:style-name="L68">
        <text:list-item>
          <text:p text:style-name="P100">Add 2 liters of water into a large container or bucket.</text:p>
        </text:list-item>
        <text:list-item>
          <text:p text:style-name="P100">Add in sugar. Stir to mix thoroughly until sugar is dissolved. <text:s/>Add salt, honey, and maple syrup and stir to combine. </text:p>
        </text:list-item>
        <text:list-item>
          <text:p text:style-name="P100">Prepare salmon by removing pin bones, then remove skin and slice into 1/2" - 3/4" strips.</text:p>
        </text:list-item>
        <text:list-item>
          <text:p text:style-name="P100">Add salmon pieces to brine mixture and stir in to combine with liquid.</text:p>
        </text:list-item>
        <text:list-item>
          <text:p text:style-name="P100">Refrigerate for 12 - 16 hours.</text:p>
        </text:list-item>
        <text:list-item>
          <text:p text:style-name="P100">Remove from brine (do not rinse) and hang each piece from the rack using a toothpick through each piece. <text:s/>Lets air dry for 24-36 hours.</text:p>
        </text:list-item>
        <text:list-item>
          <text:p text:style-name="P100">Smoke at approx 160F for 4 hours with Apple (or Maple) wood.</text:p>
        </text:list-item>
      </text:list>
      <text:h text:style-name="Heading_20_4" text:outline-level="4">Note:</text:h>
      <text:p text:style-name="Contents_20_3">If you want a really sweet Indian Candy, glaze the salmon with the following syrup. Heat 4oz red wine and 4oz dark rum, in a sauce pan. Add 2cups brown sugar, 1cup honey, (or maple syrup), stir until dissolved. Freshly ground pepper or cayenne may be added if you prefer a little extra spiciness. Glaze may be brushed on several or more times during the smoking process. Alternately, you may remove salmon from smoker halfway through smoking and soak fish for several hours before resuming smoking.</text:p>
      <text:p text:style-name="Standard"/>
      <text:h text:style-name="P34" text:outline-level="2"><text:bookmark-start text:name="__RefHeading__2739_319359579"/>Homemade Bacon<text:bookmark-end text:name="__RefHeading__2739_319359579"/></text:h>
      <text:h text:style-name="Heading_20_4" text:outline-level="4">Ingredients:</text:h>
      <text:p text:style-name="List_20_Paragraph">2 1/2 pounds pork belly, squared off, rind removed</text:p>
      <text:p text:style-name="List_20_Paragraph">2 1/2 tablespoons kosher salt</text:p>
      <text:p text:style-name="List_20_Paragraph">1/2 teaspoon pink salt</text:p>
      <text:p text:style-name="List_20_Paragraph">1/4 cup brown sugar (possible substitutions maple syrup, honey, white sugar or molasses)</text:p>
      <text:p text:style-name="List_20_Paragraph">2 tablespoons bourbon (possible substitution apple cider)</text:p>
      <text:h text:style-name="Heading_20_4" text:outline-level="4">Directions:</text:h>
      <text:list xml:id="list4655931898045354448" text:style-name="L69">
        <text:list-item>
          <text:p text:style-name="P101">Place the pork belly in a large Ziploc bag. Add the salt and pink salt and the cure additions. <text:s/>Rub the cure into the pork belly, turning the bag over and over and pressing the cure into the flesh.</text:p>
        </text:list-item>
        <text:list-item>
          <text:p text:style-name="P101">Close the bag, squeezing out all the air and refrigerate for seven days. Each day, flip the bag over. Some liquid will begin to gather in the bag.</text:p>
        </text:list-item>
        <text:list-item>
          <text:p text:style-name="P101">After seven days, wash the cure off the meat, rinsing thoroughly. <text:s/>Pat the bacon dry with paper towels and set it on a rack over a baking sheet. Allow the bacon to air-dry in the refrigerator for 6 to 24 hours.</text:p>
        </text:list-item>
        <text:list-item>
          <text:p text:style-name="P101">Preheat the smoker to 200F degrees. Smoke for about 2 hours (or to an internal temperature of 150 degrees) with Apple (or Maple) wood.</text:p>
        </text:list-item>
        <text:list-item>
          <text:p text:style-name="P101">Chill the bacon well, then slice thick or thin, to preference. Any bacon that doesn’t easily slice may be cut into chunks, for starting a pot of beans or soup.</text:p>
        </text:list-item>
        <text:list-item>
          <text:p text:style-name="P101">Wrapped in parchment paper, then wrapped in plastic wrap or foil and placed in a Ziploc bag, the bacon will keep for three weeks in the refrigerator and three months in the freezer.</text:p>
        </text:list-item>
      </text:list>
      <text:h text:style-name="Heading_20_4" text:outline-level="4">Note:</text:h>
      <text:p text:style-name="P13">Pink salt is 15 parts kosher salt, 1 part sodium nitrite.</text:p>
      <text:p text:style-name="P13">If not using a smoker perform step 3 in a oven and add 1/2 tablespoon of liquid smoke to cure.</text:p>
      <text:h text:style-name="Heading_20_1" text:outline-level="1"><text:bookmark-start text:name="__RefHeading__2741_319359579"/>Dessert<text:bookmark-end text:name="__RefHeading__2741_319359579"/></text:h>
      <text:h text:style-name="Heading_20_2" text:outline-level="2"><text:bookmark-start text:name="__RefHeading__40_1928948128"/>Bananas Foster<text:bookmark-end text:name="__RefHeading__40_1928948128"/></text:h>
      <text:p text:style-name="Contents_20_3">In the 1950’s, New Orleans was the major port of entry for bananas shipped from Central and South America. Owen Edward Brennan challenged his talented chef, Paul Blangé, to include bananas in a new culinary creation - Owen’s way of promoting the imported fruit. Simultaneously, Holiday Magazine had asked Owen to provide a new recipe to appear in a feature article on Brennan’s.</text:p>
      <text:p text:style-name="Contents_20_3">In 1951, Chef Paul created Bananas Foster. The scrumptious dessert was named for Richard Foster, who, as chairman, served with Owen on the New Orleans Crime Commission, a civic effort to clean up the French Quarter. Richard Foster, owner of the Foster Awning Company, was a frequent customer of Brennan’s and a very good friend of Owen.</text:p>
      <text:p text:style-name="Contents_20_3">Little did anyone realize that Bananas Foster would become an international favorite and is the most requested item on the restaurant’s menu. Thirty-five thousand pounds of bananas are flamed each year at Brennan’s in the preparation of its world-famous dessert.</text:p>
      <text:h text:style-name="Heading_20_4" text:outline-level="4">Ingredients:</text:h>
      <text:p text:style-name="List_20_Paragraph">1/4 cup (1/2 stick) butter</text:p>
      <text:p text:style-name="List_20_Paragraph">1 cup brown sugar</text:p>
      <text:p text:style-name="List_20_Paragraph">1/2 teaspoon cinnamon</text:p>
      <text:p text:style-name="List_20_Paragraph">1/4 cup banana liqueur</text:p>
      <text:p text:style-name="List_20_Paragraph">4 bananas, cut in half lengthwise, then halved</text:p>
      <text:p text:style-name="List_20_Paragraph">1/4 cup dark rum</text:p>
      <text:p text:style-name="List_20_Paragraph">4 scoops vanilla ice cream</text:p>
      <text:h text:style-name="Heading_20_4" text:outline-level="4">Directions:</text:h>
      <text:list xml:id="list3777919089350768180" text:style-name="L70">
        <text:list-item>
          <text:p text:style-name="P102">Combine the butter, sugar, and cinnamon in a flambé pan or skillet. Place the pan over low heat either on an alcohol burner or on top of the stove, and cook, stirring, until the sugar dissolves.</text:p>
        </text:list-item>
        <text:list-item>
          <text:p text:style-name="P102">Stir in the banana liqueur, then place the bananas in the pan. When the banana sections soften and begin to brown, carefully add the rum.</text:p>
        </text:list-item>
        <text:list-item>
          <text:p text:style-name="P102">Continue to cook the sauce until the rum is hot, then tip the pan slightly to ignite the rum.</text:p>
        </text:list-item>
        <text:list-item>
          <text:p text:style-name="P102">When the flames subside, lift the bananas out of the pan and place four pieces over each portion of ice cream. Generously spoon warm sauce over the top of the ice cream and serve immediately.</text:p>
        </text:list-item>
      </text:list>
      <text:h text:style-name="Heading_20_4" text:outline-level="4">Variations:</text:h>
      <text:p text:style-name="List_20_Paragraph">Substitute brandy for rum (and even banana liqueur.)</text:p>
      <text:p text:style-name="Standard"/>
      <text:h text:style-name="Heading_20_2" text:outline-level="2"><text:bookmark-start text:name="__RefHeading__42_1928948128"/><text:soft-page-break/><text:a xlink:type="simple" xlink:href="http://www.shupe.ca/recipe/dessert/1216" text:style-name="Internet_20_link" text:visited-style-name="Visited_20_Internet_20_Link"><text:span text:style-name="Internet_20_link"><text:span text:style-name="T9">Chocolate Truffle Cheese Cake</text:span></text:span></text:a><text:bookmark-end text:name="__RefHeading__42_1928948128"/></text:h>
      <text:p text:style-name="Contents_20_3">This is the best chocolate cheese cake I have had but also the richest deserts I have made.</text:p>
      <text:h text:style-name="Heading_20_4" text:outline-level="4">Prep Time: 10 minutes <text:tab/><text:tab/>Baking Time: 60 minutes</text:h>
      <text:h text:style-name="Heading_20_4" text:outline-level="4">Equipment:</text:h>
      <text:p text:style-name="List_20_Paragraph">9 inch spring form pan</text:p>
      <text:p text:style-name="List_20_Paragraph">Mixing bowls</text:p>
      <text:h text:style-name="Heading_20_4" text:outline-level="4">Ingredients:</text:h>
      <text:h text:style-name="P157" text:outline-level="4">Crust</text:h>
      <text:p text:style-name="List_20_Paragraph">1 cup graham wafer crumbs</text:p>
      <text:p text:style-name="List_20_Paragraph">1/3 cup butter, melted</text:p>
      <text:p text:style-name="List_20_Paragraph">½ cup pecans or hazelnuts, crushed</text:p>
      <text:h text:style-name="P157" text:outline-level="4">Cheese Cake Filling</text:h>
      <text:p text:style-name="List_20_Paragraph">1 lb. of cream cheese, softened</text:p>
      <text:p text:style-name="List_20_Paragraph">1 cup sugar</text:p>
      <text:p text:style-name="List_20_Paragraph">3 large eggs</text:p>
      <text:p text:style-name="List_20_Paragraph">2 tablespoons amaretto</text:p>
      <text:p text:style-name="List_20_Paragraph">8 oz. bitter sweet chocolate, melted</text:p>
      <text:p text:style-name="List_20_Paragraph">½ cup sour cream</text:p>
      <text:h text:style-name="P157" text:outline-level="4">Chocolate Ganache Topping</text:h>
      <text:p text:style-name="List_20_Paragraph">½ cup whipping cream</text:p>
      <text:p text:style-name="List_20_Paragraph">4 oz. chocolate</text:p>
      <text:h text:style-name="Heading_20_4" text:outline-level="4">Directions:</text:h>
      <text:h text:style-name="P154" text:outline-level="3"><text:bookmark-start text:name="__RefHeading__44_1928948128"/>Crust<text:bookmark-end text:name="__RefHeading__44_1928948128"/></text:h>
      <text:list xml:id="list1967375044767398510" text:style-name="L71">
        <text:list-item>
          <text:p text:style-name="P103">Combine wafer crumbs, melted butter, and nuts.</text:p>
        </text:list-item>
        <text:list-item>
          <text:p text:style-name="P103">Press mixture evenly into bottom of a 9 inch spring form pan and bake at 350 degrees for 10 min.</text:p>
        </text:list-item>
      </text:list>
      <text:h text:style-name="P154" text:outline-level="3"><text:bookmark-start text:name="__RefHeading__46_1928948128"/>Cheese Cake Filling<text:bookmark-end text:name="__RefHeading__46_1928948128"/></text:h>
      <text:list xml:id="list8299125647464826062" text:style-name="L72">
        <text:list-item>
          <text:p text:style-name="P104">Beat softened cream cheese with sugar until blended and smooth.</text:p>
        </text:list-item>
        <text:list-item>
          <text:p text:style-name="P104">Beat in eggs one at a time. Fold in sour cream.</text:p>
        </text:list-item>
        <text:list-item>
          <text:p text:style-name="P104">Beat in amaretto, then melted chocolate.</text:p>
        </text:list-item>
        <text:list-item>
          <text:p text:style-name="P104">Pour into pan and smooth top.</text:p>
        </text:list-item>
        <text:list-item>
          <text:p text:style-name="P104">Back at 350 degrees for 40 or 50 minutes. You can test to see if the cake is done by inserting a tooth pick and if it comes out clean.</text:p>
        </text:list-item>
        <text:list-item>
          <text:p text:style-name="P104">Cool then refrigerate overnight.</text:p>
        </text:list-item>
      </text:list>
      <text:h text:style-name="P154" text:outline-level="3"><text:bookmark-start text:name="__RefHeading__48_1928948128"/><text:soft-page-break/>Chocolate Ganache Topping<text:bookmark-end text:name="__RefHeading__48_1928948128"/></text:h>
      <text:list xml:id="list6898870381942618357" text:style-name="L73">
        <text:list-item>
          <text:p text:style-name="P105">Bring whipping cream to a boil in a double boiler. If you do not have a double boiler a pot with boiling water with a bowl that rests on top works well.</text:p>
        </text:list-item>
        <text:list-item>
          <text:p text:style-name="P105">Add chocolate and melt until smooth.</text:p>
        </text:list-item>
        <text:list-item>
          <text:p text:style-name="P105">Spoon over cake.</text:p>
        </text:list-item>
      </text:list>
      <text:h text:style-name="P151" text:outline-level="2"><text:bookmark-start text:name="__RefHeading__2743_319359579"/>Lemon Curd<text:bookmark-end text:name="__RefHeading__2743_319359579"/></text:h>
      <text:p text:style-name="Standard">I got this recipe from my mom and is an easy and very yummy Lemon <text:s/>Curd that can be used as a filling for tarts or in a lemon layer cake between layers.</text:p>
      <text:h text:style-name="Heading_20_4" text:outline-level="4">Ingredients:</text:h>
      <text:p text:style-name="List_20_Paragraph">3 large eggs</text:p>
      <text:p text:style-name="List_20_Paragraph">1 cup sugar</text:p>
      <text:p text:style-name="List_20_Paragraph">Zest from 2 lemons</text:p>
      <text:p text:style-name="List_20_Paragraph">3/4 cup lemon juice (juice from the two lemons + Santa Cruz Organic Leon Juice)</text:p>
      <text:p text:style-name="List_20_Paragraph">2 tbsp unsalted butter</text:p>
      <text:h text:style-name="Heading_20_4" text:outline-level="4">Directions:</text:h>
      <text:list xml:id="list2827158986445475380" text:style-name="L74">
        <text:list-item>
          <text:p text:style-name="P106">Beat eggs and add to heavy pot.</text:p>
        </text:list-item>
        <text:list-item>
          <text:p text:style-name="P106">Add the rest of the ingredients to the pot</text:p>
        </text:list-item>
        <text:list-item>
          <text:p text:style-name="P106">Over medium to medium high heat whisk ingredients for <text:s/>20 minutes. <text:s/>Be careful not to let the mixture boil.</text:p>
        </text:list-item>
      </text:list>
      <text:h text:style-name="Heading_20_4" text:outline-level="4">Note:</text:h>
      <text:p text:style-name="Contents_20_3">May be stored in the <text:s/>refrigerator in a sealed container for 1-2 weeks. </text:p>
      <text:p text:style-name="Standard"/>
      <text:h text:style-name="P34" text:outline-level="2"><text:bookmark-start text:name="__RefHeading__2922_1577114434"/>Semifreddo<text:bookmark-end text:name="__RefHeading__2922_1577114434"/></text:h>
      <text:h text:style-name="Heading_20_4" text:outline-level="4">Ingredients:</text:h>
      <text:p text:style-name="List_20_Paragraph">3 Snickers Bars</text:p>
      <text:p text:style-name="List_20_Paragraph">50 grams quality Dark Chocolate (70% cocoa solids)</text:p>
      <text:p text:style-name="List_20_Paragraph">¼ cup caster sugar</text:p>
      <text:p text:style-name="List_20_Paragraph">1 vanilla pod (may substitute a few drops of extract)</text:p>
      <text:p text:style-name="List_20_Paragraph">2 cups of double cream</text:p>
      <text:p text:style-name="List_20_Paragraph">pinch of salt</text:p>
      <text:h text:style-name="Heading_20_4" text:outline-level="4">Directions:</text:h>
      <text:list xml:id="list9070453306819752850" text:style-name="L75">
        <text:list-item>
          <text:p text:style-name="P107">Roughly chop up three Snickers bars. Place them (saving a few pieces) and Dark Chocolate into a mixing bowl over hot water, and slowly melt, moving it around with a whisk occasionally.</text:p>
        </text:list-item>
        <text:list-item>
          <text:p text:style-name="P107">Separate four eggs. Placing yolks in one bowl, whites in another. In the bowl with the yolks, Jamie caster sugar and all the seeds from one vanilla pod. <text:s/>Beats the yolks, sugar and vanilla together until creamy and smooth. <text:s/>In another bowl, whip up double cream until stiff. <text:s/>Now turning to the bowl with the whites, add a pinch of salt, and whisk the whites until they form firm peaks. <text:s/>Once the whites have been whisked to peaks, fold them into the yolks and sugar and then also folds in the double cream. Whisk the mixture gently, ensuring everything is thoroughly mixed together.</text:p>
        </text:list-item>
        <text:list-item>
          <text:p text:style-name="P107">To mix the chocolate with the Semifreddo, pour half of the liquid into the chocolate bowl and folds together until mixed. <text:s/>Once the first half has been folded in, pour in the rest and folds together once more. <text:s/>When all of the chocolate has been mixed in, sprinkle the remaining chocolate bar over the top, and place the Semifreddo into the freezer for around two hours to set.</text:p>
        </text:list-item>
      </text:list>
      <text:p text:style-name="Standard"/>
      <text:h text:style-name="P34" text:outline-level="2"><text:bookmark-start text:name="__RefHeading__4391_1652608700"/>6 Minute Brownies<text:bookmark-end text:name="__RefHeading__4391_1652608700"/></text:h>
      <text:p text:style-name="Standard">These brownies are best served warm!</text:p>
      <text:h text:style-name="Heading_20_4" text:outline-level="4">Ingredients:</text:h>
      <text:p text:style-name="List_20_Paragraph">2/3 cup of melted butter</text:p>
      <text:p text:style-name="List_20_Paragraph">1/3 cup of cocoa</text:p>
      <text:p text:style-name="List_20_Paragraph">2 eggs</text:p>
      <text:p text:style-name="List_20_Paragraph">3/4 cup of sugar</text:p>
      <text:p text:style-name="List_20_Paragraph">1/2 cup of flour</text:p>
      <text:p text:style-name="List_20_Paragraph">1 teaspoon of baking powder</text:p>
      <text:p text:style-name="List_20_Paragraph">1 teaspoon of vanilla</text:p>
      <text:p text:style-name="List_20_Paragraph">1 cup of chocolate chips</text:p>
      <text:p text:style-name="List_20_Paragraph">1 cup of chopped nuts (optional)</text:p>
      <text:p text:style-name="List_20_Paragraph">Vanilla ice cream</text:p>
      <text:h text:style-name="Heading_20_4" text:outline-level="4">Directions:</text:h>
      <text:list xml:id="list5166716455816930707" text:style-name="L76">
        <text:list-item>
          <text:p text:style-name="P108">Combine the cocoa, sugar, flour and baking powder in to one of the mixing bowls.</text:p>
        </text:list-item>
        <text:list-item>
          <text:p text:style-name="P108">In the other mixing bowl, add the 2 eggs and beat them. Then add the melted butter and whisk until light and foamy. Once the butter and eggs are mixed well together add in the vanilla.</text:p>
        </text:list-item>
        <text:list-item>
          <text:p text:style-name="P108">Add the wet ingredients into the bowl of dry ingredients. Then mix ingredients together until they make the consistency of a batter. Once your bowl is rid of dry ingredients add in the chocolate chips and chopped nuts (optional). Mix again until chocolate chips are spread throughout the brownie batter. </text:p>
        </text:list-item>
        <text:list-item>
          <text:p text:style-name="P108">Spray the 9x9 glass pan with the cooking spray and add the brownie batter into the pan and smooth out with the spatula.</text:p>
        </text:list-item>
        <text:list-item>
          <text:p text:style-name="P108">You are now ready to cook the brownies in the microwave for 6 minutes on high.</text:p>
        </text:list-item>
        <text:list-item>
          <text:p text:style-name="P108">Remove brownies from microwave. Cut into the desired amount of pieces and serve with a generous amount of vanilla ice cream.</text:p>
        </text:list-item>
      </text:list>
      <text:p text:style-name="List_20_Paragraph"/>
      <text:p text:style-name="P30"/>
      <text:p text:style-name="P29"/>
      <text:h text:style-name="Heading_20_1" text:outline-level="1"><text:bookmark-start text:name="__RefHeading__50_1928948128"/>Pickles &amp; Preserves<text:bookmark-end text:name="__RefHeading__50_1928948128"/></text:h>
      <text:h text:style-name="Heading_20_2" text:outline-level="2"><text:bookmark-start text:name="__RefHeading__52_1928948128"/>Preserved Lemons<text:bookmark-end text:name="__RefHeading__52_1928948128"/></text:h>
      <text:h text:style-name="Heading_20_4" text:outline-level="4">Ingredients:</text:h>
      <text:p text:style-name="List_20_Paragraph">10-12 Lemons</text:p>
      <text:p text:style-name="List_20_Paragraph">3 tablespoons Coriander Seed</text:p>
      <text:p text:style-name="List_20_Paragraph">3 tablespoons Pink Peppercorns</text:p>
      <text:p text:style-name="List_20_Paragraph">1 tablespoon Ground Cumin</text:p>
      <text:p text:style-name="List_20_Paragraph">6 whole Star Anise</text:p>
      <text:p text:style-name="List_20_Paragraph">2 cups white sugar</text:p>
      <text:p text:style-name="List_20_Paragraph">1/4 cup white wine vinegar</text:p>
      <text:p text:style-name="List_20_Paragraph">1 teaspoon salt</text:p>
      <text:h text:style-name="Heading_20_4" text:outline-level="4">Directions:</text:h>
      <text:list xml:id="list8433623400405959204" text:style-name="L77">
        <text:list-item>
          <text:p text:style-name="P109">Quarter lemons removing the ends. </text:p>
        </text:list-item>
        <text:list-item>
          <text:p text:style-name="P109">Combine the rest of the ingredients in a bowl and add 2 cups of boiling water to dissolve the sugar. <text:s/>When the Sugar has dissolved, add the lemons and add more hot water until they are just covered. <text:s/>Cover with cheesecloth and put into the fridge for 1 week. </text:p>
        </text:list-item>
        <text:list-item>
          <text:p text:style-name="P109">Cook in the liquid for about 45 minutes or until the rind softens and becomes opaque. <text:s/>Let cool in the liquid. </text:p>
        </text:list-item>
        <text:list-item>
          <text:p text:style-name="P109">Remove the pulp and some of the pith leaving only the skin. <text:s/>Put the skins into a mason jar with the liquid reserved that has been reboiled. <text:s/>Store in the fridge.</text:p>
        </text:list-item>
        <text:list-item>
          <text:p text:style-name="P109">Finely julienne for Service.</text:p>
        </text:list-item>
      </text:list>
      <text:h text:style-name="Heading_20_4" text:outline-level="4">Yield 6 – 8oz jars</text:h>
      <text:p text:style-name="Standard"/>
      <text:h text:style-name="P34" text:outline-level="2"><text:bookmark-start text:name="__RefHeading__54_1928948128"/>Mustard Pickles<text:bookmark-end text:name="__RefHeading__54_1928948128"/></text:h>
      <text:h text:style-name="Heading_20_4" text:outline-level="4">Ingredients:</text:h>
      <text:p text:style-name="List_20_Paragraph">4 large cucumbers, sliced</text:p>
      <text:p text:style-name="List_20_Paragraph">2 cups sliced onion</text:p>
      <text:p text:style-name="List_20_Paragraph">1 tablespoons pickling salt</text:p>
      <text:p text:style-name="List_20_Paragraph">1 cups white sugar</text:p>
      <text:p text:style-name="List_20_Paragraph">1 tablespoons all-purpose flour</text:p>
      <text:p text:style-name="List_20_Paragraph">1 cups white vinegar</text:p>
      <text:p text:style-name="List_20_Paragraph">1/2 tablespoon ground dried turmeric</text:p>
      <text:p text:style-name="List_20_Paragraph">1/2 tablespoon dry mustard powder</text:p>
      <text:p text:style-name="List_20_Paragraph">1/4 teaspoon celery seed</text:p>
      <text:p text:style-name="List_20_Paragraph">1 quarts cold water, or as needed</text:p>
      <text:h text:style-name="Heading_20_4" text:outline-level="4">Directions:</text:h>
      <text:list xml:id="list4047396654239512774" text:style-name="L78">
        <text:list-item>
          <text:p text:style-name="P110">Place the sliced cucumbers and onions into a large bowl and sprinkle the salt over the top. Fill the bowl with enough water to cover the cucumbers. Let stand for 8 to 10 hours.</text:p>
        </text:list-item>
        <text:list-item>
          <text:p text:style-name="P110">Drain and rinse the cucumbers and onion with fresh water. Sterilize 4 (pint) jars and lids.</text:p>
        </text:list-item>
        <text:list-item>
          <text:p text:style-name="P110">In a 6 quart pot, stir together the sugar and flour. Whisk in the vinegar, turmeric, mustard powder and celery seed to make a smooth paste. Add the cucumbers and onions and fill with enough water to cover. Stir, and bring to a boil. Cook until thickened, about 10 minutes, stirring frequently.</text:p>
        </text:list-item>
        <text:list-item>
          <text:p text:style-name="P110">Pour into hot sterilized jars filling to within 1/2 inch of the top. Seal with lids and rings. Process for 10 minutes in a simmering water bath. Refrigerate any jars that fail to seal properly.</text:p>
        </text:list-item>
      </text:list>
      <text:h text:style-name="Heading_20_4" text:outline-level="4">Yield 4 – 16 oz (pint) jars</text:h>
      <text:p text:style-name="Standard"/>
      <text:h text:style-name="P34" text:outline-level="2"><text:bookmark-start text:name="__RefHeading__2399_275466000"/>Pectin (from Green Apples)<text:bookmark-end text:name="__RefHeading__2399_275466000"/></text:h>
      <text:h text:style-name="Heading_20_4" text:outline-level="4">Ingredients:</text:h>
      <text:p text:style-name="List_20_Paragraph">7 tart green apples <text:s text:c="3"/></text:p>
      <text:p text:style-name="List_20_Paragraph">4 cups water</text:p>
      <text:p text:style-name="List_20_Paragraph">2 tablespoons lemon juice</text:p>
      <text:p text:style-name="P23"/>
      <text:p text:style-name="P16">Note about apples: Crabapples are the best, but Granny Smith work well. Small green immature apples of most varieties work too.</text:p>
      <text:h text:style-name="Heading_20_4" text:outline-level="4">Directions:</text:h>
      <text:list xml:id="list2694489868704586568" text:style-name="L79">
        <text:list-item>
          <text:p text:style-name="P111">Wash, but don't peel, tart green apples. <text:s/>Cut into pieces. </text:p>
        </text:list-item>
        <text:list-item>
          <text:p text:style-name="P135">Put apples in a pot add water and lemon juice. </text:p>
        </text:list-item>
        <text:list-item>
          <text:p text:style-name="P135">Boild the mixture until it reduces almost in half (about 30-45 minutes). </text:p>
        </text:list-item>
        <text:list-item>
          <text:p text:style-name="P135">Strain it through a piece of cheesecloth gathered into the shape of a bag.</text:p>
        </text:list-item>
        <text:list-item>
          <text:p text:style-name="P135">Boild the Juice for another 20 minutes.</text:p>
        </text:list-item>
        <text:list-item>
          <text:p text:style-name="P135">Pour it into a sanitized jars and seal them for store in the refrigerator or freezer, or bottle them using a hot water bath such as Fowlers' Vacola.</text:p>
        </text:list-item>
      </text:list>
      <text:h text:style-name="Heading_20_3" text:outline-level="3"><text:bookmark-start text:name="__RefHeading__2401_275466000"/>Variation: Pectin from Oranges or Lemons<text:bookmark-end text:name="__RefHeading__2401_275466000"/></text:h>
      <text:p text:style-name="P15">In citrus fruits, most pectin sites in the white membrane just under the peel. <text:s/>By cooking the peel with the seeds and fruit membrane you can make your own pectin at home to use in recipes for jam or marmalade</text:p>
      <text:p text:style-name="Standard"/>
      <text:p text:style-name="P12"/>
      <text:h text:style-name="Heading_20_1" text:outline-level="1"><text:bookmark-start text:name="__RefHeading__56_1928948128"/>Barbecue Spice Rub Recipes<text:bookmark-end text:name="_Ref315173914"/><text:bookmark-end text:name="__RefHeading__56_1928948128"/></text:h>
      <text:p text:style-name="Standard"><text:span text:style-name="Book_20_Title">The directions for all these Rub recipes is as follows unless otherwise specified.</text:span></text:p>
      <text:list xml:id="list7984803253832961421" text:style-name="WW8Num21">
        <text:list-item>
          <text:p text:style-name="P112">Combine all ingredients in a bowl and mix.</text:p>
        </text:list-item>
        <text:list-item>
          <text:p text:style-name="P112">Transfer to a jar, cover. <text:s/>Use immediately or store in a cool, dark place for several months. </text:p>
        </text:list-item>
      </text:list>
      <text:h text:style-name="P151" text:outline-level="2"><text:bookmark-start text:name="__RefHeading__58_1928948128"/>Basic Barbecue Rub<text:bookmark-end text:name="__RefHeading__58_1928948128"/></text:h>
      <text:p text:style-name="No_20_Spacing">This recipe is the grand-daddy of all barbecue rubs. Use this basic recipe as a reference and try your own creativity. To make a New England run, substitute maple sugar for the brown sugar<text:alphabetical-index-mark text:string-value="brown sugar"/>. For a Santa Fe style rub, add chili powder and cumin.</text:p>
      <text:h text:style-name="Heading_20_4" text:outline-level="4">Ingredients:</text:h>
      <text:p text:style-name="List_20_Paragraph">¼ cup coarse salt (kosher or sea)</text:p>
      <text:p text:style-name="List_20_Paragraph">¼ cup (packed) dark brown sugar</text:p>
      <text:p text:style-name="List_20_Paragraph">¼ cup paprika</text:p>
      <text:p text:style-name="List_20_Paragraph">3 tablespoons freshly ground black pepper</text:p>
      <text:p text:style-name="List_20_Paragraph">1 tablespoon garlic powder</text:p>
      <text:p text:style-name="List_20_Paragraph">1 tablespoon dried onion flakes</text:p>
      <text:p text:style-name="List_20_Paragraph">½ to 1 teaspoon cayenne pepper</text:p>
      <text:p text:style-name="List_20_Paragraph">½ teaspoon celery seeds</text:p>
      <text:h text:style-name="P151" text:outline-level="2"><text:bookmark-start text:name="__RefHeading__2997_632073234"/>Cajun Spice Mix<text:bookmark-end text:name="__RefHeading__2997_632073234"/></text:h>
      <text:p text:style-name="No_20_Spacing">This recipe is from my friend David. <text:s/>It is a really good Cajun spice mix.</text:p>
      <text:h text:style-name="Heading_20_4" text:outline-level="4">Ingredients:</text:h>
      <text:p text:style-name="List_20_Paragraph">8 teaspoons cayenne</text:p>
      <text:p text:style-name="List_20_Paragraph">8 teaspoons black pepper</text:p>
      <text:p text:style-name="List_20_Paragraph">1 ½ teaspoons white pepper</text:p>
      <text:p text:style-name="List_20_Paragraph">8 teaspoons dried thyme</text:p>
      <text:p text:style-name="List_20_Paragraph">4 tablespoons garlic powder</text:p>
      <text:p text:style-name="List_20_Paragraph">6 teaspoons kosher salt</text:p>
      <text:p text:style-name="Standard"/>
      <text:h text:style-name="P34" text:outline-level="2"><text:bookmark-start text:name="__RefHeading__60_1928948128"/>Basic Pork Rub<text:bookmark-end text:name="__RefHeading__60_1928948128"/></text:h>
      <text:p text:style-name="No_20_Spacing">This is a very simple basic rub for pork.</text:p>
      <text:h text:style-name="Heading_20_4" text:outline-level="4">Ingredients:</text:h>
      <text:p text:style-name="List_20_Paragraph">¼ cup brown sugar </text:p>
      <text:p text:style-name="List_20_Paragraph">¼ cup paprika </text:p>
      <text:p text:style-name="List_20_Paragraph">2 tablespoons black pepper </text:p>
      <text:p text:style-name="List_20_Paragraph">2 tablespoons salt </text:p>
      <text:p text:style-name="List_20_Paragraph">1 tablespoon cayenne </text:p>
      <text:p text:style-name="List_20_Paragraph">2 teaspoons dry mustard</text:p>
      <text:h text:style-name="P151" text:outline-level="2"><text:bookmark-start text:name="__RefHeading__2403_275466000"/>Bone Dust<text:bookmark-end text:name="__RefHeading__2403_275466000"/></text:h>
      <text:p text:style-name="Standard">Really this is a Ted Reader signature seasoning. </text:p>
      <text:h text:style-name="Heading_20_4" text:outline-level="4">Ingredients:</text:h>
      <text:p text:style-name="List_20_Paragraph">½ cup paprika</text:p>
      <text:p text:style-name="List_20_Paragraph">¼ cup chili powder</text:p>
      <text:p text:style-name="List_20_Paragraph">3 tbsp. salt</text:p>
      <text:p text:style-name="List_20_Paragraph">2 tbsp. ground coriander</text:p>
      <text:p text:style-name="List_20_Paragraph">2 tbsp. garlic powder</text:p>
      <text:p text:style-name="List_20_Paragraph">2 tbsp. granulated white sugar</text:p>
      <text:p text:style-name="List_20_Paragraph">2 tbsp. mild Indian curry powder</text:p>
      <text:p text:style-name="List_20_Paragraph">2 tbsp. dry hot mustard powder (Keen’s or Coleman’s)</text:p>
      <text:p text:style-name="List_20_Paragraph">1 tbsp. freshly ground black pepper</text:p>
      <text:p text:style-name="List_20_Paragraph">1 tbsp. dried basil</text:p>
      <text:p text:style-name="List_20_Paragraph">1 tbsp. dried thyme</text:p>
      <text:p text:style-name="List_20_Paragraph">1 tbsp. ground cumin</text:p>
      <text:p text:style-name="List_20_Paragraph">1 tbsp. cayenne</text:p>
      <text:h text:style-name="Heading_20_4" text:outline-level="4">Yield:</text:h>
      <text:p text:style-name="List_20_Paragraph">Makes about 2¼ cups.</text:p>
      <text:p text:style-name="Contents_20_1"/>
      <text:h text:style-name="P34" text:outline-level="2"><text:bookmark-start text:name="__RefHeading__2405_275466000"/>Award Winning Dry Rub<text:bookmark-end text:name="__RefHeading__2405_275466000"/></text:h>
      <text:p text:style-name="Standard">Jim's Rub Mix for Brisket &amp; Beer Can Chicken can be modified for Ribs. This rub has won first place 3 times for Brisket, Ribs and Chicken at local Texas BBQ cookoffs. And 2nd place Ribs at the Houston Rodeo BBQ cook off. Enjoy!<text:line-break/><text:a xlink:type="simple" xlink:href="http://www.susanminor.org/forums/showthread.php?90-Award-Winning-Dry-Rub" text:style-name="Internet_20_link" text:visited-style-name="Visited_20_Internet_20_Link"><text:span text:style-name="Internet_20_link">http://www.susanminor.org/forums/showthread.php?90-Award-Winning-Dry-Rub</text:span></text:a></text:p>
      <text:h text:style-name="Heading_20_4" text:outline-level="4">Ingredients:</text:h>
      <text:p text:style-name="List_20_Paragraph">½ cup dark brown sugar</text:p>
      <text:p text:style-name="List_20_Paragraph">6 tablespoons paprika</text:p>
      <text:p text:style-name="List_20_Paragraph">3 tablespoons garlic powder</text:p>
      <text:p text:style-name="List_20_Paragraph">3 tablespoons onion powder</text:p>
      <text:p text:style-name="List_20_Paragraph">3 tablespoons powdered mustard</text:p>
      <text:p text:style-name="List_20_Paragraph">2 tablespoons sweet dry basil</text:p>
      <text:p text:style-name="List_20_Paragraph">3 ¾ teaspoons ground bay leaf</text:p>
      <text:p text:style-name="List_20_Paragraph">3 ¼ teaspoons ground coriander</text:p>
      <text:p text:style-name="List_20_Paragraph">3 ¼ teaspoons ground savory</text:p>
      <text:p text:style-name="List_20_Paragraph">3 ¼ teaspoons ground thyme</text:p>
      <text:p text:style-name="List_20_Paragraph">3 ¼ teaspoons ground black pepper</text:p>
      <text:p text:style-name="List_20_Paragraph">3 ¼ teaspoons ground white peppers</text:p>
      <text:p text:style-name="List_20_Paragraph">1 ¼ teaspoons ground cumin</text:p>
      <text:p text:style-name="List_20_Paragraph">½ cup seasoned salt </text:p>
      <text:h text:style-name="Heading_20_4" text:outline-level="4">Yield:</text:h>
      <text:p text:style-name="List_20_Paragraph">Makes about 2 ½ cups.</text:p>
      <text:h text:style-name="Heading_20_4" text:outline-level="4">Notes:</text:h>
      <text:p text:style-name="List_20_Paragraph">For Ribs – mix ½ cup + 2 tablespoons dark brown sugar and only 6 tablespoons of seasoning salt.</text:p>
      <text:p text:style-name="Standard"/>
      <text:h text:style-name="P34" text:outline-level="2"><text:bookmark-start text:name="__RefHeading__64_1928948128"/>Pulled Pork Rub<text:bookmark-end text:name="__RefHeading__64_1928948128"/></text:h>
      <text:h text:style-name="Heading_20_4" text:outline-level="4">Ingredients for Rub:</text:h>
      <text:p text:style-name="List_20_Paragraph">¼ cup white sugar</text:p>
      <text:p text:style-name="List_20_Paragraph">1 tablespoon celery salt</text:p>
      <text:p text:style-name="List_20_Paragraph">1 tablespoon garlic salt (I used granulated garlic)</text:p>
      <text:p text:style-name="List_20_Paragraph">1 tablespoon onion salt</text:p>
      <text:p text:style-name="List_20_Paragraph">1 tablespoon Lawry's season salt</text:p>
      <text:p text:style-name="List_20_Paragraph">4 teaspoons chili powder</text:p>
      <text:p text:style-name="List_20_Paragraph">4 teaspoons black pepper</text:p>
      <text:p text:style-name="List_20_Paragraph">4 teaspoons paprika</text:p>
      <text:p text:style-name="List_20_Paragraph">½ teaspoon heated and ground cumin</text:p>
      <text:p text:style-name="List_20_Paragraph">½ teaspoon cayenne</text:p>
      <text:h text:style-name="Heading_20_4" text:outline-level="4">Directions:</text:h>
      <text:list xml:id="list6232898505375918232" text:style-name="L80">
        <text:list-item>
          <text:p text:style-name="P113">Heat ground cumin.</text:p>
        </text:list-item>
        <text:list-item>
          <text:p text:style-name="P113">Mix all items together.</text:p>
        </text:list-item>
      </text:list>
      <text:h text:style-name="P151" text:outline-level="2"><text:bookmark-start text:name="__RefHeading__66_1928948128"/>Brown Sugar Rub<text:bookmark-end text:name="__RefHeading__66_1928948128"/></text:h>
      <text:p text:style-name="No_20_Spacing">A sweet rub that goes well on brisket. Adjust the heat by adding more or less of the chili powder<text:alphabetical-index-mark text:string-value="chili powder"/> or by using hot or mild. </text:p>
      <text:h text:style-name="Heading_20_4" text:outline-level="4">Ingredients:</text:h>
      <text:p text:style-name="List_20_Paragraph">1/3 cup brown sugar</text:p>
      <text:p text:style-name="List_20_Paragraph">1/3 cup salt (coarse salt works best)</text:p>
      <text:p text:style-name="List_20_Paragraph">1/3 cup paprika</text:p>
      <text:p text:style-name="List_20_Paragraph">1/3 cup chili powder</text:p>
      <text:p text:style-name="List_20_Paragraph">1/3 cup ground black pepper</text:p>
      <text:h text:style-name="Heading_20_4" text:outline-level="4">Preparation:</text:h>
      <text:p text:style-name="List_20_Paragraph">Combine ingredients and pack firmly around brisket 12-24 hours before smoking. Wrap in plastic wrap or place in a large plastic bag. </text:p>
      <text:p text:style-name="Standard"/>
      <text:h text:style-name="P34" text:outline-level="2"><text:bookmark-start text:name="__RefHeading__68_1928948128"/>Simple Sweet Rub<text:bookmark-end text:name="__RefHeading__68_1928948128"/></text:h>
      <text:p text:style-name="No_20_Spacing">A sweet dry rub that's excellent on pork, especially pork butt that will be shredded. </text:p>
      <text:h text:style-name="Heading_20_4" text:outline-level="4">Ingredients:</text:h>
      <text:p text:style-name="List_20_Paragraph">½ cup brown sugar</text:p>
      <text:p text:style-name="List_20_Paragraph">¼ cup paprika</text:p>
      <text:p text:style-name="List_20_Paragraph">1 tablespoon black pepper</text:p>
      <text:p text:style-name="List_20_Paragraph">1 tablespoon salt</text:p>
      <text:p text:style-name="List_20_Paragraph">1 tablespoon chili powder</text:p>
      <text:p text:style-name="List_20_Paragraph">1 tablespoon garlic powder</text:p>
      <text:p text:style-name="List_20_Paragraph">1 tablespoon onion powder</text:p>
      <text:p text:style-name="List_20_Paragraph">1 teaspoon cayenne</text:p>
      <text:h text:style-name="P151" text:outline-level="2"><text:bookmark-start text:name="__RefHeading__70_1928948128"/>Mr. Brown Smoke &amp; Spice<text:bookmark-end text:name="__RefHeading__70_1928948128"/></text:h>
      <text:p text:style-name="No_20_Spacing">When it comes to brisket and pork, because they have to cook so long, I've never had sugar make it sweet. The more sugar the greater the bark, but I would not describe it as sweet the bark as sweet. But you can always add more sugar, and you may pick up a sweet taste.</text:p>
      <text:h text:style-name="Heading_20_4" text:outline-level="4">Ingredients:</text:h>
      <text:p text:style-name="List_20_Paragraph">¼ cup Black Pepper, fresh cracked</text:p>
      <text:p text:style-name="List_20_Paragraph">¼ cup Paprika</text:p>
      <text:p text:style-name="List_20_Paragraph">¼ cup Turbinado Sugar or Brown Sugar</text:p>
      <text:p text:style-name="List_20_Paragraph">2 tablespoon kosher salt</text:p>
      <text:p text:style-name="List_20_Paragraph">2 teaspoons mustard, dry</text:p>
      <text:p text:style-name="List_20_Paragraph">1 teaspoon cayenne pepper</text:p>
      <text:p text:style-name="List_20_Paragraph">(Makes enough for one 6 - 8 lb. Boston Butt)</text:p>
      <text:h text:style-name="Heading_20_4" text:outline-level="4">Notes:</text:h>
      <text:p text:style-name="P14">Cut back on the black pepper and cayenne pepper for less heat.</text:p>
      <text:p text:style-name="Standard"/>
      <text:h text:style-name="P34" text:outline-level="2"><text:bookmark-start text:name="__RefHeading__72_1928948128"/>Brisket Rub<text:bookmark-end text:name="__RefHeading__72_1928948128"/></text:h>
      <text:p text:style-name="Standard">Very well balanced. Also good on pork butt &amp; ribs. This rub is from Brisket Rub by Paul Kirks Book.</text:p>
      <text:h text:style-name="Heading_20_4" text:outline-level="4">Ingredients:</text:h>
      <text:p text:style-name="List_20_Paragraph">1 cup Sugar (turbinado)</text:p>
      <text:p text:style-name="List_20_Paragraph">¾ cup Salt (Kosher)</text:p>
      <text:p text:style-name="List_20_Paragraph">1/3 cup Sweet Hungarian Paprika</text:p>
      <text:p text:style-name="List_20_Paragraph">¼ cup Onion salt</text:p>
      <text:p text:style-name="List_20_Paragraph">2 tablespoon Ground Pepper</text:p>
      <text:p text:style-name="List_20_Paragraph">2 tablespoon Lemon Pepper</text:p>
      <text:p text:style-name="List_20_Paragraph">1 tablespoon Worcestershire Powder</text:p>
      <text:p text:style-name="List_20_Paragraph">1 tablespoon Chili Seasoning</text:p>
      <text:p text:style-name="List_20_Paragraph">1-1/2 teaspoon Ground Ginger</text:p>
      <text:p text:style-name="List_20_Paragraph">½ teaspoon Garlic powder</text:p>
      <text:p text:style-name="List_20_Paragraph">½ teaspoon ground Corriander</text:p>
      <text:p text:style-name="List_20_Paragraph">½ teaspoon ground Cloves</text:p>
      <text:h text:style-name="P151" text:outline-level="2"><text:bookmark-start text:name="__RefHeading__74_1928948128"/>Willingham's Rub<text:bookmark-end text:name="__RefHeading__74_1928948128"/></text:h>
      <text:p text:style-name="No_20_Spacing">This is stronger than most rubs. Not recommend it for thin cuts (like ribs). Recommend meats are: Beef round, Prime Rib, Pork Shoulders.</text:p>
      <text:h text:style-name="Heading_20_4" text:outline-level="4">Ingredients: </text:h>
      <text:p text:style-name="List_20_Paragraph">4 tablespoon cumin</text:p>
      <text:p text:style-name="List_20_Paragraph">4 tablespoon thyme</text:p>
      <text:p text:style-name="List_20_Paragraph">4 tablespoon garlic powder</text:p>
      <text:p text:style-name="List_20_Paragraph">4 tablespoon black pepper<text:alphabetical-index-mark text:string-value="black pepper"/> -- freshly ground</text:p>
      <text:p text:style-name="List_20_Paragraph">2 tablespoon cayenne<text:alphabetical-index-mark text:string-value="cayenne"/> pepper</text:p>
      <text:p text:style-name="List_20_Paragraph">2 tablespoon salt</text:p>
      <text:p text:style-name="List_20_Paragraph">2 tablespoon curry powder</text:p>
      <text:p text:style-name="List_20_Paragraph">1 tablespoon onion powder<text:alphabetical-index-mark text:string-value="onion powder"/></text:p>
      <text:p text:style-name="List_20_Paragraph">1 tablespoon MSG or other flavor enhancer</text:p>
      <text:h text:style-name="Heading_20_4" text:outline-level="4">Notes:</text:h>
      <text:list xml:id="list908010102670121421" text:style-name="L81">
        <text:list-item>
          <text:p text:style-name="P114">There is enough rub for five shoulders or four hams. </text:p>
        </text:list-item>
        <text:list-item>
          <text:p text:style-name="P114">After applying rub loosely covered in the refrigerator from twenty-four to forty-eight hours.</text:p>
        </text:list-item>
        <text:list-item>
          <text:p text:style-name="P114">Smoke meat for 4 hours with your choice of wood.</text:p>
        </text:list-item>
      </text:list>
      <text:p text:style-name="Standard"/>
      <text:h text:style-name="P34" text:outline-level="2"><text:bookmark-start text:name="__RefHeading__76_1928948128"/>Brown Sugar and Spice Rib Rub Recipe<text:bookmark-end text:name="__RefHeading__76_1928948128"/></text:h>
      <text:p text:style-name="Standard">This recipe is perfect for those with a bit of a sweet tooth. Want an extra rich flavor? Look for dark brown sugar<text:alphabetical-index-mark text:string-value="brown sugar"/>.</text:p>
      <text:h text:style-name="Heading_20_4" text:outline-level="4">Ingredients:</text:h>
      <text:p text:style-name="List_20_Paragraph">2 cup brown sugar<text:alphabetical-index-mark text:string-value="brown sugar"/> </text:p>
      <text:p text:style-name="List_20_Paragraph">¼ cup garlic powder</text:p>
      <text:p text:style-name="List_20_Paragraph">½ cup kosher salt<text:tab/></text:p>
      <text:p text:style-name="List_20_Paragraph">¼ cup paprika<text:alphabetical-index-mark text:string-value="paprika"/></text:p>
      <text:p text:style-name="List_20_Paragraph">¼ cup lemon pepper</text:p>
      <text:p text:style-name="List_20_Paragraph">¼ cup chili powder<text:alphabetical-index-mark text:string-value="chili powder"/> </text:p>
      <text:p text:style-name="List_20_Paragraph">1 tablespoon freshly ground black pepper<text:alphabetical-index-mark text:string-value="black pepper"/><text:tab/></text:p>
      <text:p text:style-name="List_20_Paragraph">1 teaspoon dried thyme</text:p>
      <text:p text:style-name="List_20_Paragraph">1 teaspoon dried basil</text:p>
      <text:h text:style-name="Heading_20_4" text:outline-level="4">Directions:</text:h>
      <text:p text:style-name="List_20_Paragraph">Combine ingredients. Rub into both sides of ribs.</text:p>
      <text:h text:style-name="P151" text:outline-level="2"><text:bookmark-start text:name="__RefHeading__78_1928948128"/>Spicy Cumin Rib Rub Recipe<text:bookmark-end text:name="__RefHeading__78_1928948128"/></text:h>
      <text:p text:style-name="Standard">This spicy cumin rub has a bit of a Mexican flair-- and makes super-flavorful ribs with just a touch of sweetness. Really good for Mexican food junkies. Substitute oregano for the thyme for a deeper Mexican flavor.</text:p>
      <text:h text:style-name="Heading_20_4" text:outline-level="4">Ingredients:</text:h>
      <text:p text:style-name="List_20_Paragraph">3 tablespoons cumin</text:p>
      <text:p text:style-name="List_20_Paragraph">1 tablespoon coriander powder</text:p>
      <text:p text:style-name="List_20_Paragraph">2 tablespoons dried thyme</text:p>
      <text:p text:style-name="List_20_Paragraph">2 tablespoons chili powder<text:alphabetical-index-mark text:string-value="chili powder"/></text:p>
      <text:p text:style-name="List_20_Paragraph">2 tablespoons paprika<text:alphabetical-index-mark text:string-value="paprika"/></text:p>
      <text:p text:style-name="List_20_Paragraph">2 tablespoons freshly ground black pepper<text:alphabetical-index-mark text:string-value="black pepper"/></text:p>
      <text:p text:style-name="List_20_Paragraph">¼ cup brown sugar<text:alphabetical-index-mark text:string-value="brown sugar"/></text:p>
      <text:p text:style-name="List_20_Paragraph">¼ cup kosher salt </text:p>
      <text:h text:style-name="Heading_20_4" text:outline-level="4">Directions:</text:h>
      <text:p text:style-name="List_20_Paragraph">Mix. Rub into ribs, marinate, and cook as desired.</text:p>
      <text:p text:style-name="Standard"/>
      <text:h text:style-name="P34" text:outline-level="2"><text:bookmark-start text:name="__RefHeading__80_1928948128"/>Sugar-Cayenne Rib Rub Recipe<text:bookmark-end text:name="__RefHeading__80_1928948128"/></text:h>
      <text:p text:style-name="Standard">This recipe is the perfect balance between sweet and spicy. It makes a lot-- either save the rest in an airtight container or use it on lots of ribs. Or try it on popcorn for wonderful sweet-spicy BBQ popcorn. SO good.</text:p>
      <text:h text:style-name="Heading_20_4" text:outline-level="4">Ingredients:</text:h>
      <text:p text:style-name="List_20_Paragraph">1 cup sugar</text:p>
      <text:p text:style-name="List_20_Paragraph">½ cup kosher salt</text:p>
      <text:p text:style-name="List_20_Paragraph">2 tablespoons paprika<text:alphabetical-index-mark text:string-value="paprika"/></text:p>
      <text:p text:style-name="List_20_Paragraph">2 tablespoons chili powder<text:alphabetical-index-mark text:string-value="chili powder"/></text:p>
      <text:p text:style-name="List_20_Paragraph">1 teaspoon cayenne<text:alphabetical-index-mark text:string-value="cayenne"/></text:p>
      <text:p text:style-name="List_20_Paragraph">1 tablespoon ground cumin<text:alphabetical-index-mark text:string-value="ground cumin"/></text:p>
      <text:p text:style-name="List_20_Paragraph">1 tablespoon ground celery seed</text:p>
      <text:h text:style-name="Heading_20_4" text:outline-level="4">Directions:</text:h>
      <text:p text:style-name="List_20_Paragraph">Combine ingredients in a small bowl or jar. Rub into both sides of ribs.</text:p>
      <text:h text:style-name="P151" text:outline-level="2"><text:bookmark-start text:name="__RefHeading__82_1928948128"/>Memphis Style Rib Rub Recipe<text:bookmark-end text:name="__RefHeading__82_1928948128"/></text:h>
      <text:p text:style-name="Standard">This recipe come from Off the Grill Magazine, and is the perfect start to a perfect rack of Memphis Style BBQ Ribs.</text:p>
      <text:h text:style-name="Heading_20_4" text:outline-level="4">Ingredients:</text:h>
      <text:p text:style-name="List_20_Paragraph">3 tablespoons paprika<text:alphabetical-index-mark text:string-value="paprika"/></text:p>
      <text:p text:style-name="List_20_Paragraph">1 tablespoon dried basil</text:p>
      <text:p text:style-name="List_20_Paragraph">1 ½ tablespoons dry mustard powder</text:p>
      <text:p text:style-name="List_20_Paragraph">1 tablespoon chili powder<text:alphabetical-index-mark text:string-value="chili powder"/></text:p>
      <text:p text:style-name="List_20_Paragraph">½ tablespoon freshly ground back pepper</text:p>
      <text:p text:style-name="List_20_Paragraph">1 tablespoon garlic powder</text:p>
      <text:p text:style-name="List_20_Paragraph">1 tablespoon onion powder<text:alphabetical-index-mark text:string-value="onion powder"/></text:p>
      <text:h text:style-name="Heading_20_4" text:outline-level="4">Directions:</text:h>
      <text:p text:style-name="List_20_Paragraph">Combine ingredients and rub into ribs. Store any remaining rub in a cool, dry place.</text:p>
      <text:p text:style-name="Standard"/>
      <text:h text:style-name="P34" text:outline-level="2"><text:bookmark-start text:name="__RefHeading__84_1928948128"/>Rub Recipe for Babyback Ribs<text:bookmark-end text:name="__RefHeading__84_1928948128"/></text:h>
      <text:p text:style-name="Standard">This simple bbq ribs recipe is perfect for tender and already-flavorful babyback ribs. Making a lot of ribs? You may have to double or triple the recipe.</text:p>
      <text:h text:style-name="Heading_20_4" text:outline-level="4">Ingredients: </text:h>
      <text:p text:style-name="List_20_Paragraph">1 tablespoon ground cumin<text:alphabetical-index-mark text:string-value="ground cumin"/></text:p>
      <text:p text:style-name="List_20_Paragraph">1 tablespoon dried thyme</text:p>
      <text:p text:style-name="List_20_Paragraph">1 teaspoon kosher salt </text:p>
      <text:p text:style-name="List_20_Paragraph">2 teaspoons freshly ground black pepper<text:alphabetical-index-mark text:string-value="black pepper"/> </text:p>
      <text:p text:style-name="List_20_Paragraph">½ teaspoon cayenne<text:alphabetical-index-mark text:string-value="cayenne"/> pepper </text:p>
      <text:p text:style-name="List_20_Paragraph">1 ½ teaspoons garlic powder </text:p>
      <text:h text:style-name="Heading_20_4" text:outline-level="4">Directions:</text:h>
      <text:p text:style-name="List_20_Paragraph">Mix all ingredients. Apply spice mix to ribs on both sides. Use liberally-- none should be left over.</text:p>
      <text:p text:style-name="Standard"/>
      <text:p text:style-name="P11"/>
      <text:h text:style-name="Heading_20_1" text:outline-level="1"><text:bookmark-start text:name="__RefHeading__4555_1153429175"/>Barbecue Sauces<text:bookmark-end text:name="__RefHeading__4555_1153429175"/></text:h>
      <text:h text:style-name="Heading_20_2" text:outline-level="2"><text:bookmark-start text:name="__RefHeading__4557_1153429175"/>South Carolina Style Mustard Barbecue Sauce<text:bookmark-end text:name="__RefHeading__4557_1153429175"/></text:h>
      <text:p text:style-name="Standard">In the central and southern regions of South Carolina, Mustard is king. This golden barbecue sauce is the perfect compliment to smoked pork and its popularity is growing as more and more people turn away from those sticky sweet tomato sauces that line the shelves of grocery stores. This sauce combines the mild heat of mustard with the tanginess of vinegar to give you something incredible. <text:s text:c="2"/>This sauce works well with almost anything, but is particularly excellent for pork.</text:p>
      <text:h text:style-name="Heading_20_4" text:outline-level="4">Ingredients:</text:h>
      <text:p text:style-name="List_20_Paragraph">2 cup mustard</text:p>
      <text:p text:style-name="List_20_Paragraph">1 cup cider vinegar</text:p>
      <text:p text:style-name="List_20_Paragraph">2/3 cup brown sugar</text:p>
      <text:p text:style-name="List_20_Paragraph">4 <text:s/>tablespoons butter</text:p>
      <text:p text:style-name="List_20_Paragraph">4 <text:s/>tablespoons Worcestershire sauce</text:p>
      <text:p text:style-name="List_20_Paragraph">2 tablespoon lemon juice</text:p>
      <text:p text:style-name="List_20_Paragraph">2 teaspoon cyanne pepper</text:p>
      <text:h text:style-name="Heading_20_4" text:outline-level="4">Directions:</text:h>
      <text:list xml:id="list7388573470469119671" text:style-name="L82">
        <text:list-item>
          <text:p text:style-name="P115">Place the all the ingredients in a heavy nonreactive saucepan and whisk to mix. <text:s/>Simmer over a low heat for 30 minutes.</text:p>
        </text:list-item>
      </text:list>
      <text:h text:style-name="Heading_20_4" text:outline-level="4">Yield:</text:h>
      <text:p text:style-name="List_20_Paragraph">Makes 4 cups</text:p>
      <text:p text:style-name="Standard"/>
      <text:h text:style-name="P34" text:outline-level="2"><text:bookmark-start text:name="__RefHeading__4393_1652608700"/>Kansas City Style Sweet and Smoky Barbecue Sauce<text:bookmark-end text:name="__RefHeading__4393_1652608700"/></text:h>
      <text:p text:style-name="Standard">This is one of the simplest and best barbecue sauces you can make. This sauce follows in the traditions of sauces created in the kitchens of Kansas City for decades. It has a thick sweet, smoky flavor that goes great with ribs. This is a recipe from Steven Raichlen’s book Raichlen’s Indoor Grilling.</text:p>
      <text:h text:style-name="Heading_20_4" text:outline-level="4">Ingredients:</text:h>
      <text:p text:style-name="List_20_Paragraph">2 cups ketchup</text:p>
      <text:p text:style-name="List_20_Paragraph">¼ cup molasses</text:p>
      <text:p text:style-name="List_20_Paragraph">¼ cup cider vinegar</text:p>
      <text:p text:style-name="List_20_Paragraph">¼ cup Worcestershire sauce</text:p>
      <text:p text:style-name="List_20_Paragraph">3 tablespoons brown sugar</text:p>
      <text:p text:style-name="List_20_Paragraph">2 tablespoons prepared mustard</text:p>
      <text:p text:style-name="List_20_Paragraph">1 tablespoon dry mustard</text:p>
      <text:p text:style-name="List_20_Paragraph">2 teaspoons liquid smoke</text:p>
      <text:p text:style-name="List_20_Paragraph">1 teaspoon garlic powder</text:p>
      <text:p text:style-name="List_20_Paragraph">1 teaspoon onion powder</text:p>
      <text:p text:style-name="List_20_Paragraph">½ teaspoon freshly ground pepper</text:p>
      <text:h text:style-name="Heading_20_4" text:outline-level="4">Directions:</text:h>
      <text:list xml:id="list5717214180412022617" text:style-name="L83">
        <text:list-item>
          <text:p text:style-name="P116">Place the all the ingredients in a heavy nonreactive saucepan and whisk to mix.</text:p>
        </text:list-item>
        <text:list-item>
          <text:p text:style-name="P116">Slowly bring sauce to a boil over medium heat. Let the sauce simmer gently until thick and richly flavoured, about 10-20 minutes, whisking several times.</text:p>
        </text:list-item>
        <text:list-item>
          <text:p text:style-name="P116">Taste for seasoning, adding more of any of the ingredients you may desire.</text:p>
        </text:list-item>
        <text:list-item>
          <text:p text:style-name="P116">Transfer the hot sauce to glass jars. Tightly cover the jar and let the sauce cool to room temperature.</text:p>
        </text:list-item>
        <text:list-item>
          <text:p text:style-name="P116">Once the jar is opened, refrigerate the sauce; it will keep for several months.</text:p>
        </text:list-item>
      </text:list>
      <text:h text:style-name="Heading_20_4" text:outline-level="4">Yield:</text:h>
      <text:p text:style-name="List_20_Paragraph">Makes 3 cups</text:p>
      <text:p text:style-name="Standard"/>
      <text:h text:style-name="P34" text:outline-level="2"><text:bookmark-start text:name="__RefHeading__4559_1153429175"/>Memphis Style Barbecue Sauce<text:bookmark-end text:name="__RefHeading__4559_1153429175"/></text:h>
      <text:p text:style-name="Standard">Whether there is a true style to a sauce in a city that prefers their barbecue "dry" is a debate for the ages. Through the rumblings I'm sure will follow, what is fairly solid is as we move east from Kansas City, barbecue sauce starts to transform from thick and sweet, to the thinner and tangier kind. <text:s/>This "Memphis-style" takes the aspects of sweet tomato-based sauces, but by dialing back the sugar and amping up the vinegar, creates a sauce where seasonings and spice are more defined and achieves a pleasing balance between the main defining aspects of a barbecue sauce.</text:p>
      <text:p text:style-name="Standard">This thinner sauce bakes into tasty layers and caramelizes beautifully. It creates a flavor-packed sheen when finished on ribs and is an excellent consistency for dipping. Slop it on a pile of pulled pork.</text:p>
      <text:h text:style-name="Heading_20_4" text:outline-level="4">Ingredients:</text:h>
      <text:p text:style-name="List_20_Paragraph">2 tablespoons unsalted butter</text:p>
      <text:p text:style-name="List_20_Paragraph">1 small onion, finely chopped</text:p>
      <text:p text:style-name="List_20_Paragraph">2 cloves garlic, minced</text:p>
      <text:p text:style-name="List_20_Paragraph">2 cups tomato sauce</text:p>
      <text:p text:style-name="List_20_Paragraph">1/2 cup cider vinegar</text:p>
      <text:p text:style-name="List_20_Paragraph">1/3 cup rice vinegar</text:p>
      <text:p text:style-name="List_20_Paragraph">1/3 cup molasses</text:p>
      <text:p text:style-name="List_20_Paragraph">3 tablespoons Worcestershire sauce</text:p>
      <text:p text:style-name="List_20_Paragraph">2 tablespoons packed dark brown sugar</text:p>
      <text:p text:style-name="List_20_Paragraph">2 teaspoons yellow mustard</text:p>
      <text:p text:style-name="List_20_Paragraph">1 teaspoon Louisiana hot sauce</text:p>
      <text:p text:style-name="List_20_Paragraph">1 teaspoon Kosher salt</text:p>
      <text:p text:style-name="List_20_Paragraph">1 teaspoon freshly ground black pepper</text:p>
      <text:p text:style-name="List_20_Paragraph">1/4 teaspoon cayenne pepper</text:p>
      <text:h text:style-name="Heading_20_4" text:outline-level="4">Directions:</text:h>
      <text:list xml:id="list379103518389323215" text:style-name="L84">
        <text:list-item>
          <text:p text:style-name="P117">Melt butter in medium saucepan over medium heat. Add onion and cook until softened, about 5 minutes. Add garlic and cook until fragrant, about 30 seconds.</text:p>
        </text:list-item>
        <text:list-item>
          <text:p text:style-name="P117">Add tomato sauce, cider vinegar, rice vinegar, molasses, Worcestershire sauce, brown sugar, mustard, hot sauce, salt, black pepper, and cayenne and stir to combine. Bring to a boil, then reduce heat to low and simmer until slightly thickened, about 15-20 minutes, stirring occasionally.</text:p>
        </text:list-item>
        <text:list-item>
          <text:p text:style-name="P117">Transfer sauce to the jar of a blender and blend until smooth. Let cool to room temperature, transfer to a jar and store in refrigerator for up to a month.</text:p>
        </text:list-item>
      </text:list>
      <text:h text:style-name="Heading_20_4" text:outline-level="4">Yield:</text:h>
      <text:p text:style-name="List_20_Paragraph">Makes 4 cups</text:p>
      <text:p text:style-name="Standard"/>
      <text:h text:style-name="P34" text:outline-level="2"><text:bookmark-start text:name="__RefHeading__4561_1153429175"/>Peri Peri Sauce<text:bookmark-end text:name="__RefHeading__4561_1153429175"/></text:h>
      <text:p text:style-name="No_20_Spacing">This is a sauce with some history: Its primary ingredient, a particular hot chile, comes from the New World via the Portuguese, who brought it to their colonies of Mozambique and Angola. This fiery, fragrant sauce is equally common in Portugal and Africa these days, and goes wonderfully with grilled</text:p>
      <text:p text:style-name="No_20_Spacing">fish or shrimp. Try piri piri with fried foods, too. This recipe makes about 1 cup.</text:p>
      <text:h text:style-name="Heading_20_4" text:outline-level="4">Ingredients:</text:h>
      <text:p text:style-name="List_20_Paragraph">2 tablespoons red hot chile paste or 10 red hot chiles, such as Thai</text:p>
      <text:p text:style-name="List_20_Paragraph">½ cup fresh lemon juice (4-5 lemons)</text:p>
      <text:p text:style-name="List_20_Paragraph">2 tablespoons finely chopped cilantro (optional)</text:p>
      <text:p text:style-name="List_20_Paragraph">1 tablespoon chopped parsley (optional)</text:p>
      <text:p text:style-name="List_20_Paragraph">5 chopped garlic cloves</text:p>
      <text:p text:style-name="List_20_Paragraph">½ teaspoons salt</text:p>
      <text:p text:style-name="List_20_Paragraph">½ cup olive</text:p>
      <text:h text:style-name="Heading_20_4" text:outline-level="4">Preparation:</text:h>
      <text:list xml:id="list6812385108520567649" text:style-name="L85">
        <text:list-item>
          <text:p text:style-name="P118">If you are using fresh red chiles -- it is important that they be red, for</text:p>
        </text:list-item>
        <text:list-item>
          <text:p text:style-name="P118">the proper color of piri piri -- chop them roughly. If you really want to</text:p>
        </text:list-item>
        <text:list-item>
          <text:p text:style-name="P118">make this authentic, find yourself the tiny "bird's eye" chiles, which are</text:p>
        </text:list-item>
        <text:list-item>
          <text:p text:style-name="P118">appallingly hot. Any hot chile will do, though.</text:p>
        </text:list-item>
        <text:list-item>
          <text:p text:style-name="P118">Throw everything into a food processor except the oil. Buzz on high until</text:p>
        </text:list-item>
        <text:list-item>
          <text:p text:style-name="P118">smooth.</text:p>
        </text:list-item>
        <text:list-item>
          <text:p text:style-name="P118">Once the sauce begins to get smooth, drizzle in the oil slowly while the</text:p>
        </text:list-item>
        <text:list-item>
          <text:p text:style-name="P118">machine is running. Once it is all incorporated, put the sauce in a glass</text:p>
        </text:list-item>
        <text:list-item>
          <text:p text:style-name="P118">jar and let stand at room temperature for up to a day.</text:p>
        </text:list-item>
        <text:list-item>
          <text:p text:style-name="P118">For longer storage, seal in a jar and keep in the fridge up to a month.</text:p>
        </text:list-item>
        <text:list-item>
          <text:p text:style-name="P118">How best to use piri piri? With seafood that is fried, grilled or broiled.</text:p>
        </text:list-item>
        <text:list-item>
          <text:p text:style-name="P118">A little goes a long way.</text:p>
        </text:list-item>
      </text:list>
      <text:p text:style-name="Standard"/>
      <text:h text:style-name="P34" text:outline-level="2"><text:bookmark-start text:name="__RefHeading__92_1928948128"/>Garlic Peri-Peri sauce<text:bookmark-end text:name="__RefHeading__92_1928948128"/></text:h>
      <text:h text:style-name="Heading_20_4" text:outline-level="4">Ingredients:</text:h>
      <text:p text:style-name="List_20_Paragraph">1 cup of olive oil</text:p>
      <text:p text:style-name="List_20_Paragraph">5 tablespoons of garlic power</text:p>
      <text:p text:style-name="List_20_Paragraph">3 lemons - squeeze the juice out.</text:p>
      <text:p text:style-name="List_20_Paragraph">2 tablespoon paprika</text:p>
      <text:p text:style-name="List_20_Paragraph">1 tablespoon of cayenne pepper (optional)</text:p>
      <text:p text:style-name="List_20_Paragraph">1 tablespoon of cider vinegar</text:p>
      <text:p text:style-name="List_20_Paragraph">12-18 thai chilli - cut up (medium heat; 24 up for high heat)</text:p>
      <text:h text:style-name="Heading_20_4" text:outline-level="4">Directions:</text:h>
      <text:list xml:id="list4951329740390677518" text:style-name="L86">
        <text:list-item>
          <text:p text:style-name="P119">Mix up the above and put into a blender. Blend until completely liquidized.</text:p>
        </text:list-item>
        <text:list-item>
          <text:p text:style-name="P119">Add the optional item if you are wanting the Nando's Lemon &amp; Herb; .</text:p>
        </text:list-item>
        <text:list-item>
          <text:p text:style-name="P119">Pour into a bottle and refrigerate.</text:p>
        </text:list-item>
      </text:list>
      <text:h text:style-name="Heading_20_4" text:outline-level="4">Notes:</text:h>
      <text:p text:style-name="List_20_Paragraph">For Garlic, Herb &amp; Lemon add the following:</text:p>
      <text:list xml:id="list3982976766819389470" text:style-name="L87">
        <text:list-item>
          <text:p text:style-name="P120">1 tablespoon of green parsley (optional)</text:p>
        </text:list-item>
        <text:list-item>
          <text:p text:style-name="P120">1 tablespoon of green coriander (optional)</text:p>
        </text:list-item>
      </text:list>
      <text:p text:style-name="Standard"/>
      <text:p text:style-name="P11"/>
      <text:h text:style-name="Heading_20_1" text:outline-level="1"><text:bookmark-start text:name="__RefHeading__8038_1822209635"/>Jerky Recipes<text:bookmark-end text:name="__RefHeading__8038_1822209635"/></text:h>
      <text:p text:style-name="P13">Historically, jerking meat was the primary means of preservation before refrigeration. True jerking is drying meat, that was previously brined in a heavy salt solution. In fact the word ‘jerk’ comes from the old Spanish word ‘charqui’ which means dried meat.</text:p>
      <text:h text:style-name="Heading_20_2" text:outline-level="2"><text:bookmark-start text:name="__RefHeading__8040_1822209635"/>Homemade Jerky<text:bookmark-end text:name="__RefHeading__8040_1822209635"/></text:h>
      <text:h text:style-name="Heading_20_4" text:outline-level="4">Ingredients</text:h>
      <text:list xml:id="list184577612288714421" text:style-name="L88">
        <text:list-item>
          <text:p text:style-name="P121">2 ¼ lbs (1kg) Beef, top round or any other cheaper non-fatty type works best</text:p>
        </text:list-item>
        <text:list-item>
          <text:p text:style-name="P121">Marinade</text:p>
        </text:list-item>
      </text:list>
      <text:h text:style-name="Heading_20_4" text:outline-level="4">Preparation:</text:h>
      <text:list xml:id="list7493897702936969113" text:style-name="L89">
        <text:list-item>
          <text:p text:style-name="P122"><text:span text:style-name="T17">Meat</text:span>: Trim as much of the fat off as possible. Slice the meat with the grain into 3-6 mm (1/8” - 1/4”) thick strips. <text:s/>You may use any cut of meat you like but remember that meat with a high fat content will become rancid faster. Top round steak or flank steak work well. <text:s/>To save time you can buy eye of round rouladin cut. <text:s/>Also to make slicing easier partially freeze meet for 2-3 hours. <text:s/>In the case of tough cuts or wild game you may want to also pound with a mallet.</text:p>
        </text:list-item>
        <text:list-item>
          <text:p text:style-name="P122"><text:span text:style-name="T17">Marinade</text:span>: Combine the Marinade ingredients and coat strips of meat with marinade and place in a glass or plastic (non-metallic) container (a 1 gallon ziplock bag work well), cover and refrigerate overnight.</text:p>
        </text:list-item>
      </text:list>
      <text:h text:style-name="Heading_20_4" text:outline-level="4">Dehydration:</text:h>
      <text:list xml:id="list2894737227200158269" text:style-name="L90">
        <text:list-item>
          <text:p text:style-name="P123">Remove meat strips from refrigerator, place on oiled smoker racks and allow to air dry for at least one hour.</text:p>
        </text:list-item>
        <text:list-item>
          <text:p text:style-name="P123">If marinade uses liquid smoke you can just dehydrate the meat in the smoker or oven at approx. 70°C (160°F). <text:s/>If using the smoker ensure the <text:s/>vent <text:s/>is fully open and no water in the drip bowl. <text:s/>If using the oven leave the door open slightly using a wooden spoon to allow moisture to escape.</text:p>
        </text:list-item>
        <text:list-item>
          <text:p text:style-name="P123">If smoke is required use smoker as above but use hickory flavor bisquettes for 2-3 hours and then just heat for remaining time.</text:p>
        </text:list-item>
        <text:list-item>
          <text:p text:style-name="P123">Dehydration can take approximately 6 to 8 hours. But rotate the racks every hour.</text:p>
        </text:list-item>
        <text:list-item>
          <text:p text:style-name="P123">Your jerky is ready when you are able to tear the strips along the grain, they should be pliable but not soft and fairly stiff but not brittle. </text:p>
        </text:list-item>
        <text:list-item>
          <text:p text:style-name="P123">Store your jerky in a clean and dry container lined with a paper towel and a loose fitting lid. Jerky is shelf stable for about 2 weeks at room temperature and one month in the refrigerator.</text:p>
          <text:p text:style-name="P162"/>
        </text:list-item>
      </text:list>
      <text:h text:style-name="P141" text:outline-level="2"><text:bookmark-start text:name="__RefHeading__8042_1822209635"/>Old West Jerky Marinade<text:bookmark-end text:name="__RefHeading__8042_1822209635"/></text:h>
      <text:h text:style-name="Heading_20_4" text:outline-level="4">Ingredients</text:h>
      <text:p text:style-name="List_20_Paragraph">1/2 cup Worcestershire Sauce </text:p>
      <text:p text:style-name="List_20_Paragraph">1/2 cup Soy Sauce (Quality is important here! Don't use "soy flavored." It must be brewed!) </text:p>
      <text:p text:style-name="List_20_Paragraph">1/3 cup Kentucky Bourbon (may substitute with Brandy or Sherry) </text:p>
      <text:p text:style-name="List_20_Paragraph">1/4 cup Ketchup </text:p>
      <text:p text:style-name="List_20_Paragraph">2 tsp Liquid Smoke </text:p>
      <text:p text:style-name="List_20_Paragraph">2 tbsp Brown Sugar </text:p>
      <text:p text:style-name="List_20_Paragraph">1 tbsp Molasses</text:p>
      <text:p text:style-name="List_20_Paragraph">1 tbsp Onion Powder </text:p>
      <text:p text:style-name="List_20_Paragraph">1 tbsp Garlic Powder </text:p>
      <text:p text:style-name="List_20_Paragraph">1 tbsp Fresh Ground Pepper</text:p>
      <text:p text:style-name="List_20_Paragraph">1 tsp Paprika</text:p>
      <text:p text:style-name="List_20_Paragraph">1 tsp Dry Mustard </text:p>
      <text:p text:style-name="List_20_Paragraph">1/2 tsp Red Pepper Flakes </text:p>
      <text:p text:style-name="List_20_Paragraph">A Pinch - Ground Cayenne Pepper (Unless you like it really hot, don't use more!) </text:p>
      <text:h text:style-name="Heading_20_2" text:outline-level="2"/>
      <text:h text:style-name="Heading_20_2" text:outline-level="2"><text:bookmark-start text:name="__RefHeading__8044_1822209635"/>Hot and Spicy Marinade<text:bookmark-end text:name="__RefHeading__8044_1822209635"/></text:h>
      <text:h text:style-name="Heading_20_4" text:outline-level="4">Ingredients</text:h>
      <text:p text:style-name="List_20_Paragraph">1 cup Soy sauce</text:p>
      <text:p text:style-name="List_20_Paragraph">1 tbsp Molasses</text:p>
      <text:p text:style-name="List_20_Paragraph">2 tsp Liquid smoke</text:p>
      <text:p text:style-name="List_20_Paragraph">2 tsp Black pepper</text:p>
      <text:p text:style-name="List_20_Paragraph">2 tsp Garlic powder</text:p>
      <text:p text:style-name="List_20_Paragraph">2 tsp Onion powder</text:p>
      <text:p text:style-name="List_20_Paragraph">1 tsp Red pepper flakes</text:p>
      <text:p text:style-name="List_20_Paragraph">1 tsp Tabasco</text:p>
      <text:p text:style-name="List_20_Paragraph">1/2 tsp Cayenne pepper</text:p>
      <text:h text:style-name="P141" text:outline-level="2"><text:bookmark-start text:name="__RefHeading__8046_1822209635"/>Spicy Olé Jerky<text:bookmark-end text:name="__RefHeading__8046_1822209635"/></text:h>
      <text:h text:style-name="Heading_20_4" text:outline-level="4">Ingredients:</text:h>
      <text:p text:style-name="List_20_Paragraph">4 tbsp water<text:line-break/>4 tbsp Worcestershire sauce<text:line-break/>2 tsp salt<text:line-break/>2 tsp sugar<text:line-break/>4 garlic cloves, pressed<text:line-break/>½ tsp hot sauce<text:line-break/>2 tsp ground cumin<text:alphabetical-index-mark text:string-value="ground cumin"/><text:line-break/>2 tsp ground coriander<text:line-break/>1 tbsp chili powder</text:p>
      <text:h text:style-name="P151" text:outline-level="2"><text:bookmark-start text:name="__RefHeading__8048_1822209635"/>Sweet Chipotle Beef Jerky Marinade<text:bookmark-end text:name="__RefHeading__8048_1822209635"/></text:h>
      <text:h text:style-name="Heading_20_4" text:outline-level="4">Ingredients:</text:h>
      <text:p text:style-name="List_20_Paragraph">2 canned chipotle peppers with a bit of the sauce from the can (1-2 Tbsp)</text:p>
      <text:p text:style-name="List_20_Paragraph">¼ cup white vinegar</text:p>
      <text:p text:style-name="List_20_Paragraph">1 cup Brown Sugar</text:p>
      <text:p text:style-name="List_20_Paragraph">1 tablespoon chili powder</text:p>
      <text:p text:style-name="List_20_Paragraph">½ cup water</text:p>
      <text:p text:style-name="List_20_Paragraph">1 teaspoon salt</text:p>
      <text:h text:style-name="Heading_20_2" text:outline-level="2"/>
      <text:h text:style-name="P143" text:outline-level="2"><text:bookmark-start text:name="__RefHeading__2514_1551064577"/>Sweet &amp; Spicy Beef Jerky Marinade<text:bookmark-end text:name="__RefHeading__2514_1551064577"/></text:h>
      <text:h text:style-name="Heading_20_4" text:outline-level="4">Ingredients:</text:h>
      <text:p text:style-name="List_20_Paragraph">2 tablespoons of onion powder<text:alphabetical-index-mark text:string-value="onion powder"/></text:p>
      <text:p text:style-name="List_20_Paragraph">2 tablespoons of garlic powder</text:p>
      <text:p text:style-name="List_20_Paragraph">½ cup Worcestershire sauce</text:p>
      <text:p text:style-name="List_20_Paragraph">½ cup teriyaki sauce</text:p>
      <text:p text:style-name="List_20_Paragraph">2/3 cup balsamic vinegar</text:p>
      <text:p text:style-name="List_20_Paragraph">½ cup pineapple juice</text:p>
      <text:p text:style-name="List_20_Paragraph">½ cup brown sugar<text:alphabetical-index-mark text:string-value="brown sugar"/></text:p>
      <text:p text:style-name="List_20_Paragraph">1 1/3 cup soy sauce</text:p>
      <text:p text:style-name="List_20_Paragraph">2 teaspoons red pepper flakes</text:p>
      <text:p text:style-name="List_20_Paragraph">4 teaspoons pepper</text:p>
      <text:h text:style-name="Heading_20_4" text:outline-level="4">Directions:</text:h>
      <text:list xml:id="list5648776284164767495" text:style-name="L91">
        <text:list-item>
          <text:p text:style-name="P124">Season the meat with just a little of the garlic powder, pepper and onion powder<text:alphabetical-index-mark text:string-value="onion powder"/>. Reserve the remaining spices.</text:p>
        </text:list-item>
        <text:list-item>
          <text:p text:style-name="P124">Cover and refrigerate.</text:p>
        </text:list-item>
        <text:list-item>
          <text:p text:style-name="P124">Over medium heat, combine the soy, teriyaki and Worcestershire sauce, brown sugar<text:alphabetical-index-mark text:string-value="brown sugar"/>, balsamic vinegar, liquid smoke &amp; pineapple juice. Heat until the brown sugar dissolves completely.</text:p>
        </text:list-item>
        <text:list-item>
          <text:p text:style-name="P124">Coat meat. Recover and refrigerate for another 3 hours.</text:p>
        </text:list-item>
        <text:list-item>
          <text:p text:style-name="P124">Dehydrate as above.</text:p>
        </text:list-item>
      </text:list>
      <text:h text:style-name="P35" text:outline-level="2"><text:bookmark-start text:name="__RefHeading__100_19289481281"/>Ground Teriyaki Venison Jerky<text:bookmark-end text:name="__RefHeading__100_19289481281"/></text:h>
      <text:h text:style-name="Heading_20_4" text:outline-level="4">Ingredients:</text:h>
      <text:p text:style-name="List_20_Paragraph">2 lb (1 kg) of ground venison.<text:line-break/>2 tablespoons table salt<text:line-break/>2 tablespoons brown sugar<text:alphabetical-index-mark text:string-value="brown sugar"/><text:line-break/>4 tablespoons teriyaki sauce<text:line-break/>Optional seasoning pepper</text:p>
      <text:h text:style-name="Heading_20_4" text:outline-level="4">Preparation:</text:h>
      <text:p text:style-name="List_20_Paragraph">Using your hands, mix all ingredients into the ground meat evenly and thoroughly. Place in refrigerator overnight. Next morning, using a jerky gun or rolling the meat into strips no more than 3/16” thick and lay onto greased smoker trays. Dehydrate as above.</text:p>
      <text:h text:style-name="Heading_20_4" text:outline-level="4">Notes:</text:h>
      <text:p text:style-name="List_20_Paragraph">Substitute any ground red meat, such as beef or buffalo for the venison.</text:p>
      <text:p text:style-name="List_20_Paragraph"/>
      <text:p text:style-name="Standard"/>
      <text:h text:style-name="Heading_20_1" text:outline-level="1"><text:bookmark-start text:name="__RefHeading__108_1928948128"/>Drinks &amp; Cocktails<text:bookmark-end text:name="__RefHeading__108_1928948128"/></text:h>
      <text:h text:style-name="Heading_20_2" text:outline-level="2"><text:bookmark-start text:name="__RefHeading__2924_1577114434"/><text:span text:style-name="Internet_20_link"><text:span text:style-name="T9">Ceasar</text:span></text:span><text:bookmark-end text:name="__RefHeading__2924_1577114434"/></text:h>
      <text:h text:style-name="Heading_20_4" text:outline-level="4">Ingredients:</text:h>
      <text:p text:style-name="List_20_Paragraph"><text:span text:style-name="Internet_20_link"><text:span text:style-name="T7">1-2 ozs of your favorite vodka</text:span></text:span></text:p>
      <text:p text:style-name="List_20_Paragraph"><text:span text:style-name="Internet_20_link"><text:span text:style-name="T7">4 oz Clamato juice, either regular or spicy</text:span></text:span></text:p>
      <text:p text:style-name="List_20_Paragraph"><text:span text:style-name="Internet_20_link"><text:span text:style-name="T7">Worcestershire sauce</text:span></text:span></text:p>
      <text:p text:style-name="List_20_Paragraph"><text:span text:style-name="Internet_20_link"><text:span text:style-name="T7">Tabasco sauce or similar hot sauce</text:span></text:span></text:p>
      <text:p text:style-name="List_20_Paragraph"><text:span text:style-name="Internet_20_link"><text:span text:style-name="T7">celery salt (for rim)</text:span></text:span></text:p>
      <text:p text:style-name="List_20_Paragraph"><text:span text:style-name="Internet_20_link"><text:span text:style-name="T7">celery stalk and/or pickled bean and/or dill pickle and lime wedge (for garnish)</text:span></text:span></text:p>
      <text:p text:style-name="List_20_Paragraph"><text:span text:style-name="Internet_20_link"><text:span text:style-name="T7">ice</text:span></text:span></text:p>
      <text:h text:style-name="Heading_20_4" text:outline-level="4">Directions:</text:h>
      <text:list xml:id="list1364524072367987612" text:style-name="L92">
        <text:list-item>
          <text:p text:style-name="P136"><text:span text:style-name="Internet_20_link"><text:span text:style-name="T7">Rim a pint glass with celery salt</text:span></text:span></text:p>
        </text:list-item>
        <text:list-item>
          <text:p text:style-name="P136"><text:span text:style-name="Internet_20_link"><text:span text:style-name="T7">Fill the glass with ice</text:span></text:span></text:p>
        </text:list-item>
        <text:list-item>
          <text:p text:style-name="P136"><text:span text:style-name="Internet_20_link"><text:span text:style-name="T7">Pour Worcestershire sauce into glass to the count of three (three good, solid shakes)</text:span></text:span></text:p>
        </text:list-item>
        <text:list-item>
          <text:p text:style-name="P136"><text:span text:style-name="Internet_20_link"><text:span text:style-name="T7">Add Tabasco to taste: for heat-lovers, 7-10 drops.</text:span></text:span></text:p>
        </text:list-item>
        <text:list-item>
          <text:p text:style-name="P136"><text:span text:style-name="Internet_20_link"><text:span text:style-name="T7">Add 1-2 ounces of vodka (or no vodka for virgin Caesar)</text:span></text:span></text:p>
        </text:list-item>
        <text:list-item>
          <text:p text:style-name="P136"><text:span text:style-name="Internet_20_link"><text:span text:style-name="T7">Top with Clamato juice</text:span></text:span></text:p>
        </text:list-item>
        <text:list-item>
          <text:p text:style-name="P136"><text:span text:style-name="Internet_20_link"><text:span text:style-name="T7">Garnish with celery stalk and lime wedge (or dill pickle, pickled bean or asparagus, or cold shrimp) and enjoy your Bloody Caesar.</text:span></text:span></text:p>
        </text:list-item>
      </text:list>
      <text:h text:style-name="Heading_20_4" text:outline-level="4">Variations:</text:h>
      <text:p text:style-name="List_20_Paragraph"><text:span text:style-name="Internet_20_link"><text:span text:style-name="T7">Variations on the above standard Bloody Caesar recipe include replacing the Tabasco with horseradish.</text:span></text:span></text:p>
      <text:p text:style-name="Standard"><text:span text:style-name="Internet_20_link"><text:span text:style-name="T9"/></text:span></text:p>
      <text:h text:style-name="P141" text:outline-level="2"><text:bookmark-start text:name="__RefHeading__6127_2143456298"/><text:span text:style-name="Internet_20_link"><text:span text:style-name="T9">Bloody Mary</text:span></text:span><text:bookmark-end text:name="__RefHeading__6127_2143456298"/></text:h>
      <text:h text:style-name="Heading_20_4" text:outline-level="4">Ingredients:</text:h>
      <text:p text:style-name="List_20_Paragraph"><text:span text:style-name="Internet_20_link"><text:span text:style-name="T7">1 tablespoon celery salt or (or plain kosher salt, if you prefer)</text:span></text:span></text:p>
      <text:p text:style-name="List_20_Paragraph"><text:span text:style-name="Internet_20_link"><text:span text:style-name="T7">1/4 lemon, cut into two wedges</text:span></text:span></text:p>
      <text:p text:style-name="List_20_Paragraph"><text:span text:style-name="Internet_20_link"><text:span text:style-name="T7">1/2 teaspoon Worcestershire sauce</text:span></text:span></text:p>
      <text:p text:style-name="List_20_Paragraph"><text:span text:style-name="Internet_20_link"><text:span text:style-name="T7">1/4 teaspoon soy sauce</text:span></text:span></text:p>
      <text:p text:style-name="List_20_Paragraph"><text:span text:style-name="Internet_20_link"><text:span text:style-name="T7">1/2 teaspoon freshly ground black pepper (or less to taste)</text:span></text:span></text:p>
      <text:p text:style-name="List_20_Paragraph"><text:span text:style-name="Internet_20_link"><text:span text:style-name="T7">Dash cayenne pepper</text:span></text:span></text:p>
      <text:p text:style-name="List_20_Paragraph"><text:span text:style-name="Internet_20_link"><text:span text:style-name="T7">1/4 teaspoon hot sauce (such as Franks)</text:span></text:span></text:p>
      <text:p text:style-name="List_20_Paragraph"><text:span text:style-name="Internet_20_link"><text:span text:style-name="T7">1/2 teaspoon freshly grated horseradish (or 1 teaspoon prepared horseradish)</text:span></text:span></text:p>
      <text:p text:style-name="List_20_Paragraph"><text:span text:style-name="Internet_20_link"><text:span text:style-name="T7">2 ounces vodka</text:span></text:span></text:p>
      <text:p text:style-name="List_20_Paragraph"><text:span text:style-name="Internet_20_link"><text:span text:style-name="T7">4 ounces high-quality tomato juice</text:span></text:span></text:p>
      <text:p text:style-name="List_20_Paragraph"><text:span text:style-name="Internet_20_link"><text:span text:style-name="T7">1 stick celery</text:span></text:span></text:p>
      <text:h text:style-name="Heading_20_4" text:outline-level="4">Directions:</text:h>
      <text:list xml:id="list2766430970633787508" text:style-name="L93">
        <text:list-item>
          <text:p text:style-name="P125"><text:span text:style-name="Internet_20_link"><text:span text:style-name="T7">Place celery salt in a shallow saucer. Rub rim of 12-ounce tumbler with 1 lemon wedge and coat wet edge with celery salt. Place lemon wedge on rim of glass. Fill glass with ice.</text:span></text:span></text:p>
        </text:list-item>
        <text:list-item>
          <text:p text:style-name="P125"><text:span text:style-name="Internet_20_link"><text:span text:style-name="T7">Add Worcestershire, soy, black pepper, cayenne pepper, hot sauce, and horseradish to bottom of cocktail shaker. Fill shaker with ice and add vodka, tomato juice, and juice of remaining lemon wedge. Shake vigorously, taste for seasoning and heat, and adjust as necessary. Strain into ice-filled glass. Garnish with celery stalk and serve immediately.</text:span></text:span></text:p>
        </text:list-item>
      </text:list>
      <text:h text:style-name="P141" text:outline-level="2"><text:bookmark-start text:name="__RefHeading__2409_275466000"/><text:span text:style-name="Internet_20_link"><text:span text:style-name="T9">Old Fashioned</text:span></text:span><text:bookmark-end text:name="__RefHeading__2409_275466000"/></text:h>
      <text:h text:style-name="Heading_20_4" text:outline-level="4"><text:span text:style-name="Internet_20_link"><text:span text:style-name="T9">Ingredients:</text:span></text:span></text:h>
      <text:p text:style-name="List_20_Paragraph"><text:span text:style-name="Internet_20_link"><text:span text:style-name="T7">2 oz bourbon whiskey</text:span></text:span></text:p>
      <text:p text:style-name="List_20_Paragraph"><text:span text:style-name="Internet_20_link"><text:span text:style-name="T7">2 dashes Angostura® bitters</text:span></text:span></text:p>
      <text:p text:style-name="List_20_Paragraph"><text:span text:style-name="Internet_20_link"><text:span text:style-name="T7">1 splash water</text:span></text:span></text:p>
      <text:p text:style-name="List_20_Paragraph"><text:span text:style-name="Internet_20_link"><text:span text:style-name="T7">1 tsp sugar</text:span></text:span></text:p>
      <text:p text:style-name="List_20_Paragraph"><text:span text:style-name="Internet_20_link"><text:span text:style-name="T7">1 maraschino cherry</text:span></text:span></text:p>
      <text:p text:style-name="List_20_Paragraph"><text:span text:style-name="Internet_20_link"><text:span text:style-name="T7">1 orange wedge</text:span></text:span></text:p>
      <text:h text:style-name="Heading_20_4" text:outline-level="4"><text:span text:style-name="Internet_20_link"><text:span text:style-name="T9">Directions:</text:span></text:span></text:h>
      <text:p text:style-name="List_20_Paragraph"><text:span text:style-name="Internet_20_link"><text:span text:style-name="T7">Mix sugar, water and angostura bitters in an old-fashioned glass. Drop in a cherry and an orange wedge. Muddle into a paste using a muddler or the back end of a spoon. Pour in bourbon, fill with ice cubes, and stir.</text:span></text:span></text:p>
      <text:h text:style-name="P151" text:outline-level="2"><text:bookmark-start text:name="__RefHeading__6129_2143456298"/><text:span text:style-name="Internet_20_link"><text:span text:style-name="T9">Manhattan</text:span></text:span><text:bookmark-end text:name="__RefHeading__6129_2143456298"/></text:h>
      <text:h text:style-name="Heading_20_4" text:outline-level="4"><text:span text:style-name="Internet_20_link"><text:span text:style-name="T9">Ingredients</text:span></text:span></text:h>
      <text:p text:style-name="List_20_Paragraph">2 oz <text:span text:style-name="Internet_20_link"><text:span text:style-name="T7">bourbon or </text:span></text:span>rye whiskey</text:p>
      <text:p text:style-name="List_20_Paragraph">1/2 oz sweet vermouth</text:p>
      <text:p text:style-name="List_20_Paragraph">2-3 dashes Angostura bitters</text:p>
      <text:p text:style-name="List_20_Paragraph">Maraschino cherry for garnish</text:p>
      <text:h text:style-name="Heading_20_4" text:outline-level="4"><text:span text:style-name="Internet_20_link"><text:span text:style-name="T9">Directions:</text:span></text:span></text:h>
      <text:p text:style-name="List_20_Paragraph">Pour the ingredients into a mixing glass with ice cubes. <text:s/>Stir well. <text:s/>Strain into a chilled cocktail glass. <text:s/>Garnish with the cherry.</text:p>
      <text:h text:style-name="P151" text:outline-level="2"><text:bookmark-start text:name="__RefHeading__6131_2143456298"/>The Brooklyn Cocktail<text:bookmark-end text:name="__RefHeading__6131_2143456298"/></text:h>
      <text:h text:style-name="Heading_20_4" text:outline-level="4">Ingredients</text:h>
      <text:p text:style-name="List_20_Paragraph">2 ounces rye or other whiskey</text:p>
      <text:p text:style-name="List_20_Paragraph">1 ounce dry vermouth</text:p>
      <text:p text:style-name="List_20_Paragraph">1/4 ounce maraschino liqueur</text:p>
      <text:p text:style-name="List_20_Paragraph">1/4 ounce Amer Picon, or a few dashes Angostura or orange bitters</text:p>
      <text:h text:style-name="Heading_20_4" text:outline-level="4">Directions</text:h>
      <text:p text:style-name="List_20_Paragraph">Combine ingredients with ice and stir until well-chilled. Strain into a chilled cocktail glass.</text:p>
      <text:h text:style-name="P151" text:outline-level="2"><text:bookmark-start text:name="__RefHeading__11400_329778269"/><text:soft-page-break/><text:span text:style-name="Internet_20_link"><text:span text:style-name="T9">Tequila and Sangrita</text:span></text:span><text:bookmark-end text:name="__RefHeading__11400_329778269"/></text:h>
      <text:p text:style-name="Standard"><text:span text:style-name="Internet_20_link"><text:span text:style-name="T7">Sangrita is the traditional accompaniment to a shot of tequila and originated in the Lake Chapala region or Jalisco, Mexico. It is usually made with Seville oranges, pomegranate and lime juice as well as chile powder or hot cause for a bit of a kick.</text:span></text:span></text:p>
      <text:h text:style-name="Heading_20_4" text:outline-level="4">Ingredients:</text:h>
      <text:p text:style-name="List_20_Paragraph">1 ounce of freshly squeezed orange juice</text:p>
      <text:p text:style-name="List_20_Paragraph">3/4th to 1 ounce of freshly squeezed lime juice</text:p>
      <text:p text:style-name="List_20_Paragraph">1/2 an ounce of pomegranate-based grenadine</text:p>
      <text:p text:style-name="List_20_Paragraph">1/4 tablespoon of ancho chili powder (or 3 dashes of hot sauce of your choice)</text:p>
      <text:h text:style-name="Heading_20_4" text:outline-level="4">Directions:</text:h>
      <text:list xml:id="list2439069633959010371" text:style-name="L94">
        <text:list-item>
          <text:p text:style-name="P126">Combine all ingredients . <text:s/>Stir to combine. </text:p>
        </text:list-item>
        <text:list-item>
          <text:p text:style-name="P126">Pour equal amounts of the Sangrita mixture and Tequila Reposado or Blanco into separate shot glasses. </text:p>
        </text:list-item>
        <text:list-item>
          <text:p text:style-name="P126">Take alternate sips from each glass.</text:p>
        </text:list-item>
      </text:list>
      <text:h text:style-name="P151" text:outline-level="2"><text:bookmark-start text:name="__RefHeading__6133_2143456298"/><text:a xlink:type="simple" xlink:href="http://www.shupe.ca/recipe/cocktail/2055" text:style-name="Internet_20_link" text:visited-style-name="Visited_20_Internet_20_Link"><text:span text:style-name="Internet_20_link"><text:span text:style-name="T9">Beergarita</text:span></text:span></text:a><text:bookmark-end text:name="__RefHeading__6133_2143456298"/></text:h>
      <text:p text:style-name="Standard">Beergarita’s are a yummy combination of Beer, Tequila, and Lime. This is a very simple variation and is a great (and easy to make) party drink.</text:p>
      <text:h text:style-name="Heading_20_4" text:outline-level="4">Ingredients:</text:h>
      <text:p text:style-name="List_20_Paragraph">3oz. Tequila</text:p>
      <text:p text:style-name="List_20_Paragraph">1 can frozen concentrated lime aid</text:p>
      <text:p text:style-name="List_20_Paragraph">3 cans (or bottles) of lager beer (I use Molson Canadian) chilled as cold as possible.</text:p>
      <text:h text:style-name="Heading_20_4" text:outline-level="4">Directions:</text:h>
      <text:list xml:id="list3631676052838477418" text:style-name="L95">
        <text:list-item>
          <text:p text:style-name="P127">Add Tequila and frozen lime aid to a 2 litre container / jug and stir until combined.</text:p>
        </text:list-item>
        <text:list-item>
          <text:p text:style-name="P127">Add beer and mix.</text:p>
        </text:list-item>
        <text:list-item>
          <text:p text:style-name="P127">Pour into Margarita glasses.</text:p>
        </text:list-item>
      </text:list>
      <text:h text:style-name="P152" text:outline-level="2"><text:bookmark-start text:name="__RefHeading__6135_2143456298"/><text:span text:style-name="Internet_20_link"><text:span text:style-name="T9">Marjarita</text:span></text:span><text:bookmark-end text:name="__RefHeading__6135_2143456298"/></text:h>
      <text:h text:style-name="Heading_20_4" text:outline-level="4"><text:span text:style-name="Internet_20_link"><text:span text:style-name="T9">Ingredients:</text:span></text:span></text:h>
      <text:p text:style-name="List_20_Paragraph"><text:span text:style-name="Internet_20_link"><text:span text:style-name="T7">1 1/2 ounces tequila</text:span></text:span></text:p>
      <text:p text:style-name="List_20_Paragraph"><text:span text:style-name="Internet_20_link"><text:span text:style-name="T7">1/2 ounce triple sec (Cointreau is recommended)</text:span></text:span></text:p>
      <text:p text:style-name="List_20_Paragraph"><text:span text:style-name="Internet_20_link"><text:span text:style-name="T7">1 ounce fresh lime juice</text:span></text:span></text:p>
      <text:p text:style-name="List_20_Paragraph"><text:span text:style-name="Internet_20_link"><text:span text:style-name="T7">Lime wedge for garnish</text:span></text:span></text:p>
      <text:p text:style-name="List_20_Paragraph"><text:span text:style-name="Internet_20_link"><text:span text:style-name="T7">Salt or sugar to rim the glass (optional)</text:span></text:span></text:p>
      <text:h text:style-name="Heading_20_4" text:outline-level="4"><text:span text:style-name="Internet_20_link"><text:span text:style-name="T9">Directions:</text:span></text:span></text:h>
      <text:p text:style-name="List_20_Paragraph"><text:span text:style-name="Internet_20_link"><text:span text:style-name="T7">Pour the ingredients into a cocktail shaker with ice cubes.</text:span></text:span></text:p>
      <text:p text:style-name="List_20_Paragraph"><text:span text:style-name="Internet_20_link"><text:span text:style-name="T7">Shake well.</text:span></text:span></text:p>
      <text:p text:style-name="List_20_Paragraph"><text:span text:style-name="Internet_20_link"><text:span text:style-name="T7">If desired, salt the rim of a chilled margarita glass.</text:span></text:span></text:p>
      <text:p text:style-name="List_20_Paragraph"><text:span text:style-name="Internet_20_link"><text:span text:style-name="T7">Pour contents, with ice, into the glass.</text:span></text:span></text:p>
      <text:p text:style-name="List_20_Paragraph"><text:span text:style-name="Internet_20_link"><text:span text:style-name="T7">Garnish with the lime wedge.</text:span></text:span></text:p>
      <text:h text:style-name="P151" text:outline-level="2"><text:bookmark-start text:name="__RefHeading__6137_2143456298"/><text:span text:style-name="Internet_20_link"><text:span text:style-name="T9">Daiquiri</text:span></text:span><text:bookmark-end text:name="__RefHeading__6137_2143456298"/></text:h>
      <text:h text:style-name="Heading_20_4" text:outline-level="4"><text:span text:style-name="Internet_20_link"><text:span text:style-name="T9">Ingredients:</text:span></text:span></text:h>
      <text:p text:style-name="List_20_Paragraph"><text:span text:style-name="Internet_20_link"><text:span text:style-name="T7">2 ounces light rum (you can also use gold rum, but dark rum can be too heavy)</text:span></text:span></text:p>
      <text:p text:style-name="List_20_Paragraph"><text:span text:style-name="Internet_20_link"><text:span text:style-name="T7">3/4 ounce fresh-squeezed lime juice (about 1/2 of a lime)</text:span></text:span></text:p>
      <text:p text:style-name="List_20_Paragraph"><text:span text:style-name="Internet_20_link"><text:span text:style-name="T7">1 teaspoon sugar</text:span></text:span></text:p>
      <text:h text:style-name="Heading_20_4" text:outline-level="4"><text:span text:style-name="Internet_20_link"><text:span text:style-name="T9">Directions:</text:span></text:span></text:h>
      <text:p text:style-name="List_20_Paragraph"><text:span text:style-name="Internet_20_link"><text:span text:style-name="T7">Pour sugar and lime juice into a cocktail shaker and stir until sugar is dissolved. Add the rum and fill shaker with ice; shake well for 10 seconds and strain into a chilled cocktail glass. Garnish with a wedge of lime.</text:span></text:span></text:p>
      <text:h text:style-name="P144" text:outline-level="2"><text:bookmark-start text:name="__RefHeading__6139_2143456298"/><text:span text:style-name="Internet_20_link"><text:span text:style-name="T9">Emerald City Martini</text:span></text:span><text:bookmark-end text:name="__RefHeading__6139_2143456298"/></text:h>
      <text:h text:style-name="Heading_20_4" text:outline-level="4"><text:span text:style-name="Internet_20_link"><text:span text:style-name="T9">Ingredients:</text:span></text:span></text:h>
      <text:p text:style-name="List_20_Paragraph"><text:span text:style-name="Internet_20_link"><text:span text:style-name="T7">2 oz vodka</text:span></text:span></text:p>
      <text:p text:style-name="List_20_Paragraph"><text:span text:style-name="Internet_20_link"><text:span text:style-name="T7">1oz melon liquor</text:span></text:span></text:p>
      <text:p text:style-name="List_20_Paragraph"><text:span text:style-name="Internet_20_link"><text:span text:style-name="T7">1 splash lime</text:span></text:span></text:p>
      <text:p text:style-name="List_20_Paragraph"><text:span text:style-name="Internet_20_link"><text:span text:style-name="T7">1 melon ball</text:span></text:span></text:p>
      <text:h text:style-name="Heading_20_4" text:outline-level="4"><text:span text:style-name="Internet_20_link"><text:span text:style-name="T9">Directions:</text:span></text:span></text:h>
      <text:p text:style-name="List_20_Paragraph"><text:span text:style-name="Internet_20_link"><text:span text:style-name="T7">Pour the liquid ingredients into a mixing glass with ice cubes. <text:s/>Shake. <text:s/>Strain into a chilled cocktail glass. <text:s/>Garnish with the melon balls.</text:span></text:span></text:p>
      <text:h text:style-name="P151" text:outline-level="2"><text:bookmark-start text:name="__RefHeading__6141_2143456298"/><text:span text:style-name="Internet_20_link"><text:span text:style-name="T9">Mai Tai</text:span></text:span><text:bookmark-end text:name="__RefHeading__6141_2143456298"/></text:h>
      <text:h text:style-name="Heading_20_4" text:outline-level="4"><text:span text:style-name="Internet_20_link"><text:span text:style-name="T9">Ingredients:</text:span></text:span></text:h>
      <text:p text:style-name="List_20_Paragraph"><text:span text:style-name="Internet_20_link"><text:span text:style-name="T7">2 ounces Jamaican rum (Appleton Extra is a good choice; for a bit more authentic flavor, substitute 1 once of St. James 15-year Hors D’Age rum for 1 ounce of the Appleton)</text:span></text:span></text:p>
      <text:p text:style-name="List_20_Paragraph"><text:span text:style-name="Internet_20_link"><text:span text:style-name="T7">Juice of 1 medium lime, about 1 ounce (save the shell for garnish)</text:span></text:span></text:p>
      <text:p text:style-name="List_20_Paragraph"><text:span text:style-name="Internet_20_link"><text:span text:style-name="T7">1/2 ounce curaçao</text:span></text:span></text:p>
      <text:p text:style-name="List_20_Paragraph"><text:span text:style-name="Internet_20_link"><text:span text:style-name="T7">1/4 ounce orgeat</text:span></text:span></text:p>
      <text:p text:style-name="List_20_Paragraph"><text:span text:style-name="Internet_20_link"><text:span text:style-name="T7">1/4 ounce rock-candy syrup (simple syrup with a drop or two of vanilla extract)</text:span></text:span></text:p>
      <text:p text:style-name="List_20_Paragraph"><text:span text:style-name="Internet_20_link"><text:span text:style-name="T7">mint for garnish</text:span></text:span></text:p>
      <text:h text:style-name="Heading_20_4" text:outline-level="4"><text:span text:style-name="Internet_20_link"><text:span text:style-name="T9">Directions:</text:span></text:span></text:h>
      <text:p text:style-name="List_20_Paragraph"><text:span text:style-name="Internet_20_link"><text:span text:style-name="T7">Pour all ingredients into a cocktail shaker and fill with ice. Shake well for 10 seconds and strain into a double old-fashioned glass filled with crushed ice. Garnish with lime shell and a sprig of fresh mint.</text:span></text:span></text:p>
      <text:h text:style-name="P145" text:outline-level="2"><text:bookmark-start text:name="__RefHeading__6143_2143456298"/><text:span text:style-name="Internet_20_link"><text:span text:style-name="T9">Mojito</text:span></text:span><text:bookmark-end text:name="__RefHeading__6143_2143456298"/></text:h>
      <text:h text:style-name="Heading_20_4" text:outline-level="4"><text:span text:style-name="Internet_20_link"><text:span text:style-name="T9">Ingredients:</text:span></text:span></text:h>
      <text:p text:style-name="List_20_Paragraph"><text:span text:style-name="Internet_20_link"><text:span text:style-name="T7">1 teaspoon sugar</text:span></text:span></text:p>
      <text:p text:style-name="List_20_Paragraph"><text:span text:style-name="Internet_20_link"><text:span text:style-name="T7">10 leaves fresh mint</text:span></text:span></text:p>
      <text:p text:style-name="List_20_Paragraph"><text:span text:style-name="Internet_20_link"><text:span text:style-name="T7">1 1/2 ounces white rum</text:span></text:span></text:p>
      <text:p text:style-name="List_20_Paragraph"><text:span text:style-name="Internet_20_link"><text:span text:style-name="T7">3/4 ounce fresh lime juice</text:span></text:span></text:p>
      <text:p text:style-name="List_20_Paragraph"><text:span text:style-name="Internet_20_link"><text:span text:style-name="T7">Club soda</text:span></text:span></text:p>
      <text:p text:style-name="List_20_Paragraph"><text:span text:style-name="Internet_20_link"><text:span text:style-name="T7">2 sprigs fresh mint, for garnish</text:span></text:span></text:p>
      <text:p text:style-name="List_20_Paragraph"><text:span text:style-name="Internet_20_link"><text:span text:style-name="T7">1 lime twist, for garnish</text:span></text:span></text:p>
      <text:h text:style-name="Heading_20_4" text:outline-level="4"><text:span text:style-name="Internet_20_link"><text:span text:style-name="T9">Directions:</text:span></text:span></text:h>
      <text:p text:style-name="List_20_Paragraph"><text:span text:style-name="Internet_20_link"><text:span text:style-name="T7">Place sugar and mint leaves in a serving glass, and gently muddle just until the leaves release their oils.</text:span></text:span></text:p>
      <text:p text:style-name="List_20_Paragraph"><text:span text:style-name="Internet_20_link"><text:span text:style-name="T7">Fill glass with ice. Add rum and lime juice. Stir to combine.</text:span></text:span></text:p>
      <text:p text:style-name="List_20_Paragraph"><text:span text:style-name="Internet_20_link"><text:span text:style-name="T7">Top with club soda and add mint sprigs and lime twist for garnish.</text:span></text:span></text:p>
      <text:h text:style-name="P151" text:outline-level="2"><text:bookmark-start text:name="__RefHeading__6145_2143456298"/><text:span text:style-name="Internet_20_link"><text:span text:style-name="T9">Mint Julep</text:span></text:span><text:bookmark-end text:name="__RefHeading__6145_2143456298"/></text:h>
      <text:h text:style-name="Heading_20_4" text:outline-level="4"><text:span text:style-name="Internet_20_link"><text:span text:style-name="T9">Ingredients:</text:span></text:span></text:h>
      <text:p text:style-name="List_20_Paragraph"><text:span text:style-name="Internet_20_link"><text:span text:style-name="T7">2 to 3 ounces bourbon, to taste</text:span></text:span></text:p>
      <text:p text:style-name="List_20_Paragraph"><text:span text:style-name="Internet_20_link"><text:span text:style-name="T7">1 teaspoon sugar, to taste, dissolved in 1 teaspoon water (or use 2 tsp. simple syrup)</text:span></text:span></text:p>
      <text:p text:style-name="List_20_Paragraph"><text:span text:style-name="Internet_20_link"><text:span text:style-name="T7">8 to 10 leaves fresh mint</text:span></text:span></text:p>
      <text:p text:style-name="List_20_Paragraph"><text:span text:style-name="Internet_20_link"><text:span text:style-name="T7">Mint sprigs, for garnish</text:span></text:span></text:p>
      <text:p text:style-name="List_20_Paragraph"><text:span text:style-name="Internet_20_link"><text:span text:style-name="T7">Crushed ice</text:span></text:span></text:p>
      <text:h text:style-name="Heading_20_4" text:outline-level="4"><text:span text:style-name="Internet_20_link"><text:span text:style-name="T9">Directions:</text:span></text:span></text:h>
      <text:p text:style-name="List_20_Paragraph"><text:span text:style-name="Internet_20_link"><text:span text:style-name="T7">Place the sugar and water at the bottom of a julep cup or tall glass and stir until sugar is dissolved (or speed the process by using simple syrup). Add the mint leaves and gently bruise with a wooden muddler or a wooden spoon. Take care not to overwork the mint, but swab the sides of the glass with the mint's aromatic oils. Half-fill the glass with crushed ice and add the bourbon, stirring to combine. Fill the glass with crushed ice and stir until the outside of the glass frosts. Add more crushed ice if needed to fill, and generously adorn the drink with sprigs of fresh mint. Serve with a short straw, so the fragrance of the mint bouquet will greet the drinker with each sip.</text:span></text:span></text:p>
      <text:h text:style-name="P145" text:outline-level="2"><text:bookmark-start text:name="__RefHeading__6147_2143456298"/><text:span text:style-name="Internet_20_link"><text:span text:style-name="T9">Sidecar</text:span></text:span><text:bookmark-end text:name="__RefHeading__6147_2143456298"/></text:h>
      <text:h text:style-name="Heading_20_4" text:outline-level="4"><text:span text:style-name="Internet_20_link"><text:span text:style-name="T9">Ingredients:</text:span></text:span></text:h>
      <text:p text:style-name="List_20_Paragraph"><text:span text:style-name="Internet_20_link"><text:span text:style-name="T7">2 ounces VSOP cognac, armagnac or good California brandy</text:span></text:span></text:p>
      <text:p text:style-name="List_20_Paragraph"><text:span text:style-name="Internet_20_link"><text:span text:style-name="T7">1 ounce Cointreau</text:span></text:span></text:p>
      <text:p text:style-name="List_20_Paragraph"><text:span text:style-name="Internet_20_link"><text:span text:style-name="T7">3/4 ounce fresh lemon juice, to taste</text:span></text:span></text:p>
      <text:p text:style-name="List_20_Paragraph"><text:span text:style-name="Internet_20_link"><text:span text:style-name="T7">superfine sugar, for garnish (optional)</text:span></text:span></text:p>
      <text:h text:style-name="Heading_20_4" text:outline-level="4"><text:span text:style-name="Internet_20_link"><text:span text:style-name="T9">Directions:</text:span></text:span></text:h>
      <text:p text:style-name="List_20_Paragraph"><text:span text:style-name="Internet_20_link"><text:span text:style-name="T7">Optional: prepare cocktail glass by making a slit in a lemon wedge and running the cut edge around the rim of the glass; then dip the rim in a saucer of superfine sugar to create a thin crust; chill the glass until needed.</text:span></text:span></text:p>
      <text:p text:style-name="List_20_Paragraph"><text:span text:style-name="Internet_20_link"><text:span text:style-name="T7">Combine ingredients in a cocktail shaker and fill with ice. Shake well until chilled, about 10 seconds. Strain into prepared glass; garnish with a twist of orange or lemon peel, if the urge comes across.</text:span></text:span></text:p>
      <text:h text:style-name="P151" text:outline-level="2"><text:bookmark-start text:name="__RefHeading__6149_2143456298"/><text:span text:style-name="Internet_20_link"><text:span text:style-name="T9">Whiskey Sour</text:span></text:span><text:bookmark-end text:name="__RefHeading__6149_2143456298"/></text:h>
      <text:h text:style-name="Heading_20_4" text:outline-level="4"><text:span text:style-name="Internet_20_link"><text:span text:style-name="T9">Ingredients:</text:span></text:span></text:h>
      <text:p text:style-name="List_20_Paragraph"><text:span text:style-name="Internet_20_link"><text:span text:style-name="T7">2 ounces whiskey</text:span></text:span></text:p>
      <text:p text:style-name="List_20_Paragraph"><text:span text:style-name="Internet_20_link"><text:span text:style-name="T7">1 ounce fresh-squeezed lemon juice</text:span></text:span></text:p>
      <text:p text:style-name="List_20_Paragraph"><text:span text:style-name="Internet_20_link"><text:span text:style-name="T7">1 teaspoon sugar</text:span></text:span></text:p>
      <text:p text:style-name="List_20_Paragraph"><text:span text:style-name="Internet_20_link"><text:span text:style-name="T7">1 egg white (optional—use if you’re feeling mildly adventurous, or need a drink with a little more gravitas)</text:span></text:span></text:p>
      <text:h text:style-name="Heading_20_4" text:outline-level="4"><text:span text:style-name="Internet_20_link"><text:span text:style-name="T9">Directions:</text:span></text:span></text:h>
      <text:p text:style-name="List_20_Paragraph"><text:span text:style-name="Internet_20_link"><text:span text:style-name="T7">Pour ingredients into a cocktail shaker, fill with ice and shake for 10 seconds (if using the egg white, give it a little extra muscle and a little extra time). Strain into a chilled cocktail glass, or into an ice-filled Old Fashioned glass. Garnish with a cherry, a slice of orange, or everything or nothing at all.</text:span></text:span></text:p>
      <text:h text:style-name="P145" text:outline-level="2"><text:bookmark-start text:name="__RefHeading__6151_2143456298"/><text:span text:style-name="Internet_20_link"><text:span text:style-name="T9">Tom Collins</text:span></text:span><text:bookmark-end text:name="__RefHeading__6151_2143456298"/></text:h>
      <text:h text:style-name="Heading_20_4" text:outline-level="4"><text:span text:style-name="Internet_20_link"><text:span text:style-name="T9">Ingredients:</text:span></text:span></text:h>
      <text:p text:style-name="List_20_Paragraph"><text:span text:style-name="Internet_20_link"><text:span text:style-name="T7">2 ounces gin</text:span></text:span></text:p>
      <text:p text:style-name="List_20_Paragraph"><text:span text:style-name="Internet_20_link"><text:span text:style-name="T7">Juice of 1/2 a lemon</text:span></text:span></text:p>
      <text:p text:style-name="List_20_Paragraph"><text:span text:style-name="Internet_20_link"><text:span text:style-name="T7">1 teaspoon sugar (preferably superfine)</text:span></text:span></text:p>
      <text:p text:style-name="List_20_Paragraph"><text:span text:style-name="Internet_20_link"><text:span text:style-name="T7">Chilled club soda</text:span></text:span></text:p>
      <text:h text:style-name="Heading_20_4" text:outline-level="4"><text:span text:style-name="Internet_20_link"><text:span text:style-name="T9">Directions:</text:span></text:span></text:h>
      <text:p text:style-name="List_20_Paragraph"><text:span text:style-name="Internet_20_link"><text:span text:style-name="T7">Add gin, lemon and sugar to a Collins glass and stir to dissolve sugar (you can instead use simple syrup and make the process easier). Fill glass with large chunks of ice and top with chilled club soda. Insert straw and do what comes natural.</text:span></text:span></text:p>
      <text:h text:style-name="P151" text:outline-level="2"><text:bookmark-start text:name="__RefHeading__6153_2143456298"/><text:span text:style-name="Internet_20_link"><text:span text:style-name="T9">Cosmopolitan</text:span></text:span><text:bookmark-end text:name="__RefHeading__6153_2143456298"/></text:h>
      <text:h text:style-name="Heading_20_4" text:outline-level="4"><text:span text:style-name="Internet_20_link"><text:span text:style-name="T9">Ingredients:</text:span></text:span></text:h>
      <text:p text:style-name="List_20_Paragraph"><text:span text:style-name="Internet_20_link"><text:span text:style-name="T7">Ice</text:span></text:span></text:p>
      <text:p text:style-name="List_20_Paragraph"><text:span text:style-name="Internet_20_link"><text:span text:style-name="T7">1 1/2 ounces citrus-flavored vodka</text:span></text:span></text:p>
      <text:p text:style-name="List_20_Paragraph"><text:span text:style-name="Internet_20_link"><text:span text:style-name="T7">1/2 ounce triple sec (Cointreau, preferably)</text:span></text:span></text:p>
      <text:p text:style-name="List_20_Paragraph"><text:span text:style-name="Internet_20_link"><text:span text:style-name="T7">1/2 ounce cranberry juice</text:span></text:span></text:p>
      <text:p text:style-name="List_20_Paragraph"><text:span text:style-name="Internet_20_link"><text:span text:style-name="T7">1/4 ounce lime juice (fresh, fresh, fresh; no Rose's)</text:span></text:span></text:p>
      <text:p text:style-name="List_20_Paragraph"><text:span text:style-name="Internet_20_link"><text:span text:style-name="T7">Orange twist, for garnish</text:span></text:span></text:p>
      <text:h text:style-name="Heading_20_4" text:outline-level="4"><text:span text:style-name="Internet_20_link"><text:span text:style-name="T9">Directions:</text:span></text:span></text:h>
      <text:p text:style-name="List_20_Paragraph"><text:span text:style-name="Internet_20_link"><text:span text:style-name="T7">Fill a cocktail shaker with ice. Add vodka, triple sec, cranberry, and lime, and shake well. Strain into a chilled cocktail glass. Garnish with orange twist.</text:span></text:span></text:p>
      <text:h text:style-name="P151" text:outline-level="2"><text:bookmark-start text:name="__RefHeading__6155_2143456298"/><text:span text:style-name="Internet_20_link"><text:span text:style-name="T9">Planter's Punch</text:span></text:span><text:bookmark-end text:name="__RefHeading__6155_2143456298"/></text:h>
      <text:h text:style-name="Heading_20_4" text:outline-level="4"><text:span text:style-name="Internet_20_link"><text:span text:style-name="T9">Ingredients:</text:span></text:span></text:h>
      <text:p text:style-name="List_20_Paragraph"><text:span text:style-name="Internet_20_link"><text:span text:style-name="T7">3 oz Coruba dark Jamaican rum (if you can't find Coruba, substitute another dark, heavy rum)</text:span></text:span></text:p>
      <text:p text:style-name="List_20_Paragraph"><text:span text:style-name="Internet_20_link"><text:span text:style-name="T7">1 ounce simple syrup (equal parts sugar and water, mixed until dissolved)</text:span></text:span></text:p>
      <text:p text:style-name="List_20_Paragraph"><text:span text:style-name="Internet_20_link"><text:span text:style-name="T7">3/4 ounce fresh lime juice</text:span></text:span></text:p>
      <text:p text:style-name="List_20_Paragraph"><text:span text:style-name="Internet_20_link"><text:span text:style-name="T7">3 dashes Angostura bitters</text:span></text:span></text:p>
      <text:h text:style-name="Heading_20_4" text:outline-level="4"><text:span text:style-name="Internet_20_link"><text:span text:style-name="T9">Directions:</text:span></text:span></text:h>
      <text:p text:style-name="List_20_Paragraph"><text:span text:style-name="Internet_20_link"><text:span text:style-name="T7">Combine ingredients in a tall glass and fill with crushed ice. Swizzle with a bar spoon until a frost forms on the outside of the glass. The ice will settle as you do this; add more crushed ice to fill, garnish with a mint sprig.</text:span></text:span></text:p>
      <text:h text:style-name="Heading_20_2" text:outline-level="2"><text:bookmark-start text:name="__RefHeading__6157_2143456298"/><text:soft-page-break/><text:span text:style-name="Internet_20_link"><text:span text:style-name="T9">Pisco Sour</text:span></text:span><text:bookmark-end text:name="__RefHeading__6157_2143456298"/></text:h>
      <text:h text:style-name="Heading_20_4" text:outline-level="4"><text:span text:style-name="Internet_20_link"><text:span text:style-name="T9">Ingredients:</text:span></text:span></text:h>
      <text:p text:style-name="List_20_Paragraph"><text:span text:style-name="Internet_20_link"><text:span text:style-name="T7">3 ounces pisco</text:span></text:span></text:p>
      <text:p text:style-name="List_20_Paragraph"><text:span text:style-name="Internet_20_link"><text:span text:style-name="T7">1 ounce fresh-squeezed lime juice</text:span></text:span></text:p>
      <text:p text:style-name="List_20_Paragraph"><text:span text:style-name="Internet_20_link"><text:span text:style-name="T7">3/4 ounce simple syrup (see note)</text:span></text:span></text:p>
      <text:p text:style-name="List_20_Paragraph"><text:span text:style-name="Internet_20_link"><text:span text:style-name="T7">1 fresh egg white</text:span></text:span></text:p>
      <text:p text:style-name="List_20_Paragraph"><text:span text:style-name="Internet_20_link"><text:span text:style-name="T7">1 dash Angostura or Amargo bitters</text:span></text:span></text:p>
      <text:h text:style-name="Heading_20_4" text:outline-level="4"><text:span text:style-name="Internet_20_link"><text:span text:style-name="T9">Directions:</text:span></text:span></text:h>
      <text:p text:style-name="List_20_Paragraph"><text:span text:style-name="Internet_20_link"><text:span text:style-name="T7">Combine pisco, lime, simple syrup, and egg white in a cocktail shaker without ice and seal. Shake vigorously until egg white is foamy, about 10 seconds. Add ice to shaker and shake again very hard until well-chilled, about 10 seconds. Strain into chilled cocktail glass; dash bitters atop the egg-white foam.</text:span></text:span></text:p>
      <text:h text:style-name="P151" text:outline-level="2"><text:bookmark-start text:name="__RefHeading__6159_2143456298"/><text:span text:style-name="Internet_20_link"><text:span text:style-name="T9">French 75</text:span></text:span><text:bookmark-end text:name="__RefHeading__6159_2143456298"/></text:h>
      <text:h text:style-name="Heading_20_4" text:outline-level="4"><text:span text:style-name="Internet_20_link"><text:span text:style-name="T9">Ingredients:</text:span></text:span></text:h>
      <text:p text:style-name="List_20_Paragraph"><text:span text:style-name="Internet_20_link"><text:span text:style-name="T7">2 ounces gin</text:span></text:span></text:p>
      <text:p text:style-name="List_20_Paragraph"><text:span text:style-name="Internet_20_link"><text:span text:style-name="T7">1 ounce freshly squeezed lemon juice</text:span></text:span></text:p>
      <text:p text:style-name="List_20_Paragraph"><text:span text:style-name="Internet_20_link"><text:span text:style-name="T7">2 teaspoons sugar</text:span></text:span></text:p>
      <text:p text:style-name="List_20_Paragraph"><text:span text:style-name="Internet_20_link"><text:span text:style-name="T7">Champagne or sparkling wine</text:span></text:span></text:p>
      <text:p text:style-name="List_20_Paragraph"><text:span text:style-name="Internet_20_link"><text:span text:style-name="T7">Garnish: long thin lemon spiral and cocktail cherry</text:span></text:span></text:p>
      <text:h text:style-name="Heading_20_4" text:outline-level="4"><text:span text:style-name="Internet_20_link"><text:span text:style-name="T9">Directions:</text:span></text:span></text:h>
      <text:p text:style-name="List_20_Paragraph"><text:span text:style-name="Internet_20_link"><text:span text:style-name="T7">Fill cocktail shaker with ice. Shake gin, lemon juice, and sugar in a cocktail shaker until well chilled, about 15 seconds. Strain into a champagne flute.</text:span></text:span></text:p>
      <text:p text:style-name="List_20_Paragraph"><text:span text:style-name="Internet_20_link"><text:span text:style-name="T7">Top with Champagne. Stir gently, garnish with a long, thin lemon spiral and a cocktail cherry.</text:span></text:span></text:p>
      <text:h text:style-name="P145" text:outline-level="2"><text:bookmark-start text:name="__RefHeading__6161_2143456298"/><text:span text:style-name="Internet_20_link"><text:span text:style-name="T9">Negroni</text:span></text:span><text:bookmark-end text:name="__RefHeading__6161_2143456298"/></text:h>
      <text:h text:style-name="Heading_20_4" text:outline-level="4"><text:span text:style-name="Internet_20_link"><text:span text:style-name="T9">Ingredients:</text:span></text:span></text:h>
      <text:p text:style-name="List_20_Paragraph"><text:span text:style-name="Internet_20_link"><text:span text:style-name="T7">1 ounce dry gin</text:span></text:span></text:p>
      <text:p text:style-name="List_20_Paragraph"><text:span text:style-name="Internet_20_link"><text:span text:style-name="T7">1 ounce Campari</text:span></text:span></text:p>
      <text:p text:style-name="List_20_Paragraph"><text:span text:style-name="Internet_20_link"><text:span text:style-name="T7">1 ounce sweet vermouth</text:span></text:span></text:p>
      <text:h text:style-name="Heading_20_4" text:outline-level="4"><text:span text:style-name="Internet_20_link"><text:span text:style-name="T9">Directions:</text:span></text:span></text:h>
      <text:p text:style-name="List_20_Paragraph"><text:span text:style-name="Internet_20_link"><text:span text:style-name="T7">There are two common ways to serve a Negroni: on the rocks, or straight up. For the former, simply combine the ingredients in an old-fashioned glass filled with ice; stir to combine, twist a thin piece of orange peel over the drink for aromatics and use the twist as garnish.</text:span></text:span></text:p>
      <text:p text:style-name="List_20_Paragraph"><text:span text:style-name="Internet_20_link"><text:span text:style-name="T7">To serve a Negroni straight up, combine the ingredients in a mixing glass and fill with ice. Stir well for 20 seconds, and strain into a chilled cocktail glass. Twist a piece of orange peel over the drink, and use the twist as garnish.</text:span></text:span></text:p>
      <text:h text:style-name="P151" text:outline-level="2"><text:bookmark-start text:name="__RefHeading__6163_2143456298"/><text:span text:style-name="Internet_20_link"><text:span text:style-name="T9">Boulevardier</text:span></text:span><text:bookmark-end text:name="__RefHeading__6163_2143456298"/></text:h>
      <text:h text:style-name="Heading_20_4" text:outline-level="4"><text:span text:style-name="Internet_20_link"><text:span text:style-name="T9">Ingredients:</text:span></text:span></text:h>
      <text:p text:style-name="List_20_Paragraph"><text:span text:style-name="Internet_20_link"><text:span text:style-name="T7">1 ounce bourbon or rye whiskey</text:span></text:span></text:p>
      <text:p text:style-name="List_20_Paragraph"><text:span text:style-name="Internet_20_link"><text:span text:style-name="T7">1 ounce Campari</text:span></text:span></text:p>
      <text:p text:style-name="List_20_Paragraph"><text:span text:style-name="Internet_20_link"><text:span text:style-name="T7">1 ounce sweet vermouth</text:span></text:span></text:p>
      <text:p text:style-name="List_20_Paragraph"><text:span text:style-name="Internet_20_link"><text:span text:style-name="T7">Garnish: orange twist or cherry</text:span></text:span></text:p>
      <text:h text:style-name="Heading_20_4" text:outline-level="4"><text:span text:style-name="Internet_20_link"><text:span text:style-name="T9">Directions:</text:span></text:span></text:h>
      <text:p text:style-name="List_20_Paragraph"><text:span text:style-name="Internet_20_link"><text:span text:style-name="T7">Pour ingredients into a mixing glass and fill with cracked ice. Stir well for 20 seconds and strain into a chilled cocktail glass. Garnish with a cherry or a twist of orange peel.</text:span></text:span></text:p>
      <text:p text:style-name="Standard"><text:span text:style-name="Internet_20_link"><text:span text:style-name="T9"/></text:span></text:p>
      <text:h text:style-name="P145" text:outline-level="2"><text:bookmark-start text:name="__RefHeading__5091_1531325055"/><text:span text:style-name="Internet_20_link"><text:span text:style-name="T9">Hot Rummy Lemonade</text:span></text:span><text:bookmark-end text:name="__RefHeading__5091_1531325055"/></text:h>
      <text:h text:style-name="Heading_20_4" text:outline-level="4"><text:span text:style-name="Internet_20_link"><text:span text:style-name="T9">Ingredients:</text:span></text:span></text:h>
      <text:p text:style-name="List_20_Paragraph"><text:span text:style-name="Internet_20_link"><text:span text:style-name="T7">3 x 1-litre bottles of cloudy apple juice</text:span></text:span></text:p>
      <text:p text:style-name="List_20_Paragraph"><text:span text:style-name="Internet_20_link"><text:span text:style-name="T7">2 thumb-sized pieces of fresh ginger</text:span></text:span></text:p>
      <text:p text:style-name="List_20_Paragraph"><text:span text:style-name="Internet_20_link"><text:span text:style-name="T7">1 cinnamon stick</text:span></text:span></text:p>
      <text:p text:style-name="List_20_Paragraph"><text:span text:style-name="Internet_20_link"><text:span text:style-name="T7">juice of 12 lemons</text:span></text:span></text:p>
      <text:p text:style-name="List_20_Paragraph"><text:span text:style-name="Internet_20_link"><text:span text:style-name="T7">runny honey</text:span></text:span></text:p>
      <text:p text:style-name="List_20_Paragraph"><text:span text:style-name="Internet_20_link"><text:span text:style-name="T7">20-24oz golden rum</text:span></text:span></text:p>
      <text:h text:style-name="Heading_20_4" text:outline-level="4"><text:span text:style-name="Internet_20_link"><text:span text:style-name="T9">Directions:</text:span></text:span></text:h>
      <text:list xml:id="list6702532558811314620" text:style-name="L96">
        <text:list-item>
          <text:p text:style-name="P128"><text:span text:style-name="Internet_20_link"><text:span text:style-name="T7">Pour the apple juice and 2 litres of water and into a large pan on a high heat. Slice the ginger, leaving the skin on, and add to the pan with the cinnamon stick. Bring to the boil, then reduce the heat to low and leave to simmer for around 15 minutes. If you really love ginger and want a fiery kick, make it the day before, let the ginger go cold in the liquid and leave overnight to infuse. </text:span></text:span></text:p>
        </text:list-item>
        <text:list-item>
          <text:p text:style-name="P128"><text:span text:style-name="Internet_20_link"><text:span text:style-name="T7">Squeeze in the lemon juice, then strain the liquid through a sieve. Bring just up to the boil, sweeten to taste with the runny honey and give it a good stir.</text:span></text:span></text:p>
        </text:list-item>
        <text:list-item>
          <text:p text:style-name="P128"><text:span text:style-name="Internet_20_link"><text:span text:style-name="T7">To serve, add a shot of rum to each heatproof glass or mug then top with the hot lemonade. Bottoms up!</text:span></text:span></text:p>
        </text:list-item>
      </text:list>
      <text:h text:style-name="P150" text:outline-level="2"><text:bookmark-start text:name="__RefHeading__6165_2143456298"/><text:span text:style-name="Internet_20_link"><text:span text:style-name="T9">Irish Coffee</text:span></text:span><text:bookmark-end text:name="__RefHeading__6165_2143456298"/></text:h>
      <text:h text:style-name="Heading_20_4" text:outline-level="4"><text:span text:style-name="Internet_20_link"><text:span text:style-name="T9">Ingredients:</text:span></text:span></text:h>
      <text:p text:style-name="List_20_Paragraph"><text:span text:style-name="Internet_20_link"><text:span text:style-name="T7">1 1/2 to 2 ounces Irish whiskey, to taste</text:span></text:span></text:p>
      <text:p text:style-name="List_20_Paragraph"><text:span text:style-name="Internet_20_link"><text:span text:style-name="T7">4 ounces fresh-brewed coffee</text:span></text:span></text:p>
      <text:p text:style-name="List_20_Paragraph"><text:span text:style-name="Internet_20_link"><text:span text:style-name="T7">1/2 to 1 ounce simple syrup</text:span></text:span></text:p>
      <text:p text:style-name="List_20_Paragraph"><text:span text:style-name="Internet_20_link"><text:span text:style-name="T7">Heavy cream</text:span></text:span></text:p>
      <text:h text:style-name="Heading_20_4" text:outline-level="4"><text:span text:style-name="Internet_20_link"><text:span text:style-name="T9">Directions:</text:span></text:span></text:h>
      <text:p text:style-name="List_20_Paragraph"><text:span text:style-name="Internet_20_link"><text:span text:style-name="T7">Whip the cream until thick, but not stiff. In a pre-warmed toddy mug, Irish coffee glass or sturdy wine glass, combine the whiskey, simple syrup and coffee (for more richness of flavor without added sweetness, try making the simple syrup using brown sugar or demerara sugar). Stir to combine, and gently spoon between 1/2-inch and an inch of cream atop the coffee mixture, to taste.</text:span></text:span></text:p>
      <text:p text:style-name="Standard"/>
      <text:h text:style-name="P143" text:outline-level="2"><text:bookmark-start text:name="__RefHeading__6401_1577114434"/><text:span text:style-name="Internet_20_link"><text:span text:style-name="T9">Hot Chocolate</text:span></text:span><text:bookmark-end text:name="__RefHeading__6401_1577114434"/></text:h>
      <text:h text:style-name="Heading_20_4" text:outline-level="4">Ingredients:</text:h>
      <text:p text:style-name="List_20_Paragraph"><text:span text:style-name="Internet_20_link"><text:span text:style-name="T7">12oz Semi-Sweet Chocolate Chips</text:span></text:span></text:p>
      <text:p text:style-name="List_20_Paragraph"><text:span text:style-name="Internet_20_link"><text:span text:style-name="T7">1 cup heavy cream</text:span></text:span></text:p>
      <text:p text:style-name="List_20_Paragraph"><text:span text:style-name="Internet_20_link"><text:span text:style-name="T7">1/4 teaspoon salt</text:span></text:span></text:p>
      <text:h text:style-name="Heading_20_4" text:outline-level="4">Directions:</text:h>
      <text:list xml:id="list3610064527834739500" text:style-name="L97">
        <text:list-item>
          <text:p text:style-name="P129"><text:span text:style-name="Internet_20_link"><text:span text:style-name="T7">Combine ingredients in a large microwavable bowl.</text:span></text:span></text:p>
        </text:list-item>
        <text:list-item>
          <text:p text:style-name="P129"><text:span text:style-name="Internet_20_link"><text:span text:style-name="T7">Microwave for 45 sec take it out stir. Microwave for an additional 45 sec and stir again, then microwave for an additional 30 seconds.</text:span></text:span></text:p>
        </text:list-item>
        <text:list-item>
          <text:p text:style-name="P129"><text:span text:style-name="Internet_20_link"><text:span text:style-name="T7">Cover in plastic wrap and put mixture into the frings for 2 hours.</text:span></text:span></text:p>
        </text:list-item>
        <text:list-item>
          <text:p text:style-name="P129"><text:span text:style-name="Internet_20_link"><text:span text:style-name="T7">Once it has set scoop out 3 tablespoons with a icecream scoop into 2 inch balls. Individually wrap the balls in plasic wrap and place in a sealable freezer bag. <text:s/>These will last up to 5 days in the fridge or 2 months in the freezer.</text:span></text:span></text:p>
        </text:list-item>
        <text:list-item>
          <text:p text:style-name="P129"><text:span text:style-name="Internet_20_link"><text:span text:style-name="T7">When ready to have a hot chocolate, <text:s/>take one ball and <text:s/>put in a mug with 1 cup of milk (any kind will work) and microwave stiring ocationally until mixture is smooth, approx. 2 min. </text:span></text:span></text:p>
        </text:list-item>
      </text:list>
      <text:h text:style-name="P151" text:outline-level="2"><text:bookmark-start text:name="__RefHeading__5093_1531325055"/><text:span text:style-name="Internet_20_link"><text:span text:style-name="T9">Hot Chocolate Mix</text:span></text:span><text:bookmark-end text:name="__RefHeading__5093_1531325055"/></text:h>
      <text:h text:style-name="Heading_20_4" text:outline-level="4">Ingredients:</text:h>
      <text:p text:style-name="List_20_Paragraph"><text:span text:style-name="Internet_20_link"><text:span text:style-name="T7">2 pints semi-skimmed milk</text:span></text:span></text:p>
      <text:p text:style-name="List_20_Paragraph"><text:span text:style-name="Internet_20_link"><text:span text:style-name="T7">2 tablespoons Horlicks (or other Malt Milk mix)</text:span></text:span></text:p>
      <text:p text:style-name="List_20_Paragraph"><text:span text:style-name="Internet_20_link"><text:span text:style-name="T7">2 tablespoons cornflour</text:span></text:span></text:p>
      <text:p text:style-name="List_20_Paragraph"><text:span text:style-name="Internet_20_link"><text:span text:style-name="T7">3 tablespoons icing sugar</text:span></text:span></text:p>
      <text:p text:style-name="List_20_Paragraph"><text:span text:style-name="Internet_20_link"><text:span text:style-name="T7">4 tablespoons quality organic cocoa</text:span></text:span></text:p>
      <text:p text:style-name="List_20_Paragraph"><text:span text:style-name="Internet_20_link"><text:span text:style-name="T7">100g quality dark chocolate (70% cocoa solids), finely grated</text:span></text:span></text:p>
      <text:p text:style-name="List_20_Paragraph"><text:span text:style-name="Internet_20_link"><text:span text:style-name="T7">a pinch of ground cinnamon</text:span></text:span></text:p>
      <text:p text:style-name="List_20_Paragraph"><text:span text:style-name="Internet_20_link"><text:span text:style-name="T7">a pinch of sea salt</text:span></text:span></text:p>
      <text:h text:style-name="Heading_20_4" text:outline-level="4">Directions:</text:h>
      <text:list xml:id="list295394344884843884" text:style-name="L98">
        <text:list-item>
          <text:p text:style-name="P130"><text:span text:style-name="Internet_20_link"><text:span text:style-name="T7">Pour the milk into a large pan, and bring almost to the boil over a medium heat. </text:span></text:span></text:p>
        </text:list-item>
        <text:list-item>
          <text:p text:style-name="P130"><text:span text:style-name="Internet_20_link"><text:span text:style-name="T7">Meanwhile, add all the chocolate mix ingredients to a large jar and give it a good shake to combine. You need around 10 heaped tablespoons of the chocolate mix for this amount of milk. <text:s/>This can be done months ahead.</text:span></text:span></text:p>
        </text:list-item>
        <text:list-item>
          <text:p text:style-name="P130"><text:span text:style-name="Internet_20_link"><text:span text:style-name="T7">Simply spoon the chocolate mix into the hot milk, give it a good whisk and leave to bubble away for a few minutes before serving. You’re looking for that gorgeous, thick, almost claggy, knockout texture.</text:span></text:span><text:span text:style-name="Internet_20_link"><text:span text:style-name="T9"> </text:span></text:span></text:p>
        </text:list-item>
      </text:list>
      <text:p text:style-name="Standard"><text:span text:style-name="Internet_20_link"><text:span text:style-name="T9"/></text:span></text:p>
      <text:h text:style-name="P34" text:outline-level="2"><text:bookmark-start text:name="__RefHeading__2926_1577114434"/><text:span text:style-name="Internet_20_link"><text:span text:style-name="T9">Mulled Wine</text:span></text:span><text:bookmark-end text:name="__RefHeading__2926_1577114434"/></text:h>
      <text:h text:style-name="Heading_20_4" text:outline-level="4"><text:span text:style-name="Internet_20_link"><text:span text:style-name="T9">Ingredients:</text:span></text:span></text:h>
      <text:p text:style-name="List_20_Paragraph"><text:span text:style-name="Internet_20_link"><text:span text:style-name="T7">2 clementines</text:span></text:span></text:p>
      <text:p text:style-name="List_20_Paragraph"><text:span text:style-name="Internet_20_link"><text:span text:style-name="T7">Peel of 1 lemon</text:span></text:span></text:p>
      <text:p text:style-name="List_20_Paragraph"><text:span text:style-name="Internet_20_link"><text:span text:style-name="T7">Peel of 1 lime</text:span></text:span></text:p>
      <text:p text:style-name="List_20_Paragraph"><text:span text:style-name="Internet_20_link"><text:span text:style-name="T7">2 tablespoons caster sugar</text:span></text:span></text:p>
      <text:p text:style-name="List_20_Paragraph"><text:span text:style-name="Internet_20_link"><text:span text:style-name="T7">6 whole cloves</text:span></text:span></text:p>
      <text:p text:style-name="List_20_Paragraph"><text:span text:style-name="Internet_20_link"><text:span text:style-name="T7">1 cinnamon stick</text:span></text:span></text:p>
      <text:p text:style-name="List_20_Paragraph"><text:span text:style-name="Internet_20_link"><text:span text:style-name="T7">3 fresh bay leaves</text:span></text:span></text:p>
      <text:p text:style-name="List_20_Paragraph"><text:span text:style-name="Internet_20_link"><text:span text:style-name="T7">1 whole nutmeg</text:span></text:span></text:p>
      <text:p text:style-name="List_20_Paragraph"><text:span text:style-name="Internet_20_link"><text:span text:style-name="T7">1 whole vanilla pod, halved</text:span></text:span></text:p>
      <text:p text:style-name="List_20_Paragraph"><text:span text:style-name="Internet_20_link"><text:span text:style-name="T7">2 star anise</text:span></text:span></text:p>
      <text:p text:style-name="List_20_Paragraph"><text:span text:style-name="Internet_20_link"><text:span text:style-name="T7">2 bottles of Chianti, or other Italian red wine</text:span></text:span></text:p>
      <text:h text:style-name="Heading_20_4" text:outline-level="4"><text:span text:style-name="Internet_20_link"><text:span text:style-name="T9">Directions:</text:span></text:span></text:h>
      <text:list xml:id="list9182364161616640328" text:style-name="L99">
        <text:list-item>
          <text:p text:style-name="P131"><text:span text:style-name="Internet_20_link"><text:span text:style-name="T7">Peel large sections of peel from your clementines, lemon and lime using a speed peeler. Put the sugar in a large saucepan over a medium heat, add the pieces of peel and squeeze in the clementine juice. Add the cloves, cinnamon stick, bay leaves and about 10 to 12 gratings of nutmeg. Throw in your halved vanilla pod and stir in just enough red wine to cover the sugar. Let this simmer until the sugar has completely dissolved into the red wine and then bring to the boil. Keep on a rolling boil for about 4 to 5 minutes, or until you've got a beautiful thick syrup. The reason I'm doing this first is to create a wonderful flavour base by really getting the sugar and spices to infuse and blend well with the wine. It's important to make a syrup base first because it needs to be quite hot, and if you do this with both bottles of wine in there you'll burn off the alcohol.</text:span></text:span></text:p>
        </text:list-item>
        <text:list-item>
          <text:p text:style-name="P131"><text:span text:style-name="Internet_20_link"><text:span text:style-name="T7">When your syrup is ready turn the heat down to low and add your star anise and both bottles of wine. Gently heat the wine and after around 5 minutes, when it's warm and delicious, ladle it into glasses and serve.</text:span></text:span></text:p>
        </text:list-item>
      </text:list>
      <text:p text:style-name="Standard"><text:span text:style-name="Internet_20_link"><text:span text:style-name="T7"/></text:span></text:p>
      <text:h text:style-name="P160" text:outline-level="1"><text:bookmark-start text:name="__RefHeading__112_1928948128"/>Appendix A: Conversions<text:bookmark-end text:name="__RefHeading__112_1928948128"/></text:h>
      <text:p text:style-name="Standard">1 cup = 16 tablespoons</text:p>
      <text:p text:style-name="P12"/>
      <text:h text:style-name="Heading_20_1" text:outline-level="1"><text:bookmark-start text:name="__RefHeading__114_1928948128"/>Appendix B: Maintenance<text:bookmark-end text:name="__RefHeading__114_1928948128"/></text:h>
      <text:h text:style-name="P146" text:outline-level="2"><text:bookmark-start text:name="__RefHeading__116_1928948128"/>Seasoning Cast Iron<text:bookmark-end text:name="__RefHeading__116_1928948128"/></text:h>
      <text:h text:style-name="Heading_20_4" text:outline-level="4">Flax Seed Oil</text:h>
      <text:p text:style-name="Standard">You can find flax seed oil in the refrigerator aisle at the grocery or health food store. <text:s/>Flax seed oil is the edible version of linseed oil, a very durable, hard drying finish that painters and woodworkers have been using for a very long time. <text:s/>What this translates to in practical terms is a durable finish, after a few coats and short term heating results in a deep glassy black seasoning on the cast iron that has held up to months of my daily usage and cooking abuse. <text:s/></text:p>
      <text:h text:style-name="Heading_20_4" text:outline-level="4">Step 1: Clean the Grill/Pan</text:h>
      <text:p text:style-name="Standard">You will want to clean the pan to remove any rust or baked on food residue. <text:s/>I used steel wool for this purpose.</text:p>
      <text:h text:style-name="Heading_20_4" text:outline-level="4">Step 2: Oil the Grill/Pan</text:h>
      <text:p text:style-name="Standard">Pour a small amount of the flax seed oil into the pan or if doing a grill a small ramekin. <text:s/>Less is more with this stuff, so no more than a tablespoon should do for a standard pan. <text:s/>Then, using a paper towel or rag, spread the oil evenly throughout all the surfaces of the grill or pan, including the bottom, the sides, and even the handle. <text:s/>The grill or pan should have a slight sheen to it, but no standing puddles of oil or thick areas of buildup. <text:s/>Follow the rule of thumb for any other finish - shoot for a nice thin even coat. <text:s/>You can always apply more, and, as you'll soon see, you will.</text:p>
      <text:h text:style-name="Heading_20_4" text:outline-level="4">Step 3: Bake at 500F for 30 Minutes</text:h>
      <text:p text:style-name="Standard">Place the oiled pan inside a 500F degree oven for 30 minutes. <text:s/>You can also use your gas grill for this purpose. <text:s/>Some sources say to heat the pan for longer, but, if you've put on a thin coat of oil I've found that 30 minutes is plenty long enough. <text:s/></text:p>
      <text:p text:style-name="Standard">The pan will smoke a bit during this process. <text:s/>That is completely fine and natural; your oven will not catch fire. <text:s/>The hot flax seed oil will smell a bit strange, the smell will go away.</text:p>
      <text:h text:style-name="Heading_20_4" text:outline-level="4">Step 4: Repeat 4 to 7 Times</text:h>
      <text:p text:style-name="Standard">Once you've "cooked" the pan for 30 minutes, remove it from the oven and let the pan sit until it's cool enough to touch. <text:s/>When you're sure it's not still hot, reapply a thin coat of oil using the same method described in step 2, put it back into the oven and cook it for another half an hour. <text:s/></text:p>
      <text:p text:style-name="Standard">Keep repeating this process until you've gone through as many cycles as you'd like. <text:s/>I've found that 4 to 7 rounds was enough to result in a semi-gloss, beautifully smooth, tough, black finish that is ready for use.</text:p>
      <text:h text:style-name="Heading_20_4" text:outline-level="4"><text:soft-page-break/>Note:</text:h>
      <text:p text:style-name="Standard">As with any other cast iron pan seasoning, You don't want to use soap on the pan when cleaning it, but with this method, I've found that using a mildly abrasive sponge when doing the dishes doesn't seem to affect the finish at all.</text:p>
      <text:h text:style-name="P160" text:outline-level="1"><text:bookmark-start text:name="__RefHeading__8050_1822209635"/>Appendix C: Meat and Poultry Temperature Guide<text:bookmark-end text:name="__RefHeading__8050_1822209635"/></text:h>
      <table:table table:name="Table7" table:style-name="Table7">
        <table:table-column table:style-name="Table7.A"/>
        <table:table-column table:style-name="Table7.B"/>
        <table:table-row>
          <table:table-cell table:style-name="Table7.A1" table:number-columns-spanned="2" office:value-type="string">
            <text:h text:style-name="P142" text:outline-level="2"><text:bookmark-start text:name="__RefHeading__8052_1822209635"/>Poultry<text:bookmark-end text:name="__RefHeading__8052_1822209635"/></text:h>
          </table:table-cell>
          <table:covered-table-cell/>
        </table:table-row>
        <table:table-row>
          <table:table-cell table:style-name="Table7.A1" office:value-type="string">
            <text:p text:style-name="P18">Whole</text:p>
          </table:table-cell>
          <table:table-cell table:style-name="Table7.A1" office:value-type="string">
            <text:p text:style-name="P18">165<text:tab/><text:tab/>breast 165-175 thigh</text:p>
          </table:table-cell>
        </table:table-row>
        <table:table-row>
          <table:table-cell table:style-name="Table7.A1" office:value-type="string">
            <text:p text:style-name="P18">Parts</text:p>
          </table:table-cell>
          <table:table-cell table:style-name="Table7.A1" office:value-type="string">
            <text:p text:style-name="P18">165<text:tab/><text:tab/>breast 165-175 thigh</text:p>
          </table:table-cell>
        </table:table-row>
        <table:table-row>
          <table:table-cell table:style-name="Table7.A1" office:value-type="string">
            <text:p text:style-name="P18">Stuffed</text:p>
          </table:table-cell>
          <table:table-cell table:style-name="Table7.B4" office:value-type="float" office:value="165">
            <text:p text:style-name="P18">165</text:p>
          </table:table-cell>
        </table:table-row>
        <table:table-row>
          <table:table-cell table:style-name="Table7.A1" office:value-type="string">
            <text:p text:style-name="P18">Ground<text:tab/></text:p>
          </table:table-cell>
          <table:table-cell table:style-name="Table7.A1" office:value-type="string">
            <text:p text:style-name="P18">170 - 175</text:p>
          </table:table-cell>
        </table:table-row>
        <table:table-row>
          <table:table-cell table:style-name="Table7.A1" table:number-columns-spanned="2" office:value-type="string">
            <text:h text:style-name="P142" text:outline-level="2"><text:bookmark-start text:name="__RefHeading__8054_1822209635"/>Beef &amp; Lamb<text:bookmark-end text:name="__RefHeading__8054_1822209635"/></text:h>
          </table:table-cell>
          <table:covered-table-cell/>
        </table:table-row>
        <table:table-row>
          <table:table-cell table:style-name="Table7.A1" office:value-type="string">
            <text:p text:style-name="P18">Rare<text:tab/></text:p>
          </table:table-cell>
          <table:table-cell table:style-name="Table7.B4" office:value-type="float" office:value="125">
            <text:p text:style-name="P18">125</text:p>
          </table:table-cell>
        </table:table-row>
        <table:table-row>
          <table:table-cell table:style-name="Table7.A1" office:value-type="string">
            <text:p text:style-name="P18">Medium rare</text:p>
          </table:table-cell>
          <table:table-cell table:style-name="Table7.B4" office:value-type="float" office:value="130">
            <text:p text:style-name="P18">130</text:p>
          </table:table-cell>
        </table:table-row>
        <table:table-row>
          <table:table-cell table:style-name="Table7.A1" office:value-type="string">
            <text:p text:style-name="P18">Medium</text:p>
          </table:table-cell>
          <table:table-cell table:style-name="Table7.B4" office:value-type="float" office:value="140">
            <text:p text:style-name="P18">140</text:p>
          </table:table-cell>
        </table:table-row>
        <table:table-row>
          <table:table-cell table:style-name="Table7.A1" office:value-type="string">
            <text:p text:style-name="P18">Medium well<text:tab/></text:p>
          </table:table-cell>
          <table:table-cell table:style-name="Table7.B4" office:value-type="float" office:value="150">
            <text:p text:style-name="P18">150</text:p>
          </table:table-cell>
        </table:table-row>
        <table:table-row>
          <table:table-cell table:style-name="Table7.A1" office:value-type="string">
            <text:p text:style-name="P18">Well done<text:tab/></text:p>
          </table:table-cell>
          <table:table-cell table:style-name="Table7.B4" office:value-type="float" office:value="160">
            <text:p text:style-name="P18">160</text:p>
          </table:table-cell>
        </table:table-row>
        <table:table-row>
          <table:table-cell table:style-name="Table7.A1" table:number-columns-spanned="2" office:value-type="string">
            <text:h text:style-name="P142" text:outline-level="2"><text:bookmark-start text:name="__RefHeading__8056_1822209635"/>Pork<text:bookmark-end text:name="__RefHeading__8056_1822209635"/></text:h>
          </table:table-cell>
          <table:covered-table-cell/>
        </table:table-row>
        <table:table-row>
          <table:table-cell table:style-name="Table7.A1" office:value-type="string">
            <text:p text:style-name="P18">Medium<text:tab/></text:p>
          </table:table-cell>
          <table:table-cell table:style-name="Table7.B4" office:value-type="float" office:value="150">
            <text:p text:style-name="P18">150</text:p>
          </table:table-cell>
        </table:table-row>
        <table:table-row>
          <table:table-cell table:style-name="Table7.A1" office:value-type="string">
            <text:p text:style-name="P18">Well done<text:tab/></text:p>
          </table:table-cell>
          <table:table-cell table:style-name="Table7.B4" office:value-type="float" office:value="160">
            <text:p text:style-name="P18">160</text:p>
          </table:table-cell>
        </table:table-row>
      </table:table>
      <text:p text:style-name="Standard"><text:s/></text:p>
      <text:h text:style-name="P155" text:outline-level="4"/>
      <text:h text:style-name="Heading_20_1" text:outline-level="1"><text:bookmark-start text:name="__RefHeading__118_1928948128"/>Index<text:bookmark-end text:name="__RefHeading__118_1928948128"/></text:h>
      <text:alphabetical-index text:style-name="Sect2" text:name="Alphabetical Index1">
        <text:alphabetical-index-sourc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4">black pepper<text:tab/>37, 38, 40</text:p>
          <text:p text:style-name="P24">brown sugar<text:tab/>32, 38, 46, 47, 48</text:p>
          <text:p text:style-name="P24">cayenne<text:tab/>37, 39, 40</text:p>
          <text:p text:style-name="P24">chili powder<text:tab/>35, 38, 39, 44</text:p>
          <text:p text:style-name="P24">coarse salt<text:tab/>47</text:p>
          <text:p text:style-name="P24">ground cumin<text:tab/>39, 40, 44</text:p>
          <text:p text:style-name="P24">onion powder<text:tab/>37, 39, 46</text:p>
          <text:p text:style-name="P24">paprika<text:tab/>38, 39</text:p>
        </text:index-body>
      </text:alphabetical-index>
      <text:p text:style-name="Standard"/>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Verdana" svg:font-family="Verdana, Arial, sans-serif"/>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tandard" style:class="chapter">
      <style:paragraph-properties fo:margin-top="0cm" fo:margin-bottom="0.529cm" fo:line-height="100%"/>
      <style:text-properties fo:color="#17365d" style:font-name="Cambria" fo:font-size="26pt" fo:letter-spacing="0.009cm" style:letter-kerning="true" style:font-name-asian="Times New Roman" style:font-size-asian="26pt" style:font-name-complex="Times New Roman" style:font-size-complex="26pt"/>
    </style:style>
    <style:style style:name="Subtitle" style:family="paragraph" style:parent-style-name="Standard" style:next-style-name="Standard" style:class="chapter">
      <style:text-properties fo:color="#4f81bd" style:font-name="Cambria" fo:font-size="12pt" fo:letter-spacing="0.026cm" fo:font-style="italic" style:font-name-asian="Times New Roman" style:font-size-asian="12pt" style:language-asian="ja" style:country-asian="JP" style:font-style-asian="italic" style:font-name-complex="Times New Roman" style:font-size-complex="12pt" style:font-style-complex="italic"/>
    </style:style>
    <style:style style:name="Heading_20_1" style:display-name="Heading 1" style:family="paragraph" style:parent-style-name="Title" style:next-style-name="Standard" style:default-outline-level="1" style:class="text" style:master-page-name="">
      <style:paragraph-properties style:page-number="auto" fo:break-before="page"/>
    </style:style>
    <style:style style:name="Heading_20_2" style:display-name="Heading 2" style:family="paragraph" style:parent-style-name="Standard" style:next-style-name="Standard" style:default-outline-level="2" style:class="text">
      <style:paragraph-properties fo:margin-top="0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weight-complex="bold"/>
    </style:style>
    <style:style style:name="Heading_20_4" style:display-name="Heading 4" style:family="paragraph" style:parent-style-name="Heading_20_3" style:next-style-name="Standard" style:default-outline-level="4" style:class="text" style:master-page-name="">
      <style:paragraph-properties style:page-number="auto"/>
    </style:style>
    <style:style style:name="List_20_Paragraph" style:display-name="List Paragraph" style:family="paragraph" style:parent-style-name="Standard">
      <style:paragraph-properties fo:margin-left="1.27cm" fo:margin-right="0cm" fo:margin-top="0cm" fo:margin-bottom="0cm" fo:text-indent="0cm" style:auto-text-indent="false"/>
    </style:style>
    <style:style style:name="No_20_Spacing" style:display-name="No Spacing" style:family="paragraph">
      <style:paragraph-properties fo:orphans="2" fo:widows="2"/>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OC_20_Heading" style:display-name="TOC Heading" style:family="paragraph" style:parent-style-name="Heading_20_1" style:next-style-name="Standard" style:default-outline-level="" style:list-style-name="">
      <style:text-properties style:language-asian="ja" style:country-asian="JP"/>
    </style:style>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text-properties fo:color="#000000" style:font-name-asian="Times New Roman" style:language-asian="ja" style:country-asian="JP"/>
    </style:style>
    <style:style style:name="Contents_20_1" style:display-name="Contents 1" style:family="paragraph" style:parent-style-name="Standard" style:next-style-name="Standard" style:class="index" style:master-page-name="">
      <style:paragraph-properties fo:margin-top="0cm" fo:margin-bottom="0.176cm" style:page-number="auto"/>
      <style:text-properties fo:color="#000000" style:font-name-asian="Times New Roman" style:language-asian="ja" style:country-asian="JP"/>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text-properties fo:color="#000000" style:font-name-asian="Times New Roman" style:language-asian="ja" style:country-asian="JP"/>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Header_20_Even" style:display-name="Header Even" style:family="paragraph" style:parent-style-name="No_20_Spacing">
      <style:text-properties fo:color="#1f497d" fo:font-size="10pt" fo:font-weight="bold" style:font-size-asian="10pt" style:language-asian="ja" style:country-asian="JP" style:font-weight-asian="bold" style:font-name-complex="Times New Roman" style:font-size-complex="10pt"/>
    </style:style>
    <style:style style:name="Recipe_20_Spacer" style:display-name="Recipe Spacer" style:family="paragraph" style:parent-style-name="Heading_20_1" style:default-outline-level="" style:list-style-name=""/>
    <style:style style:name="Index_20_1" style:display-name="Index 1" style:family="paragraph" style:parent-style-name="Standard" style:next-style-name="Standard" style:class="index">
      <style:paragraph-properties fo:margin-left="0.388cm" fo:margin-right="0cm" fo:margin-top="0cm" fo:margin-bottom="0cm" fo:line-height="100%" fo:text-indent="-0.388cm" style:auto-text-indent="false"/>
    </style:style>
    <style:style style:name="HTML_20_Preformatted" style:display-name="HTML Preformatted" style:family="paragraph" style:parent-style-name="Standard">
      <style:paragraph-properties fo:margin-top="0cm" fo:margin-bottom="0cm" fo:line-height="100%"/>
      <style:text-properties style:font-name="Courier New" fo:font-size="10pt" style:font-name-asian="Times New Roman" style:font-size-asian="10pt" style:font-name-complex="Courier New" style:font-size-complex="10pt"/>
    </style:style>
    <style:style style:name="Quote" style:family="paragraph" style:parent-style-name="Standard" style:next-style-name="Standard">
      <style:text-properties fo:color="#000000" fo:font-style="italic" style:font-style-asian="italic" style:font-style-complex="italic"/>
    </style:style>
    <style:style style:name="description"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yeild"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variations"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color="#00000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color="#000000"/>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margin-top="0cm" fo:margin-bottom="0cm" fo:text-indent="0cm" style:auto-text-indent="false"/>
    </style:style>
    <style:style style:name="Index_20_2" style:display-name="Index 2" style:family="paragraph" style:parent-style-name="Index" style:class="index">
      <style:paragraph-properties fo:margin-left="0.499cm" fo:margin-right="0cm" fo:margin-top="0cm" fo:margin-bottom="0cm" fo:text-indent="0cm" style:auto-text-indent="false"/>
    </style:style>
    <style:style style:name="Index_20_3" style:display-name="Index 3" style:family="paragraph" style:parent-style-name="Index" style:class="index">
      <style:paragraph-properties fo:margin-left="0.998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51cm" style:type="right" style:leader-style="dotted" style:leader-text="."/>
        </style:tab-stops>
      </style:paragraph-properties>
    </style:style>
    <style:style style:name="Marginalia" style:family="paragraph" style:parent-style-name="Text_20_body" style:class="text">
      <style:paragraph-properties fo:margin-left="4.001cm" fo:margin-right="0cm" fo:margin-top="0cm" fo:margin-bottom="0cm" fo:text-indent="0cm" style:auto-text-indent="false"/>
    </style:style>
    <style:style style:name="Heading_20_2_20__28_no_20_space_20_before_29_" style:display-name="Heading 2 (no space before)" style:family="paragraph" style:parent-style-name="Heading_20_2" style:default-outline-level="" style:list-style-name="" style:class="text">
      <style:paragraph-properties fo:margin-top="0cm" fo:margin-bottom="0cm" fo:background-color="transparent" style:shadow="none">
        <style:tab-stops/>
        <style:background-image/>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fo:color="#000000" style:font-name="Calibri" style:font-name-complex="Times New Roman"/>
    </style:style>
    <style:style style:name="Default_20_Paragraph_20_Font" style:display-name="Default Paragraph Font" style:family="text"/>
    <style:style style:name="Heading_20_1_20_Char" style:display-name="Heading 1 Char" style:family="text">
      <style:text-properties fo:color="#17365d" style:font-name="Cambria" fo:font-size="26pt" fo:letter-spacing="0.009cm" style:letter-kerning="true" style:font-name-asian="Times New Roman" style:font-size-asian="26pt" style:font-name-complex="Times New Roman" style:font-size-complex="26pt"/>
    </style:style>
    <style:style style:name="Heading_20_2_20_Char" style:display-name="Heading 2 Char" style:family="text">
      <style:text-properties fo:color="#365f91" style:font-name="Cambria" fo:font-size="14pt" fo:font-weight="bold" style:font-name-asian="Times New Roman" style:font-size-asian="14pt" style:font-weight-asian="bold" style:font-name-complex="Times New Roman" style:font-size-complex="13pt" style:font-weight-complex="bold"/>
    </style:style>
    <style:style style:name="Title_20_Char" style:display-name="Title Char" style:family="text">
      <style:text-properties fo:color="#17365d" style:font-name="Cambria" fo:font-size="26pt" fo:letter-spacing="0.009cm" style:letter-kerning="true" style:font-name-asian="Times New Roman" style:font-size-asian="26pt" style:font-name-complex="Times New Roman" style:font-size-complex="26pt"/>
    </style:style>
    <style:style style:name="Emphasis" style:family="text">
      <style:text-properties fo:font-style="italic" style:font-style-asian="italic" style:font-style-complex="italic"/>
    </style:style>
    <style:style style:name="Book_20_Title" style:display-name="Book Title" style:family="text">
      <style:text-properties fo:font-variant="small-caps" fo:letter-spacing="0.009cm"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size="8pt" style:font-size-asian="8pt" style:font-name-complex="Tahoma" style:font-size-complex="8pt"/>
    </style:style>
    <style:style style:name="Subtitle_20_Char" style:display-name="Subtitle Char" style:family="text">
      <style:text-properties fo:color="#4f81bd" style:font-name="Cambria" fo:font-size="12pt" fo:letter-spacing="0.026cm" fo:font-style="italic" style:font-name-asian="Times New Roman" style:font-size-asian="12pt" style:language-asian="ja" style:country-asian="JP" style:font-style-asian="italic" style:font-name-complex="Times New Roman" style:font-size-complex="12pt" style:font-style-complex="italic"/>
    </style:style>
    <style:style style:name="No_20_Spacing_20_Char" style:display-name="No Spacing Char" style:family="text" style:parent-style-name="Default_20_Paragraph_20_Font"/>
    <style:style style:name="Heading_20_3_20_Char" style:display-name="Heading 3 Char" style:family="text">
      <style:text-properties fo:color="#4f81bd" style:font-name="Cambria" fo:font-size="13pt" fo:font-weight="bold" style:font-name-asian="Times New Roman" style:font-size-asian="13pt" style:font-weight-asian="bold" style:font-name-complex="Times New Roman" style:font-weight-complex="bold"/>
    </style:style>
    <style:style style:name="Heading_20_4_20_Char" style:display-name="Heading 4 Char" style:family="text">
      <style:text-properties fo:color="#4f81bd" style:font-name="Cambria" fo:font-size="13pt" fo:font-weight="bold" style:font-name-asian="Times New Roman" style:font-size-asian="13pt" style:font-weight-asian="bold" style:font-name-complex="Times New Roman" style:font-weight-complex="bold"/>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Preformatted_20_Char" style:display-name="HTML Preformatted Char" style:family="text">
      <style:text-properties style:font-name="Courier New" fo:font-size="10pt" style:font-name-asian="Times New Roman" style:font-size-asian="10pt" style:font-name-complex="Courier New" style:font-size-complex="10pt"/>
    </style:style>
    <style:style style:name="apple-converted-space" style:family="text" style:parent-style-name="Default_20_Paragraph_20_Font"/>
    <style:style style:name="Quote_20_Char" style:display-name="Quote Char" style:family="text">
      <style:text-properties fo:color="#000000" fo:font-style="italic" style:font-style-asian="italic" style:font-style-complex="italic"/>
    </style:style>
    <style:style style:name="il" style:family="text" style:parent-style-name="Default_20_Paragraph_20_Font"/>
    <style:style style:name="value" style:family="text"/>
    <style:style style:name="type" style:family="text"/>
    <style:style style:name="name" style:family="text"/>
    <style:style style:name="plaincharacterwrap"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1.841cm"/>
    </style:style>
    <style:style style:name="Table5.B" style:family="table-column">
      <style:table-column-properties style:column-width="5.075cm"/>
    </style:style>
    <style:style style:name="Table5.1" style:family="table-row">
      <style:table-row-properties style:keep-together="true" fo:keep-together="auto"/>
    </style:style>
    <style:style style:name="Table5.A1" style:family="table-cell">
      <style:table-cell-properties style:vertical-align="bottom" fo:padding-left="0.203cm" fo:padding-right="0.203cm" fo:padding-top="0.127cm" fo:padding-bottom="0.127cm" fo:border-left="none" fo:border-right="none" fo:border-top="none" fo:border-bottom="0.018cm solid #000000" style:writing-mode="lr-tb"/>
    </style:style>
    <style:style style:name="Table5.B1" style:family="table-cell">
      <style:table-cell-properties style:vertical-align="bottom" fo:background-color="#4f81bd" fo:padding-left="0.203cm" fo:padding-right="0.203cm" fo:padding-top="0.127cm" fo:padding-bottom="0.127cm" fo:border-left="none" fo:border-right="none" fo:border-top="none" fo:border-bottom="0.018cm solid #808080" style:writing-mode="lr-tb">
        <style:background-image/>
      </style:table-cell-properties>
    </style:style>
    <style:style style:name="Table6" style:family="table">
      <style:table-properties style:width="16.916cm" fo:margin-left="-0.203cm" table:align="left" style:writing-mode="lr-tb"/>
    </style:style>
    <style:style style:name="Table6.A" style:family="table-column">
      <style:table-column-properties style:column-width="5.075cm"/>
    </style:style>
    <style:style style:name="Table6.B" style:family="table-column">
      <style:table-column-properties style:column-width="11.841cm"/>
    </style:style>
    <style:style style:name="Table6.1" style:family="table-row">
      <style:table-row-properties style:keep-together="true" fo:keep-together="auto"/>
    </style:style>
    <style:style style:name="Table6.A1" style:family="table-cell" style:data-style-name="N76">
      <style:table-cell-properties style:vertical-align="bottom" fo:background-color="#4f81bd" fo:padding-left="0.203cm" fo:padding-right="0.203cm" fo:padding-top="0.127cm" fo:padding-bottom="0.127cm" fo:border-left="none" fo:border-right="none" fo:border-top="none" fo:border-bottom="0.018cm solid #808080" style:writing-mode="lr-tb">
        <style:background-image/>
      </style:table-cell-properties>
    </style:style>
    <style:style style:name="Table6.B1" style:family="table-cell">
      <style:table-cell-properties style:vertical-align="bottom" fo:padding-left="0.203cm" fo:padding-right="0.203cm" fo:padding-top="0.127cm" fo:padding-bottom="0.127cm" fo:border-left="none" fo:border-right="none" fo:border-top="none" fo:border-bottom="0.018cm solid #000000" style:writing-mode="lr-tb"/>
    </style:style>
    <style:style style:name="Table3" style:family="table">
      <style:table-properties style:width="16.916cm" fo:margin-left="-0.203cm" table:align="left" style:writing-mode="lr-tb"/>
    </style:style>
    <style:style style:name="Table3.A" style:family="table-column">
      <style:table-column-properties style:column-width="15.224cm"/>
    </style:style>
    <style:style style:name="Table3.B" style:family="table-column">
      <style:table-column-properties style:column-width="1.692cm"/>
    </style:style>
    <style:style style:name="Table3.1" style:family="table-row">
      <style:table-row-properties style:keep-together="true" fo:keep-together="auto"/>
    </style:style>
    <style:style style:name="Table3.A1" style:family="table-cell">
      <style:table-cell-properties style:vertical-align="top" fo:padding-left="0.203cm" fo:padding-right="0.203cm" fo:padding-top="0.127cm" fo:padding-bottom="0.127cm" fo:border-left="none" fo:border-right="none" fo:border-top="0.018cm solid #000000" fo:border-bottom="none" style:writing-mode="lr-tb"/>
    </style:style>
    <style:style style:name="Table3.B1" style:family="table-cell">
      <style:table-cell-properties style:vertical-align="top" fo:background-color="#4f81bd" fo:padding-left="0.203cm" fo:padding-right="0.203cm" fo:padding-top="0.127cm" fo:padding-bottom="0.127cm" fo:border-left="none" fo:border-right="none" fo:border-top="0.018cm solid #808080" fo:border-bottom="none" style:writing-mode="lr-tb">
        <style:background-image/>
      </style:table-cell-properties>
    </style:style>
    <style:style style:name="Table4" style:family="table">
      <style:table-properties style:width="16.916cm" fo:margin-left="-0.203cm" table:align="left" style:writing-mode="lr-tb"/>
    </style:style>
    <style:style style:name="Table4.A" style:family="table-column">
      <style:table-column-properties style:column-width="1.692cm"/>
    </style:style>
    <style:style style:name="Table4.B" style:family="table-column">
      <style:table-column-properties style:column-width="15.224cm"/>
    </style:style>
    <style:style style:name="Table4.1" style:family="table-row">
      <style:table-row-properties style:keep-together="true" fo:keep-together="auto"/>
    </style:style>
    <style:style style:name="Table4.A1" style:family="table-cell">
      <style:table-cell-properties style:vertical-align="top" fo:background-color="#4f81bd" fo:padding-left="0.203cm" fo:padding-right="0.203cm" fo:padding-top="0.127cm" fo:padding-bottom="0.127cm" fo:border-left="none" fo:border-right="none" fo:border-top="0.018cm solid #808080" fo:border-bottom="none" style:writing-mode="lr-tb">
        <style:background-image/>
      </style:table-cell-properties>
    </style:style>
    <style:style style:name="Table4.B1" style:family="table-cell">
      <style:table-cell-properties style:vertical-align="top" fo:padding-left="0.203cm" fo:padding-right="0.203cm" fo:padding-top="0.127cm" fo:padding-bottom="0.127cm" fo:border-left="none" fo:border-right="none" fo:border-top="0.018cm solid #000000" fo:border-bottom="none" style:writing-mode="lr-tb"/>
    </style:style>
    <style:style style:name="MP1" style:family="paragraph" style:parent-style-name="Header">
      <style:paragraph-properties fo:text-align="end" style:justify-single-word="false" style:snap-to-layout-grid="false"/>
    </style:style>
    <style:style style:name="MP2" style:family="paragraph" style:parent-style-name="Header">
      <style:paragraph-properties style:snap-to-layout-grid="false"/>
      <style:text-properties fo:color="#ffffff"/>
    </style:style>
    <style:style style:name="MP3" style:family="paragraph" style:parent-style-name="Header">
      <style:paragraph-properties fo:text-align="end" style:justify-single-word="false" style:snap-to-layout-grid="false"/>
      <style:text-properties fo:color="#ffffff"/>
    </style:style>
    <style:style style:name="MP4" style:family="paragraph" style:parent-style-name="Header">
      <style:paragraph-properties style:snap-to-layout-grid="false"/>
    </style:style>
    <style:style style:name="MP5" style:family="paragraph" style:parent-style-name="Header">
      <style:text-properties fo:color="#4f81bd" style:font-name="Cambria" fo:font-size="12pt" fo:font-weight="bold" style:font-size-asian="12pt" style:font-weight-asian="bold" style:font-name-complex="Calibri" style:font-size-complex="12pt"/>
    </style:style>
    <style:style style:name="MP6" style:family="paragraph" style:parent-style-name="Footer">
      <style:paragraph-properties fo:text-align="end" style:justify-single-word="false" style:snap-to-layout-grid="false"/>
      <style:text-properties fo:language="zxx" fo:country="none" style:language-asian="zxx" style:country-asian="none"/>
    </style:style>
    <style:style style:name="MP7" style:family="paragraph" style:parent-style-name="Footer">
      <style:paragraph-properties fo:text-align="end" style:justify-single-word="false" style:snap-to-layout-grid="false"/>
    </style:style>
    <style:style style:name="MP8" style:family="paragraph" style:parent-style-name="Footer">
      <style:paragraph-properties style:snap-to-layout-grid="false"/>
    </style:style>
    <style:style style:name="MT1" style:family="text">
      <style:text-properties fo:color="#76923c" fo:font-size="12pt" fo:font-weight="bold" style:font-size-asian="12pt" style:font-weight-asian="bold" style:font-size-complex="12pt" style:font-weight-complex="bold"/>
    </style:style>
    <style:style style:name="MT2" style:family="text">
      <style:text-properties fo:text-transform="uppercase" fo:font-size="12pt" fo:font-weight="bold" style:font-size-asian="12pt" style:font-weight-asian="bold" style:font-size-complex="12pt" style:font-weight-complex="bold"/>
    </style:style>
    <style:style style:name="MT3" style:family="text">
      <style:text-properties fo:color="#76923c" fo:font-size="12pt" fo:font-weight="bold" style:font-size-asian="12pt" style:font-weight-asian="bold" style:font-weight-complex="bold"/>
    </style:style>
    <style:style style:name="MT4" style:family="text">
      <style:text-properties fo:text-transform="uppercase" fo:font-size="12pt" fo:font-weight="bold" style:font-size-asian="12pt" style:font-weight-asian="bold" style:font-weight-complex="bold"/>
    </style:style>
    <style:style style:name="MT5" style:family="text">
      <style:text-properties fo:language="zxx" fo:country="none" style:language-asian="zxx" style:country-asian="none"/>
    </style:style>
    <style:page-layout style:name="Mpm1">
      <style:page-layout-properties fo:page-width="21.59cm" fo:page-height="27.94cm" style:num-format="1" style:print-orientation="portrait" fo:margin-top="1.27cm" fo:margin-bottom="0.829cm" fo:margin-left="2.54cm" fo:margin-right="2.54cm" fo:border-top="none" fo:border-bottom="0.018cm solid #808080" fo:border-left="none" fo:border-right="none" fo:padding-top="0cm" fo:padding-bottom="0.423cm" fo:padding-left="0cm" fo:padding-right="0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0.829cm" fo:margin-left="2.54cm" fo:margin-right="2.54cm" fo:border-top="none" fo:border-bottom="0.018cm solid #808080" fo:border-left="none" fo:border-right="none" fo:padding-top="0cm" fo:padding-bottom="1.693cm" fo:padding-left="0cm" fo:padding-right="0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style-name="Table5.1">
            <table:table-cell table:style-name="Table5.A1" office:value-type="string">
              <text:p text:style-name="MP1"><text:span text:style-name="MT1">[</text:span><text:span text:style-name="MT2">Recipes from the Kitchen of the “Messy Chef</text:span><text:span text:style-name="MT1">]</text:span></text:p>
            </table:table-cell>
            <table:table-cell table:style-name="Table5.B1" office:value-type="string">
              <text:p text:style-name="MP2">January 2014</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date" office:date-value="2013-02-11">
              <text:p text:style-name="MP3">February 11, 2013</text:p>
            </table:table-cell>
            <table:table-cell table:style-name="Table6.B1" office:value-type="string">
              <text:p text:style-name="MP4"><text:span text:style-name="MT3">[</text:span><text:span text:style-name="MT4">Recipes from the Kitchen of the “Messy Chef</text:span><text:span text:style-name="MT3">]</text:span></text:p>
            </table:table-cell>
          </table:table-row>
        </table:table>
        <text:p text:style-name="MP5"/>
      </style:header-left>
      <style:footer>
        <table:table table:name="Table3" table:style-name="Table3">
          <table:table-column table:style-name="Table3.A"/>
          <table:table-column table:style-name="Table3.B"/>
          <table:table-row table:style-name="Table3.1">
            <table:table-cell table:style-name="Table3.A1" office:value-type="string">
              <text:p text:style-name="MP6"><text:chapter text:display="name" text:outline-level="1">Soups and Stews</text:chapter></text:p>
            </table:table-cell>
            <table:table-cell table:style-name="Table3.B1" office:value-type="string">
              <text:p text:style-name="MP4"><text:page-number text:select-page="current">31</text:page-number></text:p>
            </table:table-cell>
          </table:table-row>
        </table:table>
        <text:p text:style-name="Footer"/>
      </style:footer>
      <style:footer-left>
        <table:table table:name="Table4" table:style-name="Table4">
          <table:table-column table:style-name="Table4.A"/>
          <table:table-column table:style-name="Table4.B"/>
          <table:table-row table:style-name="Table4.1">
            <table:table-cell table:style-name="Table4.A1" office:value-type="string">
              <text:p text:style-name="MP7"><text:page-number text:select-page="current">30</text:page-number></text:p>
            </table:table-cell>
            <table:table-cell table:style-name="Table4.B1" office:value-type="string">
              <text:p text:style-name="MP8"><text:span text:style-name="MT5"><text:chapter text:display="name" text:outline-level="1">Soups and Stews</text:chapter></text:span> <text:s text:c="2"/></text:p>
            </table:table-cell>
          </table:table-row>
        </table:table>
        <text:p text:style-name="Footer"/>
      </style:footer-left>
    </style:master-page>
    <style:master-page style:name="First_20_Page" style:display-name="First Page" style:page-layout-name="Mpm2" style:next-style-name="Standard">
      <style:header>
        <text:p text:style-name="Header"/>
      </style:header>
    </style:master-page>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ecipes from the Kitchen of the “Messy Chef</dc:title>
    <dc:subject>These recipes include Rodney’s Favorite Barbeque, Classic French, …</dc:subject>
    <meta:initial-creator>Rodney Shupe</meta:initial-creator>
    <meta:creation-date>2012-04-03T00:27:00</meta:creation-date>
    <dc:date>2016-02-29T18:32:58</dc:date>
    <meta:print-date>2016-01-22T16:20:33</meta:print-date>
    <meta:editing-cycles>108</meta:editing-cycles>
    <meta:editing-duration>P31DT19H15M15S</meta:editing-duration>
    <meta:generator>OpenOffice/4.1.2$Unix OpenOffice.org_project/412m3$Build-9782</meta:generator>
    <dc:creator>Rodney Shupe</dc:creator>
    <meta:printed-by>Rodney Shupe</meta:printed-by>
    <meta:document-statistic meta:table-count="7" meta:image-count="0" meta:object-count="0" meta:page-count="132" meta:paragraph-count="2385" meta:word-count="27195" meta:character-count="152368"/>
  </office:meta>
</office:document-meta>
</file>